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7.477cm" svg:height="3.613cm" svg:x="32.46cm" svg:y="0.564cm">
            <draw:object draw:notify-on-update-of-ranges="Tabelle1.C18:Tabelle1.C32 Tabelle1.C18:Tabelle1.C32 Tabelle1.G18:Tabelle1.G3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9.365cm" svg:height="4.93cm" svg:x="34.384cm" svg:y="6.247cm">
            <draw:object draw:notify-on-update-of-ranges="Tabelle1.C47:Tabelle1.C61 Tabelle1.G47:Tabelle1.G6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2.51cm" svg:height="5.456cm" svg:x="32.683cm" svg:y="11.514cm">
            <draw:object draw:notify-on-update-of-ranges="Tabelle1.C76:Tabelle1.C90 Tabelle1.G76:Tabelle1.G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7.514cm" svg:height="4.817cm" svg:x="31.609cm" svg:y="17.761cm">
            <draw:object draw:notify-on-update-of-ranges="Tabelle1.C97:Tabelle1.C119 Tabelle1.G97:Tabelle1.G1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12.585cm" svg:height="6.322cm" svg:x="30.905cm" svg:y="24.873cm">
            <draw:object draw:notify-on-update-of-ranges="Tabelle1.C125:Tabelle1.C148 Tabelle1.G125:Tabelle1.G1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svg:width="15.999cm" svg:height="8.999cm" svg:x="30.784cm" svg:y="32.195cm">
            <draw:object draw:notify-on-update-of-ranges="Tabelle1.C155:Tabelle1.C177 Tabelle1.G155:Tabelle1.G17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Software</text:p>
          </table:table-cell>
          <table:table-cell office:value-type="string">
            <text:p>HS/LS</text:p>
          </table:table-cell>
          <table:table-cell office:value-type="string">
            <text:p>Dataset</text:p>
          </table:table-cell>
          <table:table-cell office:value-type="string">
            <text:p>Jaccar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MSE</text:p>
          </table:table-cell>
          <table:table-cell office:value-type="string">
            <text:p>Tim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/Recs</text:p>
          </table:table-cell>
        </table:table-row>
        <table:table-row table:style-name="ro1">
          <table:table-cell table:number-columns-repeated="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rPALM</text:p>
          </table:table-cell>
        </table:table-row>
        <table:table-row table:style-name="ro1">
          <table:table-cell table:number-columns-repeated="2"/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SSTORM</text:p>
          </table:table-cell>
        </table:table-row>
        <table:table-row table:style-name="ro1">
          <table:table-cell table:number-columns-repeated="2"/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a</text:p>
          </table:table-cell>
          <table:table-cell office:value-type="float" office:value="450">
            <text:p>45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AOSTORM</text:p>
          </table:table-cell>
        </table:table-row>
        <table:table-row table:style-name="ro1">
          <table:table-cell table:number-columns-repeated="2"/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ACEPALM</text:p>
          </table:table-cell>
        </table:table-row>
        <table:table-row table:style-name="ro1">
          <table:table-cell table:number-columns-repeated="2"/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6">
            <text:p>6</text:p>
          </table:table-cell>
          <table:table-cell office:value-type="string">
            <text:p>FALCON</text:p>
          </table:table-cell>
        </table:table-row>
        <table:table-row table:style-name="ro1">
          <table:table-cell table:number-columns-repeated="2"/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7">
            <text:p>7</text:p>
          </table:table-cell>
          <table:table-cell office:value-type="string">
            <text:p>Fast-ML-HD</text:p>
          </table:table-cell>
        </table:table-row>
        <table:table-row table:style-name="ro1">
          <table:table-cell table:number-columns-repeated="2"/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PGA Estimator</text:p>
          </table:table-cell>
        </table:table-row>
        <table:table-row table:style-name="ro1">
          <table:table-cell table:number-columns-repeated="2"/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auss2ddcirc</text:p>
          </table:table-cell>
        </table:table-row>
        <table:table-row table:style-name="ro1">
          <table:table-cell table:number-columns-repeated="2"/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PUgaussMLE</text:p>
          </table:table-cell>
        </table:table-row>
        <table:table-row table:style-name="ro1">
          <table:table-cell table:number-columns-repeated="2"/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GraspJ</text:p>
          </table:table-cell>
        </table:table-row>
        <table:table-row table:style-name="ro1">
          <table:table-cell table:number-columns-repeated="2"/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InSight3</text:p>
          </table:table-cell>
        </table:table-row>
        <table:table-row table:style-name="ro1">
          <table:table-cell table:number-columns-repeated="2"/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LivePALM</text:p>
          </table:table-cell>
        </table:table-row>
        <table:table-row table:style-name="ro1">
          <table:table-cell table:number-columns-repeated="2"/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M2LE</text:p>
          </table:table-cell>
        </table:table-row>
        <table:table-row table:style-name="ro1">
          <table:table-cell table:number-columns-repeated="2"/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icroManager LM</text:p>
          </table:table-cell>
        </table:table-row>
        <table:table-row table:style-name="ro1"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9.9">
            <text:p>59,9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0.71">
            <text:p>50,71</text:p>
          </table:table-cell>
          <table:table-cell office:value-type="float" office:value="102">
            <text:p>10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Octane</text:p>
          </table:table-cell>
        </table:table-row>
        <table:table-row table:style-name="ro1">
          <table:table-cell table:number-columns-repeated="2"/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8.4">
            <text:p>58,4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50.46">
            <text:p>50,46</text:p>
          </table:table-cell>
          <table:table-cell office:value-type="float" office:value="3600">
            <text:p>360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PeakFit</text:p>
          </table:table-cell>
        </table:table-row>
        <table:table-row table:style-name="ro1">
          <table:table-cell table:number-columns-repeated="2"/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2.39">
            <text:p>52,39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46.9">
            <text:p>46,9</text:p>
          </table:table-cell>
          <table:table-cell office:value-type="float" office:value="8775">
            <text:p>8775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PeakSelector</text:p>
          </table:table-cell>
        </table:table-row>
        <table:table-row table:style-name="ro1"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9.93">
            <text:p>49,9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.82">
            <text:p>44,82</text:p>
          </table:table-cell>
          <table:table-cell office:value-type="float" office:value="406">
            <text:p>406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PYME</text:p>
          </table:table-cell>
        </table:table-row>
        <table:table-row table:style-name="ro1"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.63">
            <text:p>47,63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47.97">
            <text:p>47,97</text:p>
          </table:table-cell>
          <table:table-cell office:value-type="float" office:value="64">
            <text:p>64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QuickPalm</text:p>
          </table:table-cell>
        </table:table-row>
        <table:table-row table:style-name="ro1">
          <table:table-cell table:number-columns-repeated="2"/>
          <table:table-cell office:value-type="string">
            <text:p>B/Recs</text:p>
          </table:table-cell>
          <table:table-cell table:number-columns-repeated="3" office:value-type="float" office:value="1">
            <text:p>1</text:p>
          </table:table-cell>
          <table:table-cell office:value-type="float" office:value="44.07">
            <text:p>44,0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42.58">
            <text:p>42,58</text:p>
          </table:table-cell>
          <table:table-cell office:value-type="float" office:value="20000">
            <text:p>2000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RadialSymmetry</text:p>
          </table:table-cell>
        </table:table-row>
        <table:table-row table:style-name="ro1"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0.44">
            <text:p>40,4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0.13">
            <text:p>40,13</text:p>
          </table:table-cell>
          <table:table-cell office:value-type="float" office:value="172">
            <text:p>172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RapidStorm</text:p>
          </table:table-cell>
        </table:table-row>
        <table:table-row table:style-name="ro1"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2.95">
            <text:p>32,9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67.37">
            <text:p>67,37</text:p>
          </table:table-cell>
          <table:table-cell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SimplePalm</text:p>
          </table:table-cell>
        </table:table-row>
        <table:table-row table:style-name="ro1"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2.78">
            <text:p>32,7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0.03">
            <text:p>50,03</text:p>
          </table:table-cell>
          <table:table-cell office:value-type="float" office:value="59">
            <text:p>59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SimpleStorm</text:p>
          </table:table-cell>
        </table:table-row>
        <table:table-row table:style-name="ro1"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9.33">
            <text:p>29,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8">
            <text:p>45,88</text:p>
          </table:table-cell>
          <table:table-cell office:value-type="float" office:value="21">
            <text:p>2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SNSMIL</text:p>
          </table:table-cell>
        </table:table-row>
        <table:table-row table:style-name="ro1"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7.29">
            <text:p>27,2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7.76">
            <text:p>37,76</text:p>
          </table:table-cell>
          <table:table-cell office:value-type="float" office:value="14">
            <text:p>1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SOSplugin</text:p>
          </table:table-cell>
        </table:table-row>
        <table:table-row table:style-name="ro1"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.3">
            <text:p>25,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.39">
            <text:p>45,39</text:p>
          </table:table-cell>
          <table:table-cell office:value-type="float" office:value="32">
            <text:p>32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ThunderSTORM</text:p>
          </table:table-cell>
        </table:table-row>
        <table:table-row table:style-name="ro1"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.67">
            <text:p>24,67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45.09">
            <text:p>45,09</text:p>
          </table:table-cell>
          <table:table-cell office:value-type="float" office:value="3.22">
            <text:p>3,22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Wavelet FlouroBrancroft</text:p>
          </table:table-cell>
        </table:table-row>
        <table:table-row table:style-name="ro1"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8.84">
            <text:p>18,84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4.47">
            <text:p>34,47</text:p>
          </table:table-cell>
          <table:table-cell office:value-type="float" office:value="11">
            <text:p>11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WaveTracer</text:p>
          </table:table-cell>
        </table:table-row>
        <table:table-row table:style-name="ro1"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4.26">
            <text:p>14,2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7.38">
            <text:p>47,3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a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.02">
            <text:p>57,02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81.74">
            <text:p>81,74</text:p>
          </table:table-cell>
          <table:table-cell office:value-type="float" office:value="123">
            <text:p>1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67">
            <text:p>41,67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67.84">
            <text:p>67,84</text:p>
          </table:table-cell>
          <table:table-cell office:value-type="float" office:value="3600">
            <text:p>3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28">
            <text:p>41,28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82.86">
            <text:p>82,86</text:p>
          </table:table-cell>
          <table:table-cell office:value-type="float" office:value="14000">
            <text:p>14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89">
            <text:p>37,8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65.38">
            <text:p>65,38</text:p>
          </table:table-cell>
          <table:table-cell office:value-type="float" office:value="5198">
            <text:p>51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55">
            <text:p>37,55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78.33">
            <text:p>78,33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.84">
            <text:p>30,8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3.18">
            <text:p>63,18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.89">
            <text:p>23,89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74.15">
            <text:p>74,15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.96">
            <text:p>21,96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5.97">
            <text:p>55,9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.49">
            <text:p>19,4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67.77">
            <text:p>67,77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.5">
            <text:p>18,5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72.48">
            <text:p>72,48</text:p>
          </table:table-cell>
          <table:table-cell office:value-type="float" office:value="471">
            <text:p>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.64">
            <text:p>16,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3.69">
            <text:p>63,6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.94">
            <text:p>15,94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80.55">
            <text:p>80,5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.89">
            <text:p>11,8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5.67">
            <text:p>65,67</text:p>
          </table:table-cell>
          <table:table-cell office:value-type="float" office:value="0.7">
            <text:p>0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74">
            <text:p>9,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3.5">
            <text:p>53,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59">
            <text:p>5,5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4">
            <text:p>70,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na</text:p>
          </table:table-cell>
          <table:table-cell office:value-type="float" office:value="420">
            <text:p>4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.03">
            <text:p>43,0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83.65">
            <text:p>83,65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.28">
            <text:p>35,28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128.46">
            <text:p>128,46</text:p>
          </table:table-cell>
          <table:table-cell office:value-type="float" office:value="3600">
            <text:p>3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.09">
            <text:p>28,0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7.64">
            <text:p>77,64</text:p>
          </table:table-cell>
          <table:table-cell office:value-type="float" office:value="15100">
            <text:p>15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.39">
            <text:p>27,3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9.66">
            <text:p>79,66</text:p>
          </table:table-cell>
          <table:table-cell office:value-type="float" office:value="185">
            <text:p>1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.11">
            <text:p>24,1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83.77">
            <text:p>83,77</text:p>
          </table:table-cell>
          <table:table-cell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42">
            <text:p>13,42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76.07">
            <text:p>76,07</text:p>
          </table:table-cell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55">
            <text:p>12,5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61.8">
            <text:p>61,8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75">
            <text:p>8,7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6.59">
            <text:p>56,59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69">
            <text:p>8,6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9.06">
            <text:p>49,0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.14">
            <text:p>7,14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08">
            <text:p>54,08</text:p>
          </table:table-cell>
          <table:table-cell office:value-type="float" office:value="861">
            <text:p>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95">
            <text:p>6,95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1.54">
            <text:p>51,5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87">
            <text:p>6,8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5.56">
            <text:p>65,5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44">
            <text:p>6,4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6.03">
            <text:p>46,03</text:p>
          </table:table-cell>
          <table:table-cell office:value-type="float" office:value="1.9">
            <text:p>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4">
            <text:p>5,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7.31">
            <text:p>47,3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5">
            <text:p>2,35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2.73">
            <text:p>102,73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0.09">
            <text:p>90,0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.37">
            <text:p>23,37</text:p>
          </table:table-cell>
          <table:table-cell office:value-type="float" office:value="18000">
            <text:p>18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69">
            <text:p>88,6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48.01">
            <text:p>48,01</text:p>
          </table:table-cell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29">
            <text:p>88,2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3.01">
            <text:p>23,01</text:p>
          </table:table-cell>
          <table:table-cell office:value-type="float" office:value="189">
            <text:p>1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.34">
            <text:p>87,34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26.54">
            <text:p>26,5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74">
            <text:p>86,7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32.08">
            <text:p>32,08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51">
            <text:p>86,5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26.4">
            <text:p>26,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12">
            <text:p>86,1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6.32">
            <text:p>26,32</text:p>
          </table:table-cell>
          <table:table-cell office:value-type="float" office:value="316">
            <text:p>3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4.92">
            <text:p>84,9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8.65">
            <text:p>28,65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1.94">
            <text:p>81,94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33.03">
            <text:p>33,03</text:p>
          </table:table-cell>
          <table:table-cell office:value-type="float" office:value="297">
            <text:p>2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98">
            <text:p>79,98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31.07">
            <text:p>31,07</text:p>
          </table:table-cell>
          <table:table-cell office:value-type="float" office:value="40.1">
            <text:p>4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77">
            <text:p>79,77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60.23">
            <text:p>60,23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33">
            <text:p>79,33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28.94">
            <text:p>28,94</text:p>
          </table:table-cell>
          <table:table-cell office:value-type="float" office:value="2.2">
            <text:p>2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.37">
            <text:p>78,3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28.44">
            <text:p>28,44</text:p>
          </table:table-cell>
          <table:table-cell office:value-type="float" office:value="24.7">
            <text:p>24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81">
            <text:p>76,8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29.54">
            <text:p>29,5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31">
            <text:p>76,3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32.43">
            <text:p>32,43</text:p>
          </table:table-cell>
          <table:table-cell office:value-type="float" office:value="237">
            <text:p>2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5.73">
            <text:p>75,73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23.87">
            <text:p>23,8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8">
            <text:p>72,28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8.66">
            <text:p>28,66</text:p>
          </table:table-cell>
          <table:table-cell office:value-type="float" office:value="39.45">
            <text:p>39,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7">
            <text:p>72,2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4.32">
            <text:p>24,32</text:p>
          </table:table-cell>
          <table:table-cell office:value-type="float" office:value="21.2">
            <text:p>21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45">
            <text:p>71,4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0.42">
            <text:p>30,42</text:p>
          </table:table-cell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23">
            <text:p>71,2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7.6">
            <text:p>17,6</text:p>
          </table:table-cell>
          <table:table-cell office:value-type="float" office:value="294">
            <text:p>2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.2">
            <text:p>69,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9.99">
            <text:p>19,99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.86">
            <text:p>60,86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35.17">
            <text:p>35,1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.4">
            <text:p>50,4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28.93">
            <text:p>28,93</text:p>
          </table:table-cell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4.78">
            <text:p>74,7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2.88">
            <text:p>32,88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81">
            <text:p>69,81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46.48">
            <text:p>46,4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64">
            <text:p>69,6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7.43">
            <text:p>37,43</text:p>
          </table:table-cell>
          <table:table-cell office:value-type="float" office:value="216">
            <text:p>2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.28">
            <text:p>66,28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64.7">
            <text:p>64,7</text:p>
          </table:table-cell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3.55">
            <text:p>63,55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40.07">
            <text:p>40,07</text:p>
          </table:table-cell>
          <table:table-cell office:value-type="float" office:value="590">
            <text:p>5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7">
            <text:p>61,4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34.27">
            <text:p>34,2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2">
            <text:p>61,42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43.43">
            <text:p>43,43</text:p>
          </table:table-cell>
          <table:table-cell office:value-type="float" office:value="61.7">
            <text:p>61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.28">
            <text:p>60,2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48.18">
            <text:p>48,18</text:p>
          </table:table-cell>
          <table:table-cell office:value-type="float" office:value="306">
            <text:p>3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9.42">
            <text:p>59,4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38.05">
            <text:p>38,05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8.21">
            <text:p>58,21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36.75">
            <text:p>36,75</text:p>
          </table:table-cell>
          <table:table-cell office:value-type="float" office:value="743">
            <text:p>7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6.19">
            <text:p>56,19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33.32">
            <text:p>33,32</text:p>
          </table:table-cell>
          <table:table-cell office:value-type="float" office:value="36.1">
            <text:p>36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.18">
            <text:p>55,18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38.84">
            <text:p>38,8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.87">
            <text:p>53,8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9.65">
            <text:p>49,65</text:p>
          </table:table-cell>
          <table:table-cell office:value-type="float" office:value="15000">
            <text:p>15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67">
            <text:p>52,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31.62">
            <text:p>31,62</text:p>
          </table:table-cell>
          <table:table-cell office:value-type="float" office:value="113">
            <text:p>1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5">
            <text:p>52,4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1.86">
            <text:p>31,86</text:p>
          </table:table-cell>
          <table:table-cell office:value-type="float" office:value="15.2">
            <text:p>15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1">
            <text:p>52,41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6.48">
            <text:p>36,48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1.67">
            <text:p>51,67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67.32">
            <text:p>67,32</text:p>
          </table:table-cell>
          <table:table-cell office:value-type="float" office:value="267">
            <text:p>2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.57">
            <text:p>47,57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55.49">
            <text:p>55,49</text:p>
          </table:table-cell>
          <table:table-cell office:value-type="float" office:value="2.3">
            <text:p>2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.92">
            <text:p>46,9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31.38">
            <text:p>31,38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.79">
            <text:p>41,79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34.62">
            <text:p>34,62</text:p>
          </table:table-cell>
          <table:table-cell office:value-type="float" office:value="56.13">
            <text:p>56,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.83">
            <text:p>37,8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9.9">
            <text:p>49,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.85">
            <text:p>36,8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35.1">
            <text:p>35,1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.22">
            <text:p>24,22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41.57">
            <text:p>41,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.59">
            <text:p>23,59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1.91">
            <text:p>51,91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.84">
            <text:p>48,84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55.9">
            <text:p>55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77">
            <text:p>47,77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54.72">
            <text:p>54,72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48">
            <text:p>47,48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54.2">
            <text:p>54,2</text:p>
          </table:table-cell>
          <table:table-cell office:value-type="float" office:value="294">
            <text:p>2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.75">
            <text:p>45,7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51.78">
            <text:p>51,78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.93">
            <text:p>42,9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58.58">
            <text:p>58,58</text:p>
          </table:table-cell>
          <table:table-cell office:value-type="float" office:value="482">
            <text:p>4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0.91">
            <text:p>40,91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52.44">
            <text:p>52,44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9.01">
            <text:p>39,0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46.85">
            <text:p>46,85</text:p>
          </table:table-cell>
          <table:table-cell office:value-type="float" office:value="189">
            <text:p>1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.29">
            <text:p>38,2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5.9">
            <text:p>45,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.26">
            <text:p>36,26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64.93">
            <text:p>64,93</text:p>
          </table:table-cell>
          <table:table-cell office:value-type="float" office:value="50000">
            <text:p>5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3.57">
            <text:p>33,5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41.64">
            <text:p>41,64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74.32">
            <text:p>74,32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66.15">
            <text:p>66,15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79">
            <text:p>32,79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2.24">
            <text:p>52,24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83">
            <text:p>31,8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0.74">
            <text:p>40,74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06">
            <text:p>31,0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37.77">
            <text:p>37,77</text:p>
          </table:table-cell>
          <table:table-cell office:value-type="float" office:value="44.6">
            <text:p>44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64">
            <text:p>30,6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09">
            <text:p>30,09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63.13">
            <text:p>63,13</text:p>
          </table:table-cell>
          <table:table-cell office:value-type="float" office:value="222">
            <text:p>2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73">
            <text:p>29,73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48.95">
            <text:p>48,95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16">
            <text:p>29,16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41.19">
            <text:p>41,19</text:p>
          </table:table-cell>
          <table:table-cell office:value-type="float" office:value="29.33">
            <text:p>29,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.08">
            <text:p>28,08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53.54">
            <text:p>53,54</text:p>
          </table:table-cell>
          <table:table-cell office:value-type="float" office:value="3.5">
            <text:p>3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.75">
            <text:p>26,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1.96">
            <text:p>61,96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.74">
            <text:p>25,7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.97">
            <text:p>37,97</text:p>
          </table:table-cell>
          <table:table-cell office:value-type="float" office:value="92">
            <text:p>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.85">
            <text:p>19,85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64.04">
            <text:p>64,04</text:p>
          </table:table-cell>
          <table:table-cell office:value-type="float" office:value="293">
            <text:p>293</text:p>
          </table:table-cell>
          <table:table-cell table:number-columns-repeated="3"/>
        </table:table-row>
      </table:table>
      <table:table table:name="Tabelle2" table:style-name="ta1">
        <table:shapes>
          <draw:frame draw:z-index="0" draw:style-name="gr1" svg:width="9.845cm" svg:height="8.786cm" svg:x="24.17cm" svg:y="0cm">
            <draw:object draw:notify-on-update-of-ranges="Tabelle2.A16:Tabelle2.A30 Tabelle2.F16:Tabelle2.F3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2.658cm" svg:height="8.11cm" svg:x="24.243cm" svg:y="9.498cm">
            <draw:object draw:notify-on-update-of-ranges="Tabelle2.A45:Tabelle2.A59 Tabelle2.F45:Tabelle2.F5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oftware</text:p>
          </table:table-cell>
          <table:table-cell office:value-type="string">
            <text:p>HS/LS</text:p>
          </table:table-cell>
          <table:table-cell office:value-type="string">
            <text:p>Dataset</text:p>
          </table:table-cell>
          <table:table-cell office:value-type="string">
            <text:p>Jaccar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MSE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a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2.39">
            <text:p>52,39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46.9">
            <text:p>46,9</text:p>
          </table:table-cell>
          <table:table-cell office:value-type="float" office:value="8775">
            <text:p>8775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9.93">
            <text:p>49,9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.82">
            <text:p>44,82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3" office:value-type="float" office:value="1">
            <text:p>1</text:p>
          </table:table-cell>
          <table:table-cell office:value-type="float" office:value="44.07">
            <text:p>44,0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42.58">
            <text:p>42,5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0.44">
            <text:p>40,4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0.13">
            <text:p>40,1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2.95">
            <text:p>32,9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67.37">
            <text:p>67,3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2.78">
            <text:p>32,7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0.03">
            <text:p>50,0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9.33">
            <text:p>29,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8">
            <text:p>45,8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7.29">
            <text:p>27,2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7.76">
            <text:p>37,7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.3">
            <text:p>25,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.39">
            <text:p>45,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8.84">
            <text:p>18,84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4.47">
            <text:p>34,4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4.26">
            <text:p>14,2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7.38">
            <text:p>47,3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.67">
            <text:p>24,67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45.09">
            <text:p>45,09</text:p>
          </table:table-cell>
          <table:table-cell office:value-type="float" office:value="3.22">
            <text:p>3,22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.63">
            <text:p>47,63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47.97">
            <text:p>47,9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8.4">
            <text:p>58,4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50.46">
            <text:p>50,46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9.9">
            <text:p>59,9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0.71">
            <text:p>50,7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a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89">
            <text:p>37,8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65.38">
            <text:p>65,38</text:p>
          </table:table-cell>
          <table:table-cell office:value-type="float" office:value="5198">
            <text:p>5198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.84">
            <text:p>30,8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3.18">
            <text:p>63,1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.96">
            <text:p>21,96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5.97">
            <text:p>55,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.64">
            <text:p>16,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3.69">
            <text:p>63,6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.89">
            <text:p>11,8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5.67">
            <text:p>65,67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74">
            <text:p>9,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3.5">
            <text:p>53,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59">
            <text:p>5,5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4">
            <text:p>70,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67">
            <text:p>41,67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67.84">
            <text:p>67,84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.5">
            <text:p>18,5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72.48">
            <text:p>72,48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.94">
            <text:p>15,94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80.55">
            <text:p>80,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55">
            <text:p>37,55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78.33">
            <text:p>78,3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.89">
            <text:p>23,89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74.15">
            <text:p>74,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28">
            <text:p>41,28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82.86">
            <text:p>82,86</text:p>
          </table:table-cell>
          <table:table-cell office:value-type="float" office:value="14000">
            <text:p>14000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.02">
            <text:p>57,02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81.74">
            <text:p>81,7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.49">
            <text:p>19,4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67.77">
            <text:p>67,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na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55">
            <text:p>12,5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61.8">
            <text:p>61,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75">
            <text:p>8,7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6.59">
            <text:p>56,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69">
            <text:p>8,6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9.06">
            <text:p>49,0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.14">
            <text:p>7,14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08">
            <text:p>54,08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87">
            <text:p>6,8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5.56">
            <text:p>65,5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44">
            <text:p>6,4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6.03">
            <text:p>46,03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4">
            <text:p>5,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7.31">
            <text:p>47,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42">
            <text:p>13,42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76.07">
            <text:p>76,0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.03">
            <text:p>43,0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83.65">
            <text:p>83,6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.11">
            <text:p>24,1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83.77">
            <text:p>83,77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.09">
            <text:p>28,0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7.64">
            <text:p>77,64</text:p>
          </table:table-cell>
          <table:table-cell office:value-type="float" office:value="15100">
            <text:p>15100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.39">
            <text:p>27,3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9.66">
            <text:p>79,6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5">
            <text:p>2,35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2.73">
            <text:p>102,7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.28">
            <text:p>35,28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128.46">
            <text:p>128,46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95">
            <text:p>6,95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1.54">
            <text:p>51,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74">
            <text:p>86,7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32.08">
            <text:p>32,0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51">
            <text:p>86,5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26.4">
            <text:p>26,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12">
            <text:p>86,1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6.32">
            <text:p>26,32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4.92">
            <text:p>84,9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8.65">
            <text:p>28,6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1.94">
            <text:p>81,94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33.03">
            <text:p>33,03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.37">
            <text:p>78,3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28.44">
            <text:p>28,44</text:p>
          </table:table-cell>
          <table:table-cell office:value-type="float" office:value="24.7">
            <text:p>24,7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7">
            <text:p>72,2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4.32">
            <text:p>24,32</text:p>
          </table:table-cell>
          <table:table-cell office:value-type="float" office:value="21.2">
            <text:p>21,2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45">
            <text:p>71,4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0.42">
            <text:p>30,4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23">
            <text:p>71,2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7.6">
            <text:p>17,6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.2">
            <text:p>69,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9.99">
            <text:p>19,9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.86">
            <text:p>60,86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35.17">
            <text:p>35,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69">
            <text:p>88,6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48.01">
            <text:p>48,0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.34">
            <text:p>87,34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26.54">
            <text:p>26,5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98">
            <text:p>79,98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31.07">
            <text:p>31,07</text:p>
          </table:table-cell>
          <table:table-cell office:value-type="float" office:value="40.1">
            <text:p>40,1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81">
            <text:p>76,8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29.54">
            <text:p>29,5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31">
            <text:p>76,3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32.43">
            <text:p>32,4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29">
            <text:p>88,2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3.01">
            <text:p>23,0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77">
            <text:p>79,77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60.23">
            <text:p>60,23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8">
            <text:p>72,28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8.66">
            <text:p>28,66</text:p>
          </table:table-cell>
          <table:table-cell office:value-type="float" office:value="39.45">
            <text:p>39,45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33">
            <text:p>79,33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28.94">
            <text:p>28,94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5.73">
            <text:p>75,73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23.87">
            <text:p>23,8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0.09">
            <text:p>90,0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.37">
            <text:p>23,37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.4">
            <text:p>50,4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28.93">
            <text:p>28,93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4.78">
            <text:p>74,7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2.88">
            <text:p>32,8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7">
            <text:p>61,4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34.27">
            <text:p>34,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9.42">
            <text:p>59,4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38.05">
            <text:p>38,0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6.19">
            <text:p>56,19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33.32">
            <text:p>33,32</text:p>
          </table:table-cell>
          <table:table-cell office:value-type="float" office:value="36.1">
            <text:p>36,1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67">
            <text:p>52,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31.62">
            <text:p>31,6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5">
            <text:p>52,4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1.86">
            <text:p>31,86</text:p>
          </table:table-cell>
          <table:table-cell office:value-type="float" office:value="15.2">
            <text:p>15,2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1">
            <text:p>52,41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6.48">
            <text:p>36,48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.92">
            <text:p>46,9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31.38">
            <text:p>31,3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.83">
            <text:p>37,8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9.9">
            <text:p>49,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.85">
            <text:p>36,8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35.1">
            <text:p>35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8.21">
            <text:p>58,21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36.75">
            <text:p>36,75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.79">
            <text:p>41,79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34.62">
            <text:p>34,62</text:p>
          </table:table-cell>
          <table:table-cell office:value-type="float" office:value="56.13">
            <text:p>56,13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81">
            <text:p>69,81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46.48">
            <text:p>46,4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.28">
            <text:p>66,28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64.7">
            <text:p>64,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64">
            <text:p>69,6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7.43">
            <text:p>37,4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1.67">
            <text:p>51,67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67.32">
            <text:p>67,32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3.55">
            <text:p>63,55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40.07">
            <text:p>40,07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2">
            <text:p>61,42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43.43">
            <text:p>43,43</text:p>
          </table:table-cell>
          <table:table-cell office:value-type="float" office:value="61.7">
            <text:p>61,7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.18">
            <text:p>55,18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38.84">
            <text:p>38,8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.57">
            <text:p>47,57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55.49">
            <text:p>55,49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.28">
            <text:p>60,2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48.18">
            <text:p>48,18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.87">
            <text:p>53,8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9.65">
            <text:p>49,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.22">
            <text:p>24,22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41.57">
            <text:p>41,5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.59">
            <text:p>23,59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1.91">
            <text:p>51,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.75">
            <text:p>45,7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51.78">
            <text:p>51,7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.29">
            <text:p>38,2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5.9">
            <text:p>45,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3.57">
            <text:p>33,5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41.64">
            <text:p>41,6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79">
            <text:p>32,79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2.24">
            <text:p>52,24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83">
            <text:p>31,8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0.74">
            <text:p>40,7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.75">
            <text:p>26,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1.96">
            <text:p>61,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.74">
            <text:p>25,7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.97">
            <text:p>37,9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48">
            <text:p>47,48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54.2">
            <text:p>54,2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0.91">
            <text:p>40,91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52.44">
            <text:p>52,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06">
            <text:p>31,0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37.77">
            <text:p>37,77</text:p>
          </table:table-cell>
          <table:table-cell office:value-type="float" office:value="44.6">
            <text:p>44,6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64">
            <text:p>30,6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73">
            <text:p>29,73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48.95">
            <text:p>48,95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16">
            <text:p>29,16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41.19">
            <text:p>41,19</text:p>
          </table:table-cell>
          <table:table-cell office:value-type="float" office:value="29.33">
            <text:p>29,33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.84">
            <text:p>48,84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55.9">
            <text:p>55,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.93">
            <text:p>42,9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58.58">
            <text:p>58,58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77">
            <text:p>47,77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54.72">
            <text:p>54,7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09">
            <text:p>30,09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63.13">
            <text:p>63,1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9.01">
            <text:p>39,0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46.85">
            <text:p>46,8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74.32">
            <text:p>74,3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.08">
            <text:p>28,08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53.54">
            <text:p>53,54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.26">
            <text:p>36,26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64.93">
            <text:p>64,93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66.15">
            <text:p>66,1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.85">
            <text:p>19,85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64.04">
            <text:p>64,04</text:p>
          </table:table-cell>
          <table:table-cell office:value-type="float" office:value="293">
            <text:p>293</text:p>
          </table:table-cell>
        </table:table-row>
      </table:table>
      <table:table table:name="Tabelle3" table:style-name="ta1">
        <table:shapes>
          <draw:frame draw:z-index="0" draw:style-name="gr1" svg:width="8.587cm" svg:height="6.058cm" svg:x="23.613cm" svg:y="0.565cm">
            <draw:object draw:notify-on-update-of-ranges="Tabelle3.A2:Tabelle3.A16 Tabelle3.H2:Tabelle3.H1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11.141cm" svg:height="6.133cm" svg:x="23.17cm" svg:y="6.961cm">
            <draw:object draw:notify-on-update-of-ranges="Tabelle3.A31:Tabelle3.A45 Tabelle3.H31:Tabelle3.H4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7.144cm" svg:height="8.053cm" svg:x="23.429cm" svg:y="13.245cm">
            <draw:object draw:notify-on-update-of-ranges="Tabelle3.A60:Tabelle3.A74 Tabelle3.H60:Tabelle3.H7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6.45cm" svg:height="4.489cm" svg:x="23.937cm" svg:y="22.829cm">
            <draw:object draw:notify-on-update-of-ranges="Tabelle3.A89:Tabelle3.A111 Tabelle3.H89:Tabelle3.H11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svg:width="9.549cm" svg:height="5.62cm" svg:x="23.577cm" svg:y="28.066cm">
            <draw:object draw:notify-on-update-of-ranges="Tabelle3.A118:Tabelle3.A141 Tabelle3.H118:Tabelle3.H14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svg:width="11.733cm" svg:height="7.684cm" svg:x="23.874cm" svg:y="34.113cm">
            <draw:object draw:notify-on-update-of-ranges="Tabelle3.A147:Tabelle3.A169 Tabelle3.H147:Tabelle3.H169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oftware</text:p>
          </table:table-cell>
          <table:table-cell office:value-type="string">
            <text:p>HS/LS</text:p>
          </table:table-cell>
          <table:table-cell office:value-type="string">
            <text:p>Dataset</text:p>
          </table:table-cell>
          <table:table-cell office:value-type="string">
            <text:p>Jaccar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MSE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8.84">
            <text:p>18,84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4.47">
            <text:p>34,4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7.29">
            <text:p>27,2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7.76">
            <text:p>37,7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0.44">
            <text:p>40,4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0.13">
            <text:p>40,1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3" office:value-type="float" office:value="1">
            <text:p>1</text:p>
          </table:table-cell>
          <table:table-cell office:value-type="float" office:value="44.07">
            <text:p>44,0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42.58">
            <text:p>42,5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9.93">
            <text:p>49,9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.82">
            <text:p>44,82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.67">
            <text:p>24,67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45.09">
            <text:p>45,09</text:p>
          </table:table-cell>
          <table:table-cell office:value-type="float" office:value="3.22">
            <text:p>3,22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.3">
            <text:p>25,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.39">
            <text:p>45,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9.33">
            <text:p>29,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8">
            <text:p>45,8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2.39">
            <text:p>52,39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46.9">
            <text:p>46,9</text:p>
          </table:table-cell>
          <table:table-cell office:value-type="float" office:value="8775">
            <text:p>8775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4.26">
            <text:p>14,2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7.38">
            <text:p>47,3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.63">
            <text:p>47,63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47.97">
            <text:p>47,9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2.78">
            <text:p>32,7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0.03">
            <text:p>50,0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8.4">
            <text:p>58,4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50.46">
            <text:p>50,46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9.9">
            <text:p>59,9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0.71">
            <text:p>50,7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2.95">
            <text:p>32,9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67.37">
            <text:p>67,3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a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74">
            <text:p>9,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3.5">
            <text:p>53,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.96">
            <text:p>21,96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5.97">
            <text:p>55,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.84">
            <text:p>30,8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3.18">
            <text:p>63,1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.64">
            <text:p>16,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3.69">
            <text:p>63,6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89">
            <text:p>37,8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65.38">
            <text:p>65,38</text:p>
          </table:table-cell>
          <table:table-cell office:value-type="float" office:value="5198">
            <text:p>5198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.89">
            <text:p>11,8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5.67">
            <text:p>65,67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.49">
            <text:p>19,4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67.77">
            <text:p>67,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67">
            <text:p>41,67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67.84">
            <text:p>67,84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59">
            <text:p>5,5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4">
            <text:p>70,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.5">
            <text:p>18,5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72.48">
            <text:p>72,48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.89">
            <text:p>23,89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74.15">
            <text:p>74,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55">
            <text:p>37,55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78.33">
            <text:p>78,3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.94">
            <text:p>15,94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80.55">
            <text:p>80,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.02">
            <text:p>57,02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81.74">
            <text:p>81,7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28">
            <text:p>41,28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82.86">
            <text:p>82,86</text:p>
          </table:table-cell>
          <table:table-cell office:value-type="float" office:value="14000">
            <text:p>14000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a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44">
            <text:p>6,4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6.03">
            <text:p>46,03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4">
            <text:p>5,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7.31">
            <text:p>47,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69">
            <text:p>8,6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9.06">
            <text:p>49,0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95">
            <text:p>6,95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1.54">
            <text:p>51,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.14">
            <text:p>7,14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08">
            <text:p>54,08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75">
            <text:p>8,7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6.59">
            <text:p>56,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55">
            <text:p>12,5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61.8">
            <text:p>61,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87">
            <text:p>6,8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5.56">
            <text:p>65,5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42">
            <text:p>13,42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76.07">
            <text:p>76,0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.09">
            <text:p>28,0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7.64">
            <text:p>77,64</text:p>
          </table:table-cell>
          <table:table-cell office:value-type="float" office:value="15100">
            <text:p>15100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.39">
            <text:p>27,3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9.66">
            <text:p>79,6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.03">
            <text:p>43,0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83.65">
            <text:p>83,6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.11">
            <text:p>24,1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83.77">
            <text:p>83,77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5">
            <text:p>2,35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2.73">
            <text:p>102,7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.28">
            <text:p>35,28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128.46">
            <text:p>128,46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na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23">
            <text:p>71,2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7.6">
            <text:p>17,6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.2">
            <text:p>69,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9.99">
            <text:p>19,9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29">
            <text:p>88,2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3.01">
            <text:p>23,0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0.09">
            <text:p>90,0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.37">
            <text:p>23,37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5.73">
            <text:p>75,73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23.87">
            <text:p>23,8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7">
            <text:p>72,2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4.32">
            <text:p>24,32</text:p>
          </table:table-cell>
          <table:table-cell office:value-type="float" office:value="21.2">
            <text:p>21,2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12">
            <text:p>86,1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6.32">
            <text:p>26,32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51">
            <text:p>86,5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26.4">
            <text:p>26,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.34">
            <text:p>87,34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26.54">
            <text:p>26,5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.37">
            <text:p>78,3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28.44">
            <text:p>28,44</text:p>
          </table:table-cell>
          <table:table-cell office:value-type="float" office:value="24.7">
            <text:p>24,7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4.92">
            <text:p>84,9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8.65">
            <text:p>28,6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8">
            <text:p>72,28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8.66">
            <text:p>28,66</text:p>
          </table:table-cell>
          <table:table-cell office:value-type="float" office:value="39.45">
            <text:p>39,45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.4">
            <text:p>50,4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28.93">
            <text:p>28,93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33">
            <text:p>79,33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28.94">
            <text:p>28,94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81">
            <text:p>76,8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29.54">
            <text:p>29,5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45">
            <text:p>71,4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0.42">
            <text:p>30,4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98">
            <text:p>79,98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31.07">
            <text:p>31,07</text:p>
          </table:table-cell>
          <table:table-cell office:value-type="float" office:value="40.1">
            <text:p>40,1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74">
            <text:p>86,7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32.08">
            <text:p>32,0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31">
            <text:p>76,3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32.43">
            <text:p>32,4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1.94">
            <text:p>81,94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33.03">
            <text:p>33,03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.86">
            <text:p>60,86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35.17">
            <text:p>35,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69">
            <text:p>88,6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48.01">
            <text:p>48,0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77">
            <text:p>79,77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60.23">
            <text:p>60,23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.92">
            <text:p>46,9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31.38">
            <text:p>31,3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67">
            <text:p>52,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31.62">
            <text:p>31,6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5">
            <text:p>52,4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1.86">
            <text:p>31,86</text:p>
          </table:table-cell>
          <table:table-cell office:value-type="float" office:value="15.2">
            <text:p>15,2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4.78">
            <text:p>74,7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2.88">
            <text:p>32,8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6.19">
            <text:p>56,19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33.32">
            <text:p>33,32</text:p>
          </table:table-cell>
          <table:table-cell office:value-type="float" office:value="36.1">
            <text:p>36,1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7">
            <text:p>61,4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34.27">
            <text:p>34,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.79">
            <text:p>41,79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34.62">
            <text:p>34,62</text:p>
          </table:table-cell>
          <table:table-cell office:value-type="float" office:value="56.13">
            <text:p>56,13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.85">
            <text:p>36,8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35.1">
            <text:p>35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1">
            <text:p>52,41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6.48">
            <text:p>36,48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8.21">
            <text:p>58,21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36.75">
            <text:p>36,75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64">
            <text:p>69,6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7.43">
            <text:p>37,4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9.42">
            <text:p>59,4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38.05">
            <text:p>38,0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.18">
            <text:p>55,18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38.84">
            <text:p>38,8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3.55">
            <text:p>63,55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40.07">
            <text:p>40,07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.22">
            <text:p>24,22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41.57">
            <text:p>41,5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2">
            <text:p>61,42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43.43">
            <text:p>43,43</text:p>
          </table:table-cell>
          <table:table-cell office:value-type="float" office:value="61.7">
            <text:p>61,7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81">
            <text:p>69,81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46.48">
            <text:p>46,4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.28">
            <text:p>60,2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48.18">
            <text:p>48,18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.87">
            <text:p>53,8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9.65">
            <text:p>49,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.83">
            <text:p>37,8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9.9">
            <text:p>49,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.59">
            <text:p>23,59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1.91">
            <text:p>51,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.57">
            <text:p>47,57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55.49">
            <text:p>55,49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.28">
            <text:p>66,28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64.7">
            <text:p>64,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1.67">
            <text:p>51,67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67.32">
            <text:p>67,32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06">
            <text:p>31,0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37.77">
            <text:p>37,77</text:p>
          </table:table-cell>
          <table:table-cell office:value-type="float" office:value="44.6">
            <text:p>44,6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.74">
            <text:p>25,7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.97">
            <text:p>37,9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83">
            <text:p>31,8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0.74">
            <text:p>40,7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16">
            <text:p>29,16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41.19">
            <text:p>41,19</text:p>
          </table:table-cell>
          <table:table-cell office:value-type="float" office:value="29.33">
            <text:p>29,33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3.57">
            <text:p>33,5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41.64">
            <text:p>41,6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.29">
            <text:p>38,2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5.9">
            <text:p>45,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9.01">
            <text:p>39,0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46.85">
            <text:p>46,8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73">
            <text:p>29,73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48.95">
            <text:p>48,95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.75">
            <text:p>45,7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51.78">
            <text:p>51,7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79">
            <text:p>32,79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2.24">
            <text:p>52,24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0.91">
            <text:p>40,91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52.44">
            <text:p>52,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64">
            <text:p>30,6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.08">
            <text:p>28,08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53.54">
            <text:p>53,54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48">
            <text:p>47,48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54.2">
            <text:p>54,2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77">
            <text:p>47,77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54.72">
            <text:p>54,7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.84">
            <text:p>48,84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55.9">
            <text:p>55,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.93">
            <text:p>42,9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58.58">
            <text:p>58,58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.75">
            <text:p>26,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1.96">
            <text:p>61,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09">
            <text:p>30,09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63.13">
            <text:p>63,1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.85">
            <text:p>19,85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64.04">
            <text:p>64,04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.26">
            <text:p>36,26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64.93">
            <text:p>64,93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66.15">
            <text:p>66,1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74.32">
            <text:p>74,3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</table:table>
      <table:table table:name="Tabelle4" table:style-name="ta1">
        <table:shapes>
          <draw:frame draw:z-index="0" draw:style-name="gr1" svg:width="38.384cm" svg:height="5.18cm" svg:x="7.29cm" svg:y="13.745cm">
            <draw:object draw:notify-on-update-of-ranges="Tabelle4.V2:Tabelle4.V16 Tabelle4.Y2:Tabelle4.Y1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svg:width="37.691cm" svg:height="8.044cm" svg:x="21.825cm" svg:y="55.912cm">
            <draw:object draw:notify-on-update-of-ranges="Tabelle4.V31:Tabelle4.V53 Tabelle4.Y31:Tabelle4.Y5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svg:width="49.337cm" svg:height="7.75cm" svg:x="19.876cm" svg:y="23.268cm">
            <draw:object draw:notify-on-update-of-ranges="Tabelle4.V68:Tabelle4.V82 Tabelle4.X68:Tabelle4.X8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svg:width="40.825cm" svg:height="7.413cm" svg:x="23.503cm" svg:y="38.775cm">
            <draw:object draw:notify-on-update-of-ranges="Tabelle4.V97:Tabelle4.V119 Tabelle4.X97:Tabelle4.X11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svg:width="24.502cm" svg:height="9.036cm" svg:x="21.837cm" svg:y="28.777cm">
            <draw:object draw:notify-on-update-of-ranges="Tabelle4.V146:Tabelle4.V160 Tabelle4.AA146:Tabelle4.AA160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1" svg:width="39.049cm" svg:height="5.263cm" svg:x="22.577cm" svg:y="47.224cm">
            <draw:object draw:notify-on-update-of-ranges="Tabelle4.V167:Tabelle4.V189 Tabelle4.AA167:Tabelle4.AA189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oftware</text:p>
          </table:table-cell>
          <table:table-cell office:value-type="string">
            <text:p>HS/LS</text:p>
          </table:table-cell>
          <table:table-cell office:value-type="string">
            <text:p>Dataset</text:p>
          </table:table-cell>
          <table:table-cell office:value-type="string">
            <text:p>Jaccar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MSE</text:p>
          </table:table-cell>
          <table:table-cell office:value-type="string">
            <text:p>Time</text:p>
          </table:table-cell>
          <table:table-cell/>
          <table:table-cell office:value-type="string">
            <text:p>Names</text:p>
          </table:table-cell>
          <table:table-cell office:value-type="string">
            <text:p>HSLS2</text:p>
          </table:table-cell>
          <table:table-cell office:value-type="string">
            <text:p>meanJaccard</text:p>
          </table:table-cell>
          <table:table-cell office:value-type="string">
            <text:p>meanPrecision</text:p>
          </table:table-cell>
          <table:table-cell office:value-type="string">
            <text:p>meanRecall</text:p>
          </table:table-cell>
          <table:table-cell office:value-type="string">
            <text:p>meanRSME</text:p>
          </table:table-cell>
          <table:table-cell table:number-columns-repeated="5"/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office:value-type="string">
            <text:p>meanJaccard</text:p>
          </table:table-cell>
          <table:table-cell office:value-type="string">
            <text:p>meanPrecision</text:p>
          </table:table-cell>
          <table:table-cell office:value-type="string">
            <text:p>meanRecall</text:p>
          </table:table-cell>
          <table:table-cell office:value-type="string">
            <text:p>meanRSME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3" office:value-type="float" office:value="1">
            <text:p>1</text:p>
          </table:table-cell>
          <table:table-cell office:value-type="float" office:value="44.07">
            <text:p>44,0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42.58">
            <text:p>42,58</text:p>
          </table:table-cell>
          <table:table-cell office:value-type="float" office:value="20000">
            <text:p>20000</text:p>
          </table:table-cell>
          <table:table-cell/>
          <table:table-cell table:style-name="ce1" table:formula="of:=INDEX([.A$2:.A175];[.T2]*3)" office:value-type="string" office:string-value="B/Recs">
            <text:p>B/Recs</text:p>
          </table:table-cell>
          <table:table-cell table:style-name="ce1" table:formula="of:=INDEX([.C$2:.C175];[.T2]*3)" office:value-type="float" office:value="1">
            <text:p>1</text:p>
          </table:table-cell>
          <table:table-cell table:formula="of:=(INDEX('Jaccard';[.$T2]*3-2)+INDEX('Jaccard';[.$T2]*3-1)+INDEX('Jaccard';[.$T2]*3))/3" office:value-type="float" office:value="36.4866666666667">
            <text:p>36,4866666667</text:p>
          </table:table-cell>
          <table:table-cell table:formula="of:=(INDEX('Precision';[.$T2]*3-2)+INDEX('Precision';[.$T2]*3-1)+INDEX('Precision';[.$T2]*3))/3" office:value-type="float" office:value="96">
            <text:p>96</text:p>
          </table:table-cell>
          <table:table-cell table:formula="of:=(INDEX('Recall';[.$T2]*3-2)+INDEX('Recall';[.$T2]*3-1)+INDEX('Recall';[.$T2]*3))/3" office:value-type="float" office:value="37">
            <text:p>37</text:p>
          </table:table-cell>
          <table:table-cell table:formula="of:=(INDEX('RMSE';[.$T2]*3-2)+INDEX('RMSE';[.$T2]*3-1)+INDEX('RMSE';[.$T2]*3))/3" office:value-type="float" office:value="69.7366666666667">
            <text:p>69,7366666667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27.9433333333333">
            <text:p>27,9433333333</text:p>
          </table:table-cell>
          <table:table-cell office:value-type="float" office:value="100">
            <text:p>100</text:p>
          </table:table-cell>
          <table:table-cell office:value-type="float" office:value="28.3333333333333">
            <text:p>28,3333333333</text:p>
          </table:table-cell>
          <table:table-cell office:value-type="float" office:value="55.0366666666667">
            <text:p>55,0366666667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28">
            <text:p>41,28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82.86">
            <text:p>82,86</text:p>
          </table:table-cell>
          <table:table-cell office:value-type="float" office:value="14000">
            <text:p>14000</text:p>
          </table:table-cell>
          <table:table-cell/>
          <table:table-cell table:style-name="ce1" table:formula="of:=INDEX([.A$2:.A176];[.T3]*3)" office:value-type="string" office:string-value="ClearPALM">
            <text:p>ClearPALM</text:p>
          </table:table-cell>
          <table:table-cell table:style-name="ce1" table:formula="of:=INDEX([.C$2:.C176];[.T3]*3)" office:value-type="float" office:value="1">
            <text:p>1</text:p>
          </table:table-cell>
          <table:table-cell table:formula="of:=(INDEX('Jaccard';[.$T3]*3-2)+INDEX('Jaccard';[.$T3]*3-1)+INDEX('Jaccard';[.$T3]*3))/3" office:value-type="float" office:value="0">
            <text:p>#WERT!</text:p>
          </table:table-cell>
          <table:table-cell table:formula="of:=(INDEX('Precision';[.$T3]*3-2)+INDEX('Precision';[.$T3]*3-1)+INDEX('Precision';[.$T3]*3))/3" office:value-type="float" office:value="0">
            <text:p>#WERT!</text:p>
          </table:table-cell>
          <table:table-cell table:formula="of:=(INDEX('Recall';[.$T3]*3-2)+INDEX('Recall';[.$T3]*3-1)+INDEX('Recall';[.$T3]*3))/3" office:value-type="float" office:value="0">
            <text:p>#WERT!</text:p>
          </table:table-cell>
          <table:table-cell table:formula="of:=(INDEX('RMSE';[.$T3]*3-2)+INDEX('RMSE';[.$T3]*3-1)+INDEX('RMSE';[.$T3]*3))/3" office:value-type="float" office:value="0">
            <text:p>#WERT!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18.24">
            <text:p>18,24</text:p>
          </table:table-cell>
          <table:table-cell office:value-type="float" office:value="100">
            <text:p>100</text:p>
          </table:table-cell>
          <table:table-cell office:value-type="float" office:value="18.3333333333333">
            <text:p>18,3333333333</text:p>
          </table:table-cell>
          <table:table-cell office:value-type="float" office:value="55.3866666666667">
            <text:p>55,3866666667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.11">
            <text:p>24,1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83.77">
            <text:p>83,77</text:p>
          </table:table-cell>
          <table:table-cell office:value-type="float" office:value="11000">
            <text:p>11000</text:p>
          </table:table-cell>
          <table:table-cell/>
          <table:table-cell table:style-name="ce1" table:formula="of:=INDEX([.A$2:.A177];[.T4]*3)" office:value-type="string" office:string-value="CSSTORM">
            <text:p>CSSTORM</text:p>
          </table:table-cell>
          <table:table-cell table:style-name="ce1" table:formula="of:=INDEX([.C$2:.C177];[.T4]*3)" office:value-type="float" office:value="1">
            <text:p>1</text:p>
          </table:table-cell>
          <table:table-cell table:formula="of:=(INDEX('Jaccard';[.$T4]*3-2)+INDEX('Jaccard';[.$T4]*3-1)+INDEX('Jaccard';[.$T4]*3))/3" office:value-type="float" office:value="0">
            <text:p>#WERT!</text:p>
          </table:table-cell>
          <table:table-cell table:formula="of:=(INDEX('Precision';[.$T4]*3-2)+INDEX('Precision';[.$T4]*3-1)+INDEX('Precision';[.$T4]*3))/3" office:value-type="float" office:value="0">
            <text:p>#WERT!</text:p>
          </table:table-cell>
          <table:table-cell table:formula="of:=(INDEX('Recall';[.$T4]*3-2)+INDEX('Recall';[.$T4]*3-1)+INDEX('Recall';[.$T4]*3))/3" office:value-type="float" office:value="0">
            <text:p>#WERT!</text:p>
          </table:table-cell>
          <table:table-cell table:formula="of:=(INDEX('RMSE';[.$T4]*3-2)+INDEX('RMSE';[.$T4]*3-1)+INDEX('RMSE';[.$T4]*3))/3" office:value-type="float" office:value="0">
            <text:p>#WERT!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18.23">
            <text:p>18,2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47.0133333333333">
            <text:p>47,0133333333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178];[.T5]*3)" office:value-type="string" office:string-value="DAOSTORM">
            <text:p>DAOSTORM</text:p>
          </table:table-cell>
          <table:table-cell table:style-name="ce1" table:formula="of:=INDEX([.C$2:.C178];[.T5]*3)" office:value-type="float" office:value="1">
            <text:p>1</text:p>
          </table:table-cell>
          <table:table-cell table:formula="of:=(INDEX('Jaccard';[.$T5]*3-2)+INDEX('Jaccard';[.$T5]*3-1)+INDEX('Jaccard';[.$T5]*3))/3" office:value-type="float" office:value="45.1166666666667">
            <text:p>45,1166666667</text:p>
          </table:table-cell>
          <table:table-cell table:formula="of:=(INDEX('Precision';[.$T5]*3-2)+INDEX('Precision';[.$T5]*3-1)+INDEX('Precision';[.$T5]*3))/3" office:value-type="float" office:value="89.6666666666667">
            <text:p>89,6666666667</text:p>
          </table:table-cell>
          <table:table-cell table:formula="of:=(INDEX('Recall';[.$T5]*3-2)+INDEX('Recall';[.$T5]*3-1)+INDEX('Recall';[.$T5]*3))/3" office:value-type="float" office:value="47">
            <text:p>47</text:p>
          </table:table-cell>
          <table:table-cell table:formula="of:=(INDEX('RMSE';[.$T5]*3-2)+INDEX('RMSE';[.$T5]*3-1)+INDEX('RMSE';[.$T5]*3))/3" office:value-type="float" office:value="82.2533333333334">
            <text:p>82,253333333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8.90666666666667">
            <text:p>8,90666666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61.26">
            <text:p>61,26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179];[.T6]*3)" office:value-type="string" office:string-value="FACEPALM">
            <text:p>FACEPALM</text:p>
          </table:table-cell>
          <table:table-cell table:style-name="ce1" table:formula="of:=INDEX([.C$2:.C179];[.T6]*3)" office:value-type="float" office:value="1">
            <text:p>1</text:p>
          </table:table-cell>
          <table:table-cell table:formula="of:=(INDEX('Jaccard';[.$T6]*3-2)+INDEX('Jaccard';[.$T6]*3-1)+INDEX('Jaccard';[.$T6]*3))/3" office:value-type="float" office:value="0">
            <text:p>#WERT!</text:p>
          </table:table-cell>
          <table:table-cell table:formula="of:=(INDEX('Precision';[.$T6]*3-2)+INDEX('Precision';[.$T6]*3-1)+INDEX('Precision';[.$T6]*3))/3" office:value-type="float" office:value="0">
            <text:p>#WERT!</text:p>
          </table:table-cell>
          <table:table-cell table:formula="of:=(INDEX('Recall';[.$T6]*3-2)+INDEX('Recall';[.$T6]*3-1)+INDEX('Recall';[.$T6]*3))/3" office:value-type="float" office:value="0">
            <text:p>#WERT!</text:p>
          </table:table-cell>
          <table:table-cell table:formula="of:=(INDEX('RMSE';[.$T6]*3-2)+INDEX('RMSE';[.$T6]*3-1)+INDEX('RMSE';[.$T6]*3))/3" office:value-type="float" office:value="0">
            <text:p>#WERT!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25.19">
            <text:p>25,19</text:p>
          </table:table-cell>
          <table:table-cell office:value-type="float" office:value="99.6666666666667">
            <text:p>99,6666666667</text:p>
          </table:table-cell>
          <table:table-cell office:value-type="float" office:value="32">
            <text:p>32</text:p>
          </table:table-cell>
          <table:table-cell office:value-type="float" office:value="57.1266666666667">
            <text:p>57,1266666667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180];[.T7]*3)" office:value-type="string" office:string-value="FALCON">
            <text:p>FALCON</text:p>
          </table:table-cell>
          <table:table-cell table:style-name="ce1" table:formula="of:=INDEX([.C$2:.C180];[.T7]*3)" office:value-type="float" office:value="1">
            <text:p>1</text:p>
          </table:table-cell>
          <table:table-cell table:formula="of:=(INDEX('Jaccard';[.$T7]*3-2)+INDEX('Jaccard';[.$T7]*3-1)+INDEX('Jaccard';[.$T7]*3))/3" office:value-type="float" office:value="39.4566666666667">
            <text:p>39,4566666667</text:p>
          </table:table-cell>
          <table:table-cell table:formula="of:=(INDEX('Precision';[.$T7]*3-2)+INDEX('Precision';[.$T7]*3-1)+INDEX('Precision';[.$T7]*3))/3" office:value-type="float" office:value="99">
            <text:p>99</text:p>
          </table:table-cell>
          <table:table-cell table:formula="of:=(INDEX('Recall';[.$T7]*3-2)+INDEX('Recall';[.$T7]*3-1)+INDEX('Recall';[.$T7]*3))/3" office:value-type="float" office:value="39.3333333333333">
            <text:p>39,3333333333</text:p>
          </table:table-cell>
          <table:table-cell table:formula="of:=(INDEX('RMSE';[.$T7]*3-2)+INDEX('RMSE';[.$T7]*3-1)+INDEX('RMSE';[.$T7]*3))/3" office:value-type="float" office:value="63.3066666666667">
            <text:p>63,3066666667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19.1933333333333">
            <text:p>19,1933333333</text:p>
          </table:table-cell>
          <table:table-cell office:value-type="float" office:value="99.6666666666667">
            <text:p>99,6666666667</text:p>
          </table:table-cell>
          <table:table-cell office:value-type="float" office:value="19.3333333333333">
            <text:p>19,3333333333</text:p>
          </table:table-cell>
          <table:table-cell office:value-type="float" office:value="65.66">
            <text:p>65,66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181];[.T8]*3)" office:value-type="string" office:string-value="Fast-ML-HD">
            <text:p>Fast-ML-HD</text:p>
          </table:table-cell>
          <table:table-cell table:style-name="ce1" table:formula="of:=INDEX([.C$2:.C181];[.T8]*3)" office:value-type="float" office:value="1">
            <text:p>1</text:p>
          </table:table-cell>
          <table:table-cell table:formula="of:=(INDEX('Jaccard';[.$T8]*3-2)+INDEX('Jaccard';[.$T8]*3-1)+INDEX('Jaccard';[.$T8]*3))/3" office:value-type="float" office:value="53.3166666666667">
            <text:p>53,3166666667</text:p>
          </table:table-cell>
          <table:table-cell table:formula="of:=(INDEX('Precision';[.$T8]*3-2)+INDEX('Precision';[.$T8]*3-1)+INDEX('Precision';[.$T8]*3))/3" office:value-type="float" office:value="89.3333333333333">
            <text:p>89,3333333333</text:p>
          </table:table-cell>
          <table:table-cell table:formula="of:=(INDEX('Recall';[.$T8]*3-2)+INDEX('Recall';[.$T8]*3-1)+INDEX('Recall';[.$T8]*3))/3" office:value-type="float" office:value="58">
            <text:p>58</text:p>
          </table:table-cell>
          <table:table-cell table:formula="of:=(INDEX('RMSE';[.$T8]*3-2)+INDEX('RMSE';[.$T8]*3-1)+INDEX('RMSE';[.$T8]*3))/3" office:value-type="float" office:value="72.0333333333333">
            <text:p>72,0333333333</text:p>
          </table:table-cell>
          <table:table-cell table:number-columns-repeated="3"/>
          <table:table-cell office:value-type="float" office:value="7">
            <text:p>7</text:p>
          </table:table-cell>
          <table:table-cell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14.3333333333333">
            <text:p>14,3333333333</text:p>
          </table:table-cell>
          <table:table-cell office:value-type="float" office:value="99.6666666666667">
            <text:p>99,6666666667</text:p>
          </table:table-cell>
          <table:table-cell office:value-type="float" office:value="14.3333333333333">
            <text:p>14,3333333333</text:p>
          </table:table-cell>
          <table:table-cell office:value-type="float" office:value="52.2633333333333">
            <text:p>52,2633333333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182];[.T9]*3)" office:value-type="string" office:string-value="FPGA Estimator">
            <text:p>FPGA Estimator</text:p>
          </table:table-cell>
          <table:table-cell table:style-name="ce1" table:formula="of:=INDEX([.C$2:.C182];[.T9]*3)" office:value-type="float" office:value="1">
            <text:p>1</text:p>
          </table:table-cell>
          <table:table-cell table:formula="of:=(INDEX('Jaccard';[.$T9]*3-2)+INDEX('Jaccard';[.$T9]*3-1)+INDEX('Jaccard';[.$T9]*3))/3" office:value-type="float" office:value="14.3333333333333">
            <text:p>14,3333333333</text:p>
          </table:table-cell>
          <table:table-cell table:formula="of:=(INDEX('Precision';[.$T9]*3-2)+INDEX('Precision';[.$T9]*3-1)+INDEX('Precision';[.$T9]*3))/3" office:value-type="float" office:value="99.6666666666667">
            <text:p>99,6666666667</text:p>
          </table:table-cell>
          <table:table-cell table:formula="of:=(INDEX('Recall';[.$T9]*3-2)+INDEX('Recall';[.$T9]*3-1)+INDEX('Recall';[.$T9]*3))/3" office:value-type="float" office:value="14.3333333333333">
            <text:p>14,3333333333</text:p>
          </table:table-cell>
          <table:table-cell table:formula="of:=(INDEX('RMSE';[.$T9]*3-2)+INDEX('RMSE';[.$T9]*3-1)+INDEX('RMSE';[.$T9]*3))/3" office:value-type="float" office:value="52.2633333333333">
            <text:p>52,2633333333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39.4566666666667">
            <text:p>39,4566666667</text:p>
          </table:table-cell>
          <table:table-cell office:value-type="float" office:value="99">
            <text:p>99</text:p>
          </table:table-cell>
          <table:table-cell office:value-type="float" office:value="39.3333333333333">
            <text:p>39,3333333333</text:p>
          </table:table-cell>
          <table:table-cell office:value-type="float" office:value="63.3066666666667">
            <text:p>63,3066666667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183];[.T10]*3)" office:value-type="string" office:string-value="Gauss2ddcirc">
            <text:p>Gauss2ddcirc</text:p>
          </table:table-cell>
          <table:table-cell table:style-name="ce1" table:formula="of:=INDEX([.C$2:.C183];[.T10]*3)" office:value-type="float" office:value="1">
            <text:p>1</text:p>
          </table:table-cell>
          <table:table-cell table:formula="of:=(INDEX('Jaccard';[.$T10]*3-2)+INDEX('Jaccard';[.$T10]*3-1)+INDEX('Jaccard';[.$T10]*3))/3" office:value-type="float" office:value="0">
            <text:p>#WERT!</text:p>
          </table:table-cell>
          <table:table-cell table:formula="of:=(INDEX('Precision';[.$T10]*3-2)+INDEX('Precision';[.$T10]*3-1)+INDEX('Precision';[.$T10]*3))/3" office:value-type="float" office:value="0">
            <text:p>#WERT!</text:p>
          </table:table-cell>
          <table:table-cell table:formula="of:=(INDEX('Recall';[.$T10]*3-2)+INDEX('Recall';[.$T10]*3-1)+INDEX('Recall';[.$T10]*3))/3" office:value-type="float" office:value="0">
            <text:p>#WERT!</text:p>
          </table:table-cell>
          <table:table-cell table:formula="of:=(INDEX('RMSE';[.$T10]*3-2)+INDEX('RMSE';[.$T10]*3-1)+INDEX('RMSE';[.$T10]*3))/3" office:value-type="float" office:value="0">
            <text:p>#WERT!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23.3633333333333">
            <text:p>23,3633333333</text:p>
          </table:table-cell>
          <table:table-cell office:value-type="float" office:value="99">
            <text:p>99</text:p>
          </table:table-cell>
          <table:table-cell office:value-type="float" office:value="23.3333333333333">
            <text:p>23,3333333333</text:p>
          </table:table-cell>
          <table:table-cell office:value-type="float" office:value="66.75">
            <text:p>66,75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8.4">
            <text:p>58,4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50.46">
            <text:p>50,46</text:p>
          </table:table-cell>
          <table:table-cell office:value-type="float" office:value="3600">
            <text:p>3600</text:p>
          </table:table-cell>
          <table:table-cell/>
          <table:table-cell table:style-name="ce1" table:formula="of:=INDEX([.A$2:.A184];[.T11]*3)" office:value-type="string" office:string-value="GPUgaussMLE">
            <text:p>GPUgaussMLE</text:p>
          </table:table-cell>
          <table:table-cell table:style-name="ce1" table:formula="of:=INDEX([.C$2:.C184];[.T11]*3)" office:value-type="float" office:value="1">
            <text:p>1</text:p>
          </table:table-cell>
          <table:table-cell table:formula="of:=(INDEX('Jaccard';[.$T11]*3-2)+INDEX('Jaccard';[.$T11]*3-1)+INDEX('Jaccard';[.$T11]*3))/3" office:value-type="float" office:value="0">
            <text:p>#WERT!</text:p>
          </table:table-cell>
          <table:table-cell table:formula="of:=(INDEX('Precision';[.$T11]*3-2)+INDEX('Precision';[.$T11]*3-1)+INDEX('Precision';[.$T11]*3))/3" office:value-type="float" office:value="0">
            <text:p>#WERT!</text:p>
          </table:table-cell>
          <table:table-cell table:formula="of:=(INDEX('Recall';[.$T11]*3-2)+INDEX('Recall';[.$T11]*3-1)+INDEX('Recall';[.$T11]*3))/3" office:value-type="float" office:value="0">
            <text:p>#WERT!</text:p>
          </table:table-cell>
          <table:table-cell table:formula="of:=(INDEX('RMSE';[.$T11]*3-2)+INDEX('RMSE';[.$T11]*3-1)+INDEX('RMSE';[.$T11]*3))/3" office:value-type="float" office:value="0">
            <text:p>#WERT!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37.5233333333333">
            <text:p>37,5233333333</text:p>
          </table:table-cell>
          <table:table-cell office:value-type="float" office:value="96">
            <text:p>96</text:p>
          </table:table-cell>
          <table:table-cell office:value-type="float" office:value="38.6666666666667">
            <text:p>38,6666666667</text:p>
          </table:table-cell>
          <table:table-cell office:value-type="float" office:value="68.6533333333333">
            <text:p>68,6533333333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67">
            <text:p>41,67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67.84">
            <text:p>67,84</text:p>
          </table:table-cell>
          <table:table-cell office:value-type="float" office:value="3600">
            <text:p>3600</text:p>
          </table:table-cell>
          <table:table-cell/>
          <table:table-cell table:style-name="ce1" table:formula="of:=INDEX([.A$2:.A185];[.T12]*3)" office:value-type="string" office:string-value="GraspJ">
            <text:p>GraspJ</text:p>
          </table:table-cell>
          <table:table-cell table:style-name="ce1" table:formula="of:=INDEX([.C$2:.C185];[.T12]*3)" office:value-type="float" office:value="1">
            <text:p>1</text:p>
          </table:table-cell>
          <table:table-cell table:formula="of:=(INDEX('Jaccard';[.$T12]*3-2)+INDEX('Jaccard';[.$T12]*3-1)+INDEX('Jaccard';[.$T12]*3))/3" office:value-type="float" office:value="0">
            <text:p>#WERT!</text:p>
          </table:table-cell>
          <table:table-cell table:formula="of:=(INDEX('Precision';[.$T12]*3-2)+INDEX('Precision';[.$T12]*3-1)+INDEX('Precision';[.$T12]*3))/3" office:value-type="float" office:value="0">
            <text:p>#WERT!</text:p>
          </table:table-cell>
          <table:table-cell table:formula="of:=(INDEX('Recall';[.$T12]*3-2)+INDEX('Recall';[.$T12]*3-1)+INDEX('Recall';[.$T12]*3))/3" office:value-type="float" office:value="0">
            <text:p>#WERT!</text:p>
          </table:table-cell>
          <table:table-cell table:formula="of:=(INDEX('RMSE';[.$T12]*3-2)+INDEX('RMSE';[.$T12]*3-1)+INDEX('RMSE';[.$T12]*3))/3" office:value-type="float" office:value="0">
            <text:p>#WERT!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36.4866666666667">
            <text:p>36,4866666667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float" office:value="69.7366666666667">
            <text:p>69,7366666667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.28">
            <text:p>35,28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128.46">
            <text:p>128,46</text:p>
          </table:table-cell>
          <table:table-cell office:value-type="float" office:value="3600">
            <text:p>3600</text:p>
          </table:table-cell>
          <table:table-cell/>
          <table:table-cell table:style-name="ce1" table:formula="of:=INDEX([.A$2:.A186];[.T13]*3)" office:value-type="string" office:string-value="InSight3">
            <text:p>InSight3</text:p>
          </table:table-cell>
          <table:table-cell table:style-name="ce1" table:formula="of:=INDEX([.C$2:.C186];[.T13]*3)" office:value-type="float" office:value="1">
            <text:p>1</text:p>
          </table:table-cell>
          <table:table-cell table:formula="of:=(INDEX('Jaccard';[.$T13]*3-2)+INDEX('Jaccard';[.$T13]*3-1)+INDEX('Jaccard';[.$T13]*3))/3" office:value-type="float" office:value="0">
            <text:p>#WERT!</text:p>
          </table:table-cell>
          <table:table-cell table:formula="of:=(INDEX('Precision';[.$T13]*3-2)+INDEX('Precision';[.$T13]*3-1)+INDEX('Precision';[.$T13]*3))/3" office:value-type="float" office:value="0">
            <text:p>#WERT!</text:p>
          </table:table-cell>
          <table:table-cell table:formula="of:=(INDEX('Recall';[.$T13]*3-2)+INDEX('Recall';[.$T13]*3-1)+INDEX('Recall';[.$T13]*3))/3" office:value-type="float" office:value="0">
            <text:p>#WERT!</text:p>
          </table:table-cell>
          <table:table-cell table:formula="of:=(INDEX('RMSE';[.$T13]*3-2)+INDEX('RMSE';[.$T13]*3-1)+INDEX('RMSE';[.$T13]*3))/3" office:value-type="float" office:value="0">
            <text:p>#WERT!</text:p>
          </table:table-cell>
          <table:table-cell table:number-columns-repeated="3"/>
          <table:table-cell office:value-type="float" office:value="12">
            <text:p>12</text:p>
          </table:table-cell>
          <table:table-cell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45.1166666666667">
            <text:p>45,1166666667</text:p>
          </table:table-cell>
          <table:table-cell office:value-type="float" office:value="89.6666666666667">
            <text:p>89,6666666667</text:p>
          </table:table-cell>
          <table:table-cell office:value-type="float" office:value="47">
            <text:p>47</text:p>
          </table:table-cell>
          <table:table-cell office:value-type="float" office:value="82.2533333333334">
            <text:p>82,2533333333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a</text:p>
          </table:table-cell>
          <table:table-cell office:value-type="float" office:value="450">
            <text:p>450</text:p>
          </table:table-cell>
          <table:table-cell/>
          <table:table-cell table:style-name="ce1" table:formula="of:=INDEX([.A$2:.A187];[.T14]*3)" office:value-type="string" office:string-value="LivePALM">
            <text:p>LivePALM</text:p>
          </table:table-cell>
          <table:table-cell table:style-name="ce1" table:formula="of:=INDEX([.C$2:.C187];[.T14]*3)" office:value-type="float" office:value="1">
            <text:p>1</text:p>
          </table:table-cell>
          <table:table-cell table:formula="of:=(INDEX('Jaccard';[.$T14]*3-2)+INDEX('Jaccard';[.$T14]*3-1)+INDEX('Jaccard';[.$T14]*3))/3" office:value-type="float" office:value="0">
            <text:p>#WERT!</text:p>
          </table:table-cell>
          <table:table-cell table:formula="of:=(INDEX('Precision';[.$T14]*3-2)+INDEX('Precision';[.$T14]*3-1)+INDEX('Precision';[.$T14]*3))/3" office:value-type="float" office:value="0">
            <text:p>#WERT!</text:p>
          </table:table-cell>
          <table:table-cell table:formula="of:=(INDEX('Recall';[.$T14]*3-2)+INDEX('Recall';[.$T14]*3-1)+INDEX('Recall';[.$T14]*3))/3" office:value-type="float" office:value="0">
            <text:p>#WERT!</text:p>
          </table:table-cell>
          <table:table-cell table:formula="of:=(INDEX('RMSE';[.$T14]*3-2)+INDEX('RMSE';[.$T14]*3-1)+INDEX('RMSE';[.$T14]*3))/3" office:value-type="float" office:value="0">
            <text:p>#WERT!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11.8433333333333">
            <text:p>11,8433333333</text:p>
          </table:table-cell>
          <table:table-cell office:value-type="float" office:value="89.6666666666667">
            <text:p>89,6666666667</text:p>
          </table:table-cell>
          <table:table-cell office:value-type="float" office:value="13">
            <text:p>13</text:p>
          </table:table-cell>
          <table:table-cell office:value-type="float" office:value="46.5033333333333">
            <text:p>46,5033333333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a</text:p>
          </table:table-cell>
          <table:table-cell office:value-type="float" office:value="150">
            <text:p>150</text:p>
          </table:table-cell>
          <table:table-cell/>
          <table:table-cell table:style-name="ce1" table:formula="of:=INDEX([.A$2:.A188];[.T15]*3)" office:value-type="string" office:string-value="M2LE">
            <text:p>M2LE</text:p>
          </table:table-cell>
          <table:table-cell table:style-name="ce1" table:formula="of:=INDEX([.C$2:.C188];[.T15]*3)" office:value-type="float" office:value="1">
            <text:p>1</text:p>
          </table:table-cell>
          <table:table-cell table:formula="of:=(INDEX('Jaccard';[.$T15]*3-2)+INDEX('Jaccard';[.$T15]*3-1)+INDEX('Jaccard';[.$T15]*3))/3" office:value-type="float" office:value="0">
            <text:p>#WERT!</text:p>
          </table:table-cell>
          <table:table-cell table:formula="of:=(INDEX('Precision';[.$T15]*3-2)+INDEX('Precision';[.$T15]*3-1)+INDEX('Precision';[.$T15]*3))/3" office:value-type="float" office:value="0">
            <text:p>#WERT!</text:p>
          </table:table-cell>
          <table:table-cell table:formula="of:=(INDEX('Recall';[.$T15]*3-2)+INDEX('Recall';[.$T15]*3-1)+INDEX('Recall';[.$T15]*3))/3" office:value-type="float" office:value="0">
            <text:p>#WERT!</text:p>
          </table:table-cell>
          <table:table-cell table:formula="of:=(INDEX('RMSE';[.$T15]*3-2)+INDEX('RMSE';[.$T15]*3-1)+INDEX('RMSE';[.$T15]*3))/3" office:value-type="float" office:value="0">
            <text:p>#WERT!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string">
            <text:p>Fast-ML-HD</text:p>
          </table:table-cell>
          <table:table-cell office:value-type="float" office:value="1">
            <text:p>1</text:p>
          </table:table-cell>
          <table:table-cell office:value-type="float" office:value="53.3166666666667">
            <text:p>53,3166666667</text:p>
          </table:table-cell>
          <table:table-cell office:value-type="float" office:value="89.3333333333333">
            <text:p>89,3333333333</text:p>
          </table:table-cell>
          <table:table-cell office:value-type="float" office:value="58">
            <text:p>58</text:p>
          </table:table-cell>
          <table:table-cell office:value-type="float" office:value="72.0333333333333">
            <text:p>72,0333333333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na</text:p>
          </table:table-cell>
          <table:table-cell office:value-type="float" office:value="420">
            <text:p>420</text:p>
          </table:table-cell>
          <table:table-cell/>
          <table:table-cell table:style-name="ce1" table:formula="of:=INDEX([.A$2:.A189];[.T16]*3)" office:value-type="string" office:string-value="MicroManager LM">
            <text:p>MicroManager LM</text:p>
          </table:table-cell>
          <table:table-cell table:style-name="ce1" table:formula="of:=INDEX([.C$2:.C189];[.T16]*3)" office:value-type="float" office:value="1">
            <text:p>1</text:p>
          </table:table-cell>
          <table:table-cell table:formula="of:=(INDEX('Jaccard';[.$T16]*3-2)+INDEX('Jaccard';[.$T16]*3-1)+INDEX('Jaccard';[.$T16]*3))/3" office:value-type="float" office:value="0">
            <text:p>#WERT!</text:p>
          </table:table-cell>
          <table:table-cell table:formula="of:=(INDEX('Precision';[.$T16]*3-2)+INDEX('Precision';[.$T16]*3-1)+INDEX('Precision';[.$T16]*3))/3" office:value-type="float" office:value="0">
            <text:p>#WERT!</text:p>
          </table:table-cell>
          <table:table-cell table:formula="of:=(INDEX('Recall';[.$T16]*3-2)+INDEX('Recall';[.$T16]*3-1)+INDEX('Recall';[.$T16]*3))/3" office:value-type="float" office:value="0">
            <text:p>#WERT!</text:p>
          </table:table-cell>
          <table:table-cell table:formula="of:=(INDEX('RMSE';[.$T16]*3-2)+INDEX('RMSE';[.$T16]*3-1)+INDEX('RMSE';[.$T16]*3))/3" office:value-type="float" office:value="0">
            <text:p>#WERT!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5.7133333333333">
            <text:p>15,7133333333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  <table:table-cell office:value-type="float" office:value="71.9633333333333">
            <text:p>71,9633333333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2.39">
            <text:p>52,39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46.9">
            <text:p>46,9</text:p>
          </table:table-cell>
          <table:table-cell office:value-type="float" office:value="8775">
            <text:p>8775</text:p>
          </table:table-cell>
          <table:table-cell/>
          <table:table-cell table:style-name="ce1" table:formula="of:=INDEX([.A$2:.A190];[.T17]*3)" office:value-type="string" office:string-value="Octane">
            <text:p>Octane</text:p>
          </table:table-cell>
          <table:table-cell table:style-name="ce1" table:formula="of:=INDEX([.C$2:.C190];[.T17]*3)" office:value-type="float" office:value="1">
            <text:p>1</text:p>
          </table:table-cell>
          <table:table-cell table:formula="of:=(INDEX('Jaccard';[.$T17]*3-2)+INDEX('Jaccard';[.$T17]*3-1)+INDEX('Jaccard';[.$T17]*3))/3" office:value-type="float" office:value="18.23">
            <text:p>18,23</text:p>
          </table:table-cell>
          <table:table-cell table:formula="of:=(INDEX('Precision';[.$T17]*3-2)+INDEX('Precision';[.$T17]*3-1)+INDEX('Precision';[.$T17]*3))/3" office:value-type="float" office:value="100">
            <text:p>100</text:p>
          </table:table-cell>
          <table:table-cell table:formula="of:=(INDEX('Recall';[.$T17]*3-2)+INDEX('Recall';[.$T17]*3-1)+INDEX('Recall';[.$T17]*3))/3" office:value-type="float" office:value="18">
            <text:p>18</text:p>
          </table:table-cell>
          <table:table-cell table:formula="of:=(INDEX('RMSE';[.$T17]*3-2)+INDEX('RMSE';[.$T17]*3-1)+INDEX('RMSE';[.$T17]*3))/3" office:value-type="float" office:value="47.0133333333333">
            <text:p>47,0133333333</text:p>
          </table:table-cell>
          <table:table-cell table:number-columns-repeated="3"/>
          <table:table-cell office:value-type="float" office:value="16">
            <text:p>16</text:p>
          </table:table-cell>
          <table:table-cell/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89">
            <text:p>37,8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65.38">
            <text:p>65,38</text:p>
          </table:table-cell>
          <table:table-cell office:value-type="float" office:value="5198">
            <text:p>5198</text:p>
          </table:table-cell>
          <table:table-cell/>
          <table:table-cell table:style-name="ce1" table:formula="of:=INDEX([.A$2:.A191];[.T18]*3)" office:value-type="string" office:string-value="PeakFit">
            <text:p>PeakFit</text:p>
          </table:table-cell>
          <table:table-cell table:style-name="ce1" table:formula="of:=INDEX([.C$2:.C191];[.T18]*3)" office:value-type="float" office:value="1">
            <text:p>1</text:p>
          </table:table-cell>
          <table:table-cell table:formula="of:=(INDEX('Jaccard';[.$T18]*3-2)+INDEX('Jaccard';[.$T18]*3-1)+INDEX('Jaccard';[.$T18]*3))/3" office:value-type="float" office:value="37.5233333333333">
            <text:p>37,5233333333</text:p>
          </table:table-cell>
          <table:table-cell table:formula="of:=(INDEX('Precision';[.$T18]*3-2)+INDEX('Precision';[.$T18]*3-1)+INDEX('Precision';[.$T18]*3))/3" office:value-type="float" office:value="96">
            <text:p>96</text:p>
          </table:table-cell>
          <table:table-cell table:formula="of:=(INDEX('Recall';[.$T18]*3-2)+INDEX('Recall';[.$T18]*3-1)+INDEX('Recall';[.$T18]*3))/3" office:value-type="float" office:value="38.6666666666667">
            <text:p>38,6666666667</text:p>
          </table:table-cell>
          <table:table-cell table:formula="of:=(INDEX('RMSE';[.$T18]*3-2)+INDEX('RMSE';[.$T18]*3-1)+INDEX('RMSE';[.$T18]*3))/3" office:value-type="float" office:value="68.6533333333333">
            <text:p>68,6533333333</text:p>
          </table:table-cell>
          <table:table-cell table:number-columns-repeated="3"/>
          <table:table-cell office:value-type="float" office:value="17">
            <text:p>17</text:p>
          </table:table-cell>
          <table:table-cell/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.09">
            <text:p>28,0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7.64">
            <text:p>77,64</text:p>
          </table:table-cell>
          <table:table-cell office:value-type="float" office:value="15100">
            <text:p>15100</text:p>
          </table:table-cell>
          <table:table-cell/>
          <table:table-cell table:style-name="ce1" table:formula="of:=INDEX([.A$2:.A192];[.T19]*3)" office:value-type="string" office:string-value="PeakSelector">
            <text:p>PeakSelector</text:p>
          </table:table-cell>
          <table:table-cell table:style-name="ce1" table:formula="of:=INDEX([.C$2:.C192];[.T19]*3)" office:value-type="float" office:value="1">
            <text:p>1</text:p>
          </table:table-cell>
          <table:table-cell table:formula="of:=(INDEX('Jaccard';[.$T19]*3-2)+INDEX('Jaccard';[.$T19]*3-1)+INDEX('Jaccard';[.$T19]*3))/3" office:value-type="float" office:value="15.7133333333333">
            <text:p>15,7133333333</text:p>
          </table:table-cell>
          <table:table-cell table:formula="of:=(INDEX('Precision';[.$T19]*3-2)+INDEX('Precision';[.$T19]*3-1)+INDEX('Precision';[.$T19]*3))/3" office:value-type="float" office:value="74">
            <text:p>74</text:p>
          </table:table-cell>
          <table:table-cell table:formula="of:=(INDEX('Recall';[.$T19]*3-2)+INDEX('Recall';[.$T19]*3-1)+INDEX('Recall';[.$T19]*3))/3" office:value-type="float" office:value="29">
            <text:p>29</text:p>
          </table:table-cell>
          <table:table-cell table:formula="of:=(INDEX('RMSE';[.$T19]*3-2)+INDEX('RMSE';[.$T19]*3-1)+INDEX('RMSE';[.$T19]*3))/3" office:value-type="float" office:value="71.9633333333333">
            <text:p>71,9633333333</text:p>
          </table:table-cell>
          <table:table-cell table:number-columns-repeated="3"/>
          <table:table-cell office:value-type="float" office:value="18">
            <text:p>18</text:p>
          </table:table-cell>
          <table:table-cell/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9.9">
            <text:p>59,9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0.71">
            <text:p>50,71</text:p>
          </table:table-cell>
          <table:table-cell office:value-type="float" office:value="102">
            <text:p>102</text:p>
          </table:table-cell>
          <table:table-cell/>
          <table:table-cell table:style-name="ce1" table:formula="of:=INDEX([.A$2:.A193];[.T20]*3)" office:value-type="string" office:string-value="PYME">
            <text:p>PYME</text:p>
          </table:table-cell>
          <table:table-cell table:style-name="ce1" table:formula="of:=INDEX([.C$2:.C193];[.T20]*3)" office:value-type="float" office:value="1">
            <text:p>1</text:p>
          </table:table-cell>
          <table:table-cell table:formula="of:=(INDEX('Jaccard';[.$T20]*3-2)+INDEX('Jaccard';[.$T20]*3-1)+INDEX('Jaccard';[.$T20]*3))/3" office:value-type="float" office:value="0">
            <text:p>#WERT!</text:p>
          </table:table-cell>
          <table:table-cell table:formula="of:=(INDEX('Precision';[.$T20]*3-2)+INDEX('Precision';[.$T20]*3-1)+INDEX('Precision';[.$T20]*3))/3" office:value-type="float" office:value="0">
            <text:p>#WERT!</text:p>
          </table:table-cell>
          <table:table-cell table:formula="of:=(INDEX('Recall';[.$T20]*3-2)+INDEX('Recall';[.$T20]*3-1)+INDEX('Recall';[.$T20]*3))/3" office:value-type="float" office:value="0">
            <text:p>#WERT!</text:p>
          </table:table-cell>
          <table:table-cell table:formula="of:=(INDEX('RMSE';[.$T20]*3-2)+INDEX('RMSE';[.$T20]*3-1)+INDEX('RMSE';[.$T20]*3))/3" office:value-type="float" office:value="0">
            <text:p>#WERT!</text:p>
          </table:table-cell>
          <table:table-cell table:number-columns-repeated="3"/>
          <table:table-cell office:value-type="float" office:value="19">
            <text:p>19</text:p>
          </table:table-cell>
          <table:table-cell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.02">
            <text:p>57,02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81.74">
            <text:p>81,74</text:p>
          </table:table-cell>
          <table:table-cell office:value-type="float" office:value="123">
            <text:p>123</text:p>
          </table:table-cell>
          <table:table-cell/>
          <table:table-cell table:style-name="ce1" table:formula="of:=INDEX([.A$2:.A194];[.T21]*3)" office:value-type="string" office:string-value="QuickPalm">
            <text:p>QuickPalm</text:p>
          </table:table-cell>
          <table:table-cell table:style-name="ce1" table:formula="of:=INDEX([.C$2:.C194];[.T21]*3)" office:value-type="float" office:value="1">
            <text:p>1</text:p>
          </table:table-cell>
          <table:table-cell table:formula="of:=(INDEX('Jaccard';[.$T21]*3-2)+INDEX('Jaccard';[.$T21]*3-1)+INDEX('Jaccard';[.$T21]*3))/3" office:value-type="float" office:value="8.90666666666667">
            <text:p>8,9066666667</text:p>
          </table:table-cell>
          <table:table-cell table:formula="of:=(INDEX('Precision';[.$T21]*3-2)+INDEX('Precision';[.$T21]*3-1)+INDEX('Precision';[.$T21]*3))/3" office:value-type="float" office:value="100">
            <text:p>100</text:p>
          </table:table-cell>
          <table:table-cell table:formula="of:=(INDEX('Recall';[.$T21]*3-2)+INDEX('Recall';[.$T21]*3-1)+INDEX('Recall';[.$T21]*3))/3" office:value-type="float" office:value="9">
            <text:p>9</text:p>
          </table:table-cell>
          <table:table-cell table:formula="of:=(INDEX('RMSE';[.$T21]*3-2)+INDEX('RMSE';[.$T21]*3-1)+INDEX('RMSE';[.$T21]*3))/3" office:value-type="float" office:value="61.26">
            <text:p>61,26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.03">
            <text:p>43,0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83.65">
            <text:p>83,65</text:p>
          </table:table-cell>
          <table:table-cell office:value-type="float" office:value="100">
            <text:p>100</text:p>
          </table:table-cell>
          <table:table-cell/>
          <table:table-cell table:style-name="ce1" table:formula="of:=INDEX([.A$2:.A195];[.T22]*3)" office:value-type="string" office:string-value="RadialSymmetry">
            <text:p>RadialSymmetry</text:p>
          </table:table-cell>
          <table:table-cell table:style-name="ce1" table:formula="of:=INDEX([.C$2:.C195];[.T22]*3)" office:value-type="float" office:value="1">
            <text:p>1</text:p>
          </table:table-cell>
          <table:table-cell table:formula="of:=(INDEX('Jaccard';[.$T22]*3-2)+INDEX('Jaccard';[.$T22]*3-1)+INDEX('Jaccard';[.$T22]*3))/3" office:value-type="float" office:value="11.8433333333333">
            <text:p>11,8433333333</text:p>
          </table:table-cell>
          <table:table-cell table:formula="of:=(INDEX('Precision';[.$T22]*3-2)+INDEX('Precision';[.$T22]*3-1)+INDEX('Precision';[.$T22]*3))/3" office:value-type="float" office:value="89.6666666666667">
            <text:p>89,6666666667</text:p>
          </table:table-cell>
          <table:table-cell table:formula="of:=(INDEX('Recall';[.$T22]*3-2)+INDEX('Recall';[.$T22]*3-1)+INDEX('Recall';[.$T22]*3))/3" office:value-type="float" office:value="13">
            <text:p>13</text:p>
          </table:table-cell>
          <table:table-cell table:formula="of:=(INDEX('RMSE';[.$T22]*3-2)+INDEX('RMSE';[.$T22]*3-1)+INDEX('RMSE';[.$T22]*3))/3" office:value-type="float" office:value="46.5033333333333">
            <text:p>46,5033333333</text:p>
          </table:table-cell>
          <table:table-cell table:number-columns-repeated="3"/>
          <table:table-cell office:value-type="float" office:value="21">
            <text:p>21</text:p>
          </table:table-cell>
          <table:table-cell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.67">
            <text:p>24,67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45.09">
            <text:p>45,09</text:p>
          </table:table-cell>
          <table:table-cell office:value-type="float" office:value="3.22">
            <text:p>3,22</text:p>
          </table:table-cell>
          <table:table-cell/>
          <table:table-cell table:style-name="ce1" table:formula="of:=INDEX([.A$2:.A196];[.T23]*3)" office:value-type="string" office:string-value="RapidStorm">
            <text:p>RapidStorm</text:p>
          </table:table-cell>
          <table:table-cell table:style-name="ce1" table:formula="of:=INDEX([.C$2:.C196];[.T23]*3)" office:value-type="float" office:value="1">
            <text:p>1</text:p>
          </table:table-cell>
          <table:table-cell table:formula="of:=(INDEX('Jaccard';[.$T23]*3-2)+INDEX('Jaccard';[.$T23]*3-1)+INDEX('Jaccard';[.$T23]*3))/3" office:value-type="float" office:value="0">
            <text:p>#WERT!</text:p>
          </table:table-cell>
          <table:table-cell table:formula="of:=(INDEX('Precision';[.$T23]*3-2)+INDEX('Precision';[.$T23]*3-1)+INDEX('Precision';[.$T23]*3))/3" office:value-type="float" office:value="0">
            <text:p>#WERT!</text:p>
          </table:table-cell>
          <table:table-cell table:formula="of:=(INDEX('Recall';[.$T23]*3-2)+INDEX('Recall';[.$T23]*3-1)+INDEX('Recall';[.$T23]*3))/3" office:value-type="float" office:value="0">
            <text:p>#WERT!</text:p>
          </table:table-cell>
          <table:table-cell table:formula="of:=(INDEX('RMSE';[.$T23]*3-2)+INDEX('RMSE';[.$T23]*3-1)+INDEX('RMSE';[.$T23]*3))/3" office:value-type="float" office:value="0">
            <text:p>#WERT!</text:p>
          </table:table-cell>
          <table:table-cell table:number-columns-repeated="3"/>
          <table:table-cell office:value-type="float" office:value="22">
            <text:p>22</text:p>
          </table:table-cell>
          <table:table-cell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.89">
            <text:p>11,8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5.67">
            <text:p>65,67</text:p>
          </table:table-cell>
          <table:table-cell office:value-type="float" office:value="0.7">
            <text:p>0,7</text:p>
          </table:table-cell>
          <table:table-cell/>
          <table:table-cell table:style-name="ce1" table:formula="of:=INDEX([.A$2:.A197];[.T24]*3)" office:value-type="string" office:string-value="SimplePalm">
            <text:p>SimplePalm</text:p>
          </table:table-cell>
          <table:table-cell table:style-name="ce1" table:formula="of:=INDEX([.C$2:.C197];[.T24]*3)" office:value-type="float" office:value="1">
            <text:p>1</text:p>
          </table:table-cell>
          <table:table-cell table:formula="of:=(INDEX('Jaccard';[.$T24]*3-2)+INDEX('Jaccard';[.$T24]*3-1)+INDEX('Jaccard';[.$T24]*3))/3" office:value-type="float" office:value="0">
            <text:p>#WERT!</text:p>
          </table:table-cell>
          <table:table-cell table:formula="of:=(INDEX('Precision';[.$T24]*3-2)+INDEX('Precision';[.$T24]*3-1)+INDEX('Precision';[.$T24]*3))/3" office:value-type="float" office:value="0">
            <text:p>#WERT!</text:p>
          </table:table-cell>
          <table:table-cell table:formula="of:=(INDEX('Recall';[.$T24]*3-2)+INDEX('Recall';[.$T24]*3-1)+INDEX('Recall';[.$T24]*3))/3" office:value-type="float" office:value="0">
            <text:p>#WERT!</text:p>
          </table:table-cell>
          <table:table-cell table:formula="of:=(INDEX('RMSE';[.$T24]*3-2)+INDEX('RMSE';[.$T24]*3-1)+INDEX('RMSE';[.$T24]*3))/3" office:value-type="float" office:value="0">
            <text:p>#WERT!</text:p>
          </table:table-cell>
          <table:table-cell table:number-columns-repeated="3"/>
          <table:table-cell office:value-type="float" office:value="23">
            <text:p>23</text:p>
          </table:table-cell>
          <table:table-cell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44">
            <text:p>6,4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6.03">
            <text:p>46,03</text:p>
          </table:table-cell>
          <table:table-cell office:value-type="float" office:value="1.9">
            <text:p>1,9</text:p>
          </table:table-cell>
          <table:table-cell/>
          <table:table-cell table:style-name="ce1" table:formula="of:=INDEX([.A$2:.A198];[.T25]*3)" office:value-type="string" office:string-value="SimpleStorm">
            <text:p>SimpleStorm</text:p>
          </table:table-cell>
          <table:table-cell table:style-name="ce1" table:formula="of:=INDEX([.C$2:.C198];[.T25]*3)" office:value-type="float" office:value="1">
            <text:p>1</text:p>
          </table:table-cell>
          <table:table-cell table:formula="of:=(INDEX('Jaccard';[.$T25]*3-2)+INDEX('Jaccard';[.$T25]*3-1)+INDEX('Jaccard';[.$T25]*3))/3" office:value-type="float" office:value="27.9433333333333">
            <text:p>27,9433333333</text:p>
          </table:table-cell>
          <table:table-cell table:formula="of:=(INDEX('Precision';[.$T25]*3-2)+INDEX('Precision';[.$T25]*3-1)+INDEX('Precision';[.$T25]*3))/3" office:value-type="float" office:value="100">
            <text:p>100</text:p>
          </table:table-cell>
          <table:table-cell table:formula="of:=(INDEX('Recall';[.$T25]*3-2)+INDEX('Recall';[.$T25]*3-1)+INDEX('Recall';[.$T25]*3))/3" office:value-type="float" office:value="28.3333333333333">
            <text:p>28,3333333333</text:p>
          </table:table-cell>
          <table:table-cell table:formula="of:=(INDEX('RMSE';[.$T25]*3-2)+INDEX('RMSE';[.$T25]*3-1)+INDEX('RMSE';[.$T25]*3))/3" office:value-type="float" office:value="55.0366666666667">
            <text:p>55,0366666667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199];[.T26]*3)" office:value-type="string" office:string-value="SNSMIL">
            <text:p>SNSMIL</text:p>
          </table:table-cell>
          <table:table-cell table:style-name="ce1" table:formula="of:=INDEX([.C$2:.C199];[.T26]*3)" office:value-type="float" office:value="1">
            <text:p>1</text:p>
          </table:table-cell>
          <table:table-cell table:formula="of:=(INDEX('Jaccard';[.$T26]*3-2)+INDEX('Jaccard';[.$T26]*3-1)+INDEX('Jaccard';[.$T26]*3))/3" office:value-type="float" office:value="23.3633333333333">
            <text:p>23,3633333333</text:p>
          </table:table-cell>
          <table:table-cell table:formula="of:=(INDEX('Precision';[.$T26]*3-2)+INDEX('Precision';[.$T26]*3-1)+INDEX('Precision';[.$T26]*3))/3" office:value-type="float" office:value="99">
            <text:p>99</text:p>
          </table:table-cell>
          <table:table-cell table:formula="of:=(INDEX('Recall';[.$T26]*3-2)+INDEX('Recall';[.$T26]*3-1)+INDEX('Recall';[.$T26]*3))/3" office:value-type="float" office:value="23.3333333333333">
            <text:p>23,3333333333</text:p>
          </table:table-cell>
          <table:table-cell table:formula="of:=(INDEX('RMSE';[.$T26]*3-2)+INDEX('RMSE';[.$T26]*3-1)+INDEX('RMSE';[.$T26]*3))/3" office:value-type="float" office:value="66.75">
            <text:p>66,75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0];[.T27]*3)" office:value-type="string" office:string-value="SOSplugin">
            <text:p>SOSplugin</text:p>
          </table:table-cell>
          <table:table-cell table:style-name="ce1" table:formula="of:=INDEX([.C$2:.C200];[.T27]*3)" office:value-type="float" office:value="1">
            <text:p>1</text:p>
          </table:table-cell>
          <table:table-cell table:formula="of:=(INDEX('Jaccard';[.$T27]*3-2)+INDEX('Jaccard';[.$T27]*3-1)+INDEX('Jaccard';[.$T27]*3))/3" office:value-type="float" office:value="18.24">
            <text:p>18,24</text:p>
          </table:table-cell>
          <table:table-cell table:formula="of:=(INDEX('Precision';[.$T27]*3-2)+INDEX('Precision';[.$T27]*3-1)+INDEX('Precision';[.$T27]*3))/3" office:value-type="float" office:value="100">
            <text:p>100</text:p>
          </table:table-cell>
          <table:table-cell table:formula="of:=(INDEX('Recall';[.$T27]*3-2)+INDEX('Recall';[.$T27]*3-1)+INDEX('Recall';[.$T27]*3))/3" office:value-type="float" office:value="18.3333333333333">
            <text:p>18,3333333333</text:p>
          </table:table-cell>
          <table:table-cell table:formula="of:=(INDEX('RMSE';[.$T27]*3-2)+INDEX('RMSE';[.$T27]*3-1)+INDEX('RMSE';[.$T27]*3))/3" office:value-type="float" office:value="55.3866666666667">
            <text:p>55,3866666667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1];[.T28]*3)" office:value-type="string" office:string-value="ThunderSTORM">
            <text:p>ThunderSTORM</text:p>
          </table:table-cell>
          <table:table-cell table:style-name="ce1" table:formula="of:=INDEX([.C$2:.C201];[.T28]*3)" office:value-type="float" office:value="1">
            <text:p>1</text:p>
          </table:table-cell>
          <table:table-cell table:formula="of:=(INDEX('Jaccard';[.$T28]*3-2)+INDEX('Jaccard';[.$T28]*3-1)+INDEX('Jaccard';[.$T28]*3))/3" office:value-type="float" office:value="25.19">
            <text:p>25,19</text:p>
          </table:table-cell>
          <table:table-cell table:formula="of:=(INDEX('Precision';[.$T28]*3-2)+INDEX('Precision';[.$T28]*3-1)+INDEX('Precision';[.$T28]*3))/3" office:value-type="float" office:value="99.6666666666667">
            <text:p>99,6666666667</text:p>
          </table:table-cell>
          <table:table-cell table:formula="of:=(INDEX('Recall';[.$T28]*3-2)+INDEX('Recall';[.$T28]*3-1)+INDEX('Recall';[.$T28]*3))/3" office:value-type="float" office:value="32">
            <text:p>32</text:p>
          </table:table-cell>
          <table:table-cell table:formula="of:=(INDEX('RMSE';[.$T28]*3-2)+INDEX('RMSE';[.$T28]*3-1)+INDEX('RMSE';[.$T28]*3))/3" office:value-type="float" office:value="57.1266666666667">
            <text:p>57,1266666667</text:p>
          </table:table-cell>
          <table:table-cell table:number-columns-repeated="3"/>
          <table:table-cell office:value-type="float" office:value="27">
            <text:p>27</text:p>
          </table:table-cell>
          <table:table-cell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2];[.T29]*3)" office:value-type="string" office:string-value="Wavelet FlouroBrancroft">
            <text:p>Wavelet FlouroBrancroft</text:p>
          </table:table-cell>
          <table:table-cell table:style-name="ce1" table:formula="of:=INDEX([.C$2:.C202];[.T29]*3)" office:value-type="float" office:value="1">
            <text:p>1</text:p>
          </table:table-cell>
          <table:table-cell table:formula="of:=(INDEX('Jaccard';[.$T29]*3-2)+INDEX('Jaccard';[.$T29]*3-1)+INDEX('Jaccard';[.$T29]*3))/3" office:value-type="float" office:value="19.1933333333333">
            <text:p>19,1933333333</text:p>
          </table:table-cell>
          <table:table-cell table:formula="of:=(INDEX('Precision';[.$T29]*3-2)+INDEX('Precision';[.$T29]*3-1)+INDEX('Precision';[.$T29]*3))/3" office:value-type="float" office:value="99.6666666666667">
            <text:p>99,6666666667</text:p>
          </table:table-cell>
          <table:table-cell table:formula="of:=(INDEX('Recall';[.$T29]*3-2)+INDEX('Recall';[.$T29]*3-1)+INDEX('Recall';[.$T29]*3))/3" office:value-type="float" office:value="19.3333333333333">
            <text:p>19,3333333333</text:p>
          </table:table-cell>
          <table:table-cell table:formula="of:=(INDEX('RMSE';[.$T29]*3-2)+INDEX('RMSE';[.$T29]*3-1)+INDEX('RMSE';[.$T29]*3))/3" office:value-type="float" office:value="65.66">
            <text:p>65,66</text:p>
          </table:table-cell>
          <table:table-cell table:number-columns-repeated="3"/>
          <table:table-cell office:value-type="float" office:value="28">
            <text:p>28</text:p>
          </table:table-cell>
          <table:table-cell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3];[.T30]*3)" office:value-type="string" office:string-value="WaveTracer">
            <text:p>WaveTracer</text:p>
          </table:table-cell>
          <table:table-cell table:style-name="ce1" table:formula="of:=INDEX([.C$2:.C203];[.T30]*3)" office:value-type="float" office:value="1">
            <text:p>1</text:p>
          </table:table-cell>
          <table:table-cell table:formula="of:=(INDEX('Jaccard';[.$T30]*3-2)+INDEX('Jaccard';[.$T30]*3-1)+INDEX('Jaccard';[.$T30]*3))/3" office:value-type="float" office:value="0">
            <text:p>#WERT!</text:p>
          </table:table-cell>
          <table:table-cell table:formula="of:=(INDEX('Precision';[.$T30]*3-2)+INDEX('Precision';[.$T30]*3-1)+INDEX('Precision';[.$T30]*3))/3" office:value-type="float" office:value="0">
            <text:p>#WERT!</text:p>
          </table:table-cell>
          <table:table-cell table:formula="of:=(INDEX('Recall';[.$T30]*3-2)+INDEX('Recall';[.$T30]*3-1)+INDEX('Recall';[.$T30]*3))/3" office:value-type="float" office:value="0">
            <text:p>#WERT!</text:p>
          </table:table-cell>
          <table:table-cell table:formula="of:=(INDEX('RMSE';[.$T30]*3-2)+INDEX('RMSE';[.$T30]*3-1)+INDEX('RMSE';[.$T30]*3))/3" office:value-type="float" office:value="0">
            <text:p>#WERT!</text:p>
          </table:table-cell>
          <table:table-cell table:number-columns-repeated="3"/>
          <table:table-cell office:value-type="float" office:value="29">
            <text:p>29</text:p>
          </table:table-cell>
          <table:table-cell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4];[.T31]*3)" office:value-type="string" office:string-value="B/Recs">
            <text:p>B/Recs</text:p>
          </table:table-cell>
          <table:table-cell table:style-name="ce1" table:formula="of:=INDEX([.C$2:.C204];[.T31]*3)" office:value-type="float" office:value="2">
            <text:p>2</text:p>
          </table:table-cell>
          <table:table-cell table:formula="of:=(INDEX('Jaccard';[.$T31]*3-2)+INDEX('Jaccard';[.$T31]*3-1)+INDEX('Jaccard';[.$T31]*3))/3" office:value-type="float" office:value="60.0733333333333">
            <text:p>60,0733333333</text:p>
          </table:table-cell>
          <table:table-cell table:formula="of:=(INDEX('Precision';[.$T31]*3-2)+INDEX('Precision';[.$T31]*3-1)+INDEX('Precision';[.$T31]*3))/3" office:value-type="float" office:value="84.3333333333333">
            <text:p>84,3333333333</text:p>
          </table:table-cell>
          <table:table-cell table:formula="of:=(INDEX('Recall';[.$T31]*3-2)+INDEX('Recall';[.$T31]*3-1)+INDEX('Recall';[.$T31]*3))/3" office:value-type="float" office:value="67.6666666666667">
            <text:p>67,6666666667</text:p>
          </table:table-cell>
          <table:table-cell table:formula="of:=(INDEX('RMSE';[.$T31]*3-2)+INDEX('RMSE';[.$T31]*3-1)+INDEX('RMSE';[.$T31]*3))/3" office:value-type="float" office:value="45.9833333333333">
            <text:p>45,9833333333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68.4833333333333">
            <text:p>68,4833333333</text:p>
          </table:table-cell>
          <table:table-cell office:value-type="float" office:value="100">
            <text:p>100</text:p>
          </table:table-cell>
          <table:table-cell office:value-type="float" office:value="68.6666666666667">
            <text:p>68,6666666667</text:p>
          </table:table-cell>
          <table:table-cell office:value-type="float" office:value="37.77">
            <text:p>37,77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5];[.T32]*3)" office:value-type="string" office:string-value="ClearPALM">
            <text:p>ClearPALM</text:p>
          </table:table-cell>
          <table:table-cell table:style-name="ce1" table:formula="of:=INDEX([.C$2:.C205];[.T32]*3)" office:value-type="float" office:value="2">
            <text:p>2</text:p>
          </table:table-cell>
          <table:table-cell table:formula="of:=(INDEX('Jaccard';[.$T32]*3-2)+INDEX('Jaccard';[.$T32]*3-1)+INDEX('Jaccard';[.$T32]*3))/3" office:value-type="float" office:value="0">
            <text:p>#WERT!</text:p>
          </table:table-cell>
          <table:table-cell table:formula="of:=(INDEX('Precision';[.$T32]*3-2)+INDEX('Precision';[.$T32]*3-1)+INDEX('Precision';[.$T32]*3))/3" office:value-type="float" office:value="0">
            <text:p>#WERT!</text:p>
          </table:table-cell>
          <table:table-cell table:formula="of:=(INDEX('Recall';[.$T32]*3-2)+INDEX('Recall';[.$T32]*3-1)+INDEX('Recall';[.$T32]*3))/3" office:value-type="float" office:value="0">
            <text:p>#WERT!</text:p>
          </table:table-cell>
          <table:table-cell table:formula="of:=(INDEX('RMSE';[.$T32]*3-2)+INDEX('RMSE';[.$T32]*3-1)+INDEX('RMSE';[.$T32]*3))/3" office:value-type="float" office:value="0">
            <text:p>#WERT!</text:p>
          </table:table-cell>
          <table:table-cell table:number-columns-repeated="3"/>
          <table:table-cell office:value-type="float" office:value="31">
            <text:p>31</text:p>
          </table:table-cell>
          <table:table-cell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59.91">
            <text:p>59,91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7.2566666666667">
            <text:p>37,2566666667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6];[.T33]*3)" office:value-type="string" office:string-value="CSSTORM">
            <text:p>CSSTORM</text:p>
          </table:table-cell>
          <table:table-cell table:style-name="ce1" table:formula="of:=INDEX([.C$2:.C206];[.T33]*3)" office:value-type="float" office:value="2">
            <text:p>2</text:p>
          </table:table-cell>
          <table:table-cell table:formula="of:=(INDEX('Jaccard';[.$T33]*3-2)+INDEX('Jaccard';[.$T33]*3-1)+INDEX('Jaccard';[.$T33]*3))/3" office:value-type="float" office:value="0">
            <text:p>#WERT!</text:p>
          </table:table-cell>
          <table:table-cell table:formula="of:=(INDEX('Precision';[.$T33]*3-2)+INDEX('Precision';[.$T33]*3-1)+INDEX('Precision';[.$T33]*3))/3" office:value-type="float" office:value="0">
            <text:p>#WERT!</text:p>
          </table:table-cell>
          <table:table-cell table:formula="of:=(INDEX('Recall';[.$T33]*3-2)+INDEX('Recall';[.$T33]*3-1)+INDEX('Recall';[.$T33]*3))/3" office:value-type="float" office:value="0">
            <text:p>#WERT!</text:p>
          </table:table-cell>
          <table:table-cell table:formula="of:=(INDEX('RMSE';[.$T33]*3-2)+INDEX('RMSE';[.$T33]*3-1)+INDEX('RMSE';[.$T33]*3))/3" office:value-type="float" office:value="0">
            <text:p>#WERT!</text:p>
          </table:table-cell>
          <table:table-cell table:number-columns-repeated="3"/>
          <table:table-cell office:value-type="float" office:value="32">
            <text:p>32</text:p>
          </table:table-cell>
          <table:table-cell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54.3366666666667">
            <text:p>54,336666666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34.0266666666667">
            <text:p>34,0266666667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7];[.T34]*3)" office:value-type="string" office:string-value="DAOSTORM">
            <text:p>DAOSTORM</text:p>
          </table:table-cell>
          <table:table-cell table:style-name="ce1" table:formula="of:=INDEX([.C$2:.C207];[.T34]*3)" office:value-type="float" office:value="2">
            <text:p>2</text:p>
          </table:table-cell>
          <table:table-cell table:formula="of:=(INDEX('Jaccard';[.$T34]*3-2)+INDEX('Jaccard';[.$T34]*3-1)+INDEX('Jaccard';[.$T34]*3))/3" office:value-type="float" office:value="0">
            <text:p>#WERT!</text:p>
          </table:table-cell>
          <table:table-cell table:formula="of:=(INDEX('Precision';[.$T34]*3-2)+INDEX('Precision';[.$T34]*3-1)+INDEX('Precision';[.$T34]*3))/3" office:value-type="float" office:value="0">
            <text:p>#WERT!</text:p>
          </table:table-cell>
          <table:table-cell table:formula="of:=(INDEX('Recall';[.$T34]*3-2)+INDEX('Recall';[.$T34]*3-1)+INDEX('Recall';[.$T34]*3))/3" office:value-type="float" office:value="0">
            <text:p>#WERT!</text:p>
          </table:table-cell>
          <table:table-cell table:formula="of:=(INDEX('RMSE';[.$T34]*3-2)+INDEX('RMSE';[.$T34]*3-1)+INDEX('RMSE';[.$T34]*3))/3" office:value-type="float" office:value="0">
            <text:p>#WERT!</text:p>
          </table:table-cell>
          <table:table-cell table:number-columns-repeated="3"/>
          <table:table-cell office:value-type="float" office:value="33">
            <text:p>33</text:p>
          </table:table-cell>
          <table:table-cell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47.2866666666667">
            <text:p>47,2866666667</text:p>
          </table:table-cell>
          <table:table-cell office:value-type="float" office:value="100">
            <text:p>100</text:p>
          </table:table-cell>
          <table:table-cell office:value-type="float" office:value="47.3333333333333">
            <text:p>47,3333333333</text:p>
          </table:table-cell>
          <table:table-cell office:value-type="float" office:value="29.78">
            <text:p>29,78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8];[.T35]*3)" office:value-type="string" office:string-value="FACEPALM">
            <text:p>FACEPALM</text:p>
          </table:table-cell>
          <table:table-cell table:style-name="ce1" table:formula="of:=INDEX([.C$2:.C208];[.T35]*3)" office:value-type="float" office:value="2">
            <text:p>2</text:p>
          </table:table-cell>
          <table:table-cell table:formula="of:=(INDEX('Jaccard';[.$T35]*3-2)+INDEX('Jaccard';[.$T35]*3-1)+INDEX('Jaccard';[.$T35]*3))/3" office:value-type="float" office:value="0">
            <text:p>#WERT!</text:p>
          </table:table-cell>
          <table:table-cell table:formula="of:=(INDEX('Precision';[.$T35]*3-2)+INDEX('Precision';[.$T35]*3-1)+INDEX('Precision';[.$T35]*3))/3" office:value-type="float" office:value="0">
            <text:p>#WERT!</text:p>
          </table:table-cell>
          <table:table-cell table:formula="of:=(INDEX('Recall';[.$T35]*3-2)+INDEX('Recall';[.$T35]*3-1)+INDEX('Recall';[.$T35]*3))/3" office:value-type="float" office:value="0">
            <text:p>#WERT!</text:p>
          </table:table-cell>
          <table:table-cell table:formula="of:=(INDEX('RMSE';[.$T35]*3-2)+INDEX('RMSE';[.$T35]*3-1)+INDEX('RMSE';[.$T35]*3))/3" office:value-type="float" office:value="0">
            <text:p>#WERT!</text:p>
          </table:table-cell>
          <table:table-cell table:number-columns-repeated="3"/>
          <table:table-cell office:value-type="float" office:value="34">
            <text:p>34</text:p>
          </table:table-cell>
          <table:table-cell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41.8133333333333">
            <text:p>41,813333333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49.01">
            <text:p>49,01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09];[.T36]*3)" office:value-type="string" office:string-value="FALCON">
            <text:p>FALCON</text:p>
          </table:table-cell>
          <table:table-cell table:style-name="ce1" table:formula="of:=INDEX([.C$2:.C209];[.T36]*3)" office:value-type="float" office:value="2">
            <text:p>2</text:p>
          </table:table-cell>
          <table:table-cell table:formula="of:=(INDEX('Jaccard';[.$T36]*3-2)+INDEX('Jaccard';[.$T36]*3-1)+INDEX('Jaccard';[.$T36]*3))/3" office:value-type="float" office:value="0">
            <text:p>#WERT!</text:p>
          </table:table-cell>
          <table:table-cell table:formula="of:=(INDEX('Precision';[.$T36]*3-2)+INDEX('Precision';[.$T36]*3-1)+INDEX('Precision';[.$T36]*3))/3" office:value-type="float" office:value="0">
            <text:p>#WERT!</text:p>
          </table:table-cell>
          <table:table-cell table:formula="of:=(INDEX('Recall';[.$T36]*3-2)+INDEX('Recall';[.$T36]*3-1)+INDEX('Recall';[.$T36]*3))/3" office:value-type="float" office:value="0">
            <text:p>#WERT!</text:p>
          </table:table-cell>
          <table:table-cell table:formula="of:=(INDEX('RMSE';[.$T36]*3-2)+INDEX('RMSE';[.$T36]*3-1)+INDEX('RMSE';[.$T36]*3))/3" office:value-type="float" office:value="0">
            <text:p>#WERT!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59.2366666666667">
            <text:p>59,2366666667</text:p>
          </table:table-cell>
          <table:table-cell office:value-type="float" office:value="99.6666666666667">
            <text:p>99,6666666667</text:p>
          </table:table-cell>
          <table:table-cell office:value-type="float" office:value="59.6666666666667">
            <text:p>59,6666666667</text:p>
          </table:table-cell>
          <table:table-cell office:value-type="float" office:value="36.54">
            <text:p>36,54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0];[.T37]*3)" office:value-type="string" office:string-value="Fast-ML-HD">
            <text:p>Fast-ML-HD</text:p>
          </table:table-cell>
          <table:table-cell table:style-name="ce1" table:formula="of:=INDEX([.C$2:.C210];[.T37]*3)" office:value-type="float" office:value="2">
            <text:p>2</text:p>
          </table:table-cell>
          <table:table-cell table:formula="of:=(INDEX('Jaccard';[.$T37]*3-2)+INDEX('Jaccard';[.$T37]*3-1)+INDEX('Jaccard';[.$T37]*3))/3" office:value-type="float" office:value="52.8166666666667">
            <text:p>52,8166666667</text:p>
          </table:table-cell>
          <table:table-cell table:formula="of:=(INDEX('Precision';[.$T37]*3-2)+INDEX('Precision';[.$T37]*3-1)+INDEX('Precision';[.$T37]*3))/3" office:value-type="float" office:value="74.3333333333333">
            <text:p>74,3333333333</text:p>
          </table:table-cell>
          <table:table-cell table:formula="of:=(INDEX('Recall';[.$T37]*3-2)+INDEX('Recall';[.$T37]*3-1)+INDEX('Recall';[.$T37]*3))/3" office:value-type="float" office:value="73.3333333333333">
            <text:p>73,3333333333</text:p>
          </table:table-cell>
          <table:table-cell table:formula="of:=(INDEX('RMSE';[.$T37]*3-2)+INDEX('RMSE';[.$T37]*3-1)+INDEX('RMSE';[.$T37]*3))/3" office:value-type="float" office:value="43.9433333333333">
            <text:p>43,9433333333</text:p>
          </table:table-cell>
          <table:table-cell table:number-columns-repeated="3"/>
          <table:table-cell office:value-type="float" office:value="36">
            <text:p>36</text:p>
          </table:table-cell>
          <table:table-cell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55.2066666666667">
            <text:p>55,2066666667</text:p>
          </table:table-cell>
          <table:table-cell office:value-type="float" office:value="99.6666666666667">
            <text:p>99,6666666667</text:p>
          </table:table-cell>
          <table:table-cell office:value-type="float" office:value="55.3333333333333">
            <text:p>55,3333333333</text:p>
          </table:table-cell>
          <table:table-cell office:value-type="float" office:value="33.1766666666667">
            <text:p>33,1766666667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1];[.T38]*3)" office:value-type="string" office:string-value="FPGA Estimator">
            <text:p>FPGA Estimator</text:p>
          </table:table-cell>
          <table:table-cell table:style-name="ce1" table:formula="of:=INDEX([.C$2:.C211];[.T38]*3)" office:value-type="float" office:value="2">
            <text:p>2</text:p>
          </table:table-cell>
          <table:table-cell table:formula="of:=(INDEX('Jaccard';[.$T38]*3-2)+INDEX('Jaccard';[.$T38]*3-1)+INDEX('Jaccard';[.$T38]*3))/3" office:value-type="float" office:value="47.7433333333333">
            <text:p>47,7433333333</text:p>
          </table:table-cell>
          <table:table-cell table:formula="of:=(INDEX('Precision';[.$T38]*3-2)+INDEX('Precision';[.$T38]*3-1)+INDEX('Precision';[.$T38]*3))/3" office:value-type="float" office:value="98.6666666666667">
            <text:p>98,6666666667</text:p>
          </table:table-cell>
          <table:table-cell table:formula="of:=(INDEX('Recall';[.$T38]*3-2)+INDEX('Recall';[.$T38]*3-1)+INDEX('Recall';[.$T38]*3))/3" office:value-type="float" office:value="48">
            <text:p>48</text:p>
          </table:table-cell>
          <table:table-cell table:formula="of:=(INDEX('RMSE';[.$T38]*3-2)+INDEX('RMSE';[.$T38]*3-1)+INDEX('RMSE';[.$T38]*3))/3" office:value-type="float" office:value="34.8233333333333">
            <text:p>34,8233333333</text:p>
          </table:table-cell>
          <table:table-cell table:number-columns-repeated="3"/>
          <table:table-cell office:value-type="float" office:value="37">
            <text:p>37</text:p>
          </table:table-cell>
          <table:table-cell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53.8366666666667">
            <text:p>53,8366666667</text:p>
          </table:table-cell>
          <table:table-cell office:value-type="float" office:value="99.6666666666667">
            <text:p>99,6666666667</text:p>
          </table:table-cell>
          <table:table-cell office:value-type="float" office:value="54">
            <text:p>54</text:p>
          </table:table-cell>
          <table:table-cell office:value-type="float" office:value="40.3833333333333">
            <text:p>40,3833333333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2];[.T39]*3)" office:value-type="string" office:string-value="Gauss2ddcirc">
            <text:p>Gauss2ddcirc</text:p>
          </table:table-cell>
          <table:table-cell table:style-name="ce1" table:formula="of:=INDEX([.C$2:.C212];[.T39]*3)" office:value-type="float" office:value="2">
            <text:p>2</text:p>
          </table:table-cell>
          <table:table-cell table:formula="of:=(INDEX('Jaccard';[.$T39]*3-2)+INDEX('Jaccard';[.$T39]*3-1)+INDEX('Jaccard';[.$T39]*3))/3" office:value-type="float" office:value="53.8433333333333">
            <text:p>53,8433333333</text:p>
          </table:table-cell>
          <table:table-cell table:formula="of:=(INDEX('Precision';[.$T39]*3-2)+INDEX('Precision';[.$T39]*3-1)+INDEX('Precision';[.$T39]*3))/3" office:value-type="float" office:value="97.3333333333333">
            <text:p>97,3333333333</text:p>
          </table:table-cell>
          <table:table-cell table:formula="of:=(INDEX('Recall';[.$T39]*3-2)+INDEX('Recall';[.$T39]*3-1)+INDEX('Recall';[.$T39]*3))/3" office:value-type="float" office:value="54.3333333333333">
            <text:p>54,3333333333</text:p>
          </table:table-cell>
          <table:table-cell table:formula="of:=(INDEX('RMSE';[.$T39]*3-2)+INDEX('RMSE';[.$T39]*3-1)+INDEX('RMSE';[.$T39]*3))/3" office:value-type="float" office:value="63.56">
            <text:p>63,56</text:p>
          </table:table-cell>
          <table:table-cell table:number-columns-repeated="3"/>
          <table:table-cell office:value-type="float" office:value="38">
            <text:p>38</text:p>
          </table:table-cell>
          <table:table-cell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office:value-type="float" office:value="48.4966666666667">
            <text:p>48,4966666667</text:p>
          </table:table-cell>
          <table:table-cell office:value-type="float" office:value="99.6666666666667">
            <text:p>99,6666666667</text:p>
          </table:table-cell>
          <table:table-cell office:value-type="float" office:value="48.6666666666667">
            <text:p>48,6666666667</text:p>
          </table:table-cell>
          <table:table-cell office:value-type="float" office:value="35.1266666666667">
            <text:p>35,1266666667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3];[.T40]*3)" office:value-type="string" office:string-value="GPUgaussMLE">
            <text:p>GPUgaussMLE</text:p>
          </table:table-cell>
          <table:table-cell table:style-name="ce1" table:formula="of:=INDEX([.C$2:.C213];[.T40]*3)" office:value-type="float" office:value="2">
            <text:p>2</text:p>
          </table:table-cell>
          <table:table-cell table:formula="of:=(INDEX('Jaccard';[.$T40]*3-2)+INDEX('Jaccard';[.$T40]*3-1)+INDEX('Jaccard';[.$T40]*3))/3" office:value-type="float" office:value="60.77">
            <text:p>60,77</text:p>
          </table:table-cell>
          <table:table-cell table:formula="of:=(INDEX('Precision';[.$T40]*3-2)+INDEX('Precision';[.$T40]*3-1)+INDEX('Precision';[.$T40]*3))/3" office:value-type="float" office:value="97">
            <text:p>97</text:p>
          </table:table-cell>
          <table:table-cell table:formula="of:=(INDEX('Recall';[.$T40]*3-2)+INDEX('Recall';[.$T40]*3-1)+INDEX('Recall';[.$T40]*3))/3" office:value-type="float" office:value="62">
            <text:p>62</text:p>
          </table:table-cell>
          <table:table-cell table:formula="of:=(INDEX('RMSE';[.$T40]*3-2)+INDEX('RMSE';[.$T40]*3-1)+INDEX('RMSE';[.$T40]*3))/3" office:value-type="float" office:value="42.3133333333333">
            <text:p>42,3133333333</text:p>
          </table:table-cell>
          <table:table-cell table:number-columns-repeated="3"/>
          <table:table-cell office:value-type="float" office:value="39">
            <text:p>39</text:p>
          </table:table-cell>
          <table:table-cell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67.7466666666667">
            <text:p>67,7466666667</text:p>
          </table:table-cell>
          <table:table-cell office:value-type="float" office:value="98.6666666666667">
            <text:p>98,6666666667</text:p>
          </table:table-cell>
          <table:table-cell office:value-type="float" office:value="68.3333333333333">
            <text:p>68,3333333333</text:p>
          </table:table-cell>
          <table:table-cell office:value-type="float" office:value="39.3166666666667">
            <text:p>39,3166666667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4];[.T41]*3)" office:value-type="string" office:string-value="GraspJ">
            <text:p>GraspJ</text:p>
          </table:table-cell>
          <table:table-cell table:style-name="ce1" table:formula="of:=INDEX([.C$2:.C214];[.T41]*3)" office:value-type="float" office:value="2">
            <text:p>2</text:p>
          </table:table-cell>
          <table:table-cell table:formula="of:=(INDEX('Jaccard';[.$T41]*3-2)+INDEX('Jaccard';[.$T41]*3-1)+INDEX('Jaccard';[.$T41]*3))/3" office:value-type="float" office:value="51.66">
            <text:p>51,66</text:p>
          </table:table-cell>
          <table:table-cell table:formula="of:=(INDEX('Precision';[.$T41]*3-2)+INDEX('Precision';[.$T41]*3-1)+INDEX('Precision';[.$T41]*3))/3" office:value-type="float" office:value="89">
            <text:p>89</text:p>
          </table:table-cell>
          <table:table-cell table:formula="of:=(INDEX('Recall';[.$T41]*3-2)+INDEX('Recall';[.$T41]*3-1)+INDEX('Recall';[.$T41]*3))/3" office:value-type="float" office:value="55.6666666666667">
            <text:p>55,6666666667</text:p>
          </table:table-cell>
          <table:table-cell table:formula="of:=(INDEX('RMSE';[.$T41]*3-2)+INDEX('RMSE';[.$T41]*3-1)+INDEX('RMSE';[.$T41]*3))/3" office:value-type="float" office:value="45.99">
            <text:p>45,99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61.87">
            <text:p>61,87</text:p>
          </table:table-cell>
          <table:table-cell office:value-type="float" office:value="98.6666666666667">
            <text:p>98,6666666667</text:p>
          </table:table-cell>
          <table:table-cell office:value-type="float" office:value="62.3333333333333">
            <text:p>62,3333333333</text:p>
          </table:table-cell>
          <table:table-cell office:value-type="float" office:value="55.2366666666667">
            <text:p>55,2366666667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5];[.T42]*3)" office:value-type="string" office:string-value="InSight3">
            <text:p>InSight3</text:p>
          </table:table-cell>
          <table:table-cell table:style-name="ce1" table:formula="of:=INDEX([.C$2:.C215];[.T42]*3)" office:value-type="float" office:value="2">
            <text:p>2</text:p>
          </table:table-cell>
          <table:table-cell table:formula="of:=(INDEX('Jaccard';[.$T42]*3-2)+INDEX('Jaccard';[.$T42]*3-1)+INDEX('Jaccard';[.$T42]*3))/3" office:value-type="float" office:value="53.8366666666667">
            <text:p>53,8366666667</text:p>
          </table:table-cell>
          <table:table-cell table:formula="of:=(INDEX('Precision';[.$T42]*3-2)+INDEX('Precision';[.$T42]*3-1)+INDEX('Precision';[.$T42]*3))/3" office:value-type="float" office:value="99.6666666666667">
            <text:p>99,6666666667</text:p>
          </table:table-cell>
          <table:table-cell table:formula="of:=(INDEX('Recall';[.$T42]*3-2)+INDEX('Recall';[.$T42]*3-1)+INDEX('Recall';[.$T42]*3))/3" office:value-type="float" office:value="54">
            <text:p>54</text:p>
          </table:table-cell>
          <table:table-cell table:formula="of:=(INDEX('RMSE';[.$T42]*3-2)+INDEX('RMSE';[.$T42]*3-1)+INDEX('RMSE';[.$T42]*3))/3" office:value-type="float" office:value="40.3833333333333">
            <text:p>40,3833333333</text:p>
          </table:table-cell>
          <table:table-cell table:number-columns-repeated="3"/>
          <table:table-cell office:value-type="float" office:value="41">
            <text:p>41</text:p>
          </table:table-cell>
          <table:table-cell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47.7433333333333">
            <text:p>47,7433333333</text:p>
          </table:table-cell>
          <table:table-cell office:value-type="float" office:value="98.6666666666667">
            <text:p>98,6666666667</text:p>
          </table:table-cell>
          <table:table-cell office:value-type="float" office:value="48">
            <text:p>48</text:p>
          </table:table-cell>
          <table:table-cell office:value-type="float" office:value="34.8233333333333">
            <text:p>34,8233333333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6];[.T43]*3)" office:value-type="string" office:string-value="LivePALM">
            <text:p>LivePALM</text:p>
          </table:table-cell>
          <table:table-cell table:style-name="ce1" table:formula="of:=INDEX([.C$2:.C216];[.T43]*3)" office:value-type="float" office:value="2">
            <text:p>2</text:p>
          </table:table-cell>
          <table:table-cell table:formula="of:=(INDEX('Jaccard';[.$T43]*3-2)+INDEX('Jaccard';[.$T43]*3-1)+INDEX('Jaccard';[.$T43]*3))/3" office:value-type="float" office:value="54.3366666666667">
            <text:p>54,3366666667</text:p>
          </table:table-cell>
          <table:table-cell table:formula="of:=(INDEX('Precision';[.$T43]*3-2)+INDEX('Precision';[.$T43]*3-1)+INDEX('Precision';[.$T43]*3))/3" office:value-type="float" office:value="100">
            <text:p>100</text:p>
          </table:table-cell>
          <table:table-cell table:formula="of:=(INDEX('Recall';[.$T43]*3-2)+INDEX('Recall';[.$T43]*3-1)+INDEX('Recall';[.$T43]*3))/3" office:value-type="float" office:value="54">
            <text:p>54</text:p>
          </table:table-cell>
          <table:table-cell table:formula="of:=(INDEX('RMSE';[.$T43]*3-2)+INDEX('RMSE';[.$T43]*3-1)+INDEX('RMSE';[.$T43]*3))/3" office:value-type="float" office:value="34.0266666666667">
            <text:p>34,0266666667</text:p>
          </table:table-cell>
          <table:table-cell table:number-columns-repeated="3"/>
          <table:table-cell office:value-type="float" office:value="42">
            <text:p>42</text:p>
          </table:table-cell>
          <table:table-cell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68.6633333333333">
            <text:p>68,6633333333</text:p>
          </table:table-cell>
          <table:table-cell office:value-type="float" office:value="98.3333333333333">
            <text:p>98,3333333333</text:p>
          </table:table-cell>
          <table:table-cell office:value-type="float" office:value="69.3333333333333">
            <text:p>69,3333333333</text:p>
          </table:table-cell>
          <table:table-cell office:value-type="float" office:value="42.9733333333333">
            <text:p>42,9733333333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7];[.T44]*3)" office:value-type="string" office:string-value="M2LE">
            <text:p>M2LE</text:p>
          </table:table-cell>
          <table:table-cell table:style-name="ce1" table:formula="of:=INDEX([.C$2:.C217];[.T44]*3)" office:value-type="float" office:value="2">
            <text:p>2</text:p>
          </table:table-cell>
          <table:table-cell table:formula="of:=(INDEX('Jaccard';[.$T44]*3-2)+INDEX('Jaccard';[.$T44]*3-1)+INDEX('Jaccard';[.$T44]*3))/3" office:value-type="float" office:value="0">
            <text:p>#WERT!</text:p>
          </table:table-cell>
          <table:table-cell table:formula="of:=(INDEX('Precision';[.$T44]*3-2)+INDEX('Precision';[.$T44]*3-1)+INDEX('Precision';[.$T44]*3))/3" office:value-type="float" office:value="0">
            <text:p>#WERT!</text:p>
          </table:table-cell>
          <table:table-cell table:formula="of:=(INDEX('Recall';[.$T44]*3-2)+INDEX('Recall';[.$T44]*3-1)+INDEX('Recall';[.$T44]*3))/3" office:value-type="float" office:value="0">
            <text:p>#WERT!</text:p>
          </table:table-cell>
          <table:table-cell table:formula="of:=(INDEX('RMSE';[.$T44]*3-2)+INDEX('RMSE';[.$T44]*3-1)+INDEX('RMSE';[.$T44]*3))/3" office:value-type="float" office:value="0">
            <text:p>#WERT!</text:p>
          </table:table-cell>
          <table:table-cell table:number-columns-repeated="3"/>
          <table:table-cell office:value-type="float" office:value="43">
            <text:p>43</text:p>
          </table:table-cell>
          <table:table-cell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office:value-type="float" office:value="59.99">
            <text:p>59,99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33.8266666666667">
            <text:p>33,8266666667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8];[.T45]*3)" office:value-type="string" office:string-value="MicroManager LM">
            <text:p>MicroManager LM</text:p>
          </table:table-cell>
          <table:table-cell table:style-name="ce1" table:formula="of:=INDEX([.C$2:.C218];[.T45]*3)" office:value-type="float" office:value="2">
            <text:p>2</text:p>
          </table:table-cell>
          <table:table-cell table:formula="of:=(INDEX('Jaccard';[.$T45]*3-2)+INDEX('Jaccard';[.$T45]*3-1)+INDEX('Jaccard';[.$T45]*3))/3" office:value-type="float" office:value="55.2066666666667">
            <text:p>55,2066666667</text:p>
          </table:table-cell>
          <table:table-cell table:formula="of:=(INDEX('Precision';[.$T45]*3-2)+INDEX('Precision';[.$T45]*3-1)+INDEX('Precision';[.$T45]*3))/3" office:value-type="float" office:value="99.6666666666667">
            <text:p>99,6666666667</text:p>
          </table:table-cell>
          <table:table-cell table:formula="of:=(INDEX('Recall';[.$T45]*3-2)+INDEX('Recall';[.$T45]*3-1)+INDEX('Recall';[.$T45]*3))/3" office:value-type="float" office:value="55.3333333333333">
            <text:p>55,3333333333</text:p>
          </table:table-cell>
          <table:table-cell table:formula="of:=(INDEX('RMSE';[.$T45]*3-2)+INDEX('RMSE';[.$T45]*3-1)+INDEX('RMSE';[.$T45]*3))/3" office:value-type="float" office:value="33.1766666666667">
            <text:p>33,1766666667</text:p>
          </table:table-cell>
          <table:table-cell table:number-columns-repeated="3"/>
          <table:table-cell office:value-type="float" office:value="44">
            <text:p>44</text:p>
          </table:table-cell>
          <table:table-cell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62.8066666666667">
            <text:p>62,8066666667</text:p>
          </table:table-cell>
          <table:table-cell office:value-type="float" office:value="97.6666666666667">
            <text:p>97,6666666667</text:p>
          </table:table-cell>
          <table:table-cell office:value-type="float" office:value="70.3333333333333">
            <text:p>70,3333333333</text:p>
          </table:table-cell>
          <table:table-cell office:value-type="float" office:value="43.8933333333333">
            <text:p>43,8933333333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19];[.T46]*3)" office:value-type="string" office:string-value="Octane">
            <text:p>Octane</text:p>
          </table:table-cell>
          <table:table-cell table:style-name="ce1" table:formula="of:=INDEX([.C$2:.C219];[.T46]*3)" office:value-type="float" office:value="2">
            <text:p>2</text:p>
          </table:table-cell>
          <table:table-cell table:formula="of:=(INDEX('Jaccard';[.$T46]*3-2)+INDEX('Jaccard';[.$T46]*3-1)+INDEX('Jaccard';[.$T46]*3))/3" office:value-type="float" office:value="42.62">
            <text:p>42,62</text:p>
          </table:table-cell>
          <table:table-cell table:formula="of:=(INDEX('Precision';[.$T46]*3-2)+INDEX('Precision';[.$T46]*3-1)+INDEX('Precision';[.$T46]*3))/3" office:value-type="float" office:value="83">
            <text:p>83</text:p>
          </table:table-cell>
          <table:table-cell table:formula="of:=(INDEX('Recall';[.$T46]*3-2)+INDEX('Recall';[.$T46]*3-1)+INDEX('Recall';[.$T46]*3))/3" office:value-type="float" office:value="44.6666666666667">
            <text:p>44,6666666667</text:p>
          </table:table-cell>
          <table:table-cell table:formula="of:=(INDEX('RMSE';[.$T46]*3-2)+INDEX('RMSE';[.$T46]*3-1)+INDEX('RMSE';[.$T46]*3))/3" office:value-type="float" office:value="52.2166666666667">
            <text:p>52,2166666667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53.8433333333333">
            <text:p>53,8433333333</text:p>
          </table:table-cell>
          <table:table-cell office:value-type="float" office:value="97.3333333333333">
            <text:p>97,3333333333</text:p>
          </table:table-cell>
          <table:table-cell office:value-type="float" office:value="54.3333333333333">
            <text:p>54,3333333333</text:p>
          </table:table-cell>
          <table:table-cell office:value-type="float" office:value="63.56">
            <text:p>63,56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7.29">
            <text:p>27,2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7.76">
            <text:p>37,76</text:p>
          </table:table-cell>
          <table:table-cell office:value-type="float" office:value="14">
            <text:p>14</text:p>
          </table:table-cell>
          <table:table-cell/>
          <table:table-cell table:style-name="ce1" table:formula="of:=INDEX([.A$2:.A220];[.T47]*3)" office:value-type="string" office:string-value="PeakFit">
            <text:p>PeakFit</text:p>
          </table:table-cell>
          <table:table-cell table:style-name="ce1" table:formula="of:=INDEX([.C$2:.C220];[.T47]*3)" office:value-type="float" office:value="2">
            <text:p>2</text:p>
          </table:table-cell>
          <table:table-cell table:formula="of:=(INDEX('Jaccard';[.$T47]*3-2)+INDEX('Jaccard';[.$T47]*3-1)+INDEX('Jaccard';[.$T47]*3))/3" office:value-type="float" office:value="59.99">
            <text:p>59,99</text:p>
          </table:table-cell>
          <table:table-cell table:formula="of:=(INDEX('Precision';[.$T47]*3-2)+INDEX('Precision';[.$T47]*3-1)+INDEX('Precision';[.$T47]*3))/3" office:value-type="float" office:value="98">
            <text:p>98</text:p>
          </table:table-cell>
          <table:table-cell table:formula="of:=(INDEX('Recall';[.$T47]*3-2)+INDEX('Recall';[.$T47]*3-1)+INDEX('Recall';[.$T47]*3))/3" office:value-type="float" office:value="61">
            <text:p>61</text:p>
          </table:table-cell>
          <table:table-cell table:formula="of:=(INDEX('RMSE';[.$T47]*3-2)+INDEX('RMSE';[.$T47]*3-1)+INDEX('RMSE';[.$T47]*3))/3" office:value-type="float" office:value="33.8266666666667">
            <text:p>33,8266666667</text:p>
          </table:table-cell>
          <table:table-cell table:number-columns-repeated="3"/>
          <table:table-cell office:value-type="float" office:value="46">
            <text:p>46</text:p>
          </table:table-cell>
          <table:table-cell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60.77">
            <text:p>60,77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office:value-type="float" office:value="42.3133333333333">
            <text:p>42,3133333333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.96">
            <text:p>21,96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5.97">
            <text:p>55,97</text:p>
          </table:table-cell>
          <table:table-cell office:value-type="float" office:value="2">
            <text:p>2</text:p>
          </table:table-cell>
          <table:table-cell/>
          <table:table-cell table:style-name="ce1" table:formula="of:=INDEX([.A$2:.A221];[.T48]*3)" office:value-type="string" office:string-value="PeakSelector">
            <text:p>PeakSelector</text:p>
          </table:table-cell>
          <table:table-cell table:style-name="ce1" table:formula="of:=INDEX([.C$2:.C221];[.T48]*3)" office:value-type="float" office:value="2">
            <text:p>2</text:p>
          </table:table-cell>
          <table:table-cell table:formula="of:=(INDEX('Jaccard';[.$T48]*3-2)+INDEX('Jaccard';[.$T48]*3-1)+INDEX('Jaccard';[.$T48]*3))/3" office:value-type="float" office:value="49.7633333333333">
            <text:p>49,7633333333</text:p>
          </table:table-cell>
          <table:table-cell table:formula="of:=(INDEX('Precision';[.$T48]*3-2)+INDEX('Precision';[.$T48]*3-1)+INDEX('Precision';[.$T48]*3))/3" office:value-type="float" office:value="86">
            <text:p>86</text:p>
          </table:table-cell>
          <table:table-cell table:formula="of:=(INDEX('Recall';[.$T48]*3-2)+INDEX('Recall';[.$T48]*3-1)+INDEX('Recall';[.$T48]*3))/3" office:value-type="float" office:value="51">
            <text:p>51</text:p>
          </table:table-cell>
          <table:table-cell table:formula="of:=(INDEX('RMSE';[.$T48]*3-2)+INDEX('RMSE';[.$T48]*3-1)+INDEX('RMSE';[.$T48]*3))/3" office:value-type="float" office:value="39.4633333333333">
            <text:p>39,4633333333</text:p>
          </table:table-cell>
          <table:table-cell table:number-columns-repeated="3"/>
          <table:table-cell office:value-type="float" office:value="47">
            <text:p>47</text:p>
          </table:table-cell>
          <table:table-cell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51.66">
            <text:p>51,66</text:p>
          </table:table-cell>
          <table:table-cell office:value-type="float" office:value="89">
            <text:p>89</text:p>
          </table:table-cell>
          <table:table-cell office:value-type="float" office:value="55.6666666666667">
            <text:p>55,6666666667</text:p>
          </table:table-cell>
          <table:table-cell office:value-type="float" office:value="45.99">
            <text:p>45,99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4">
            <text:p>5,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7.31">
            <text:p>47,31</text:p>
          </table:table-cell>
          <table:table-cell office:value-type="float" office:value="10">
            <text:p>10</text:p>
          </table:table-cell>
          <table:table-cell/>
          <table:table-cell table:style-name="ce1" table:formula="of:=INDEX([.A$2:.A222];[.T49]*3)" office:value-type="string" office:string-value="PYME">
            <text:p>PYME</text:p>
          </table:table-cell>
          <table:table-cell table:style-name="ce1" table:formula="of:=INDEX([.C$2:.C222];[.T49]*3)" office:value-type="float" office:value="2">
            <text:p>2</text:p>
          </table:table-cell>
          <table:table-cell table:formula="of:=(INDEX('Jaccard';[.$T49]*3-2)+INDEX('Jaccard';[.$T49]*3-1)+INDEX('Jaccard';[.$T49]*3))/3" office:value-type="float" office:value="48.4966666666667">
            <text:p>48,4966666667</text:p>
          </table:table-cell>
          <table:table-cell table:formula="of:=(INDEX('Precision';[.$T49]*3-2)+INDEX('Precision';[.$T49]*3-1)+INDEX('Precision';[.$T49]*3))/3" office:value-type="float" office:value="99.6666666666667">
            <text:p>99,6666666667</text:p>
          </table:table-cell>
          <table:table-cell table:formula="of:=(INDEX('Recall';[.$T49]*3-2)+INDEX('Recall';[.$T49]*3-1)+INDEX('Recall';[.$T49]*3))/3" office:value-type="float" office:value="48.6666666666667">
            <text:p>48,6666666667</text:p>
          </table:table-cell>
          <table:table-cell table:formula="of:=(INDEX('RMSE';[.$T49]*3-2)+INDEX('RMSE';[.$T49]*3-1)+INDEX('RMSE';[.$T49]*3))/3" office:value-type="float" office:value="35.1266666666667">
            <text:p>35,1266666667</text:p>
          </table:table-cell>
          <table:table-cell table:number-columns-repeated="3"/>
          <table:table-cell office:value-type="float" office:value="48">
            <text:p>48</text:p>
          </table:table-cell>
          <table:table-cell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54.5766666666667">
            <text:p>54,5766666667</text:p>
          </table:table-cell>
          <table:table-cell office:value-type="float" office:value="86.6666666666667">
            <text:p>86,6666666667</text:p>
          </table:table-cell>
          <table:table-cell office:value-type="float" office:value="60">
            <text:p>60</text:p>
          </table:table-cell>
          <table:table-cell office:value-type="float" office:value="42.9533333333333">
            <text:p>42,9533333333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.63">
            <text:p>47,63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47.97">
            <text:p>47,97</text:p>
          </table:table-cell>
          <table:table-cell office:value-type="float" office:value="64">
            <text:p>64</text:p>
          </table:table-cell>
          <table:table-cell/>
          <table:table-cell table:style-name="ce1" table:formula="of:=INDEX([.A$2:.A223];[.T50]*3)" office:value-type="string" office:string-value="QuickPalm">
            <text:p>QuickPalm</text:p>
          </table:table-cell>
          <table:table-cell table:style-name="ce1" table:formula="of:=INDEX([.C$2:.C223];[.T50]*3)" office:value-type="float" office:value="2">
            <text:p>2</text:p>
          </table:table-cell>
          <table:table-cell table:formula="of:=(INDEX('Jaccard';[.$T50]*3-2)+INDEX('Jaccard';[.$T50]*3-1)+INDEX('Jaccard';[.$T50]*3))/3" office:value-type="float" office:value="41.8133333333333">
            <text:p>41,8133333333</text:p>
          </table:table-cell>
          <table:table-cell table:formula="of:=(INDEX('Precision';[.$T50]*3-2)+INDEX('Precision';[.$T50]*3-1)+INDEX('Precision';[.$T50]*3))/3" office:value-type="float" office:value="100">
            <text:p>100</text:p>
          </table:table-cell>
          <table:table-cell table:formula="of:=(INDEX('Recall';[.$T50]*3-2)+INDEX('Recall';[.$T50]*3-1)+INDEX('Recall';[.$T50]*3))/3" office:value-type="float" office:value="42">
            <text:p>42</text:p>
          </table:table-cell>
          <table:table-cell table:formula="of:=(INDEX('RMSE';[.$T50]*3-2)+INDEX('RMSE';[.$T50]*3-1)+INDEX('RMSE';[.$T50]*3))/3" office:value-type="float" office:value="49.01">
            <text:p>49,01</text:p>
          </table:table-cell>
          <table:table-cell table:number-columns-repeated="3"/>
          <table:table-cell office:value-type="float" office:value="49">
            <text:p>49</text:p>
          </table:table-cell>
          <table:table-cell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49.7633333333333">
            <text:p>49,7633333333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39.4633333333333">
            <text:p>39,4633333333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55">
            <text:p>37,55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78.33">
            <text:p>78,33</text:p>
          </table:table-cell>
          <table:table-cell office:value-type="float" office:value="90">
            <text:p>90</text:p>
          </table:table-cell>
          <table:table-cell/>
          <table:table-cell table:style-name="ce1" table:formula="of:=INDEX([.A$2:.A224];[.T51]*3)" office:value-type="string" office:string-value="RadialSymmetry">
            <text:p>RadialSymmetry</text:p>
          </table:table-cell>
          <table:table-cell table:style-name="ce1" table:formula="of:=INDEX([.C$2:.C224];[.T51]*3)" office:value-type="float" office:value="2">
            <text:p>2</text:p>
          </table:table-cell>
          <table:table-cell table:formula="of:=(INDEX('Jaccard';[.$T51]*3-2)+INDEX('Jaccard';[.$T51]*3-1)+INDEX('Jaccard';[.$T51]*3))/3" office:value-type="float" office:value="47.2866666666667">
            <text:p>47,2866666667</text:p>
          </table:table-cell>
          <table:table-cell table:formula="of:=(INDEX('Precision';[.$T51]*3-2)+INDEX('Precision';[.$T51]*3-1)+INDEX('Precision';[.$T51]*3))/3" office:value-type="float" office:value="100">
            <text:p>100</text:p>
          </table:table-cell>
          <table:table-cell table:formula="of:=(INDEX('Recall';[.$T51]*3-2)+INDEX('Recall';[.$T51]*3-1)+INDEX('Recall';[.$T51]*3))/3" office:value-type="float" office:value="47.3333333333333">
            <text:p>47,3333333333</text:p>
          </table:table-cell>
          <table:table-cell table:formula="of:=(INDEX('RMSE';[.$T51]*3-2)+INDEX('RMSE';[.$T51]*3-1)+INDEX('RMSE';[.$T51]*3))/3" office:value-type="float" office:value="29.78">
            <text:p>29,78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60.0733333333333">
            <text:p>60,0733333333</text:p>
          </table:table-cell>
          <table:table-cell office:value-type="float" office:value="84.3333333333333">
            <text:p>84,3333333333</text:p>
          </table:table-cell>
          <table:table-cell office:value-type="float" office:value="67.6666666666667">
            <text:p>67,6666666667</text:p>
          </table:table-cell>
          <table:table-cell office:value-type="float" office:value="45.9833333333333">
            <text:p>45,9833333333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.39">
            <text:p>27,3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9.66">
            <text:p>79,66</text:p>
          </table:table-cell>
          <table:table-cell office:value-type="float" office:value="185">
            <text:p>185</text:p>
          </table:table-cell>
          <table:table-cell/>
          <table:table-cell table:style-name="ce1" table:formula="of:=INDEX([.A$2:.A225];[.T52]*3)" office:value-type="string" office:string-value="RapidStorm">
            <text:p>RapidStorm</text:p>
          </table:table-cell>
          <table:table-cell table:style-name="ce1" table:formula="of:=INDEX([.C$2:.C225];[.T52]*3)" office:value-type="float" office:value="2">
            <text:p>2</text:p>
          </table:table-cell>
          <table:table-cell table:formula="of:=(INDEX('Jaccard';[.$T52]*3-2)+INDEX('Jaccard';[.$T52]*3-1)+INDEX('Jaccard';[.$T52]*3))/3" office:value-type="float" office:value="54.5766666666667">
            <text:p>54,5766666667</text:p>
          </table:table-cell>
          <table:table-cell table:formula="of:=(INDEX('Precision';[.$T52]*3-2)+INDEX('Precision';[.$T52]*3-1)+INDEX('Precision';[.$T52]*3))/3" office:value-type="float" office:value="86.6666666666667">
            <text:p>86,6666666667</text:p>
          </table:table-cell>
          <table:table-cell table:formula="of:=(INDEX('Recall';[.$T52]*3-2)+INDEX('Recall';[.$T52]*3-1)+INDEX('Recall';[.$T52]*3))/3" office:value-type="float" office:value="60">
            <text:p>60</text:p>
          </table:table-cell>
          <table:table-cell table:formula="of:=(INDEX('RMSE';[.$T52]*3-2)+INDEX('RMSE';[.$T52]*3-1)+INDEX('RMSE';[.$T52]*3))/3" office:value-type="float" office:value="42.9533333333333">
            <text:p>42,9533333333</text:p>
          </table:table-cell>
          <table:table-cell table:number-columns-repeated="3"/>
          <table:table-cell office:value-type="float" office:value="51">
            <text:p>51</text:p>
          </table:table-cell>
          <table:table-cell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42.62">
            <text:p>42,62</text:p>
          </table:table-cell>
          <table:table-cell office:value-type="float" office:value="83">
            <text:p>83</text:p>
          </table:table-cell>
          <table:table-cell office:value-type="float" office:value="44.6666666666667">
            <text:p>44,6666666667</text:p>
          </table:table-cell>
          <table:table-cell office:value-type="float" office:value="52.2166666666667">
            <text:p>52,2166666667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.3">
            <text:p>25,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.39">
            <text:p>45,39</text:p>
          </table:table-cell>
          <table:table-cell office:value-type="float" office:value="32">
            <text:p>32</text:p>
          </table:table-cell>
          <table:table-cell/>
          <table:table-cell table:style-name="ce1" table:formula="of:=INDEX([.A$2:.A226];[.T53]*3)" office:value-type="string" office:string-value="SimplePalm">
            <text:p>SimplePalm</text:p>
          </table:table-cell>
          <table:table-cell table:style-name="ce1" table:formula="of:=INDEX([.C$2:.C226];[.T53]*3)" office:value-type="float" office:value="2">
            <text:p>2</text:p>
          </table:table-cell>
          <table:table-cell table:formula="of:=(INDEX('Jaccard';[.$T53]*3-2)+INDEX('Jaccard';[.$T53]*3-1)+INDEX('Jaccard';[.$T53]*3))/3" office:value-type="float" office:value="68.6633333333333">
            <text:p>68,6633333333</text:p>
          </table:table-cell>
          <table:table-cell table:formula="of:=(INDEX('Precision';[.$T53]*3-2)+INDEX('Precision';[.$T53]*3-1)+INDEX('Precision';[.$T53]*3))/3" office:value-type="float" office:value="98.3333333333333">
            <text:p>98,3333333333</text:p>
          </table:table-cell>
          <table:table-cell table:formula="of:=(INDEX('Recall';[.$T53]*3-2)+INDEX('Recall';[.$T53]*3-1)+INDEX('Recall';[.$T53]*3))/3" office:value-type="float" office:value="69.3333333333333">
            <text:p>69,3333333333</text:p>
          </table:table-cell>
          <table:table-cell table:formula="of:=(INDEX('RMSE';[.$T53]*3-2)+INDEX('RMSE';[.$T53]*3-1)+INDEX('RMSE';[.$T53]*3))/3" office:value-type="float" office:value="42.9733333333333">
            <text:p>42,9733333333</text:p>
          </table:table-cell>
          <table:table-cell table:number-columns-repeated="3"/>
          <table:table-cell office:value-type="float" office:value="52">
            <text:p>52</text:p>
          </table:table-cell>
          <table:table-cell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52.8166666666667">
            <text:p>52,8166666667</text:p>
          </table:table-cell>
          <table:table-cell office:value-type="float" office:value="74.3333333333333">
            <text:p>74,3333333333</text:p>
          </table:table-cell>
          <table:table-cell office:value-type="float" office:value="73.3333333333333">
            <text:p>73,3333333333</text:p>
          </table:table-cell>
          <table:table-cell office:value-type="float" office:value="43.9433333333333">
            <text:p>43,9433333333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.49">
            <text:p>19,4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67.77">
            <text:p>67,77</text:p>
          </table:table-cell>
          <table:table-cell office:value-type="float" office:value="29">
            <text:p>29</text:p>
          </table:table-cell>
          <table:table-cell/>
          <table:table-cell table:style-name="ce1" table:formula="of:=INDEX([.A$2:.A227];[.T54]*3)" office:value-type="string" office:string-value="SimpleStorm">
            <text:p>SimpleStorm</text:p>
          </table:table-cell>
          <table:table-cell table:style-name="ce1" table:formula="of:=INDEX([.C$2:.C227];[.T54]*3)" office:value-type="float" office:value="2">
            <text:p>2</text:p>
          </table:table-cell>
          <table:table-cell table:formula="of:=(INDEX('Jaccard';[.$T54]*3-2)+INDEX('Jaccard';[.$T54]*3-1)+INDEX('Jaccard';[.$T54]*3))/3" office:value-type="float" office:value="67.7466666666667">
            <text:p>67,7466666667</text:p>
          </table:table-cell>
          <table:table-cell table:formula="of:=(INDEX('Precision';[.$T54]*3-2)+INDEX('Precision';[.$T54]*3-1)+INDEX('Precision';[.$T54]*3))/3" office:value-type="float" office:value="98.6666666666667">
            <text:p>98,6666666667</text:p>
          </table:table-cell>
          <table:table-cell table:formula="of:=(INDEX('Recall';[.$T54]*3-2)+INDEX('Recall';[.$T54]*3-1)+INDEX('Recall';[.$T54]*3))/3" office:value-type="float" office:value="68.3333333333333">
            <text:p>68,3333333333</text:p>
          </table:table-cell>
          <table:table-cell table:formula="of:=(INDEX('RMSE';[.$T54]*3-2)+INDEX('RMSE';[.$T54]*3-1)+INDEX('RMSE';[.$T54]*3))/3" office:value-type="float" office:value="39.3166666666667">
            <text:p>39,3166666667</text:p>
          </table:table-cell>
          <table:table-cell table:number-columns-repeated="3"/>
          <table:table-cell office:value-type="float" office:value="53">
            <text:p>53</text:p>
          </table:table-cell>
          <table:table-cell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5">
            <text:p>2,35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2.73">
            <text:p>102,73</text:p>
          </table:table-cell>
          <table:table-cell office:value-type="float" office:value="82">
            <text:p>82</text:p>
          </table:table-cell>
          <table:table-cell/>
          <table:table-cell table:style-name="ce1" table:formula="of:=INDEX([.A$2:.A228];[.T55]*3)" office:value-type="string" office:string-value="SNSMIL">
            <text:p>SNSMIL</text:p>
          </table:table-cell>
          <table:table-cell table:style-name="ce1" table:formula="of:=INDEX([.C$2:.C228];[.T55]*3)" office:value-type="float" office:value="2">
            <text:p>2</text:p>
          </table:table-cell>
          <table:table-cell table:formula="of:=(INDEX('Jaccard';[.$T55]*3-2)+INDEX('Jaccard';[.$T55]*3-1)+INDEX('Jaccard';[.$T55]*3))/3" office:value-type="float" office:value="62.8066666666667">
            <text:p>62,8066666667</text:p>
          </table:table-cell>
          <table:table-cell table:formula="of:=(INDEX('Precision';[.$T55]*3-2)+INDEX('Precision';[.$T55]*3-1)+INDEX('Precision';[.$T55]*3))/3" office:value-type="float" office:value="97.6666666666667">
            <text:p>97,6666666667</text:p>
          </table:table-cell>
          <table:table-cell table:formula="of:=(INDEX('Recall';[.$T55]*3-2)+INDEX('Recall';[.$T55]*3-1)+INDEX('Recall';[.$T55]*3))/3" office:value-type="float" office:value="70.3333333333333">
            <text:p>70,3333333333</text:p>
          </table:table-cell>
          <table:table-cell table:formula="of:=(INDEX('RMSE';[.$T55]*3-2)+INDEX('RMSE';[.$T55]*3-1)+INDEX('RMSE';[.$T55]*3))/3" office:value-type="float" office:value="43.8933333333333">
            <text:p>43,8933333333</text:p>
          </table:table-cell>
          <table:table-cell table:number-columns-repeated="3"/>
          <table:table-cell office:value-type="float" office:value="54">
            <text:p>54</text:p>
          </table:table-cell>
          <table:table-cell/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29];[.T56]*3)" office:value-type="string" office:string-value="SOSplugin">
            <text:p>SOSplugin</text:p>
          </table:table-cell>
          <table:table-cell table:style-name="ce1" table:formula="of:=INDEX([.C$2:.C229];[.T56]*3)" office:value-type="float" office:value="2">
            <text:p>2</text:p>
          </table:table-cell>
          <table:table-cell table:formula="of:=(INDEX('Jaccard';[.$T56]*3-2)+INDEX('Jaccard';[.$T56]*3-1)+INDEX('Jaccard';[.$T56]*3))/3" office:value-type="float" office:value="59.2366666666667">
            <text:p>59,2366666667</text:p>
          </table:table-cell>
          <table:table-cell table:formula="of:=(INDEX('Precision';[.$T56]*3-2)+INDEX('Precision';[.$T56]*3-1)+INDEX('Precision';[.$T56]*3))/3" office:value-type="float" office:value="99.6666666666667">
            <text:p>99,6666666667</text:p>
          </table:table-cell>
          <table:table-cell table:formula="of:=(INDEX('Recall';[.$T56]*3-2)+INDEX('Recall';[.$T56]*3-1)+INDEX('Recall';[.$T56]*3))/3" office:value-type="float" office:value="59.6666666666667">
            <text:p>59,6666666667</text:p>
          </table:table-cell>
          <table:table-cell table:formula="of:=(INDEX('RMSE';[.$T56]*3-2)+INDEX('RMSE';[.$T56]*3-1)+INDEX('RMSE';[.$T56]*3))/3" office:value-type="float" office:value="36.54">
            <text:p>36,54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30];[.T57]*3)" office:value-type="string" office:string-value="ThunderSTORM">
            <text:p>ThunderSTORM</text:p>
          </table:table-cell>
          <table:table-cell table:style-name="ce1" table:formula="of:=INDEX([.C$2:.C230];[.T57]*3)" office:value-type="float" office:value="2">
            <text:p>2</text:p>
          </table:table-cell>
          <table:table-cell table:formula="of:=(INDEX('Jaccard';[.$T57]*3-2)+INDEX('Jaccard';[.$T57]*3-1)+INDEX('Jaccard';[.$T57]*3))/3" office:value-type="float" office:value="68.4833333333333">
            <text:p>68,4833333333</text:p>
          </table:table-cell>
          <table:table-cell table:formula="of:=(INDEX('Precision';[.$T57]*3-2)+INDEX('Precision';[.$T57]*3-1)+INDEX('Precision';[.$T57]*3))/3" office:value-type="float" office:value="100">
            <text:p>100</text:p>
          </table:table-cell>
          <table:table-cell table:formula="of:=(INDEX('Recall';[.$T57]*3-2)+INDEX('Recall';[.$T57]*3-1)+INDEX('Recall';[.$T57]*3))/3" office:value-type="float" office:value="68.6666666666667">
            <text:p>68,6666666667</text:p>
          </table:table-cell>
          <table:table-cell table:formula="of:=(INDEX('RMSE';[.$T57]*3-2)+INDEX('RMSE';[.$T57]*3-1)+INDEX('RMSE';[.$T57]*3))/3" office:value-type="float" office:value="37.77">
            <text:p>37,77</text:p>
          </table:table-cell>
          <table:table-cell table:number-columns-repeated="3"/>
          <table:table-cell office:value-type="float" office:value="56">
            <text:p>56</text:p>
          </table:table-cell>
          <table:table-cell/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formula="of:=INDEX([.A$2:.A231];[.T58]*3)" office:value-type="string" office:string-value="Wavelet FlouroBrancroft">
            <text:p>Wavelet FlouroBrancroft</text:p>
          </table:table-cell>
          <table:table-cell table:style-name="ce1" table:formula="of:=INDEX([.C$2:.C231];[.T58]*3)" office:value-type="float" office:value="2">
            <text:p>2</text:p>
          </table:table-cell>
          <table:table-cell table:formula="of:=(INDEX('Jaccard';[.$T58]*3-2)+INDEX('Jaccard';[.$T58]*3-1)+INDEX('Jaccard';[.$T58]*3))/3" office:value-type="float" office:value="61.87">
            <text:p>61,87</text:p>
          </table:table-cell>
          <table:table-cell table:formula="of:=(INDEX('Precision';[.$T58]*3-2)+INDEX('Precision';[.$T58]*3-1)+INDEX('Precision';[.$T58]*3))/3" office:value-type="float" office:value="98.6666666666667">
            <text:p>98,6666666667</text:p>
          </table:table-cell>
          <table:table-cell table:formula="of:=(INDEX('Recall';[.$T58]*3-2)+INDEX('Recall';[.$T58]*3-1)+INDEX('Recall';[.$T58]*3))/3" office:value-type="float" office:value="62.3333333333333">
            <text:p>62,3333333333</text:p>
          </table:table-cell>
          <table:table-cell table:formula="of:=(INDEX('RMSE';[.$T58]*3-2)+INDEX('RMSE';[.$T58]*3-1)+INDEX('RMSE';[.$T58]*3))/3" office:value-type="float" office:value="55.2366666666667">
            <text:p>55,2366666667</text:p>
          </table:table-cell>
          <table:table-cell table:number-columns-repeated="3"/>
          <table:table-cell office:value-type="float" office:value="57">
            <text:p>57</text:p>
          </table:table-cell>
          <table:table-cell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4.26">
            <text:p>14,2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7.38">
            <text:p>47,38</text:p>
          </table:table-cell>
          <table:table-cell office:value-type="float" office:value="5">
            <text:p>5</text:p>
          </table:table-cell>
          <table:table-cell/>
          <table:table-cell table:style-name="ce1" table:formula="of:=INDEX([.A$2:.A232];[.T59]*3)" office:value-type="string" office:string-value="WaveTracer">
            <text:p>WaveTracer</text:p>
          </table:table-cell>
          <table:table-cell table:style-name="ce1" table:formula="of:=INDEX([.C$2:.C232];[.T59]*3)" office:value-type="float" office:value="2">
            <text:p>2</text:p>
          </table:table-cell>
          <table:table-cell table:formula="of:=(INDEX('Jaccard';[.$T59]*3-2)+INDEX('Jaccard';[.$T59]*3-1)+INDEX('Jaccard';[.$T59]*3))/3" office:value-type="float" office:value="59.91">
            <text:p>59,91</text:p>
          </table:table-cell>
          <table:table-cell table:formula="of:=(INDEX('Precision';[.$T59]*3-2)+INDEX('Precision';[.$T59]*3-1)+INDEX('Precision';[.$T59]*3))/3" office:value-type="float" office:value="100">
            <text:p>100</text:p>
          </table:table-cell>
          <table:table-cell table:formula="of:=(INDEX('Recall';[.$T59]*3-2)+INDEX('Recall';[.$T59]*3-1)+INDEX('Recall';[.$T59]*3))/3" office:value-type="float" office:value="60">
            <text:p>60</text:p>
          </table:table-cell>
          <table:table-cell table:formula="of:=(INDEX('RMSE';[.$T59]*3-2)+INDEX('RMSE';[.$T59]*3-1)+INDEX('RMSE';[.$T59]*3))/3" office:value-type="float" office:value="37.2566666666667">
            <text:p>37,2566666667</text:p>
          </table:table-cell>
          <table:table-cell table:number-columns-repeated="3"/>
          <table:table-cell office:value-type="float" office:value="58">
            <text:p>58</text:p>
          </table:table-cell>
          <table:table-cell/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59">
            <text:p>5,5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4">
            <text:p>70,84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59">
            <text:p>59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87">
            <text:p>6,8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5.56">
            <text:p>65,56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0">
            <text:p>60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8.84">
            <text:p>18,84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4.47">
            <text:p>34,47</text:p>
          </table:table-cell>
          <table:table-cell office:value-type="float" office:value="11">
            <text:p>11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1">
            <text:p>61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74">
            <text:p>9,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3.5">
            <text:p>53,5</text:p>
          </table:table-cell>
          <table:table-cell office:value-type="float" office:value="3">
            <text:p>3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2">
            <text:p>62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95">
            <text:p>6,95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1.54">
            <text:p>51,54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3">
            <text:p>63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4">
            <text:p>64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5">
            <text:p>65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6">
            <text:p>66</text:p>
          </table:table-cell>
          <table:table-cell/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office:value-type="string">
            <text:p>meanJaccard</text:p>
          </table:table-cell>
          <table:table-cell office:value-type="string">
            <text:p>meanPrecision</text:p>
          </table:table-cell>
          <table:table-cell office:value-type="string">
            <text:p>meanRecall</text:p>
          </table:table-cell>
          <table:table-cell office:value-type="string">
            <text:p>meanRSME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7">
            <text:p>67</text:p>
          </table:table-cell>
          <table:table-cell/>
          <table:table-cell office:value-type="string">
            <text:p>Fast-ML-HD</text:p>
          </table:table-cell>
          <table:table-cell office:value-type="float" office:value="1">
            <text:p>1</text:p>
          </table:table-cell>
          <table:table-cell office:value-type="float" office:value="53.3166666666667">
            <text:p>53,3166666667</text:p>
          </table:table-cell>
          <table:table-cell office:value-type="float" office:value="89.3333333333333">
            <text:p>89,3333333333</text:p>
          </table:table-cell>
          <table:table-cell office:value-type="float" office:value="58">
            <text:p>58</text:p>
          </table:table-cell>
          <table:table-cell office:value-type="float" office:value="72.0333333333333">
            <text:p>72,0333333333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8">
            <text:p>68</text:p>
          </table:table-cell>
          <table:table-cell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45.1166666666667">
            <text:p>45,1166666667</text:p>
          </table:table-cell>
          <table:table-cell office:value-type="float" office:value="89.6666666666667">
            <text:p>89,6666666667</text:p>
          </table:table-cell>
          <table:table-cell office:value-type="float" office:value="47">
            <text:p>47</text:p>
          </table:table-cell>
          <table:table-cell office:value-type="float" office:value="82.2533333333334">
            <text:p>82,2533333333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69">
            <text:p>69</text:p>
          </table:table-cell>
          <table:table-cell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39.4566666666667">
            <text:p>39,4566666667</text:p>
          </table:table-cell>
          <table:table-cell office:value-type="float" office:value="99">
            <text:p>99</text:p>
          </table:table-cell>
          <table:table-cell office:value-type="float" office:value="39.3333333333333">
            <text:p>39,3333333333</text:p>
          </table:table-cell>
          <table:table-cell office:value-type="float" office:value="63.3066666666667">
            <text:p>63,3066666667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0.44">
            <text:p>40,4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0.13">
            <text:p>40,13</text:p>
          </table:table-cell>
          <table:table-cell office:value-type="float" office:value="172">
            <text:p>172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0">
            <text:p>70</text:p>
          </table:table-cell>
          <table:table-cell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37.5233333333333">
            <text:p>37,5233333333</text:p>
          </table:table-cell>
          <table:table-cell office:value-type="float" office:value="96">
            <text:p>96</text:p>
          </table:table-cell>
          <table:table-cell office:value-type="float" office:value="38.6666666666667">
            <text:p>38,6666666667</text:p>
          </table:table-cell>
          <table:table-cell office:value-type="float" office:value="68.6533333333333">
            <text:p>68,6533333333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.84">
            <text:p>30,8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3.18">
            <text:p>63,18</text:p>
          </table:table-cell>
          <table:table-cell office:value-type="float" office:value="82">
            <text:p>82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1">
            <text:p>71</text:p>
          </table:table-cell>
          <table:table-cell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36.4866666666667">
            <text:p>36,4866666667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float" office:value="69.7366666666667">
            <text:p>69,7366666667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55">
            <text:p>12,5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61.8">
            <text:p>61,8</text:p>
          </table:table-cell>
          <table:table-cell office:value-type="float" office:value="81">
            <text:p>81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2">
            <text:p>72</text:p>
          </table:table-cell>
          <table:table-cell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27.9433333333333">
            <text:p>27,9433333333</text:p>
          </table:table-cell>
          <table:table-cell office:value-type="float" office:value="100">
            <text:p>100</text:p>
          </table:table-cell>
          <table:table-cell office:value-type="float" office:value="28.3333333333333">
            <text:p>28,3333333333</text:p>
          </table:table-cell>
          <table:table-cell office:value-type="float" office:value="55.0366666666667">
            <text:p>55,0366666667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2.78">
            <text:p>32,7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0.03">
            <text:p>50,03</text:p>
          </table:table-cell>
          <table:table-cell office:value-type="float" office:value="59">
            <text:p>59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3">
            <text:p>73</text:p>
          </table:table-cell>
          <table:table-cell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25.19">
            <text:p>25,19</text:p>
          </table:table-cell>
          <table:table-cell office:value-type="float" office:value="99.6666666666667">
            <text:p>99,6666666667</text:p>
          </table:table-cell>
          <table:table-cell office:value-type="float" office:value="32">
            <text:p>32</text:p>
          </table:table-cell>
          <table:table-cell office:value-type="float" office:value="57.1266666666667">
            <text:p>57,1266666667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.89">
            <text:p>23,89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74.15">
            <text:p>74,15</text:p>
          </table:table-cell>
          <table:table-cell office:value-type="float" office:value="60">
            <text:p>60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4">
            <text:p>74</text:p>
          </table:table-cell>
          <table:table-cell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23.3633333333333">
            <text:p>23,3633333333</text:p>
          </table:table-cell>
          <table:table-cell office:value-type="float" office:value="99">
            <text:p>99</text:p>
          </table:table-cell>
          <table:table-cell office:value-type="float" office:value="23.3333333333333">
            <text:p>23,3333333333</text:p>
          </table:table-cell>
          <table:table-cell office:value-type="float" office:value="66.75">
            <text:p>66,75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42">
            <text:p>13,42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76.07">
            <text:p>76,07</text:p>
          </table:table-cell>
          <table:table-cell office:value-type="float" office:value="141">
            <text:p>141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5">
            <text:p>75</text:p>
          </table:table-cell>
          <table:table-cell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19.1933333333333">
            <text:p>19,1933333333</text:p>
          </table:table-cell>
          <table:table-cell office:value-type="float" office:value="99.6666666666667">
            <text:p>99,6666666667</text:p>
          </table:table-cell>
          <table:table-cell office:value-type="float" office:value="19.3333333333333">
            <text:p>19,3333333333</text:p>
          </table:table-cell>
          <table:table-cell office:value-type="float" office:value="65.66">
            <text:p>65,66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9.33">
            <text:p>29,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8">
            <text:p>45,88</text:p>
          </table:table-cell>
          <table:table-cell office:value-type="float" office:value="21">
            <text:p>21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6">
            <text:p>76</text:p>
          </table:table-cell>
          <table:table-cell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18.24">
            <text:p>18,24</text:p>
          </table:table-cell>
          <table:table-cell office:value-type="float" office:value="100">
            <text:p>100</text:p>
          </table:table-cell>
          <table:table-cell office:value-type="float" office:value="18.3333333333333">
            <text:p>18,3333333333</text:p>
          </table:table-cell>
          <table:table-cell office:value-type="float" office:value="55.3866666666667">
            <text:p>55,3866666667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.64">
            <text:p>16,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3.69">
            <text:p>63,69</text:p>
          </table:table-cell>
          <table:table-cell office:value-type="float" office:value="7">
            <text:p>7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7">
            <text:p>77</text:p>
          </table:table-cell>
          <table:table-cell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18.23">
            <text:p>18,2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47.0133333333333">
            <text:p>47,0133333333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75">
            <text:p>8,7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6.59">
            <text:p>56,59</text:p>
          </table:table-cell>
          <table:table-cell office:value-type="float" office:value="60">
            <text:p>60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8">
            <text:p>78</text:p>
          </table:table-cell>
          <table:table-cell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5.7133333333333">
            <text:p>15,7133333333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  <table:table-cell office:value-type="float" office:value="71.9633333333333">
            <text:p>71,9633333333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9.93">
            <text:p>49,9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.82">
            <text:p>44,82</text:p>
          </table:table-cell>
          <table:table-cell office:value-type="float" office:value="406">
            <text:p>406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79">
            <text:p>79</text:p>
          </table:table-cell>
          <table:table-cell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14.3333333333333">
            <text:p>14,3333333333</text:p>
          </table:table-cell>
          <table:table-cell office:value-type="float" office:value="99.6666666666667">
            <text:p>99,6666666667</text:p>
          </table:table-cell>
          <table:table-cell office:value-type="float" office:value="14.3333333333333">
            <text:p>14,3333333333</text:p>
          </table:table-cell>
          <table:table-cell office:value-type="float" office:value="52.2633333333333">
            <text:p>52,2633333333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.5">
            <text:p>18,5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72.48">
            <text:p>72,48</text:p>
          </table:table-cell>
          <table:table-cell office:value-type="float" office:value="471">
            <text:p>471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80">
            <text:p>80</text:p>
          </table:table-cell>
          <table:table-cell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11.8433333333333">
            <text:p>11,8433333333</text:p>
          </table:table-cell>
          <table:table-cell office:value-type="float" office:value="89.6666666666667">
            <text:p>89,6666666667</text:p>
          </table:table-cell>
          <table:table-cell office:value-type="float" office:value="13">
            <text:p>13</text:p>
          </table:table-cell>
          <table:table-cell office:value-type="float" office:value="46.5033333333333">
            <text:p>46,5033333333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.14">
            <text:p>7,14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08">
            <text:p>54,08</text:p>
          </table:table-cell>
          <table:table-cell office:value-type="float" office:value="861">
            <text:p>861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81">
            <text:p>81</text:p>
          </table:table-cell>
          <table:table-cell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8.90666666666667">
            <text:p>8,90666666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61.26">
            <text:p>61,26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2.95">
            <text:p>32,9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67.37">
            <text:p>67,37</text:p>
          </table:table-cell>
          <table:table-cell office:value-type="float" office:value="33">
            <text:p>33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82">
            <text:p>82</text:p>
          </table:table-cell>
          <table:table-cell/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.94">
            <text:p>15,94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80.55">
            <text:p>80,55</text:p>
          </table:table-cell>
          <table:table-cell office:value-type="float" office:value="10">
            <text:p>10</text:p>
          </table:table-cell>
          <table:table-cell/>
          <table:table-cell table:style-name="ce1" table:number-columns-repeated="2"/>
          <table:table-cell table:number-columns-repeated="7"/>
          <table:table-cell office:value-type="float" office:value="83">
            <text:p>83</text:p>
          </table:table-cell>
          <table:table-cell/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69">
            <text:p>8,6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9.06">
            <text:p>49,06</text:p>
          </table:table-cell>
          <table:table-cell office:value-type="float" office:value="19">
            <text:p>19</text:p>
          </table:table-cell>
          <table:table-cell table:number-columns-repeated="10"/>
          <table:table-cell office:value-type="float" office:value="84">
            <text:p>84</text:p>
          </table:table-cell>
          <table:table-cell/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85">
            <text:p>85</text:p>
          </table:table-cell>
          <table:table-cell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86">
            <text:p>86</text:p>
          </table:table-cell>
          <table:table-cell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87">
            <text:p>87</text:p>
          </table:table-cell>
          <table:table-cell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0.09">
            <text:p>90,0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.37">
            <text:p>23,37</text:p>
          </table:table-cell>
          <table:table-cell office:value-type="float" office:value="18000">
            <text:p>18000</text:p>
          </table:table-cell>
          <table:table-cell table:number-columns-repeated="10"/>
          <table:table-cell office:value-type="float" office:value="88">
            <text:p>88</text:p>
          </table:table-cell>
          <table:table-cell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.87">
            <text:p>53,8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9.65">
            <text:p>49,65</text:p>
          </table:table-cell>
          <table:table-cell office:value-type="float" office:value="15000">
            <text:p>15000</text:p>
          </table:table-cell>
          <table:table-cell table:number-columns-repeated="10"/>
          <table:table-cell office:value-type="float" office:value="89">
            <text:p>89</text:p>
          </table:table-cell>
          <table:table-cell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.26">
            <text:p>36,26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64.93">
            <text:p>64,93</text:p>
          </table:table-cell>
          <table:table-cell office:value-type="float" office:value="50000">
            <text:p>50000</text:p>
          </table:table-cell>
          <table:table-cell table:number-columns-repeated="10"/>
          <table:table-cell office:value-type="float" office:value="90">
            <text:p>90</text:p>
          </table:table-cell>
          <table:table-cell/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91">
            <text:p>91</text:p>
          </table:table-cell>
          <table:table-cell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.22">
            <text:p>24,22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41.57">
            <text:p>41,57</text:p>
          </table:table-cell>
          <table:table-cell office:value-type="float" office:value="245">
            <text:p>245</text:p>
          </table:table-cell>
          <table:table-cell table:number-columns-repeated="10"/>
          <table:table-cell office:value-type="float" office:value="92">
            <text:p>92</text:p>
          </table:table-cell>
          <table:table-cell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93">
            <text:p>93</text:p>
          </table:table-cell>
          <table:table-cell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94">
            <text:p>94</text:p>
          </table:table-cell>
          <table:table-cell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95">
            <text:p>95</text:p>
          </table:table-cell>
          <table:table-cell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96">
            <text:p>96</text:p>
          </table:table-cell>
          <table:table-cell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68.6633333333333">
            <text:p>68,6633333333</text:p>
          </table:table-cell>
          <table:table-cell office:value-type="float" office:value="98.3333333333333">
            <text:p>98,3333333333</text:p>
          </table:table-cell>
          <table:table-cell office:value-type="float" office:value="69.3333333333333">
            <text:p>69,3333333333</text:p>
          </table:table-cell>
          <table:table-cell office:value-type="float" office:value="42.9733333333333">
            <text:p>42,9733333333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97">
            <text:p>97</text:p>
          </table:table-cell>
          <table:table-cell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68.4833333333333">
            <text:p>68,4833333333</text:p>
          </table:table-cell>
          <table:table-cell office:value-type="float" office:value="100">
            <text:p>100</text:p>
          </table:table-cell>
          <table:table-cell office:value-type="float" office:value="68.6666666666667">
            <text:p>68,6666666667</text:p>
          </table:table-cell>
          <table:table-cell office:value-type="float" office:value="37.77">
            <text:p>37,77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98">
            <text:p>98</text:p>
          </table:table-cell>
          <table:table-cell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67.7466666666667">
            <text:p>67,7466666667</text:p>
          </table:table-cell>
          <table:table-cell office:value-type="float" office:value="98.6666666666667">
            <text:p>98,6666666667</text:p>
          </table:table-cell>
          <table:table-cell office:value-type="float" office:value="68.3333333333333">
            <text:p>68,3333333333</text:p>
          </table:table-cell>
          <table:table-cell office:value-type="float" office:value="39.3166666666667">
            <text:p>39,3166666667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99">
            <text:p>99</text:p>
          </table:table-cell>
          <table:table-cell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62.8066666666667">
            <text:p>62,8066666667</text:p>
          </table:table-cell>
          <table:table-cell office:value-type="float" office:value="97.6666666666667">
            <text:p>97,6666666667</text:p>
          </table:table-cell>
          <table:table-cell office:value-type="float" office:value="70.3333333333333">
            <text:p>70,3333333333</text:p>
          </table:table-cell>
          <table:table-cell office:value-type="float" office:value="43.8933333333333">
            <text:p>43,8933333333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100">
            <text:p>100</text:p>
          </table:table-cell>
          <table:table-cell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61.87">
            <text:p>61,87</text:p>
          </table:table-cell>
          <table:table-cell office:value-type="float" office:value="98.6666666666667">
            <text:p>98,6666666667</text:p>
          </table:table-cell>
          <table:table-cell office:value-type="float" office:value="62.3333333333333">
            <text:p>62,3333333333</text:p>
          </table:table-cell>
          <table:table-cell office:value-type="float" office:value="55.2366666666667">
            <text:p>55,2366666667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101">
            <text:p>101</text:p>
          </table:table-cell>
          <table:table-cell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60.77">
            <text:p>60,77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office:value-type="float" office:value="42.3133333333333">
            <text:p>42,3133333333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102">
            <text:p>102</text:p>
          </table:table-cell>
          <table:table-cell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60.0733333333333">
            <text:p>60,0733333333</text:p>
          </table:table-cell>
          <table:table-cell office:value-type="float" office:value="84.3333333333333">
            <text:p>84,3333333333</text:p>
          </table:table-cell>
          <table:table-cell office:value-type="float" office:value="67.6666666666667">
            <text:p>67,6666666667</text:p>
          </table:table-cell>
          <table:table-cell office:value-type="float" office:value="45.9833333333333">
            <text:p>45,9833333333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103">
            <text:p>103</text:p>
          </table:table-cell>
          <table:table-cell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office:value-type="float" office:value="59.99">
            <text:p>59,99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33.8266666666667">
            <text:p>33,8266666667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104">
            <text:p>104</text:p>
          </table:table-cell>
          <table:table-cell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59.91">
            <text:p>59,91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7.2566666666667">
            <text:p>37,2566666667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10"/>
          <table:table-cell office:value-type="float" office:value="105">
            <text:p>105</text:p>
          </table:table-cell>
          <table:table-cell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59.2366666666667">
            <text:p>59,2366666667</text:p>
          </table:table-cell>
          <table:table-cell office:value-type="float" office:value="99.6666666666667">
            <text:p>99,6666666667</text:p>
          </table:table-cell>
          <table:table-cell office:value-type="float" office:value="59.6666666666667">
            <text:p>59,6666666667</text:p>
          </table:table-cell>
          <table:table-cell office:value-type="float" office:value="36.54">
            <text:p>36,54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.4">
            <text:p>50,4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28.93">
            <text:p>28,93</text:p>
          </table:table-cell>
          <table:table-cell office:value-type="float" office:value="1500">
            <text:p>1500</text:p>
          </table:table-cell>
          <table:table-cell table:number-columns-repeated="10"/>
          <table:table-cell office:value-type="float" office:value="106">
            <text:p>106</text:p>
          </table:table-cell>
          <table:table-cell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55.2066666666667">
            <text:p>55,2066666667</text:p>
          </table:table-cell>
          <table:table-cell office:value-type="float" office:value="99.6666666666667">
            <text:p>99,6666666667</text:p>
          </table:table-cell>
          <table:table-cell office:value-type="float" office:value="55.3333333333333">
            <text:p>55,3333333333</text:p>
          </table:table-cell>
          <table:table-cell office:value-type="float" office:value="33.1766666666667">
            <text:p>33,1766666667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.28">
            <text:p>60,2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48.18">
            <text:p>48,18</text:p>
          </table:table-cell>
          <table:table-cell office:value-type="float" office:value="306">
            <text:p>306</text:p>
          </table:table-cell>
          <table:table-cell table:number-columns-repeated="10"/>
          <table:table-cell office:value-type="float" office:value="107">
            <text:p>107</text:p>
          </table:table-cell>
          <table:table-cell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54.5766666666667">
            <text:p>54,5766666667</text:p>
          </table:table-cell>
          <table:table-cell office:value-type="float" office:value="86.6666666666667">
            <text:p>86,6666666667</text:p>
          </table:table-cell>
          <table:table-cell office:value-type="float" office:value="60">
            <text:p>60</text:p>
          </table:table-cell>
          <table:table-cell office:value-type="float" office:value="42.9533333333333">
            <text:p>42,9533333333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77">
            <text:p>47,77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54.72">
            <text:p>54,72</text:p>
          </table:table-cell>
          <table:table-cell office:value-type="float" office:value="1200">
            <text:p>1200</text:p>
          </table:table-cell>
          <table:table-cell table:number-columns-repeated="10"/>
          <table:table-cell office:value-type="float" office:value="108">
            <text:p>108</text:p>
          </table:table-cell>
          <table:table-cell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54.3366666666667">
            <text:p>54,336666666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34.0266666666667">
            <text:p>34,0266666667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8">
            <text:p>72,28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8.66">
            <text:p>28,66</text:p>
          </table:table-cell>
          <table:table-cell office:value-type="float" office:value="39.45">
            <text:p>39,45</text:p>
          </table:table-cell>
          <table:table-cell table:number-columns-repeated="10"/>
          <table:table-cell office:value-type="float" office:value="109">
            <text:p>109</text:p>
          </table:table-cell>
          <table:table-cell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53.8433333333333">
            <text:p>53,8433333333</text:p>
          </table:table-cell>
          <table:table-cell office:value-type="float" office:value="97.3333333333333">
            <text:p>97,3333333333</text:p>
          </table:table-cell>
          <table:table-cell office:value-type="float" office:value="54.3333333333333">
            <text:p>54,3333333333</text:p>
          </table:table-cell>
          <table:table-cell office:value-type="float" office:value="63.56">
            <text:p>63,56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.79">
            <text:p>41,79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34.62">
            <text:p>34,62</text:p>
          </table:table-cell>
          <table:table-cell office:value-type="float" office:value="56.13">
            <text:p>56,13</text:p>
          </table:table-cell>
          <table:table-cell table:number-columns-repeated="10"/>
          <table:table-cell office:value-type="float" office:value="110">
            <text:p>110</text:p>
          </table:table-cell>
          <table:table-cell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53.8366666666667">
            <text:p>53,8366666667</text:p>
          </table:table-cell>
          <table:table-cell office:value-type="float" office:value="99.6666666666667">
            <text:p>99,6666666667</text:p>
          </table:table-cell>
          <table:table-cell office:value-type="float" office:value="54">
            <text:p>54</text:p>
          </table:table-cell>
          <table:table-cell office:value-type="float" office:value="40.3833333333333">
            <text:p>40,3833333333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16">
            <text:p>29,16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41.19">
            <text:p>41,19</text:p>
          </table:table-cell>
          <table:table-cell office:value-type="float" office:value="29.33">
            <text:p>29,33</text:p>
          </table:table-cell>
          <table:table-cell table:number-columns-repeated="10"/>
          <table:table-cell office:value-type="float" office:value="111">
            <text:p>111</text:p>
          </table:table-cell>
          <table:table-cell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52.8166666666667">
            <text:p>52,8166666667</text:p>
          </table:table-cell>
          <table:table-cell office:value-type="float" office:value="74.3333333333333">
            <text:p>74,3333333333</text:p>
          </table:table-cell>
          <table:table-cell office:value-type="float" office:value="73.3333333333333">
            <text:p>73,3333333333</text:p>
          </table:table-cell>
          <table:table-cell office:value-type="float" office:value="43.9433333333333">
            <text:p>43,9433333333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77">
            <text:p>79,77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60.23">
            <text:p>60,23</text:p>
          </table:table-cell>
          <table:table-cell office:value-type="float" office:value="257">
            <text:p>257</text:p>
          </table:table-cell>
          <table:table-cell table:number-columns-repeated="10"/>
          <table:table-cell office:value-type="float" office:value="112">
            <text:p>112</text:p>
          </table:table-cell>
          <table:table-cell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51.66">
            <text:p>51,66</text:p>
          </table:table-cell>
          <table:table-cell office:value-type="float" office:value="89">
            <text:p>89</text:p>
          </table:table-cell>
          <table:table-cell office:value-type="float" office:value="55.6666666666667">
            <text:p>55,6666666667</text:p>
          </table:table-cell>
          <table:table-cell office:value-type="float" office:value="45.99">
            <text:p>45,99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1.67">
            <text:p>51,67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67.32">
            <text:p>67,32</text:p>
          </table:table-cell>
          <table:table-cell office:value-type="float" office:value="267">
            <text:p>267</text:p>
          </table:table-cell>
          <table:table-cell table:number-columns-repeated="10"/>
          <table:table-cell office:value-type="float" office:value="113">
            <text:p>113</text:p>
          </table:table-cell>
          <table:table-cell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49.7633333333333">
            <text:p>49,7633333333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39.4633333333333">
            <text:p>39,4633333333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09">
            <text:p>30,09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63.13">
            <text:p>63,13</text:p>
          </table:table-cell>
          <table:table-cell office:value-type="float" office:value="222">
            <text:p>222</text:p>
          </table:table-cell>
          <table:table-cell table:number-columns-repeated="10"/>
          <table:table-cell office:value-type="float" office:value="114">
            <text:p>114</text:p>
          </table:table-cell>
          <table:table-cell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office:value-type="float" office:value="48.4966666666667">
            <text:p>48,4966666667</text:p>
          </table:table-cell>
          <table:table-cell office:value-type="float" office:value="99.6666666666667">
            <text:p>99,6666666667</text:p>
          </table:table-cell>
          <table:table-cell office:value-type="float" office:value="48.6666666666667">
            <text:p>48,6666666667</text:p>
          </table:table-cell>
          <table:table-cell office:value-type="float" office:value="35.1266666666667">
            <text:p>35,1266666667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98">
            <text:p>79,98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31.07">
            <text:p>31,07</text:p>
          </table:table-cell>
          <table:table-cell office:value-type="float" office:value="40.1">
            <text:p>40,1</text:p>
          </table:table-cell>
          <table:table-cell table:number-columns-repeated="10"/>
          <table:table-cell office:value-type="float" office:value="115">
            <text:p>115</text:p>
          </table:table-cell>
          <table:table-cell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47.7433333333333">
            <text:p>47,7433333333</text:p>
          </table:table-cell>
          <table:table-cell office:value-type="float" office:value="98.6666666666667">
            <text:p>98,6666666667</text:p>
          </table:table-cell>
          <table:table-cell office:value-type="float" office:value="48">
            <text:p>48</text:p>
          </table:table-cell>
          <table:table-cell office:value-type="float" office:value="34.8233333333333">
            <text:p>34,8233333333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2">
            <text:p>61,42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43.43">
            <text:p>43,43</text:p>
          </table:table-cell>
          <table:table-cell office:value-type="float" office:value="61.7">
            <text:p>61,7</text:p>
          </table:table-cell>
          <table:table-cell table:number-columns-repeated="10"/>
          <table:table-cell office:value-type="float" office:value="116">
            <text:p>116</text:p>
          </table:table-cell>
          <table:table-cell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47.2866666666667">
            <text:p>47,2866666667</text:p>
          </table:table-cell>
          <table:table-cell office:value-type="float" office:value="100">
            <text:p>100</text:p>
          </table:table-cell>
          <table:table-cell office:value-type="float" office:value="47.3333333333333">
            <text:p>47,3333333333</text:p>
          </table:table-cell>
          <table:table-cell office:value-type="float" office:value="29.78">
            <text:p>29,78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0.91">
            <text:p>40,91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52.44">
            <text:p>52,44</text:p>
          </table:table-cell>
          <table:table-cell office:value-type="float" office:value="46">
            <text:p>46</text:p>
          </table:table-cell>
          <table:table-cell table:number-columns-repeated="12"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42.62">
            <text:p>42,62</text:p>
          </table:table-cell>
          <table:table-cell office:value-type="float" office:value="83">
            <text:p>83</text:p>
          </table:table-cell>
          <table:table-cell office:value-type="float" office:value="44.6666666666667">
            <text:p>44,6666666667</text:p>
          </table:table-cell>
          <table:table-cell office:value-type="float" office:value="52.2166666666667">
            <text:p>52,2166666667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33">
            <text:p>79,33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28.94">
            <text:p>28,94</text:p>
          </table:table-cell>
          <table:table-cell office:value-type="float" office:value="2.2">
            <text:p>2,2</text:p>
          </table:table-cell>
          <table:table-cell table:number-columns-repeated="12"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41.8133333333333">
            <text:p>41,813333333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49.01">
            <text:p>49,01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.57">
            <text:p>47,57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55.49">
            <text:p>55,49</text:p>
          </table:table-cell>
          <table:table-cell office:value-type="float" office:value="2.3">
            <text:p>2,3</text:p>
          </table:table-cell>
          <table:table-cell table:number-columns-repeated="1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.08">
            <text:p>28,08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53.54">
            <text:p>53,54</text:p>
          </table:table-cell>
          <table:table-cell office:value-type="float" office:value="3.5">
            <text:p>3,5</text:p>
          </table:table-cell>
          <table:table-cell table:number-columns-repeated="12"/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31">
            <text:p>76,3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32.43">
            <text:p>32,43</text:p>
          </table:table-cell>
          <table:table-cell office:value-type="float" office:value="237">
            <text:p>237</text:p>
          </table:table-cell>
          <table:table-cell table:number-columns-repeated="12"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1">
            <text:p>52,41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6.48">
            <text:p>36,48</text:p>
          </table:table-cell>
          <table:table-cell office:value-type="float" office:value="200">
            <text:p>200</text:p>
          </table:table-cell>
          <table:table-cell table:number-columns-repeated="12"/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79">
            <text:p>32,79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2.24">
            <text:p>52,24</text:p>
          </table:table-cell>
          <table:table-cell office:value-type="float" office:value="295">
            <text:p>295</text:p>
          </table:table-cell>
          <table:table-cell table:number-columns-repeated="12"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7">
            <text:p>72,2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4.32">
            <text:p>24,32</text:p>
          </table:table-cell>
          <table:table-cell office:value-type="float" office:value="21.2">
            <text:p>21,2</text:p>
          </table:table-cell>
          <table:table-cell table:number-columns-repeated="12"/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5">
            <text:p>52,4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1.86">
            <text:p>31,86</text:p>
          </table:table-cell>
          <table:table-cell office:value-type="float" office:value="15.2">
            <text:p>15,2</text:p>
          </table:table-cell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.29">
            <text:p>38,2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5.9">
            <text:p>45,9</text:p>
          </table:table-cell>
          <table:table-cell office:value-type="float" office:value="20">
            <text:p>20</text:p>
          </table:table-cell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.37">
            <text:p>78,3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28.44">
            <text:p>28,44</text:p>
          </table:table-cell>
          <table:table-cell office:value-type="float" office:value="24.7">
            <text:p>24,7</text:p>
          </table:table-cell>
          <table:table-cell table:number-columns-repeated="12"/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office:value-type="string">
            <text:p>meanJaccard</text:p>
          </table:table-cell>
          <table:table-cell office:value-type="string">
            <text:p>meanPrecision</text:p>
          </table:table-cell>
          <table:table-cell office:value-type="string">
            <text:p>meanRecall</text:p>
          </table:table-cell>
          <table:table-cell office:value-type="string">
            <text:p>meanRSME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6.19">
            <text:p>56,19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33.32">
            <text:p>33,32</text:p>
          </table:table-cell>
          <table:table-cell office:value-type="float" office:value="36.1">
            <text:p>36,1</text:p>
          </table:table-cell>
          <table:table-cell table:number-columns-repeated="12"/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06">
            <text:p>31,0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37.77">
            <text:p>37,77</text:p>
          </table:table-cell>
          <table:table-cell office:value-type="float" office:value="44.6">
            <text:p>44,6</text:p>
          </table:table-cell>
          <table:table-cell table:number-columns-repeated="12"/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45">
            <text:p>71,4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0.42">
            <text:p>30,42</text:p>
          </table:table-cell>
          <table:table-cell office:value-type="float" office:value="135">
            <text:p>135</text:p>
          </table:table-cell>
          <table:table-cell table:number-columns-repeated="12"/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.59">
            <text:p>23,59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1.91">
            <text:p>51,91</text:p>
          </table:table-cell>
          <table:table-cell office:value-type="float" office:value="61">
            <text:p>61</text:p>
          </table:table-cell>
          <table:table-cell table:number-columns-repeated="12"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74.32">
            <text:p>74,32</text:p>
          </table:table-cell>
          <table:table-cell office:value-type="float" office:value="110">
            <text:p>110</text:p>
          </table:table-cell>
          <table:table-cell table:number-columns-repeated="12"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29">
            <text:p>88,2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3.01">
            <text:p>23,01</text:p>
          </table:table-cell>
          <table:table-cell office:value-type="float" office:value="189">
            <text:p>189</text:p>
          </table:table-cell>
          <table:table-cell table:number-columns-repeated="12"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67">
            <text:p>52,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31.62">
            <text:p>31,62</text:p>
          </table:table-cell>
          <table:table-cell office:value-type="float" office:value="113">
            <text:p>113</text:p>
          </table:table-cell>
          <table:table-cell table:number-columns-repeated="12"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9.01">
            <text:p>39,0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46.85">
            <text:p>46,85</text:p>
          </table:table-cell>
          <table:table-cell office:value-type="float" office:value="189">
            <text:p>189</text:p>
          </table:table-cell>
          <table:table-cell table:number-columns-repeated="12"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23">
            <text:p>71,2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7.6">
            <text:p>17,6</text:p>
          </table:table-cell>
          <table:table-cell office:value-type="float" office:value="294">
            <text:p>294</text:p>
          </table:table-cell>
          <table:table-cell table:number-columns-repeated="12"/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8.21">
            <text:p>58,21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36.75">
            <text:p>36,75</text:p>
          </table:table-cell>
          <table:table-cell office:value-type="float" office:value="743">
            <text:p>743</text:p>
          </table:table-cell>
          <table:table-cell table:number-columns-repeated="12"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.85">
            <text:p>19,85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64.04">
            <text:p>64,04</text:p>
          </table:table-cell>
          <table:table-cell office:value-type="float" office:value="293">
            <text:p>293</text:p>
          </table:table-cell>
          <table:table-cell table:number-columns-repeated="12"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81">
            <text:p>76,8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29.54">
            <text:p>29,54</text:p>
          </table:table-cell>
          <table:table-cell office:value-type="float" office:value="56">
            <text:p>56</text:p>
          </table:table-cell>
          <table:table-cell table:number-columns-repeated="12"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.85">
            <text:p>36,8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35.1">
            <text:p>35,1</text:p>
          </table:table-cell>
          <table:table-cell office:value-type="string">
            <text:p>na</text:p>
          </table:table-cell>
          <table:table-cell table:number-columns-repeated="12"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83">
            <text:p>31,8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0.74">
            <text:p>40,74</text:p>
          </table:table-cell>
          <table:table-cell office:value-type="string">
            <text:p>na</text:p>
          </table:table-cell>
          <table:table-cell table:number-columns-repeated="12"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.86">
            <text:p>60,86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35.17">
            <text:p>35,17</text:p>
          </table:table-cell>
          <table:table-cell office:value-type="float" office:value="32">
            <text:p>32</text:p>
          </table:table-cell>
          <table:table-cell table:number-columns-repeated="12"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11.8433333333333">
            <text:p>11,8433333333</text:p>
          </table:table-cell>
          <table:table-cell office:value-type="float" office:value="89.6666666666667">
            <text:p>89,6666666667</text:p>
          </table:table-cell>
          <table:table-cell office:value-type="float" office:value="13">
            <text:p>13</text:p>
          </table:table-cell>
          <table:table-cell office:value-type="float" office:value="46.5033333333333">
            <text:p>46,5033333333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.83">
            <text:p>37,8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9.9">
            <text:p>49,9</text:p>
          </table:table-cell>
          <table:table-cell office:value-type="float" office:value="33">
            <text:p>33</text:p>
          </table:table-cell>
          <table:table-cell table:number-columns-repeated="12"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18.23">
            <text:p>18,2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47.0133333333333">
            <text:p>47,0133333333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.75">
            <text:p>26,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1.96">
            <text:p>61,96</text:p>
          </table:table-cell>
          <table:table-cell office:value-type="float" office:value="50">
            <text:p>50</text:p>
          </table:table-cell>
          <table:table-cell table:number-columns-repeated="12"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14.3333333333333">
            <text:p>14,3333333333</text:p>
          </table:table-cell>
          <table:table-cell office:value-type="float" office:value="99.6666666666667">
            <text:p>99,6666666667</text:p>
          </table:table-cell>
          <table:table-cell office:value-type="float" office:value="14.3333333333333">
            <text:p>14,3333333333</text:p>
          </table:table-cell>
          <table:table-cell office:value-type="float" office:value="52.2633333333333">
            <text:p>52,2633333333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.2">
            <text:p>69,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9.99">
            <text:p>19,99</text:p>
          </table:table-cell>
          <table:table-cell office:value-type="float" office:value="86">
            <text:p>86</text:p>
          </table:table-cell>
          <table:table-cell table:number-columns-repeated="12"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27.9433333333333">
            <text:p>27,9433333333</text:p>
          </table:table-cell>
          <table:table-cell office:value-type="float" office:value="100">
            <text:p>100</text:p>
          </table:table-cell>
          <table:table-cell office:value-type="float" office:value="28.3333333333333">
            <text:p>28,3333333333</text:p>
          </table:table-cell>
          <table:table-cell office:value-type="float" office:value="55.0366666666667">
            <text:p>55,0366666667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.92">
            <text:p>46,9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31.38">
            <text:p>31,38</text:p>
          </table:table-cell>
          <table:table-cell office:value-type="float" office:value="96">
            <text:p>96</text:p>
          </table:table-cell>
          <table:table-cell table:number-columns-repeated="12"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18.24">
            <text:p>18,24</text:p>
          </table:table-cell>
          <table:table-cell office:value-type="float" office:value="100">
            <text:p>100</text:p>
          </table:table-cell>
          <table:table-cell office:value-type="float" office:value="18.3333333333333">
            <text:p>18,3333333333</text:p>
          </table:table-cell>
          <table:table-cell office:value-type="float" office:value="55.3866666666667">
            <text:p>55,3866666667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.74">
            <text:p>25,7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.97">
            <text:p>37,97</text:p>
          </table:table-cell>
          <table:table-cell office:value-type="float" office:value="92">
            <text:p>92</text:p>
          </table:table-cell>
          <table:table-cell table:number-columns-repeated="12"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25.19">
            <text:p>25,19</text:p>
          </table:table-cell>
          <table:table-cell office:value-type="float" office:value="99.6666666666667">
            <text:p>99,6666666667</text:p>
          </table:table-cell>
          <table:table-cell office:value-type="float" office:value="32">
            <text:p>32</text:p>
          </table:table-cell>
          <table:table-cell office:value-type="float" office:value="57.1266666666667">
            <text:p>57,1266666667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5.73">
            <text:p>75,73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23.87">
            <text:p>23,87</text:p>
          </table:table-cell>
          <table:table-cell office:value-type="float" office:value="20">
            <text:p>20</text:p>
          </table:table-cell>
          <table:table-cell table:number-columns-repeated="12"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8.90666666666667">
            <text:p>8,90666666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61.26">
            <text:p>61,26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.18">
            <text:p>55,18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38.84">
            <text:p>38,84</text:p>
          </table:table-cell>
          <table:table-cell office:value-type="float" office:value="15">
            <text:p>15</text:p>
          </table:table-cell>
          <table:table-cell table:number-columns-repeated="12"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39.4566666666667">
            <text:p>39,4566666667</text:p>
          </table:table-cell>
          <table:table-cell office:value-type="float" office:value="99">
            <text:p>99</text:p>
          </table:table-cell>
          <table:table-cell office:value-type="float" office:value="39.3333333333333">
            <text:p>39,3333333333</text:p>
          </table:table-cell>
          <table:table-cell office:value-type="float" office:value="63.3066666666667">
            <text:p>63,3066666667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66.15">
            <text:p>66,15</text:p>
          </table:table-cell>
          <table:table-cell office:value-type="float" office:value="45">
            <text:p>45</text:p>
          </table:table-cell>
          <table:table-cell table:number-columns-repeated="12"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19.1933333333333">
            <text:p>19,1933333333</text:p>
          </table:table-cell>
          <table:table-cell office:value-type="float" office:value="99.6666666666667">
            <text:p>99,6666666667</text:p>
          </table:table-cell>
          <table:table-cell office:value-type="float" office:value="19.3333333333333">
            <text:p>19,3333333333</text:p>
          </table:table-cell>
          <table:table-cell office:value-type="float" office:value="65.66">
            <text:p>65,66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.34">
            <text:p>87,34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26.54">
            <text:p>26,54</text:p>
          </table:table-cell>
          <table:table-cell office:value-type="float" office:value="8">
            <text:p>8</text:p>
          </table:table-cell>
          <table:table-cell table:number-columns-repeated="12"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23.3633333333333">
            <text:p>23,3633333333</text:p>
          </table:table-cell>
          <table:table-cell office:value-type="float" office:value="99">
            <text:p>99</text:p>
          </table:table-cell>
          <table:table-cell office:value-type="float" office:value="23.3333333333333">
            <text:p>23,3333333333</text:p>
          </table:table-cell>
          <table:table-cell office:value-type="float" office:value="66.75">
            <text:p>66,75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81">
            <text:p>69,81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46.48">
            <text:p>46,48</text:p>
          </table:table-cell>
          <table:table-cell office:value-type="float" office:value="8">
            <text:p>8</text:p>
          </table:table-cell>
          <table:table-cell table:number-columns-repeated="12"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37.5233333333333">
            <text:p>37,5233333333</text:p>
          </table:table-cell>
          <table:table-cell office:value-type="float" office:value="96">
            <text:p>96</text:p>
          </table:table-cell>
          <table:table-cell office:value-type="float" office:value="38.6666666666667">
            <text:p>38,6666666667</text:p>
          </table:table-cell>
          <table:table-cell office:value-type="float" office:value="68.6533333333333">
            <text:p>68,6533333333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.84">
            <text:p>48,84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55.9">
            <text:p>55,9</text:p>
          </table:table-cell>
          <table:table-cell office:value-type="float" office:value="19">
            <text:p>19</text:p>
          </table:table-cell>
          <table:table-cell table:number-columns-repeated="1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36.4866666666667">
            <text:p>36,4866666667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float" office:value="69.7366666666667">
            <text:p>69,7366666667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12">
            <text:p>86,1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6.32">
            <text:p>26,32</text:p>
          </table:table-cell>
          <table:table-cell office:value-type="float" office:value="316">
            <text:p>316</text:p>
          </table:table-cell>
          <table:table-cell table:number-columns-repeated="12"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5.7133333333333">
            <text:p>15,7133333333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  <table:table-cell office:value-type="float" office:value="71.9633333333333">
            <text:p>71,9633333333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64">
            <text:p>69,6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7.43">
            <text:p>37,43</text:p>
          </table:table-cell>
          <table:table-cell office:value-type="float" office:value="216">
            <text:p>216</text:p>
          </table:table-cell>
          <table:table-cell table:number-columns-repeated="12"/>
          <table:table-cell office:value-type="string">
            <text:p>Fast-ML-HD</text:p>
          </table:table-cell>
          <table:table-cell office:value-type="float" office:value="1">
            <text:p>1</text:p>
          </table:table-cell>
          <table:table-cell office:value-type="float" office:value="53.3166666666667">
            <text:p>53,3166666667</text:p>
          </table:table-cell>
          <table:table-cell office:value-type="float" office:value="89.3333333333333">
            <text:p>89,3333333333</text:p>
          </table:table-cell>
          <table:table-cell office:value-type="float" office:value="58">
            <text:p>58</text:p>
          </table:table-cell>
          <table:table-cell office:value-type="float" office:value="72.0333333333333">
            <text:p>72,0333333333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48">
            <text:p>47,48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54.2">
            <text:p>54,2</text:p>
          </table:table-cell>
          <table:table-cell office:value-type="float" office:value="294">
            <text:p>294</text:p>
          </table:table-cell>
          <table:table-cell table:number-columns-repeated="12"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45.1166666666667">
            <text:p>45,1166666667</text:p>
          </table:table-cell>
          <table:table-cell office:value-type="float" office:value="89.6666666666667">
            <text:p>89,6666666667</text:p>
          </table:table-cell>
          <table:table-cell office:value-type="float" office:value="47">
            <text:p>47</text:p>
          </table:table-cell>
          <table:table-cell office:value-type="float" office:value="82.2533333333334">
            <text:p>82,2533333333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1.94">
            <text:p>81,94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33.03">
            <text:p>33,03</text:p>
          </table:table-cell>
          <table:table-cell office:value-type="float" office:value="297">
            <text:p>297</text:p>
          </table:table-cell>
          <table:table-cell table:number-columns-repeated="1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3.55">
            <text:p>63,55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40.07">
            <text:p>40,07</text:p>
          </table:table-cell>
          <table:table-cell office:value-type="float" office:value="590">
            <text:p>590</text:p>
          </table:table-cell>
          <table:table-cell table:number-columns-repeated="12"/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.93">
            <text:p>42,9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58.58">
            <text:p>58,58</text:p>
          </table:table-cell>
          <table:table-cell office:value-type="float" office:value="482">
            <text:p>482</text:p>
          </table:table-cell>
          <table:table-cell table:number-columns-repeated="12"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51">
            <text:p>86,5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26.4">
            <text:p>26,4</text:p>
          </table:table-cell>
          <table:table-cell office:value-type="float" office:value="42">
            <text:p>42</text:p>
          </table:table-cell>
          <table:table-cell table:number-columns-repeated="12"/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7">
            <text:p>61,4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34.27">
            <text:p>34,27</text:p>
          </table:table-cell>
          <table:table-cell office:value-type="float" office:value="30">
            <text:p>30</text:p>
          </table:table-cell>
          <table:table-cell table:number-columns-repeated="12"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73">
            <text:p>29,73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48.95">
            <text:p>48,95</text:p>
          </table:table-cell>
          <table:table-cell office:value-type="float" office:value="286">
            <text:p>286</text:p>
          </table:table-cell>
          <table:table-cell table:number-columns-repeated="12"/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#WERT!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4.92">
            <text:p>84,9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8.65">
            <text:p>28,65</text:p>
          </table:table-cell>
          <table:table-cell office:value-type="string">
            <text:p>na</text:p>
          </table:table-cell>
          <table:table-cell table:number-columns-repeated="12"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47.2866666666667">
            <text:p>47,2866666667</text:p>
          </table:table-cell>
          <table:table-cell office:value-type="float" office:value="100">
            <text:p>100</text:p>
          </table:table-cell>
          <table:table-cell office:value-type="float" office:value="47.3333333333333">
            <text:p>47,3333333333</text:p>
          </table:table-cell>
          <table:table-cell office:value-type="float" office:value="29.78">
            <text:p>29,78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4.78">
            <text:p>74,7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2.88">
            <text:p>32,88</text:p>
          </table:table-cell>
          <table:table-cell office:value-type="string">
            <text:p>na</text:p>
          </table:table-cell>
          <table:table-cell table:number-columns-repeated="12"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55.2066666666667">
            <text:p>55,2066666667</text:p>
          </table:table-cell>
          <table:table-cell office:value-type="float" office:value="99.6666666666667">
            <text:p>99,6666666667</text:p>
          </table:table-cell>
          <table:table-cell office:value-type="float" office:value="55.3333333333333">
            <text:p>55,3333333333</text:p>
          </table:table-cell>
          <table:table-cell office:value-type="float" office:value="33.1766666666667">
            <text:p>33,1766666667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.75">
            <text:p>45,7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51.78">
            <text:p>51,78</text:p>
          </table:table-cell>
          <table:table-cell office:value-type="string">
            <text:p>na</text:p>
          </table:table-cell>
          <table:table-cell table:number-columns-repeated="12"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office:value-type="float" office:value="59.99">
            <text:p>59,99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33.8266666666667">
            <text:p>33,8266666667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69">
            <text:p>88,6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48.01">
            <text:p>48,01</text:p>
          </table:table-cell>
          <table:table-cell office:value-type="float" office:value="130">
            <text:p>130</text:p>
          </table:table-cell>
          <table:table-cell table:number-columns-repeated="12"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54.3366666666667">
            <text:p>54,336666666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34.0266666666667">
            <text:p>34,0266666667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.28">
            <text:p>66,28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64.7">
            <text:p>64,7</text:p>
          </table:table-cell>
          <table:table-cell office:value-type="float" office:value="99">
            <text:p>99</text:p>
          </table:table-cell>
          <table:table-cell table:number-columns-repeated="12"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47.7433333333333">
            <text:p>47,7433333333</text:p>
          </table:table-cell>
          <table:table-cell office:value-type="float" office:value="98.6666666666667">
            <text:p>98,6666666667</text:p>
          </table:table-cell>
          <table:table-cell office:value-type="float" office:value="48">
            <text:p>48</text:p>
          </table:table-cell>
          <table:table-cell office:value-type="float" office:value="34.8233333333333">
            <text:p>34,8233333333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64">
            <text:p>30,6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  <table:table-cell table:number-columns-repeated="12"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office:value-type="float" office:value="48.4966666666667">
            <text:p>48,4966666667</text:p>
          </table:table-cell>
          <table:table-cell office:value-type="float" office:value="99.6666666666667">
            <text:p>99,6666666667</text:p>
          </table:table-cell>
          <table:table-cell office:value-type="float" office:value="48.6666666666667">
            <text:p>48,6666666667</text:p>
          </table:table-cell>
          <table:table-cell office:value-type="float" office:value="35.1266666666667">
            <text:p>35,1266666667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74">
            <text:p>86,7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32.08">
            <text:p>32,08</text:p>
          </table:table-cell>
          <table:table-cell office:value-type="string">
            <text:p>na</text:p>
          </table:table-cell>
          <table:table-cell table:number-columns-repeated="12"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59.2366666666667">
            <text:p>59,2366666667</text:p>
          </table:table-cell>
          <table:table-cell office:value-type="float" office:value="99.6666666666667">
            <text:p>99,6666666667</text:p>
          </table:table-cell>
          <table:table-cell office:value-type="float" office:value="59.6666666666667">
            <text:p>59,6666666667</text:p>
          </table:table-cell>
          <table:table-cell office:value-type="float" office:value="36.54">
            <text:p>36,54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9.42">
            <text:p>59,4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38.05">
            <text:p>38,05</text:p>
          </table:table-cell>
          <table:table-cell office:value-type="string">
            <text:p>na</text:p>
          </table:table-cell>
          <table:table-cell table:number-columns-repeated="12"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59.91">
            <text:p>59,91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7.2566666666667">
            <text:p>37,2566666667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3.57">
            <text:p>33,5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41.64">
            <text:p>41,64</text:p>
          </table:table-cell>
          <table:table-cell office:value-type="string">
            <text:p>na</text:p>
          </table:table-cell>
          <table:table-cell table:number-columns-repeated="12"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68.4833333333333">
            <text:p>68,4833333333</text:p>
          </table:table-cell>
          <table:table-cell office:value-type="float" office:value="100">
            <text:p>100</text:p>
          </table:table-cell>
          <table:table-cell office:value-type="float" office:value="68.6666666666667">
            <text:p>68,6666666667</text:p>
          </table:table-cell>
          <table:table-cell office:value-type="float" office:value="37.77">
            <text:p>37,77</text:p>
          </table:table-cell>
        </table:table-row>
        <table:table-row table:style-name="ro1">
          <table:table-cell table:number-columns-repeated="21"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67.7466666666667">
            <text:p>67,7466666667</text:p>
          </table:table-cell>
          <table:table-cell office:value-type="float" office:value="98.6666666666667">
            <text:p>98,6666666667</text:p>
          </table:table-cell>
          <table:table-cell office:value-type="float" office:value="68.3333333333333">
            <text:p>68,3333333333</text:p>
          </table:table-cell>
          <table:table-cell office:value-type="float" office:value="39.3166666666667">
            <text:p>39,3166666667</text:p>
          </table:table-cell>
        </table:table-row>
        <table:table-row table:style-name="ro1">
          <table:table-cell table:number-columns-repeated="21"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49.7633333333333">
            <text:p>49,7633333333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39.4633333333333">
            <text:p>39,4633333333</text:p>
          </table:table-cell>
        </table:table-row>
        <table:table-row table:style-name="ro1">
          <table:table-cell table:number-columns-repeated="21"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53.8366666666667">
            <text:p>53,8366666667</text:p>
          </table:table-cell>
          <table:table-cell office:value-type="float" office:value="99.6666666666667">
            <text:p>99,6666666667</text:p>
          </table:table-cell>
          <table:table-cell office:value-type="float" office:value="54">
            <text:p>54</text:p>
          </table:table-cell>
          <table:table-cell office:value-type="float" office:value="40.3833333333333">
            <text:p>40,3833333333</text:p>
          </table:table-cell>
        </table:table-row>
        <table:table-row table:style-name="ro1">
          <table:table-cell table:number-columns-repeated="21"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60.77">
            <text:p>60,77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office:value-type="float" office:value="42.3133333333333">
            <text:p>42,3133333333</text:p>
          </table:table-cell>
        </table:table-row>
        <table:table-row table:style-name="ro1">
          <table:table-cell table:number-columns-repeated="21"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54.5766666666667">
            <text:p>54,5766666667</text:p>
          </table:table-cell>
          <table:table-cell office:value-type="float" office:value="86.6666666666667">
            <text:p>86,6666666667</text:p>
          </table:table-cell>
          <table:table-cell office:value-type="float" office:value="60">
            <text:p>60</text:p>
          </table:table-cell>
          <table:table-cell office:value-type="float" office:value="42.9533333333333">
            <text:p>42,9533333333</text:p>
          </table:table-cell>
        </table:table-row>
        <table:table-row table:style-name="ro1">
          <table:table-cell table:number-columns-repeated="21"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68.6633333333333">
            <text:p>68,6633333333</text:p>
          </table:table-cell>
          <table:table-cell office:value-type="float" office:value="98.3333333333333">
            <text:p>98,3333333333</text:p>
          </table:table-cell>
          <table:table-cell office:value-type="float" office:value="69.3333333333333">
            <text:p>69,3333333333</text:p>
          </table:table-cell>
          <table:table-cell office:value-type="float" office:value="42.9733333333333">
            <text:p>42,9733333333</text:p>
          </table:table-cell>
        </table:table-row>
        <table:table-row table:style-name="ro1">
          <table:table-cell table:number-columns-repeated="21"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62.8066666666667">
            <text:p>62,8066666667</text:p>
          </table:table-cell>
          <table:table-cell office:value-type="float" office:value="97.6666666666667">
            <text:p>97,6666666667</text:p>
          </table:table-cell>
          <table:table-cell office:value-type="float" office:value="70.3333333333333">
            <text:p>70,3333333333</text:p>
          </table:table-cell>
          <table:table-cell office:value-type="float" office:value="43.8933333333333">
            <text:p>43,8933333333</text:p>
          </table:table-cell>
        </table:table-row>
        <table:table-row table:style-name="ro1">
          <table:table-cell table:number-columns-repeated="21"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52.8166666666667">
            <text:p>52,8166666667</text:p>
          </table:table-cell>
          <table:table-cell office:value-type="float" office:value="74.3333333333333">
            <text:p>74,3333333333</text:p>
          </table:table-cell>
          <table:table-cell office:value-type="float" office:value="73.3333333333333">
            <text:p>73,3333333333</text:p>
          </table:table-cell>
          <table:table-cell office:value-type="float" office:value="43.9433333333333">
            <text:p>43,9433333333</text:p>
          </table:table-cell>
        </table:table-row>
        <table:table-row table:style-name="ro1">
          <table:table-cell table:number-columns-repeated="21"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60.0733333333333">
            <text:p>60,0733333333</text:p>
          </table:table-cell>
          <table:table-cell office:value-type="float" office:value="84.3333333333333">
            <text:p>84,3333333333</text:p>
          </table:table-cell>
          <table:table-cell office:value-type="float" office:value="67.6666666666667">
            <text:p>67,6666666667</text:p>
          </table:table-cell>
          <table:table-cell office:value-type="float" office:value="45.9833333333333">
            <text:p>45,9833333333</text:p>
          </table:table-cell>
        </table:table-row>
        <table:table-row table:style-name="ro1">
          <table:table-cell table:number-columns-repeated="21"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51.66">
            <text:p>51,66</text:p>
          </table:table-cell>
          <table:table-cell office:value-type="float" office:value="89">
            <text:p>89</text:p>
          </table:table-cell>
          <table:table-cell office:value-type="float" office:value="55.6666666666667">
            <text:p>55,6666666667</text:p>
          </table:table-cell>
          <table:table-cell office:value-type="float" office:value="45.99">
            <text:p>45,99</text:p>
          </table:table-cell>
        </table:table-row>
        <table:table-row table:style-name="ro1">
          <table:table-cell table:number-columns-repeated="21"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41.8133333333333">
            <text:p>41,813333333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49.01">
            <text:p>49,01</text:p>
          </table:table-cell>
        </table:table-row>
        <table:table-row table:style-name="ro1">
          <table:table-cell table:number-columns-repeated="21"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42.62">
            <text:p>42,62</text:p>
          </table:table-cell>
          <table:table-cell office:value-type="float" office:value="83">
            <text:p>83</text:p>
          </table:table-cell>
          <table:table-cell office:value-type="float" office:value="44.6666666666667">
            <text:p>44,6666666667</text:p>
          </table:table-cell>
          <table:table-cell office:value-type="float" office:value="52.2166666666667">
            <text:p>52,2166666667</text:p>
          </table:table-cell>
        </table:table-row>
        <table:table-row table:style-name="ro1">
          <table:table-cell table:number-columns-repeated="21"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61.87">
            <text:p>61,87</text:p>
          </table:table-cell>
          <table:table-cell office:value-type="float" office:value="98.6666666666667">
            <text:p>98,6666666667</text:p>
          </table:table-cell>
          <table:table-cell office:value-type="float" office:value="62.3333333333333">
            <text:p>62,3333333333</text:p>
          </table:table-cell>
          <table:table-cell office:value-type="float" office:value="55.2366666666667">
            <text:p>55,2366666667</text:p>
          </table:table-cell>
        </table:table-row>
        <table:table-row table:style-name="ro1">
          <table:table-cell table:number-columns-repeated="21"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53.8433333333333">
            <text:p>53,8433333333</text:p>
          </table:table-cell>
          <table:table-cell office:value-type="float" office:value="97.3333333333333">
            <text:p>97,3333333333</text:p>
          </table:table-cell>
          <table:table-cell office:value-type="float" office:value="54.3333333333333">
            <text:p>54,3333333333</text:p>
          </table:table-cell>
          <table:table-cell office:value-type="float" office:value="63.56">
            <text:p>63,56</text:p>
          </table:table-cell>
        </table:table-row>
      </table:table>
      <table:table table:name="Tabelle5" table:style-name="ta1">
        <table:table-column table:style-name="co1" table:number-columns-repeated="2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oftware</text:p>
          </table:table-cell>
          <table:table-cell office:value-type="string">
            <text:p>HS/LS</text:p>
          </table:table-cell>
          <table:table-cell office:value-type="string">
            <text:p>Dataset</text:p>
          </table:table-cell>
          <table:table-cell office:value-type="string">
            <text:p>Jaccar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MSE</text:p>
          </table:table-cell>
          <table:table-cell office:value-type="string">
            <text:p>Time</text:p>
          </table:table-cell>
          <table:table-cell office:value-type="string">
            <text:p>Rang Jaccard</text:p>
          </table:table-cell>
          <table:table-cell office:value-type="string">
            <text:p>Rang Precision</text:p>
          </table:table-cell>
          <table:table-cell office:value-type="string">
            <text:p>Rang RMSE</text:p>
          </table:table-cell>
          <table:table-cell/>
          <table:table-cell office:value-type="string">
            <text:p>Names</text:p>
          </table:table-cell>
          <table:table-cell office:value-type="string">
            <text:p>HSLS2</text:p>
          </table:table-cell>
          <table:table-cell office:value-type="string">
            <text:p>meanJaccard</text:p>
          </table:table-cell>
          <table:table-cell office:value-type="string">
            <text:p>meanPrecision</text:p>
          </table:table-cell>
          <table:table-cell office:value-type="string">
            <text:p>meanRMSE</text:p>
          </table:table-cell>
          <table:table-cell office:value-type="string">
            <text:p>meanRSME</text:p>
          </table:table-cell>
          <table:table-cell table:number-columns-repeated="2"/>
        </table:table-row>
        <table:table-row table:style-name="ro1">
          <table:table-cell office:value-type="string">
            <text:p>B/Recs</text:p>
          </table:table-cell>
          <table:table-cell table:number-columns-repeated="3" office:value-type="float" office:value="1">
            <text:p>1</text:p>
          </table:table-cell>
          <table:table-cell office:value-type="float" office:value="44.07">
            <text:p>44,0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42.58">
            <text:p>42,58</text:p>
          </table:table-cell>
          <table:table-cell office:value-type="float" office:value="20000">
            <text:p>20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table:formula="of:=INDEX([.A$2:.A175];[.U2]*3)" office:value-type="string" office:string-value="B/Recs">
            <text:p>B/Recs</text:p>
          </table:table-cell>
          <table:table-cell table:style-name="ce1" table:formula="of:=INDEX([.C$2:.C175];[.U2]*3)" office:value-type="float" office:value="1">
            <text:p>1</text:p>
          </table:table-cell>
          <table:table-cell table:style-name="ce1" table:formula="of:=(INDEX('Rang Jaccard';[.$U2]*3-2)+INDEX('Rang Jaccard';[.$U2]*3-1)+INDEX('Rang Jaccard';[.$U2]*3))/3" office:value-type="float" office:value="4.66666666666667">
            <text:p>4,6666666667</text:p>
          </table:table-cell>
          <table:table-cell table:style-name="ce1" table:formula="of:=(INDEX('Rang Precision';[.$U2]*3-2)+INDEX('Rang Precision';[.$U2]*3-1)+INDEX('Rang Precision';[.$U2]*3))/3" office:value-type="float" office:value="7.66666666666667">
            <text:p>7,6666666667</text:p>
          </table:table-cell>
          <table:table-cell table:style-name="ce1" table:formula="of:=(INDEX('Rang RMSE';[.$U2]*3-2)+INDEX('Rang RMSE';[.$U2]*3-1)+INDEX('Rang RMSE';[.$U2]*3))/3" office:value-type="float" office:value="10.6666666666667">
            <text:p>10,6666666667</text:p>
          </table:table-cell>
          <table:table-cell table:formula="of:=(INDEX('Names';[.$T2]*3-2)+INDEX('Names';[.$T2]*3-1)+INDEX('Names';[.$T2]*3))/3" office:value-type="float" office:value="0">
            <text:p>Err:50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28">
            <text:p>41,28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82.86">
            <text:p>82,86</text:p>
          </table:table-cell>
          <table:table-cell office:value-type="float" office:value="14000">
            <text:p>1400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style-name="ce1" table:formula="of:=INDEX([.A$2:.A176];[.U3]*3)" office:value-type="string" office:string-value="ClearPALM">
            <text:p>ClearPALM</text:p>
          </table:table-cell>
          <table:table-cell table:style-name="ce1" table:formula="of:=INDEX([.C$2:.C176];[.U3]*3)" office:value-type="float" office:value="1">
            <text:p>1</text:p>
          </table:table-cell>
          <table:table-cell table:formula="of:=(INDEX('Rang Jaccard';[.$U3]*3-2)+INDEX('Rang Jaccard';[.$U3]*3-1)+INDEX('Rang Jaccard';[.$U3]*3))/3" office:value-type="float" office:value="0">
            <text:p>#WERT!</text:p>
          </table:table-cell>
          <table:table-cell table:style-name="ce1" table:formula="of:=(INDEX('Rang Precision';[.$U3]*3-2)+INDEX('Rang Precision';[.$U3]*3-1)+INDEX('Rang Precision';[.$U3]*3))/3" office:value-type="float" office:value="0">
            <text:p>#WERT!</text:p>
          </table:table-cell>
          <table:table-cell table:style-name="ce1" table:formula="of:=(INDEX('Rang RMSE';[.$U3]*3-2)+INDEX('Rang RMSE';[.$U3]*3-1)+INDEX('Rang RMSE';[.$U3]*3))/3" office:value-type="float" office:value="0">
            <text:p>#WERT!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.11">
            <text:p>24,1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83.77">
            <text:p>83,77</text:p>
          </table:table-cell>
          <table:table-cell office:value-type="float" office:value="11000">
            <text:p>110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style-name="ce1" table:formula="of:=INDEX([.A$2:.A177];[.U4]*3)" office:value-type="string" office:string-value="CSSTORM">
            <text:p>CSSTORM</text:p>
          </table:table-cell>
          <table:table-cell table:style-name="ce1" table:formula="of:=INDEX([.C$2:.C177];[.U4]*3)" office:value-type="float" office:value="1">
            <text:p>1</text:p>
          </table:table-cell>
          <table:table-cell table:formula="of:=(INDEX('Rang Jaccard';[.$U4]*3-2)+INDEX('Rang Jaccard';[.$U4]*3-1)+INDEX('Rang Jaccard';[.$U4]*3))/3" office:value-type="float" office:value="0">
            <text:p>#WERT!</text:p>
          </table:table-cell>
          <table:table-cell table:style-name="ce1" table:formula="of:=(INDEX('Rang Precision';[.$U4]*3-2)+INDEX('Rang Precision';[.$U4]*3-1)+INDEX('Rang Precision';[.$U4]*3))/3" office:value-type="float" office:value="0">
            <text:p>#WERT!</text:p>
          </table:table-cell>
          <table:table-cell table:style-name="ce1" table:formula="of:=(INDEX('Rang RMSE';[.$U4]*3-2)+INDEX('Rang RMSE';[.$U4]*3-1)+INDEX('Rang RMSE';[.$U4]*3))/3" office:value-type="float" office:value="0">
            <text:p>#WERT!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178];[.U5]*3)" office:value-type="string" office:string-value="DAOSTORM">
            <text:p>DAOSTORM</text:p>
          </table:table-cell>
          <table:table-cell table:style-name="ce1" table:formula="of:=INDEX([.C$2:.C178];[.U5]*3)" office:value-type="float" office:value="1">
            <text:p>1</text:p>
          </table:table-cell>
          <table:table-cell table:formula="of:=(INDEX('Rang Jaccard';[.$U5]*3-2)+INDEX('Rang Jaccard';[.$U5]*3-1)+INDEX('Rang Jaccard';[.$U5]*3))/3" office:value-type="float" office:value="2">
            <text:p>2</text:p>
          </table:table-cell>
          <table:table-cell table:style-name="ce1" table:formula="of:=(INDEX('Rang Precision';[.$U5]*3-2)+INDEX('Rang Precision';[.$U5]*3-1)+INDEX('Rang Precision';[.$U5]*3))/3" office:value-type="float" office:value="9.66666666666667">
            <text:p>9,6666666667</text:p>
          </table:table-cell>
          <table:table-cell table:style-name="ce1" table:formula="of:=(INDEX('Rang RMSE';[.$U5]*3-2)+INDEX('Rang RMSE';[.$U5]*3-1)+INDEX('Rang RMSE';[.$U5]*3))/3" office:value-type="float" office:value="12">
            <text:p>12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179];[.U6]*3)" office:value-type="string" office:string-value="FACEPALM">
            <text:p>FACEPALM</text:p>
          </table:table-cell>
          <table:table-cell table:style-name="ce1" table:formula="of:=INDEX([.C$2:.C179];[.U6]*3)" office:value-type="float" office:value="1">
            <text:p>1</text:p>
          </table:table-cell>
          <table:table-cell table:formula="of:=(INDEX('Rang Jaccard';[.$U6]*3-2)+INDEX('Rang Jaccard';[.$U6]*3-1)+INDEX('Rang Jaccard';[.$U6]*3))/3" office:value-type="float" office:value="0">
            <text:p>#WERT!</text:p>
          </table:table-cell>
          <table:table-cell table:style-name="ce1" table:formula="of:=(INDEX('Rang Precision';[.$U6]*3-2)+INDEX('Rang Precision';[.$U6]*3-1)+INDEX('Rang Precision';[.$U6]*3))/3" office:value-type="float" office:value="0">
            <text:p>#WERT!</text:p>
          </table:table-cell>
          <table:table-cell table:style-name="ce1" table:formula="of:=(INDEX('Rang RMSE';[.$U6]*3-2)+INDEX('Rang RMSE';[.$U6]*3-1)+INDEX('Rang RMSE';[.$U6]*3))/3" office:value-type="float" office:value="0">
            <text:p>#WERT!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180];[.U7]*3)" office:value-type="string" office:string-value="FALCON">
            <text:p>FALCON</text:p>
          </table:table-cell>
          <table:table-cell table:style-name="ce1" table:formula="of:=INDEX([.C$2:.C180];[.U7]*3)" office:value-type="float" office:value="1">
            <text:p>1</text:p>
          </table:table-cell>
          <table:table-cell table:formula="of:=(INDEX('Rang Jaccard';[.$U7]*3-2)+INDEX('Rang Jaccard';[.$U7]*3-1)+INDEX('Rang Jaccard';[.$U7]*3))/3" office:value-type="float" office:value="3.33333333333333">
            <text:p>3,3333333333</text:p>
          </table:table-cell>
          <table:table-cell table:style-name="ce1" table:formula="of:=(INDEX('Rang Precision';[.$U7]*3-2)+INDEX('Rang Precision';[.$U7]*3-1)+INDEX('Rang Precision';[.$U7]*3))/3" office:value-type="float" office:value="1">
            <text:p>1</text:p>
          </table:table-cell>
          <table:table-cell table:style-name="ce1" table:formula="of:=(INDEX('Rang RMSE';[.$U7]*3-2)+INDEX('Rang RMSE';[.$U7]*3-1)+INDEX('Rang RMSE';[.$U7]*3))/3" office:value-type="float" office:value="8">
            <text:p>8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181];[.U8]*3)" office:value-type="string" office:string-value="Fast-ML-HD">
            <text:p>Fast-ML-HD</text:p>
          </table:table-cell>
          <table:table-cell table:style-name="ce1" table:formula="of:=INDEX([.C$2:.C181];[.U8]*3)" office:value-type="float" office:value="1">
            <text:p>1</text:p>
          </table:table-cell>
          <table:table-cell table:formula="of:=(INDEX('Rang Jaccard';[.$U8]*3-2)+INDEX('Rang Jaccard';[.$U8]*3-1)+INDEX('Rang Jaccard';[.$U8]*3))/3" office:value-type="float" office:value="1">
            <text:p>1</text:p>
          </table:table-cell>
          <table:table-cell table:style-name="ce1" table:formula="of:=(INDEX('Rang Precision';[.$U8]*3-2)+INDEX('Rang Precision';[.$U8]*3-1)+INDEX('Rang Precision';[.$U8]*3))/3" office:value-type="float" office:value="12.6666666666667">
            <text:p>12,6666666667</text:p>
          </table:table-cell>
          <table:table-cell table:style-name="ce1" table:formula="of:=(INDEX('Rang RMSE';[.$U8]*3-2)+INDEX('Rang RMSE';[.$U8]*3-1)+INDEX('Rang RMSE';[.$U8]*3))/3" office:value-type="float" office:value="13.3333333333333">
            <text:p>13,3333333333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182];[.U9]*3)" office:value-type="string" office:string-value="FPGA Estimator">
            <text:p>FPGA Estimator</text:p>
          </table:table-cell>
          <table:table-cell table:style-name="ce1" table:formula="of:=INDEX([.C$2:.C182];[.U9]*3)" office:value-type="float" office:value="1">
            <text:p>1</text:p>
          </table:table-cell>
          <table:table-cell table:formula="of:=(INDEX('Rang Jaccard';[.$U9]*3-2)+INDEX('Rang Jaccard';[.$U9]*3-1)+INDEX('Rang Jaccard';[.$U9]*3))/3" office:value-type="float" office:value="13">
            <text:p>13</text:p>
          </table:table-cell>
          <table:table-cell table:style-name="ce1" table:formula="of:=(INDEX('Rang Precision';[.$U9]*3-2)+INDEX('Rang Precision';[.$U9]*3-1)+INDEX('Rang Precision';[.$U9]*3))/3" office:value-type="float" office:value="4.66666666666667">
            <text:p>4,6666666667</text:p>
          </table:table-cell>
          <table:table-cell table:style-name="ce1" table:formula="of:=(INDEX('Rang RMSE';[.$U9]*3-2)+INDEX('Rang RMSE';[.$U9]*3-1)+INDEX('Rang RMSE';[.$U9]*3))/3" office:value-type="float" office:value="4.33333333333333">
            <text:p>4,3333333333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183];[.U10]*3)" office:value-type="string" office:string-value="Gauss2ddcirc">
            <text:p>Gauss2ddcirc</text:p>
          </table:table-cell>
          <table:table-cell table:style-name="ce1" table:formula="of:=INDEX([.C$2:.C183];[.U10]*3)" office:value-type="float" office:value="1">
            <text:p>1</text:p>
          </table:table-cell>
          <table:table-cell table:formula="of:=(INDEX('Rang Jaccard';[.$U10]*3-2)+INDEX('Rang Jaccard';[.$U10]*3-1)+INDEX('Rang Jaccard';[.$U10]*3))/3" office:value-type="float" office:value="0">
            <text:p>#WERT!</text:p>
          </table:table-cell>
          <table:table-cell table:style-name="ce1" table:formula="of:=(INDEX('Rang Precision';[.$U10]*3-2)+INDEX('Rang Precision';[.$U10]*3-1)+INDEX('Rang Precision';[.$U10]*3))/3" office:value-type="float" office:value="0">
            <text:p>#WERT!</text:p>
          </table:table-cell>
          <table:table-cell table:style-name="ce1" table:formula="of:=(INDEX('Rang RMSE';[.$U10]*3-2)+INDEX('Rang RMSE';[.$U10]*3-1)+INDEX('Rang RMSE';[.$U10]*3))/3" office:value-type="float" office:value="0">
            <text:p>#WERT!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8.4">
            <text:p>58,4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50.46">
            <text:p>50,46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style-name="ce1" table:formula="of:=INDEX([.A$2:.A184];[.U11]*3)" office:value-type="string" office:string-value="GPUgaussMLE">
            <text:p>GPUgaussMLE</text:p>
          </table:table-cell>
          <table:table-cell table:style-name="ce1" table:formula="of:=INDEX([.C$2:.C184];[.U11]*3)" office:value-type="float" office:value="1">
            <text:p>1</text:p>
          </table:table-cell>
          <table:table-cell table:formula="of:=(INDEX('Rang Jaccard';[.$U11]*3-2)+INDEX('Rang Jaccard';[.$U11]*3-1)+INDEX('Rang Jaccard';[.$U11]*3))/3" office:value-type="float" office:value="0">
            <text:p>#WERT!</text:p>
          </table:table-cell>
          <table:table-cell table:style-name="ce1" table:formula="of:=(INDEX('Rang Precision';[.$U11]*3-2)+INDEX('Rang Precision';[.$U11]*3-1)+INDEX('Rang Precision';[.$U11]*3))/3" office:value-type="float" office:value="0">
            <text:p>#WERT!</text:p>
          </table:table-cell>
          <table:table-cell table:style-name="ce1" table:formula="of:=(INDEX('Rang RMSE';[.$U11]*3-2)+INDEX('Rang RMSE';[.$U11]*3-1)+INDEX('Rang RMSE';[.$U11]*3))/3" office:value-type="float" office:value="0">
            <text:p>#WERT!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67">
            <text:p>41,67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67.84">
            <text:p>67,84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style-name="ce1" table:formula="of:=INDEX([.A$2:.A185];[.U12]*3)" office:value-type="string" office:string-value="GraspJ">
            <text:p>GraspJ</text:p>
          </table:table-cell>
          <table:table-cell table:style-name="ce1" table:formula="of:=INDEX([.C$2:.C185];[.U12]*3)" office:value-type="float" office:value="1">
            <text:p>1</text:p>
          </table:table-cell>
          <table:table-cell table:formula="of:=(INDEX('Rang Jaccard';[.$U12]*3-2)+INDEX('Rang Jaccard';[.$U12]*3-1)+INDEX('Rang Jaccard';[.$U12]*3))/3" office:value-type="float" office:value="0">
            <text:p>#WERT!</text:p>
          </table:table-cell>
          <table:table-cell table:style-name="ce1" table:formula="of:=(INDEX('Rang Precision';[.$U12]*3-2)+INDEX('Rang Precision';[.$U12]*3-1)+INDEX('Rang Precision';[.$U12]*3))/3" office:value-type="float" office:value="0">
            <text:p>#WERT!</text:p>
          </table:table-cell>
          <table:table-cell table:style-name="ce1" table:formula="of:=(INDEX('Rang RMSE';[.$U12]*3-2)+INDEX('Rang RMSE';[.$U12]*3-1)+INDEX('Rang RMSE';[.$U12]*3))/3" office:value-type="float" office:value="0">
            <text:p>#WERT!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.28">
            <text:p>35,28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128.46">
            <text:p>128,46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1" table:formula="of:=INDEX([.A$2:.A186];[.U13]*3)" office:value-type="string" office:string-value="InSight3">
            <text:p>InSight3</text:p>
          </table:table-cell>
          <table:table-cell table:style-name="ce1" table:formula="of:=INDEX([.C$2:.C186];[.U13]*3)" office:value-type="float" office:value="1">
            <text:p>1</text:p>
          </table:table-cell>
          <table:table-cell table:formula="of:=(INDEX('Rang Jaccard';[.$U13]*3-2)+INDEX('Rang Jaccard';[.$U13]*3-1)+INDEX('Rang Jaccard';[.$U13]*3))/3" office:value-type="float" office:value="0">
            <text:p>#WERT!</text:p>
          </table:table-cell>
          <table:table-cell table:style-name="ce1" table:formula="of:=(INDEX('Rang Precision';[.$U13]*3-2)+INDEX('Rang Precision';[.$U13]*3-1)+INDEX('Rang Precision';[.$U13]*3))/3" office:value-type="float" office:value="0">
            <text:p>#WERT!</text:p>
          </table:table-cell>
          <table:table-cell table:style-name="ce1" table:formula="of:=(INDEX('Rang RMSE';[.$U13]*3-2)+INDEX('Rang RMSE';[.$U13]*3-1)+INDEX('Rang RMSE';[.$U13]*3))/3" office:value-type="float" office:value="0">
            <text:p>#WERT!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a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a</text:p>
          </table:table-cell>
          <table:table-cell/>
          <table:table-cell table:style-name="ce1" table:formula="of:=INDEX([.A$2:.A187];[.U14]*3)" office:value-type="string" office:string-value="LivePALM">
            <text:p>LivePALM</text:p>
          </table:table-cell>
          <table:table-cell table:style-name="ce1" table:formula="of:=INDEX([.C$2:.C187];[.U14]*3)" office:value-type="float" office:value="1">
            <text:p>1</text:p>
          </table:table-cell>
          <table:table-cell table:formula="of:=(INDEX('Rang Jaccard';[.$U14]*3-2)+INDEX('Rang Jaccard';[.$U14]*3-1)+INDEX('Rang Jaccard';[.$U14]*3))/3" office:value-type="float" office:value="0">
            <text:p>#WERT!</text:p>
          </table:table-cell>
          <table:table-cell table:style-name="ce1" table:formula="of:=(INDEX('Rang Precision';[.$U14]*3-2)+INDEX('Rang Precision';[.$U14]*3-1)+INDEX('Rang Precision';[.$U14]*3))/3" office:value-type="float" office:value="0">
            <text:p>#WERT!</text:p>
          </table:table-cell>
          <table:table-cell table:style-name="ce1" table:formula="of:=(INDEX('Rang RMSE';[.$U14]*3-2)+INDEX('Rang RMSE';[.$U14]*3-1)+INDEX('Rang RMSE';[.$U14]*3))/3" office:value-type="float" office:value="0">
            <text:p>#WERT!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a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a</text:p>
          </table:table-cell>
          <table:table-cell/>
          <table:table-cell table:style-name="ce1" table:formula="of:=INDEX([.A$2:.A188];[.U15]*3)" office:value-type="string" office:string-value="M2LE">
            <text:p>M2LE</text:p>
          </table:table-cell>
          <table:table-cell table:style-name="ce1" table:formula="of:=INDEX([.C$2:.C188];[.U15]*3)" office:value-type="float" office:value="1">
            <text:p>1</text:p>
          </table:table-cell>
          <table:table-cell table:formula="of:=(INDEX('Rang Jaccard';[.$U15]*3-2)+INDEX('Rang Jaccard';[.$U15]*3-1)+INDEX('Rang Jaccard';[.$U15]*3))/3" office:value-type="float" office:value="0">
            <text:p>#WERT!</text:p>
          </table:table-cell>
          <table:table-cell table:style-name="ce1" table:formula="of:=(INDEX('Rang Precision';[.$U15]*3-2)+INDEX('Rang Precision';[.$U15]*3-1)+INDEX('Rang Precision';[.$U15]*3))/3" office:value-type="float" office:value="0">
            <text:p>#WERT!</text:p>
          </table:table-cell>
          <table:table-cell table:style-name="ce1" table:formula="of:=(INDEX('Rang RMSE';[.$U15]*3-2)+INDEX('Rang RMSE';[.$U15]*3-1)+INDEX('Rang RMSE';[.$U15]*3))/3" office:value-type="float" office:value="0">
            <text:p>#WERT!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na</text:p>
          </table:table-cell>
          <table:table-cell office:value-type="float" office:value="420">
            <text:p>420</text:p>
          </table:table-cell>
          <table:table-cell table:number-columns-repeated="3" office:value-type="string">
            <text:p>na</text:p>
          </table:table-cell>
          <table:table-cell/>
          <table:table-cell table:style-name="ce1" table:formula="of:=INDEX([.A$2:.A189];[.U16]*3)" office:value-type="string" office:string-value="MicroManager LM">
            <text:p>MicroManager LM</text:p>
          </table:table-cell>
          <table:table-cell table:style-name="ce1" table:formula="of:=INDEX([.C$2:.C189];[.U16]*3)" office:value-type="float" office:value="1">
            <text:p>1</text:p>
          </table:table-cell>
          <table:table-cell table:formula="of:=(INDEX('Rang Jaccard';[.$U16]*3-2)+INDEX('Rang Jaccard';[.$U16]*3-1)+INDEX('Rang Jaccard';[.$U16]*3))/3" office:value-type="float" office:value="0">
            <text:p>#WERT!</text:p>
          </table:table-cell>
          <table:table-cell table:style-name="ce1" table:formula="of:=(INDEX('Rang Precision';[.$U16]*3-2)+INDEX('Rang Precision';[.$U16]*3-1)+INDEX('Rang Precision';[.$U16]*3))/3" office:value-type="float" office:value="0">
            <text:p>#WERT!</text:p>
          </table:table-cell>
          <table:table-cell table:style-name="ce1" table:formula="of:=(INDEX('Rang RMSE';[.$U16]*3-2)+INDEX('Rang RMSE';[.$U16]*3-1)+INDEX('Rang RMSE';[.$U16]*3))/3" office:value-type="float" office:value="0">
            <text:p>#WERT!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2.39">
            <text:p>52,39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46.9">
            <text:p>46,9</text:p>
          </table:table-cell>
          <table:table-cell office:value-type="float" office:value="8775">
            <text:p>87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style-name="ce1" table:formula="of:=INDEX([.A$2:.A190];[.U17]*3)" office:value-type="string" office:string-value="Octane">
            <text:p>Octane</text:p>
          </table:table-cell>
          <table:table-cell table:style-name="ce1" table:formula="of:=INDEX([.C$2:.C190];[.U17]*3)" office:value-type="float" office:value="1">
            <text:p>1</text:p>
          </table:table-cell>
          <table:table-cell table:formula="of:=(INDEX('Rang Jaccard';[.$U17]*3-2)+INDEX('Rang Jaccard';[.$U17]*3-1)+INDEX('Rang Jaccard';[.$U17]*3))/3" office:value-type="float" office:value="11">
            <text:p>11</text:p>
          </table:table-cell>
          <table:table-cell table:style-name="ce1" table:formula="of:=(INDEX('Rang Precision';[.$U17]*3-2)+INDEX('Rang Precision';[.$U17]*3-1)+INDEX('Rang Precision';[.$U17]*3))/3" office:value-type="float" office:value="1">
            <text:p>1</text:p>
          </table:table-cell>
          <table:table-cell table:style-name="ce1" table:formula="of:=(INDEX('Rang RMSE';[.$U17]*3-2)+INDEX('Rang RMSE';[.$U17]*3-1)+INDEX('Rang RMSE';[.$U17]*3))/3" office:value-type="float" office:value="2">
            <text:p>2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89">
            <text:p>37,8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65.38">
            <text:p>65,38</text:p>
          </table:table-cell>
          <table:table-cell office:value-type="float" office:value="5198">
            <text:p>51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table:formula="of:=INDEX([.A$2:.A191];[.U18]*3)" office:value-type="string" office:string-value="PeakFit">
            <text:p>PeakFit</text:p>
          </table:table-cell>
          <table:table-cell table:style-name="ce1" table:formula="of:=INDEX([.C$2:.C191];[.U18]*3)" office:value-type="float" office:value="1">
            <text:p>1</text:p>
          </table:table-cell>
          <table:table-cell table:formula="of:=(INDEX('Rang Jaccard';[.$U18]*3-2)+INDEX('Rang Jaccard';[.$U18]*3-1)+INDEX('Rang Jaccard';[.$U18]*3))/3" office:value-type="float" office:value="4.66666666666667">
            <text:p>4,6666666667</text:p>
          </table:table-cell>
          <table:table-cell table:style-name="ce1" table:formula="of:=(INDEX('Rang Precision';[.$U18]*3-2)+INDEX('Rang Precision';[.$U18]*3-1)+INDEX('Rang Precision';[.$U18]*3))/3" office:value-type="float" office:value="8.33333333333333">
            <text:p>8,3333333333</text:p>
          </table:table-cell>
          <table:table-cell table:style-name="ce1" table:formula="of:=(INDEX('Rang RMSE';[.$U18]*3-2)+INDEX('Rang RMSE';[.$U18]*3-1)+INDEX('Rang RMSE';[.$U18]*3))/3" office:value-type="float" office:value="11.3333333333333">
            <text:p>11,3333333333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.09">
            <text:p>28,0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7.64">
            <text:p>77,64</text:p>
          </table:table-cell>
          <table:table-cell office:value-type="float" office:value="15100">
            <text:p>15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style-name="ce1" table:formula="of:=INDEX([.A$2:.A192];[.U19]*3)" office:value-type="string" office:string-value="PeakSelector">
            <text:p>PeakSelector</text:p>
          </table:table-cell>
          <table:table-cell table:style-name="ce1" table:formula="of:=INDEX([.C$2:.C192];[.U19]*3)" office:value-type="float" office:value="1">
            <text:p>1</text:p>
          </table:table-cell>
          <table:table-cell table:formula="of:=(INDEX('Rang Jaccard';[.$U19]*3-2)+INDEX('Rang Jaccard';[.$U19]*3-1)+INDEX('Rang Jaccard';[.$U19]*3))/3" office:value-type="float" office:value="12">
            <text:p>12</text:p>
          </table:table-cell>
          <table:table-cell table:style-name="ce1" table:formula="of:=(INDEX('Rang Precision';[.$U19]*3-2)+INDEX('Rang Precision';[.$U19]*3-1)+INDEX('Rang Precision';[.$U19]*3))/3" office:value-type="float" office:value="9.66666666666667">
            <text:p>9,6666666667</text:p>
          </table:table-cell>
          <table:table-cell table:style-name="ce1" table:formula="of:=(INDEX('Rang RMSE';[.$U19]*3-2)+INDEX('Rang RMSE';[.$U19]*3-1)+INDEX('Rang RMSE';[.$U19]*3))/3" office:value-type="float" office:value="9.33333333333333">
            <text:p>9,3333333333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9.9">
            <text:p>59,9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0.71">
            <text:p>50,71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style-name="ce1" table:formula="of:=INDEX([.A$2:.A193];[.U20]*3)" office:value-type="string" office:string-value="PYME">
            <text:p>PYME</text:p>
          </table:table-cell>
          <table:table-cell table:style-name="ce1" table:formula="of:=INDEX([.C$2:.C193];[.U20]*3)" office:value-type="float" office:value="1">
            <text:p>1</text:p>
          </table:table-cell>
          <table:table-cell table:formula="of:=(INDEX('Rang Jaccard';[.$U20]*3-2)+INDEX('Rang Jaccard';[.$U20]*3-1)+INDEX('Rang Jaccard';[.$U20]*3))/3" office:value-type="float" office:value="0">
            <text:p>#WERT!</text:p>
          </table:table-cell>
          <table:table-cell table:style-name="ce1" table:formula="of:=(INDEX('Rang Precision';[.$U20]*3-2)+INDEX('Rang Precision';[.$U20]*3-1)+INDEX('Rang Precision';[.$U20]*3))/3" office:value-type="float" office:value="0">
            <text:p>#WERT!</text:p>
          </table:table-cell>
          <table:table-cell table:style-name="ce1" table:formula="of:=(INDEX('Rang RMSE';[.$U20]*3-2)+INDEX('Rang RMSE';[.$U20]*3-1)+INDEX('Rang RMSE';[.$U20]*3))/3" office:value-type="float" office:value="0">
            <text:p>#WERT!</text:p>
          </table:table-cell>
          <table:table-cell table:number-columns-repeated="2"/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.02">
            <text:p>57,02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81.74">
            <text:p>81,7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/>
          <table:table-cell table:style-name="ce1" table:formula="of:=INDEX([.A$2:.A194];[.U21]*3)" office:value-type="string" office:string-value="QuickPalm">
            <text:p>QuickPalm</text:p>
          </table:table-cell>
          <table:table-cell table:style-name="ce1" table:formula="of:=INDEX([.C$2:.C194];[.U21]*3)" office:value-type="float" office:value="1">
            <text:p>1</text:p>
          </table:table-cell>
          <table:table-cell table:formula="of:=(INDEX('Rang Jaccard';[.$U21]*3-2)+INDEX('Rang Jaccard';[.$U21]*3-1)+INDEX('Rang Jaccard';[.$U21]*3))/3" office:value-type="float" office:value="14">
            <text:p>14</text:p>
          </table:table-cell>
          <table:table-cell table:style-name="ce1" table:formula="of:=(INDEX('Rang Precision';[.$U21]*3-2)+INDEX('Rang Precision';[.$U21]*3-1)+INDEX('Rang Precision';[.$U21]*3))/3" office:value-type="float" office:value="1">
            <text:p>1</text:p>
          </table:table-cell>
          <table:table-cell table:style-name="ce1" table:formula="of:=(INDEX('Rang RMSE';[.$U21]*3-2)+INDEX('Rang RMSE';[.$U21]*3-1)+INDEX('Rang RMSE';[.$U21]*3))/3" office:value-type="float" office:value="9">
            <text:p>9</text:p>
          </table:table-cell>
          <table:table-cell table:number-columns-repeated="2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.03">
            <text:p>43,0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83.65">
            <text:p>83,6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style-name="ce1" table:formula="of:=INDEX([.A$2:.A195];[.U22]*3)" office:value-type="string" office:string-value="RadialSymmetry">
            <text:p>RadialSymmetry</text:p>
          </table:table-cell>
          <table:table-cell table:style-name="ce1" table:formula="of:=INDEX([.C$2:.C195];[.U22]*3)" office:value-type="float" office:value="1">
            <text:p>1</text:p>
          </table:table-cell>
          <table:table-cell table:formula="of:=(INDEX('Rang Jaccard';[.$U22]*3-2)+INDEX('Rang Jaccard';[.$U22]*3-1)+INDEX('Rang Jaccard';[.$U22]*3))/3" office:value-type="float" office:value="13">
            <text:p>13</text:p>
          </table:table-cell>
          <table:table-cell table:style-name="ce1" table:formula="of:=(INDEX('Rang Precision';[.$U22]*3-2)+INDEX('Rang Precision';[.$U22]*3-1)+INDEX('Rang Precision';[.$U22]*3))/3" office:value-type="float" office:value="5.66666666666667">
            <text:p>5,6666666667</text:p>
          </table:table-cell>
          <table:table-cell table:style-name="ce1" table:formula="of:=(INDEX('Rang RMSE';[.$U22]*3-2)+INDEX('Rang RMSE';[.$U22]*3-1)+INDEX('Rang RMSE';[.$U22]*3))/3" office:value-type="float" office:value="2">
            <text:p>2</text:p>
          </table:table-cell>
          <table:table-cell table:number-columns-repeated="2"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.67">
            <text:p>24,67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45.09">
            <text:p>45,09</text:p>
          </table:table-cell>
          <table:table-cell office:value-type="float" office:value="3.22">
            <text:p>3,2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style-name="ce1" table:formula="of:=INDEX([.A$2:.A196];[.U23]*3)" office:value-type="string" office:string-value="RapidStorm">
            <text:p>RapidStorm</text:p>
          </table:table-cell>
          <table:table-cell table:style-name="ce1" table:formula="of:=INDEX([.C$2:.C196];[.U23]*3)" office:value-type="float" office:value="1">
            <text:p>1</text:p>
          </table:table-cell>
          <table:table-cell table:formula="of:=(INDEX('Rang Jaccard';[.$U23]*3-2)+INDEX('Rang Jaccard';[.$U23]*3-1)+INDEX('Rang Jaccard';[.$U23]*3))/3" office:value-type="float" office:value="0">
            <text:p>#WERT!</text:p>
          </table:table-cell>
          <table:table-cell table:style-name="ce1" table:formula="of:=(INDEX('Rang Precision';[.$U23]*3-2)+INDEX('Rang Precision';[.$U23]*3-1)+INDEX('Rang Precision';[.$U23]*3))/3" office:value-type="float" office:value="0">
            <text:p>#WERT!</text:p>
          </table:table-cell>
          <table:table-cell table:style-name="ce1" table:formula="of:=(INDEX('Rang RMSE';[.$U23]*3-2)+INDEX('Rang RMSE';[.$U23]*3-1)+INDEX('Rang RMSE';[.$U23]*3))/3" office:value-type="float" office:value="0">
            <text:p>#WERT!</text:p>
          </table:table-cell>
          <table:table-cell table:number-columns-repeated="2"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.89">
            <text:p>11,8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5.67">
            <text:p>65,67</text:p>
          </table:table-cell>
          <table:table-cell office:value-type="float" office:value="0.7">
            <text:p>0,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formula="of:=INDEX([.A$2:.A197];[.U24]*3)" office:value-type="string" office:string-value="SimplePalm">
            <text:p>SimplePalm</text:p>
          </table:table-cell>
          <table:table-cell table:style-name="ce1" table:formula="of:=INDEX([.C$2:.C197];[.U24]*3)" office:value-type="float" office:value="1">
            <text:p>1</text:p>
          </table:table-cell>
          <table:table-cell table:formula="of:=(INDEX('Rang Jaccard';[.$U24]*3-2)+INDEX('Rang Jaccard';[.$U24]*3-1)+INDEX('Rang Jaccard';[.$U24]*3))/3" office:value-type="float" office:value="0">
            <text:p>#WERT!</text:p>
          </table:table-cell>
          <table:table-cell table:style-name="ce1" table:formula="of:=(INDEX('Rang Precision';[.$U24]*3-2)+INDEX('Rang Precision';[.$U24]*3-1)+INDEX('Rang Precision';[.$U24]*3))/3" office:value-type="float" office:value="0">
            <text:p>#WERT!</text:p>
          </table:table-cell>
          <table:table-cell table:style-name="ce1" table:formula="of:=(INDEX('Rang RMSE';[.$U24]*3-2)+INDEX('Rang RMSE';[.$U24]*3-1)+INDEX('Rang RMSE';[.$U24]*3))/3" office:value-type="float" office:value="0">
            <text:p>#WERT!</text:p>
          </table:table-cell>
          <table:table-cell table:number-columns-repeated="2"/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44">
            <text:p>6,4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6.03">
            <text:p>46,03</text:p>
          </table:table-cell>
          <table:table-cell office:value-type="float" office:value="1.9">
            <text:p>1,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table:formula="of:=INDEX([.A$2:.A198];[.U25]*3)" office:value-type="string" office:string-value="SimpleStorm">
            <text:p>SimpleStorm</text:p>
          </table:table-cell>
          <table:table-cell table:style-name="ce1" table:formula="of:=INDEX([.C$2:.C198];[.U25]*3)" office:value-type="float" office:value="1">
            <text:p>1</text:p>
          </table:table-cell>
          <table:table-cell table:formula="of:=(INDEX('Rang Jaccard';[.$U25]*3-2)+INDEX('Rang Jaccard';[.$U25]*3-1)+INDEX('Rang Jaccard';[.$U25]*3))/3" office:value-type="float" office:value="6.66666666666667">
            <text:p>6,6666666667</text:p>
          </table:table-cell>
          <table:table-cell table:style-name="ce1" table:formula="of:=(INDEX('Rang Precision';[.$U25]*3-2)+INDEX('Rang Precision';[.$U25]*3-1)+INDEX('Rang Precision';[.$U25]*3))/3" office:value-type="float" office:value="1">
            <text:p>1</text:p>
          </table:table-cell>
          <table:table-cell table:style-name="ce1" table:formula="of:=(INDEX('Rang RMSE';[.$U25]*3-2)+INDEX('Rang RMSE';[.$U25]*3-1)+INDEX('Rang RMSE';[.$U25]*3))/3" office:value-type="float" office:value="4.33333333333333">
            <text:p>4,3333333333</text:p>
          </table:table-cell>
          <table:table-cell table:number-columns-repeated="2"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199];[.U26]*3)" office:value-type="string" office:string-value="SNSMIL">
            <text:p>SNSMIL</text:p>
          </table:table-cell>
          <table:table-cell table:style-name="ce1" table:formula="of:=INDEX([.C$2:.C199];[.U26]*3)" office:value-type="float" office:value="1">
            <text:p>1</text:p>
          </table:table-cell>
          <table:table-cell table:formula="of:=(INDEX('Rang Jaccard';[.$U26]*3-2)+INDEX('Rang Jaccard';[.$U26]*3-1)+INDEX('Rang Jaccard';[.$U26]*3))/3" office:value-type="float" office:value="7.33333333333333">
            <text:p>7,3333333333</text:p>
          </table:table-cell>
          <table:table-cell table:style-name="ce1" table:formula="of:=(INDEX('Rang Precision';[.$U26]*3-2)+INDEX('Rang Precision';[.$U26]*3-1)+INDEX('Rang Precision';[.$U26]*3))/3" office:value-type="float" office:value="6.66666666666667">
            <text:p>6,6666666667</text:p>
          </table:table-cell>
          <table:table-cell table:style-name="ce1" table:formula="of:=(INDEX('Rang RMSE';[.$U26]*3-2)+INDEX('Rang RMSE';[.$U26]*3-1)+INDEX('Rang RMSE';[.$U26]*3))/3" office:value-type="float" office:value="10.6666666666667">
            <text:p>10,6666666667</text:p>
          </table:table-cell>
          <table:table-cell table:number-columns-repeated="2"/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0];[.U27]*3)" office:value-type="string" office:string-value="SOSplugin">
            <text:p>SOSplugin</text:p>
          </table:table-cell>
          <table:table-cell table:style-name="ce1" table:formula="of:=INDEX([.C$2:.C200];[.U27]*3)" office:value-type="float" office:value="1">
            <text:p>1</text:p>
          </table:table-cell>
          <table:table-cell table:formula="of:=(INDEX('Rang Jaccard';[.$U27]*3-2)+INDEX('Rang Jaccard';[.$U27]*3-1)+INDEX('Rang Jaccard';[.$U27]*3))/3" office:value-type="float" office:value="9.66666666666667">
            <text:p>9,6666666667</text:p>
          </table:table-cell>
          <table:table-cell table:style-name="ce1" table:formula="of:=(INDEX('Rang Precision';[.$U27]*3-2)+INDEX('Rang Precision';[.$U27]*3-1)+INDEX('Rang Precision';[.$U27]*3))/3" office:value-type="float" office:value="1">
            <text:p>1</text:p>
          </table:table-cell>
          <table:table-cell table:style-name="ce1" table:formula="of:=(INDEX('Rang RMSE';[.$U27]*3-2)+INDEX('Rang RMSE';[.$U27]*3-1)+INDEX('Rang RMSE';[.$U27]*3))/3" office:value-type="float" office:value="6">
            <text:p>6</text:p>
          </table:table-cell>
          <table:table-cell table:number-columns-repeated="2"/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1];[.U28]*3)" office:value-type="string" office:string-value="ThunderSTORM">
            <text:p>ThunderSTORM</text:p>
          </table:table-cell>
          <table:table-cell table:style-name="ce1" table:formula="of:=INDEX([.C$2:.C201];[.U28]*3)" office:value-type="float" office:value="1">
            <text:p>1</text:p>
          </table:table-cell>
          <table:table-cell table:formula="of:=(INDEX('Rang Jaccard';[.$U28]*3-2)+INDEX('Rang Jaccard';[.$U28]*3-1)+INDEX('Rang Jaccard';[.$U28]*3))/3" office:value-type="float" office:value="8">
            <text:p>8</text:p>
          </table:table-cell>
          <table:table-cell table:style-name="ce1" table:formula="of:=(INDEX('Rang Precision';[.$U28]*3-2)+INDEX('Rang Precision';[.$U28]*3-1)+INDEX('Rang Precision';[.$U28]*3))/3" office:value-type="float" office:value="3.66666666666667">
            <text:p>3,6666666667</text:p>
          </table:table-cell>
          <table:table-cell table:style-name="ce1" table:formula="of:=(INDEX('Rang RMSE';[.$U28]*3-2)+INDEX('Rang RMSE';[.$U28]*3-1)+INDEX('Rang RMSE';[.$U28]*3))/3" office:value-type="float" office:value="6.66666666666667">
            <text:p>6,6666666667</text:p>
          </table:table-cell>
          <table:table-cell table:number-columns-repeated="2"/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2];[.U29]*3)" office:value-type="string" office:string-value="Wavelet FlouroBrancroft">
            <text:p>Wavelet FlouroBrancroft</text:p>
          </table:table-cell>
          <table:table-cell table:style-name="ce1" table:formula="of:=INDEX([.C$2:.C202];[.U29]*3)" office:value-type="float" office:value="1">
            <text:p>1</text:p>
          </table:table-cell>
          <table:table-cell table:formula="of:=(INDEX('Rang Jaccard';[.$U29]*3-2)+INDEX('Rang Jaccard';[.$U29]*3-1)+INDEX('Rang Jaccard';[.$U29]*3))/3" office:value-type="float" office:value="9.66666666666667">
            <text:p>9,6666666667</text:p>
          </table:table-cell>
          <table:table-cell table:style-name="ce1" table:formula="of:=(INDEX('Rang Precision';[.$U29]*3-2)+INDEX('Rang Precision';[.$U29]*3-1)+INDEX('Rang Precision';[.$U29]*3))/3" office:value-type="float" office:value="3.66666666666667">
            <text:p>3,6666666667</text:p>
          </table:table-cell>
          <table:table-cell table:style-name="ce1" table:formula="of:=(INDEX('Rang RMSE';[.$U29]*3-2)+INDEX('Rang RMSE';[.$U29]*3-1)+INDEX('Rang RMSE';[.$U29]*3))/3" office:value-type="float" office:value="10.3333333333333">
            <text:p>10,3333333333</text:p>
          </table:table-cell>
          <table:table-cell table:number-columns-repeated="2"/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3];[.U30]*3)" office:value-type="string" office:string-value="WaveTracer">
            <text:p>WaveTracer</text:p>
          </table:table-cell>
          <table:table-cell table:style-name="ce1" table:formula="of:=INDEX([.C$2:.C203];[.U30]*3)" office:value-type="float" office:value="1">
            <text:p>1</text:p>
          </table:table-cell>
          <table:table-cell table:formula="of:=(INDEX('Rang Jaccard';[.$U30]*3-2)+INDEX('Rang Jaccard';[.$U30]*3-1)+INDEX('Rang Jaccard';[.$U30]*3))/3" office:value-type="float" office:value="0">
            <text:p>#WERT!</text:p>
          </table:table-cell>
          <table:table-cell table:style-name="ce1" table:formula="of:=(INDEX('Rang Precision';[.$U30]*3-2)+INDEX('Rang Precision';[.$U30]*3-1)+INDEX('Rang Precision';[.$U30]*3))/3" office:value-type="float" office:value="0">
            <text:p>#WERT!</text:p>
          </table:table-cell>
          <table:table-cell table:style-name="ce1" table:formula="of:=(INDEX('Rang RMSE';[.$U30]*3-2)+INDEX('Rang RMSE';[.$U30]*3-1)+INDEX('Rang RMSE';[.$U30]*3))/3" office:value-type="float" office:value="0">
            <text:p>#WERT!</text:p>
          </table:table-cell>
          <table:table-cell table:number-columns-repeated="2"/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4];[.U31]*3)" office:value-type="string" office:string-value="B/Recs">
            <text:p>B/Recs</text:p>
          </table:table-cell>
          <table:table-cell table:style-name="ce1" table:formula="of:=INDEX([.C$2:.C204];[.U31]*3)" office:value-type="float" office:value="2">
            <text:p>2</text:p>
          </table:table-cell>
          <table:table-cell table:formula="of:=(INDEX('Rang Jaccard';[.$U31]*3-2)+INDEX('Rang Jaccard';[.$U31]*3-1)+INDEX('Rang Jaccard';[.$U31]*3))/3" office:value-type="float" office:value="7.66666666666667">
            <text:p>7,6666666667</text:p>
          </table:table-cell>
          <table:table-cell table:style-name="ce1" table:formula="of:=(INDEX('Rang Precision';[.$U31]*3-2)+INDEX('Rang Precision';[.$U31]*3-1)+INDEX('Rang Precision';[.$U31]*3))/3" office:value-type="float" office:value="21.6666666666667">
            <text:p>21,6666666667</text:p>
          </table:table-cell>
          <table:table-cell table:style-name="ce1" table:formula="of:=(INDEX('Rang RMSE';[.$U31]*3-2)+INDEX('Rang RMSE';[.$U31]*3-1)+INDEX('Rang RMSE';[.$U31]*3))/3" office:value-type="float" office:value="14.6666666666667">
            <text:p>14,6666666667</text:p>
          </table:table-cell>
          <table:table-cell table:number-columns-repeated="2"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5];[.U32]*3)" office:value-type="string" office:string-value="ClearPALM">
            <text:p>ClearPALM</text:p>
          </table:table-cell>
          <table:table-cell table:style-name="ce1" table:formula="of:=INDEX([.C$2:.C205];[.U32]*3)" office:value-type="float" office:value="2">
            <text:p>2</text:p>
          </table:table-cell>
          <table:table-cell table:formula="of:=(INDEX('Rang Jaccard';[.$U32]*3-2)+INDEX('Rang Jaccard';[.$U32]*3-1)+INDEX('Rang Jaccard';[.$U32]*3))/3" office:value-type="float" office:value="0">
            <text:p>#WERT!</text:p>
          </table:table-cell>
          <table:table-cell table:style-name="ce1" table:formula="of:=(INDEX('Rang Precision';[.$U32]*3-2)+INDEX('Rang Precision';[.$U32]*3-1)+INDEX('Rang Precision';[.$U32]*3))/3" office:value-type="float" office:value="0">
            <text:p>#WERT!</text:p>
          </table:table-cell>
          <table:table-cell table:style-name="ce1" table:formula="of:=(INDEX('Rang RMSE';[.$U32]*3-2)+INDEX('Rang RMSE';[.$U32]*3-1)+INDEX('Rang RMSE';[.$U32]*3))/3" office:value-type="float" office:value="0">
            <text:p>#WERT!</text:p>
          </table:table-cell>
          <table:table-cell table:number-columns-repeated="2"/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6];[.U33]*3)" office:value-type="string" office:string-value="CSSTORM">
            <text:p>CSSTORM</text:p>
          </table:table-cell>
          <table:table-cell table:style-name="ce1" table:formula="of:=INDEX([.C$2:.C206];[.U33]*3)" office:value-type="float" office:value="2">
            <text:p>2</text:p>
          </table:table-cell>
          <table:table-cell table:formula="of:=(INDEX('Rang Jaccard';[.$U33]*3-2)+INDEX('Rang Jaccard';[.$U33]*3-1)+INDEX('Rang Jaccard';[.$U33]*3))/3" office:value-type="float" office:value="0">
            <text:p>#WERT!</text:p>
          </table:table-cell>
          <table:table-cell table:style-name="ce1" table:formula="of:=(INDEX('Rang Precision';[.$U33]*3-2)+INDEX('Rang Precision';[.$U33]*3-1)+INDEX('Rang Precision';[.$U33]*3))/3" office:value-type="float" office:value="0">
            <text:p>#WERT!</text:p>
          </table:table-cell>
          <table:table-cell table:style-name="ce1" table:formula="of:=(INDEX('Rang RMSE';[.$U33]*3-2)+INDEX('Rang RMSE';[.$U33]*3-1)+INDEX('Rang RMSE';[.$U33]*3))/3" office:value-type="float" office:value="0">
            <text:p>#WERT!</text:p>
          </table:table-cell>
          <table:table-cell table:number-columns-repeated="2"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7];[.U34]*3)" office:value-type="string" office:string-value="DAOSTORM">
            <text:p>DAOSTORM</text:p>
          </table:table-cell>
          <table:table-cell table:style-name="ce1" table:formula="of:=INDEX([.C$2:.C207];[.U34]*3)" office:value-type="float" office:value="2">
            <text:p>2</text:p>
          </table:table-cell>
          <table:table-cell table:formula="of:=(INDEX('Rang Jaccard';[.$U34]*3-2)+INDEX('Rang Jaccard';[.$U34]*3-1)+INDEX('Rang Jaccard';[.$U34]*3))/3" office:value-type="float" office:value="0">
            <text:p>#WERT!</text:p>
          </table:table-cell>
          <table:table-cell table:style-name="ce1" table:formula="of:=(INDEX('Rang Precision';[.$U34]*3-2)+INDEX('Rang Precision';[.$U34]*3-1)+INDEX('Rang Precision';[.$U34]*3))/3" office:value-type="float" office:value="0">
            <text:p>#WERT!</text:p>
          </table:table-cell>
          <table:table-cell table:style-name="ce1" table:formula="of:=(INDEX('Rang RMSE';[.$U34]*3-2)+INDEX('Rang RMSE';[.$U34]*3-1)+INDEX('Rang RMSE';[.$U34]*3))/3" office:value-type="float" office:value="0">
            <text:p>#WERT!</text:p>
          </table:table-cell>
          <table:table-cell table:number-columns-repeated="2"/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8];[.U35]*3)" office:value-type="string" office:string-value="FACEPALM">
            <text:p>FACEPALM</text:p>
          </table:table-cell>
          <table:table-cell table:style-name="ce1" table:formula="of:=INDEX([.C$2:.C208];[.U35]*3)" office:value-type="float" office:value="2">
            <text:p>2</text:p>
          </table:table-cell>
          <table:table-cell table:formula="of:=(INDEX('Rang Jaccard';[.$U35]*3-2)+INDEX('Rang Jaccard';[.$U35]*3-1)+INDEX('Rang Jaccard';[.$U35]*3))/3" office:value-type="float" office:value="0">
            <text:p>#WERT!</text:p>
          </table:table-cell>
          <table:table-cell table:style-name="ce1" table:formula="of:=(INDEX('Rang Precision';[.$U35]*3-2)+INDEX('Rang Precision';[.$U35]*3-1)+INDEX('Rang Precision';[.$U35]*3))/3" office:value-type="float" office:value="0">
            <text:p>#WERT!</text:p>
          </table:table-cell>
          <table:table-cell table:style-name="ce1" table:formula="of:=(INDEX('Rang RMSE';[.$U35]*3-2)+INDEX('Rang RMSE';[.$U35]*3-1)+INDEX('Rang RMSE';[.$U35]*3))/3" office:value-type="float" office:value="0">
            <text:p>#WERT!</text:p>
          </table:table-cell>
          <table:table-cell table:number-columns-repeated="2"/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09];[.U36]*3)" office:value-type="string" office:string-value="FALCON">
            <text:p>FALCON</text:p>
          </table:table-cell>
          <table:table-cell table:style-name="ce1" table:formula="of:=INDEX([.C$2:.C209];[.U36]*3)" office:value-type="float" office:value="2">
            <text:p>2</text:p>
          </table:table-cell>
          <table:table-cell table:formula="of:=(INDEX('Rang Jaccard';[.$U36]*3-2)+INDEX('Rang Jaccard';[.$U36]*3-1)+INDEX('Rang Jaccard';[.$U36]*3))/3" office:value-type="float" office:value="0">
            <text:p>#WERT!</text:p>
          </table:table-cell>
          <table:table-cell table:style-name="ce1" table:formula="of:=(INDEX('Rang Precision';[.$U36]*3-2)+INDEX('Rang Precision';[.$U36]*3-1)+INDEX('Rang Precision';[.$U36]*3))/3" office:value-type="float" office:value="0">
            <text:p>#WERT!</text:p>
          </table:table-cell>
          <table:table-cell table:style-name="ce1" table:formula="of:=(INDEX('Rang RMSE';[.$U36]*3-2)+INDEX('Rang RMSE';[.$U36]*3-1)+INDEX('Rang RMSE';[.$U36]*3))/3" office:value-type="float" office:value="0">
            <text:p>#WERT!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0];[.U37]*3)" office:value-type="string" office:string-value="Fast-ML-HD">
            <text:p>Fast-ML-HD</text:p>
          </table:table-cell>
          <table:table-cell table:style-name="ce1" table:formula="of:=INDEX([.C$2:.C210];[.U37]*3)" office:value-type="float" office:value="2">
            <text:p>2</text:p>
          </table:table-cell>
          <table:table-cell table:formula="of:=(INDEX('Rang Jaccard';[.$U37]*3-2)+INDEX('Rang Jaccard';[.$U37]*3-1)+INDEX('Rang Jaccard';[.$U37]*3))/3" office:value-type="float" office:value="11">
            <text:p>11</text:p>
          </table:table-cell>
          <table:table-cell table:style-name="ce1" table:formula="of:=(INDEX('Rang Precision';[.$U37]*3-2)+INDEX('Rang Precision';[.$U37]*3-1)+INDEX('Rang Precision';[.$U37]*3))/3" office:value-type="float" office:value="20">
            <text:p>20</text:p>
          </table:table-cell>
          <table:table-cell table:style-name="ce1" table:formula="of:=(INDEX('Rang RMSE';[.$U37]*3-2)+INDEX('Rang RMSE';[.$U37]*3-1)+INDEX('Rang RMSE';[.$U37]*3))/3" office:value-type="float" office:value="15.3333333333333">
            <text:p>15,3333333333</text:p>
          </table:table-cell>
          <table:table-cell table:number-columns-repeated="2"/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1];[.U38]*3)" office:value-type="string" office:string-value="FPGA Estimator">
            <text:p>FPGA Estimator</text:p>
          </table:table-cell>
          <table:table-cell table:style-name="ce1" table:formula="of:=INDEX([.C$2:.C211];[.U38]*3)" office:value-type="float" office:value="2">
            <text:p>2</text:p>
          </table:table-cell>
          <table:table-cell table:formula="of:=(INDEX('Rang Jaccard';[.$U38]*3-2)+INDEX('Rang Jaccard';[.$U38]*3-1)+INDEX('Rang Jaccard';[.$U38]*3))/3" office:value-type="float" office:value="18.6666666666667">
            <text:p>18,6666666667</text:p>
          </table:table-cell>
          <table:table-cell table:style-name="ce1" table:formula="of:=(INDEX('Rang Precision';[.$U38]*3-2)+INDEX('Rang Precision';[.$U38]*3-1)+INDEX('Rang Precision';[.$U38]*3))/3" office:value-type="float" office:value="12">
            <text:p>12</text:p>
          </table:table-cell>
          <table:table-cell table:style-name="ce1" table:formula="of:=(INDEX('Rang RMSE';[.$U38]*3-2)+INDEX('Rang RMSE';[.$U38]*3-1)+INDEX('Rang RMSE';[.$U38]*3))/3" office:value-type="float" office:value="7.66666666666667">
            <text:p>7,6666666667</text:p>
          </table:table-cell>
          <table:table-cell table:number-columns-repeated="2"/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2];[.U39]*3)" office:value-type="string" office:string-value="Gauss2ddcirc">
            <text:p>Gauss2ddcirc</text:p>
          </table:table-cell>
          <table:table-cell table:style-name="ce1" table:formula="of:=INDEX([.C$2:.C212];[.U39]*3)" office:value-type="float" office:value="2">
            <text:p>2</text:p>
          </table:table-cell>
          <table:table-cell table:formula="of:=(INDEX('Rang Jaccard';[.$U39]*3-2)+INDEX('Rang Jaccard';[.$U39]*3-1)+INDEX('Rang Jaccard';[.$U39]*3))/3" office:value-type="float" office:value="15">
            <text:p>15</text:p>
          </table:table-cell>
          <table:table-cell table:style-name="ce1" table:formula="of:=(INDEX('Rang Precision';[.$U39]*3-2)+INDEX('Rang Precision';[.$U39]*3-1)+INDEX('Rang Precision';[.$U39]*3))/3" office:value-type="float" office:value="16">
            <text:p>16</text:p>
          </table:table-cell>
          <table:table-cell table:style-name="ce1" table:formula="of:=(INDEX('Rang RMSE';[.$U39]*3-2)+INDEX('Rang RMSE';[.$U39]*3-1)+INDEX('Rang RMSE';[.$U39]*3))/3" office:value-type="float" office:value="22">
            <text:p>22</text:p>
          </table:table-cell>
          <table:table-cell table:number-columns-repeated="2"/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3];[.U40]*3)" office:value-type="string" office:string-value="GPUgaussMLE">
            <text:p>GPUgaussMLE</text:p>
          </table:table-cell>
          <table:table-cell table:style-name="ce1" table:formula="of:=INDEX([.C$2:.C213];[.U40]*3)" office:value-type="float" office:value="2">
            <text:p>2</text:p>
          </table:table-cell>
          <table:table-cell table:formula="of:=(INDEX('Rang Jaccard';[.$U40]*3-2)+INDEX('Rang Jaccard';[.$U40]*3-1)+INDEX('Rang Jaccard';[.$U40]*3))/3" office:value-type="float" office:value="7.66666666666667">
            <text:p>7,6666666667</text:p>
          </table:table-cell>
          <table:table-cell table:style-name="ce1" table:formula="of:=(INDEX('Rang Precision';[.$U40]*3-2)+INDEX('Rang Precision';[.$U40]*3-1)+INDEX('Rang Precision';[.$U40]*3))/3" office:value-type="float" office:value="12.6666666666667">
            <text:p>12,6666666667</text:p>
          </table:table-cell>
          <table:table-cell table:style-name="ce1" table:formula="of:=(INDEX('Rang RMSE';[.$U40]*3-2)+INDEX('Rang RMSE';[.$U40]*3-1)+INDEX('Rang RMSE';[.$U40]*3))/3" office:value-type="float" office:value="14.6666666666667">
            <text:p>14,6666666667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4];[.U41]*3)" office:value-type="string" office:string-value="GraspJ">
            <text:p>GraspJ</text:p>
          </table:table-cell>
          <table:table-cell table:style-name="ce1" table:formula="of:=INDEX([.C$2:.C214];[.U41]*3)" office:value-type="float" office:value="2">
            <text:p>2</text:p>
          </table:table-cell>
          <table:table-cell table:formula="of:=(INDEX('Rang Jaccard';[.$U41]*3-2)+INDEX('Rang Jaccard';[.$U41]*3-1)+INDEX('Rang Jaccard';[.$U41]*3))/3" office:value-type="float" office:value="16.6666666666667">
            <text:p>16,6666666667</text:p>
          </table:table-cell>
          <table:table-cell table:style-name="ce1" table:formula="of:=(INDEX('Rang Precision';[.$U41]*3-2)+INDEX('Rang Precision';[.$U41]*3-1)+INDEX('Rang Precision';[.$U41]*3))/3" office:value-type="float" office:value="19.6666666666667">
            <text:p>19,6666666667</text:p>
          </table:table-cell>
          <table:table-cell table:style-name="ce1" table:formula="of:=(INDEX('Rang RMSE';[.$U41]*3-2)+INDEX('Rang RMSE';[.$U41]*3-1)+INDEX('Rang RMSE';[.$U41]*3))/3" office:value-type="float" office:value="16.3333333333333">
            <text:p>16,3333333333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5];[.U42]*3)" office:value-type="string" office:string-value="InSight3">
            <text:p>InSight3</text:p>
          </table:table-cell>
          <table:table-cell table:style-name="ce1" table:formula="of:=INDEX([.C$2:.C215];[.U42]*3)" office:value-type="float" office:value="2">
            <text:p>2</text:p>
          </table:table-cell>
          <table:table-cell table:formula="of:=(INDEX('Rang Jaccard';[.$U42]*3-2)+INDEX('Rang Jaccard';[.$U42]*3-1)+INDEX('Rang Jaccard';[.$U42]*3))/3" office:value-type="float" office:value="14.6666666666667">
            <text:p>14,6666666667</text:p>
          </table:table-cell>
          <table:table-cell table:style-name="ce1" table:formula="of:=(INDEX('Rang Precision';[.$U42]*3-2)+INDEX('Rang Precision';[.$U42]*3-1)+INDEX('Rang Precision';[.$U42]*3))/3" office:value-type="float" office:value="4.66666666666667">
            <text:p>4,6666666667</text:p>
          </table:table-cell>
          <table:table-cell table:style-name="ce1" table:formula="of:=(INDEX('Rang RMSE';[.$U42]*3-2)+INDEX('Rang RMSE';[.$U42]*3-1)+INDEX('Rang RMSE';[.$U42]*3))/3" office:value-type="float" office:value="12.6666666666667">
            <text:p>12,6666666667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6];[.U43]*3)" office:value-type="string" office:string-value="LivePALM">
            <text:p>LivePALM</text:p>
          </table:table-cell>
          <table:table-cell table:style-name="ce1" table:formula="of:=INDEX([.C$2:.C216];[.U43]*3)" office:value-type="float" office:value="2">
            <text:p>2</text:p>
          </table:table-cell>
          <table:table-cell table:formula="of:=(INDEX('Rang Jaccard';[.$U43]*3-2)+INDEX('Rang Jaccard';[.$U43]*3-1)+INDEX('Rang Jaccard';[.$U43]*3))/3" office:value-type="float" office:value="13.6666666666667">
            <text:p>13,6666666667</text:p>
          </table:table-cell>
          <table:table-cell table:style-name="ce1" table:formula="of:=(INDEX('Rang Precision';[.$U43]*3-2)+INDEX('Rang Precision';[.$U43]*3-1)+INDEX('Rang Precision';[.$U43]*3))/3" office:value-type="float" office:value="1">
            <text:p>1</text:p>
          </table:table-cell>
          <table:table-cell table:style-name="ce1" table:formula="of:=(INDEX('Rang RMSE';[.$U43]*3-2)+INDEX('Rang RMSE';[.$U43]*3-1)+INDEX('Rang RMSE';[.$U43]*3))/3"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7];[.U44]*3)" office:value-type="string" office:string-value="M2LE">
            <text:p>M2LE</text:p>
          </table:table-cell>
          <table:table-cell table:style-name="ce1" table:formula="of:=INDEX([.C$2:.C217];[.U44]*3)" office:value-type="float" office:value="2">
            <text:p>2</text:p>
          </table:table-cell>
          <table:table-cell table:formula="of:=(INDEX('Rang Jaccard';[.$U44]*3-2)+INDEX('Rang Jaccard';[.$U44]*3-1)+INDEX('Rang Jaccard';[.$U44]*3))/3" office:value-type="float" office:value="0">
            <text:p>#WERT!</text:p>
          </table:table-cell>
          <table:table-cell table:style-name="ce1" table:formula="of:=(INDEX('Rang Precision';[.$U44]*3-2)+INDEX('Rang Precision';[.$U44]*3-1)+INDEX('Rang Precision';[.$U44]*3))/3" office:value-type="float" office:value="0">
            <text:p>#WERT!</text:p>
          </table:table-cell>
          <table:table-cell table:style-name="ce1" table:formula="of:=(INDEX('Rang RMSE';[.$U44]*3-2)+INDEX('Rang RMSE';[.$U44]*3-1)+INDEX('Rang RMSE';[.$U44]*3))/3" office:value-type="float" office:value="0">
            <text:p>#WERT!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8];[.U45]*3)" office:value-type="string" office:string-value="MicroManager LM">
            <text:p>MicroManager LM</text:p>
          </table:table-cell>
          <table:table-cell table:style-name="ce1" table:formula="of:=INDEX([.C$2:.C218];[.U45]*3)" office:value-type="float" office:value="2">
            <text:p>2</text:p>
          </table:table-cell>
          <table:table-cell table:formula="of:=(INDEX('Rang Jaccard';[.$U45]*3-2)+INDEX('Rang Jaccard';[.$U45]*3-1)+INDEX('Rang Jaccard';[.$U45]*3))/3" office:value-type="float" office:value="13">
            <text:p>13</text:p>
          </table:table-cell>
          <table:table-cell table:style-name="ce1" table:formula="of:=(INDEX('Rang Precision';[.$U45]*3-2)+INDEX('Rang Precision';[.$U45]*3-1)+INDEX('Rang Precision';[.$U45]*3))/3" office:value-type="float" office:value="3.33333333333333">
            <text:p>3,3333333333</text:p>
          </table:table-cell>
          <table:table-cell table:style-name="ce1" table:formula="of:=(INDEX('Rang RMSE';[.$U45]*3-2)+INDEX('Rang RMSE';[.$U45]*3-1)+INDEX('Rang RMSE';[.$U45]*3))/3" office:value-type="float" office:value="5.33333333333333">
            <text:p>5,3333333333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19];[.U46]*3)" office:value-type="string" office:string-value="Octane">
            <text:p>Octane</text:p>
          </table:table-cell>
          <table:table-cell table:style-name="ce1" table:formula="of:=INDEX([.C$2:.C219];[.U46]*3)" office:value-type="float" office:value="2">
            <text:p>2</text:p>
          </table:table-cell>
          <table:table-cell table:formula="of:=(INDEX('Rang Jaccard';[.$U46]*3-2)+INDEX('Rang Jaccard';[.$U46]*3-1)+INDEX('Rang Jaccard';[.$U46]*3))/3" office:value-type="float" office:value="18.3333333333333">
            <text:p>18,3333333333</text:p>
          </table:table-cell>
          <table:table-cell table:style-name="ce1" table:formula="of:=(INDEX('Rang Precision';[.$U46]*3-2)+INDEX('Rang Precision';[.$U46]*3-1)+INDEX('Rang Precision';[.$U46]*3))/3" office:value-type="float" office:value="14.3333333333333">
            <text:p>14,3333333333</text:p>
          </table:table-cell>
          <table:table-cell table:style-name="ce1" table:formula="of:=(INDEX('Rang RMSE';[.$U46]*3-2)+INDEX('Rang RMSE';[.$U46]*3-1)+INDEX('Rang RMSE';[.$U46]*3))/3" office:value-type="float" office:value="20">
            <text:p>2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7.29">
            <text:p>27,2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7.76">
            <text:p>37,7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" table:formula="of:=INDEX([.A$2:.A220];[.U47]*3)" office:value-type="string" office:string-value="PeakFit">
            <text:p>PeakFit</text:p>
          </table:table-cell>
          <table:table-cell table:style-name="ce1" table:formula="of:=INDEX([.C$2:.C220];[.U47]*3)" office:value-type="float" office:value="2">
            <text:p>2</text:p>
          </table:table-cell>
          <table:table-cell table:formula="of:=(INDEX('Rang Jaccard';[.$U47]*3-2)+INDEX('Rang Jaccard';[.$U47]*3-1)+INDEX('Rang Jaccard';[.$U47]*3))/3" office:value-type="float" office:value="8">
            <text:p>8</text:p>
          </table:table-cell>
          <table:table-cell table:style-name="ce1" table:formula="of:=(INDEX('Rang Precision';[.$U47]*3-2)+INDEX('Rang Precision';[.$U47]*3-1)+INDEX('Rang Precision';[.$U47]*3))/3" office:value-type="float" office:value="12">
            <text:p>12</text:p>
          </table:table-cell>
          <table:table-cell table:style-name="ce1" table:formula="of:=(INDEX('Rang RMSE';[.$U47]*3-2)+INDEX('Rang RMSE';[.$U47]*3-1)+INDEX('Rang RMSE';[.$U47]*3))/3"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.96">
            <text:p>21,96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5.97">
            <text:p>55,9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" table:formula="of:=INDEX([.A$2:.A221];[.U48]*3)" office:value-type="string" office:string-value="PeakSelector">
            <text:p>PeakSelector</text:p>
          </table:table-cell>
          <table:table-cell table:style-name="ce1" table:formula="of:=INDEX([.C$2:.C221];[.U48]*3)" office:value-type="float" office:value="2">
            <text:p>2</text:p>
          </table:table-cell>
          <table:table-cell table:formula="of:=(INDEX('Rang Jaccard';[.$U48]*3-2)+INDEX('Rang Jaccard';[.$U48]*3-1)+INDEX('Rang Jaccard';[.$U48]*3))/3" office:value-type="float" office:value="17.6666666666667">
            <text:p>17,6666666667</text:p>
          </table:table-cell>
          <table:table-cell table:style-name="ce1" table:formula="of:=(INDEX('Rang Precision';[.$U48]*3-2)+INDEX('Rang Precision';[.$U48]*3-1)+INDEX('Rang Precision';[.$U48]*3))/3" office:value-type="float" office:value="11.6666666666667">
            <text:p>11,6666666667</text:p>
          </table:table-cell>
          <table:table-cell table:style-name="ce1" table:formula="of:=(INDEX('Rang RMSE';[.$U48]*3-2)+INDEX('Rang RMSE';[.$U48]*3-1)+INDEX('Rang RMSE';[.$U48]*3))/3" office:value-type="float" office:value="10.3333333333333">
            <text:p>10,3333333333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4">
            <text:p>5,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7.31">
            <text:p>47,3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" table:formula="of:=INDEX([.A$2:.A222];[.U49]*3)" office:value-type="string" office:string-value="PYME">
            <text:p>PYME</text:p>
          </table:table-cell>
          <table:table-cell table:style-name="ce1" table:formula="of:=INDEX([.C$2:.C222];[.U49]*3)" office:value-type="float" office:value="2">
            <text:p>2</text:p>
          </table:table-cell>
          <table:table-cell table:formula="of:=(INDEX('Rang Jaccard';[.$U49]*3-2)+INDEX('Rang Jaccard';[.$U49]*3-1)+INDEX('Rang Jaccard';[.$U49]*3))/3" office:value-type="float" office:value="16.6666666666667">
            <text:p>16,6666666667</text:p>
          </table:table-cell>
          <table:table-cell table:style-name="ce1" table:formula="of:=(INDEX('Rang Precision';[.$U49]*3-2)+INDEX('Rang Precision';[.$U49]*3-1)+INDEX('Rang Precision';[.$U49]*3))/3" office:value-type="float" office:value="4.66666666666667">
            <text:p>4,6666666667</text:p>
          </table:table-cell>
          <table:table-cell table:style-name="ce1" table:formula="of:=(INDEX('Rang RMSE';[.$U49]*3-2)+INDEX('Rang RMSE';[.$U49]*3-1)+INDEX('Rang RMSE';[.$U49]*3))/3" office:value-type="float" office:value="8.66666666666667">
            <text:p>8,6666666667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.63">
            <text:p>47,63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47.97">
            <text:p>47,97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style-name="ce1" table:formula="of:=INDEX([.A$2:.A223];[.U50]*3)" office:value-type="string" office:string-value="QuickPalm">
            <text:p>QuickPalm</text:p>
          </table:table-cell>
          <table:table-cell table:style-name="ce1" table:formula="of:=INDEX([.C$2:.C223];[.U50]*3)" office:value-type="float" office:value="2">
            <text:p>2</text:p>
          </table:table-cell>
          <table:table-cell table:formula="of:=(INDEX('Rang Jaccard';[.$U50]*3-2)+INDEX('Rang Jaccard';[.$U50]*3-1)+INDEX('Rang Jaccard';[.$U50]*3))/3" office:value-type="float" office:value="21.3333333333333">
            <text:p>21,3333333333</text:p>
          </table:table-cell>
          <table:table-cell table:style-name="ce1" table:formula="of:=(INDEX('Rang Precision';[.$U50]*3-2)+INDEX('Rang Precision';[.$U50]*3-1)+INDEX('Rang Precision';[.$U50]*3))/3" office:value-type="float" office:value="1">
            <text:p>1</text:p>
          </table:table-cell>
          <table:table-cell table:style-name="ce1" table:formula="of:=(INDEX('Rang RMSE';[.$U50]*3-2)+INDEX('Rang RMSE';[.$U50]*3-1)+INDEX('Rang RMSE';[.$U50]*3))/3" office:value-type="float" office:value="19.6666666666667">
            <text:p>19,6666666667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55">
            <text:p>37,55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78.33">
            <text:p>78,33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style-name="ce1" table:formula="of:=INDEX([.A$2:.A224];[.U51]*3)" office:value-type="string" office:string-value="RadialSymmetry">
            <text:p>RadialSymmetry</text:p>
          </table:table-cell>
          <table:table-cell table:style-name="ce1" table:formula="of:=INDEX([.C$2:.C224];[.U51]*3)" office:value-type="float" office:value="2">
            <text:p>2</text:p>
          </table:table-cell>
          <table:table-cell table:formula="of:=(INDEX('Rang Jaccard';[.$U51]*3-2)+INDEX('Rang Jaccard';[.$U51]*3-1)+INDEX('Rang Jaccard';[.$U51]*3))/3" office:value-type="float" office:value="20.6666666666667">
            <text:p>20,6666666667</text:p>
          </table:table-cell>
          <table:table-cell table:style-name="ce1" table:formula="of:=(INDEX('Rang Precision';[.$U51]*3-2)+INDEX('Rang Precision';[.$U51]*3-1)+INDEX('Rang Precision';[.$U51]*3))/3" office:value-type="float" office:value="1">
            <text:p>1</text:p>
          </table:table-cell>
          <table:table-cell table:style-name="ce1" table:formula="of:=(INDEX('Rang RMSE';[.$U51]*3-2)+INDEX('Rang RMSE';[.$U51]*3-1)+INDEX('Rang RMSE';[.$U51]*3))/3" office:value-type="float" office:value="1.66666666666667">
            <text:p>1,6666666667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.39">
            <text:p>27,3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9.66">
            <text:p>79,66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table:style-name="ce1" table:formula="of:=INDEX([.A$2:.A225];[.U52]*3)" office:value-type="string" office:string-value="RapidStorm">
            <text:p>RapidStorm</text:p>
          </table:table-cell>
          <table:table-cell table:style-name="ce1" table:formula="of:=INDEX([.C$2:.C225];[.U52]*3)" office:value-type="float" office:value="2">
            <text:p>2</text:p>
          </table:table-cell>
          <table:table-cell table:formula="of:=(INDEX('Rang Jaccard';[.$U52]*3-2)+INDEX('Rang Jaccard';[.$U52]*3-1)+INDEX('Rang Jaccard';[.$U52]*3))/3" office:value-type="float" office:value="13">
            <text:p>13</text:p>
          </table:table-cell>
          <table:table-cell table:style-name="ce1" table:formula="of:=(INDEX('Rang Precision';[.$U52]*3-2)+INDEX('Rang Precision';[.$U52]*3-1)+INDEX('Rang Precision';[.$U52]*3))/3" office:value-type="float" office:value="20.3333333333333">
            <text:p>20,3333333333</text:p>
          </table:table-cell>
          <table:table-cell table:style-name="ce1" table:formula="of:=(INDEX('Rang RMSE';[.$U52]*3-2)+INDEX('Rang RMSE';[.$U52]*3-1)+INDEX('Rang RMSE';[.$U52]*3))/3" office:value-type="float" office:value="13.3333333333333">
            <text:p>13,3333333333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.3">
            <text:p>25,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.39">
            <text:p>45,3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table:formula="of:=INDEX([.A$2:.A226];[.U53]*3)" office:value-type="string" office:string-value="SimplePalm">
            <text:p>SimplePalm</text:p>
          </table:table-cell>
          <table:table-cell table:style-name="ce1" table:formula="of:=INDEX([.C$2:.C226];[.U53]*3)" office:value-type="float" office:value="2">
            <text:p>2</text:p>
          </table:table-cell>
          <table:table-cell table:formula="of:=(INDEX('Rang Jaccard';[.$U53]*3-2)+INDEX('Rang Jaccard';[.$U53]*3-1)+INDEX('Rang Jaccard';[.$U53]*3))/3" office:value-type="float" office:value="2.33333333333333">
            <text:p>2,3333333333</text:p>
          </table:table-cell>
          <table:table-cell table:style-name="ce1" table:formula="of:=(INDEX('Rang Precision';[.$U53]*3-2)+INDEX('Rang Precision';[.$U53]*3-1)+INDEX('Rang Precision';[.$U53]*3))/3" office:value-type="float" office:value="13">
            <text:p>13</text:p>
          </table:table-cell>
          <table:table-cell table:style-name="ce1" table:formula="of:=(INDEX('Rang RMSE';[.$U53]*3-2)+INDEX('Rang RMSE';[.$U53]*3-1)+INDEX('Rang RMSE';[.$U53]*3))/3" office:value-type="float" office:value="14">
            <text:p>14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.49">
            <text:p>19,4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67.77">
            <text:p>67,7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table:style-name="ce1" table:formula="of:=INDEX([.A$2:.A227];[.U54]*3)" office:value-type="string" office:string-value="SimpleStorm">
            <text:p>SimpleStorm</text:p>
          </table:table-cell>
          <table:table-cell table:style-name="ce1" table:formula="of:=INDEX([.C$2:.C227];[.U54]*3)" office:value-type="float" office:value="2">
            <text:p>2</text:p>
          </table:table-cell>
          <table:table-cell table:formula="of:=(INDEX('Rang Jaccard';[.$U54]*3-2)+INDEX('Rang Jaccard';[.$U54]*3-1)+INDEX('Rang Jaccard';[.$U54]*3))/3" office:value-type="float" office:value="4.33333333333333">
            <text:p>4,3333333333</text:p>
          </table:table-cell>
          <table:table-cell table:style-name="ce1" table:formula="of:=(INDEX('Rang Precision';[.$U54]*3-2)+INDEX('Rang Precision';[.$U54]*3-1)+INDEX('Rang Precision';[.$U54]*3))/3" office:value-type="float" office:value="8">
            <text:p>8</text:p>
          </table:table-cell>
          <table:table-cell table:style-name="ce1" table:formula="of:=(INDEX('Rang RMSE';[.$U54]*3-2)+INDEX('Rang RMSE';[.$U54]*3-1)+INDEX('Rang RMSE';[.$U54]*3))/3" office:value-type="float" office:value="10.6666666666667">
            <text:p>10,6666666667</text:p>
          </table:table-cell>
          <table:table-cell table:number-columns-repeated="2"/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5">
            <text:p>2,35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2.73">
            <text:p>102,73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style-name="ce1" table:formula="of:=INDEX([.A$2:.A228];[.U55]*3)" office:value-type="string" office:string-value="SNSMIL">
            <text:p>SNSMIL</text:p>
          </table:table-cell>
          <table:table-cell table:style-name="ce1" table:formula="of:=INDEX([.C$2:.C228];[.U55]*3)" office:value-type="float" office:value="2">
            <text:p>2</text:p>
          </table:table-cell>
          <table:table-cell table:formula="of:=(INDEX('Rang Jaccard';[.$U55]*3-2)+INDEX('Rang Jaccard';[.$U55]*3-1)+INDEX('Rang Jaccard';[.$U55]*3))/3" office:value-type="float" office:value="6.33333333333333">
            <text:p>6,3333333333</text:p>
          </table:table-cell>
          <table:table-cell table:style-name="ce1" table:formula="of:=(INDEX('Rang Precision';[.$U55]*3-2)+INDEX('Rang Precision';[.$U55]*3-1)+INDEX('Rang Precision';[.$U55]*3))/3" office:value-type="float" office:value="10.6666666666667">
            <text:p>10,6666666667</text:p>
          </table:table-cell>
          <table:table-cell table:style-name="ce1" table:formula="of:=(INDEX('Rang RMSE';[.$U55]*3-2)+INDEX('Rang RMSE';[.$U55]*3-1)+INDEX('Rang RMSE';[.$U55]*3))/3" office:value-type="float" office:value="17">
            <text:p>17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29];[.U56]*3)" office:value-type="string" office:string-value="SOSplugin">
            <text:p>SOSplugin</text:p>
          </table:table-cell>
          <table:table-cell table:style-name="ce1" table:formula="of:=INDEX([.C$2:.C229];[.U56]*3)" office:value-type="float" office:value="2">
            <text:p>2</text:p>
          </table:table-cell>
          <table:table-cell table:formula="of:=(INDEX('Rang Jaccard';[.$U56]*3-2)+INDEX('Rang Jaccard';[.$U56]*3-1)+INDEX('Rang Jaccard';[.$U56]*3))/3" office:value-type="float" office:value="10">
            <text:p>10</text:p>
          </table:table-cell>
          <table:table-cell table:style-name="ce1" table:formula="of:=(INDEX('Rang Precision';[.$U56]*3-2)+INDEX('Rang Precision';[.$U56]*3-1)+INDEX('Rang Precision';[.$U56]*3))/3" office:value-type="float" office:value="3.33333333333333">
            <text:p>3,3333333333</text:p>
          </table:table-cell>
          <table:table-cell table:style-name="ce1" table:formula="of:=(INDEX('Rang RMSE';[.$U56]*3-2)+INDEX('Rang RMSE';[.$U56]*3-1)+INDEX('Rang RMSE';[.$U56]*3))/3" office:value-type="float" office:value="7.33333333333333">
            <text:p>7,3333333333</text:p>
          </table:table-cell>
          <table:table-cell table:number-columns-repeated="2"/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30];[.U57]*3)" office:value-type="string" office:string-value="ThunderSTORM">
            <text:p>ThunderSTORM</text:p>
          </table:table-cell>
          <table:table-cell table:style-name="ce1" table:formula="of:=INDEX([.C$2:.C230];[.U57]*3)" office:value-type="float" office:value="2">
            <text:p>2</text:p>
          </table:table-cell>
          <table:table-cell table:formula="of:=(INDEX('Rang Jaccard';[.$U57]*3-2)+INDEX('Rang Jaccard';[.$U57]*3-1)+INDEX('Rang Jaccard';[.$U57]*3))/3" office:value-type="float" office:value="4.33333333333333">
            <text:p>4,3333333333</text:p>
          </table:table-cell>
          <table:table-cell table:style-name="ce1" table:formula="of:=(INDEX('Rang Precision';[.$U57]*3-2)+INDEX('Rang Precision';[.$U57]*3-1)+INDEX('Rang Precision';[.$U57]*3))/3" office:value-type="float" office:value="1">
            <text:p>1</text:p>
          </table:table-cell>
          <table:table-cell table:style-name="ce1" table:formula="of:=(INDEX('Rang RMSE';[.$U57]*3-2)+INDEX('Rang RMSE';[.$U57]*3-1)+INDEX('Rang RMSE';[.$U57]*3))/3" office:value-type="float" office:value="8">
            <text:p>8</text:p>
          </table:table-cell>
          <table:table-cell table:number-columns-repeated="2"/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31];[.U58]*3)" office:value-type="string" office:string-value="Wavelet FlouroBrancroft">
            <text:p>Wavelet FlouroBrancroft</text:p>
          </table:table-cell>
          <table:table-cell table:style-name="ce1" table:formula="of:=INDEX([.C$2:.C231];[.U58]*3)" office:value-type="float" office:value="2">
            <text:p>2</text:p>
          </table:table-cell>
          <table:table-cell table:formula="of:=(INDEX('Rang Jaccard';[.$U58]*3-2)+INDEX('Rang Jaccard';[.$U58]*3-1)+INDEX('Rang Jaccard';[.$U58]*3))/3" office:value-type="float" office:value="7.33333333333333">
            <text:p>7,3333333333</text:p>
          </table:table-cell>
          <table:table-cell table:style-name="ce1" table:formula="of:=(INDEX('Rang Precision';[.$U58]*3-2)+INDEX('Rang Precision';[.$U58]*3-1)+INDEX('Rang Precision';[.$U58]*3))/3" office:value-type="float" office:value="11">
            <text:p>11</text:p>
          </table:table-cell>
          <table:table-cell table:style-name="ce1" table:formula="of:=(INDEX('Rang RMSE';[.$U58]*3-2)+INDEX('Rang RMSE';[.$U58]*3-1)+INDEX('Rang RMSE';[.$U58]*3))/3" office:value-type="float" office:value="19">
            <text:p>19</text:p>
          </table:table-cell>
          <table:table-cell table:number-columns-repeated="2"/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4.26">
            <text:p>14,2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7.38">
            <text:p>47,3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style-name="ce1" table:formula="of:=INDEX([.A$2:.A232];[.U59]*3)" office:value-type="string" office:string-value="WaveTracer">
            <text:p>WaveTracer</text:p>
          </table:table-cell>
          <table:table-cell table:style-name="ce1" table:formula="of:=INDEX([.C$2:.C232];[.U59]*3)" office:value-type="float" office:value="2">
            <text:p>2</text:p>
          </table:table-cell>
          <table:table-cell table:formula="of:=(INDEX('Rang Jaccard';[.$U59]*3-2)+INDEX('Rang Jaccard';[.$U59]*3-1)+INDEX('Rang Jaccard';[.$U59]*3))/3" office:value-type="float" office:value="8">
            <text:p>8</text:p>
          </table:table-cell>
          <table:table-cell table:style-name="ce1" table:formula="of:=(INDEX('Rang Precision';[.$U59]*3-2)+INDEX('Rang Precision';[.$U59]*3-1)+INDEX('Rang Precision';[.$U59]*3))/3" office:value-type="float" office:value="1">
            <text:p>1</text:p>
          </table:table-cell>
          <table:table-cell table:style-name="ce1" table:formula="of:=(INDEX('Rang RMSE';[.$U59]*3-2)+INDEX('Rang RMSE';[.$U59]*3-1)+INDEX('Rang RMSE';[.$U59]*3))/3" office:value-type="float" office:value="11.6666666666667">
            <text:p>11,6666666667</text:p>
          </table:table-cell>
          <table:table-cell table:number-columns-repeated="2"/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59">
            <text:p>5,5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4">
            <text:p>70,8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style-name="ce1" table:formula="of:=INDEX([.A$2:.A233];[.U60]*3)" office:value-type="float" office:value="0">
            <text:p>0</text:p>
          </table:table-cell>
          <table:table-cell table:number-columns-repeated="6"/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87">
            <text:p>6,8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5.56">
            <text:p>65,5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style-name="ce1" table:formula="of:=INDEX([.A$2:.A234];[.U61]*3)" office:value-type="float" office:value="0">
            <text:p>0</text:p>
          </table:table-cell>
          <table:table-cell table:number-columns-repeated="6"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8.84">
            <text:p>18,84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4.47">
            <text:p>34,4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table:formula="of:=INDEX([.A$2:.A235];[.U62]*3)" office:value-type="float" office:value="0">
            <text:p>0</text:p>
          </table:table-cell>
          <table:table-cell table:number-columns-repeated="6"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74">
            <text:p>9,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3.5">
            <text:p>53,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table:formula="of:=INDEX([.A$2:.A236];[.U63]*3)" office:value-type="float" office:value="0">
            <text:p>0</text:p>
          </table:table-cell>
          <table:table-cell table:number-columns-repeated="6"/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95">
            <text:p>6,95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1.54">
            <text:p>51,5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/>
          <table:table-cell table:style-name="ce1" table:formula="of:=INDEX([.A$2:.A237];[.U64]*3)" office:value-type="float" office:value="0">
            <text:p>0</text:p>
          </table:table-cell>
          <table:table-cell table:number-columns-repeated="6"/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38];[.U65]*3)" office:value-type="float" office:value="0">
            <text:p>0</text:p>
          </table:table-cell>
          <table:table-cell table:number-columns-repeated="6"/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39];[.U66]*3)" office:value-type="float" office:value="0">
            <text:p>0</text:p>
          </table:table-cell>
          <table:table-cell table:number-columns-repeated="6"/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40];[.U67]*3)" office:value-type="float" office:value="0">
            <text:p>0</text:p>
          </table:table-cell>
          <table:table-cell table:number-columns-repeated="6"/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41];[.U68]*3)" office:value-type="float" office:value="0">
            <text:p>0</text:p>
          </table:table-cell>
          <table:table-cell table:number-columns-repeated="6"/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42];[.U69]*3)" office:value-type="float" office:value="0">
            <text:p>0</text:p>
          </table:table-cell>
          <table:table-cell table:number-columns-repeated="6"/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43];[.U70]*3)" office:value-type="float" office:value="0">
            <text:p>0</text:p>
          </table:table-cell>
          <table:table-cell table:number-columns-repeated="6"/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0.44">
            <text:p>40,4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0.13">
            <text:p>40,13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1" table:formula="of:=INDEX([.A$2:.A244];[.U71]*3)" office:value-type="float" office:value="0">
            <text:p>0</text:p>
          </table:table-cell>
          <table:table-cell table:number-columns-repeated="6"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.84">
            <text:p>30,8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3.18">
            <text:p>63,18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1" table:formula="of:=INDEX([.A$2:.A245];[.U72]*3)" office:value-type="float" office:value="0">
            <text:p>0</text:p>
          </table:table-cell>
          <table:table-cell table:number-columns-repeated="6"/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55">
            <text:p>12,5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61.8">
            <text:p>61,8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table:formula="of:=INDEX([.A$2:.A246];[.U73]*3)" office:value-type="float" office:value="0">
            <text:p>0</text:p>
          </table:table-cell>
          <table:table-cell table:number-columns-repeated="6"/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2.78">
            <text:p>32,7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0.03">
            <text:p>50,03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table:style-name="ce1" table:formula="of:=INDEX([.A$2:.A247];[.U74]*3)" office:value-type="float" office:value="0">
            <text:p>0</text:p>
          </table:table-cell>
          <table:table-cell table:number-columns-repeated="6"/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.89">
            <text:p>23,89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74.15">
            <text:p>74,15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style-name="ce1" table:formula="of:=INDEX([.A$2:.A248];[.U75]*3)" office:value-type="float" office:value="0">
            <text:p>0</text:p>
          </table:table-cell>
          <table:table-cell table:number-columns-repeated="6"/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42">
            <text:p>13,42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76.07">
            <text:p>76,07</text:p>
          </table:table-cell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style-name="ce1" table:formula="of:=INDEX([.A$2:.A249];[.U76]*3)" office:value-type="float" office:value="0">
            <text:p>0</text:p>
          </table:table-cell>
          <table:table-cell table:number-columns-repeated="6"/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9.33">
            <text:p>29,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8">
            <text:p>45,8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style-name="ce1" table:formula="of:=INDEX([.A$2:.A250];[.U77]*3)" office:value-type="float" office:value="0">
            <text:p>0</text:p>
          </table:table-cell>
          <table:table-cell table:number-columns-repeated="6"/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.64">
            <text:p>16,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3.69">
            <text:p>63,6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table:formula="of:=INDEX([.A$2:.A251];[.U78]*3)" office:value-type="float" office:value="0">
            <text:p>0</text:p>
          </table:table-cell>
          <table:table-cell table:number-columns-repeated="6"/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75">
            <text:p>8,7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6.59">
            <text:p>56,5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formula="of:=INDEX([.A$2:.A252];[.U79]*3)" office:value-type="float" office:value="0">
            <text:p>0</text:p>
          </table:table-cell>
          <table:table-cell table:number-columns-repeated="6"/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9.93">
            <text:p>49,9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.82">
            <text:p>44,82</text:p>
          </table:table-cell>
          <table:table-cell office:value-type="float" office:value="406">
            <text:p>4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table:formula="of:=INDEX([.A$2:.A253];[.U80]*3)" office:value-type="float" office:value="0">
            <text:p>0</text:p>
          </table:table-cell>
          <table:table-cell table:number-columns-repeated="6"/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.5">
            <text:p>18,5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72.48">
            <text:p>72,48</text:p>
          </table:table-cell>
          <table:table-cell office:value-type="float" office:value="471">
            <text:p>47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1" table:formula="of:=INDEX([.A$2:.A254];[.U81]*3)" office:value-type="float" office:value="0">
            <text:p>0</text:p>
          </table:table-cell>
          <table:table-cell table:number-columns-repeated="6"/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.14">
            <text:p>7,14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08">
            <text:p>54,08</text:p>
          </table:table-cell>
          <table:table-cell office:value-type="float" office:value="861">
            <text:p>86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table:formula="of:=INDEX([.A$2:.A255];[.U82]*3)" office:value-type="float" office:value="0">
            <text:p>0</text:p>
          </table:table-cell>
          <table:table-cell table:number-columns-repeated="6"/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2.95">
            <text:p>32,9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67.37">
            <text:p>67,3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table:style-name="ce1" table:formula="of:=INDEX([.A$2:.A256];[.U83]*3)" office:value-type="float" office:value="0">
            <text:p>0</text:p>
          </table:table-cell>
          <table:table-cell table:number-columns-repeated="6"/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.94">
            <text:p>15,94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80.55">
            <text:p>80,5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style-name="ce1" table:formula="of:=INDEX([.A$2:.A257];[.U84]*3)" office:value-type="float" office:value="0">
            <text:p>0</text:p>
          </table:table-cell>
          <table:table-cell table:number-columns-repeated="6"/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69">
            <text:p>8,6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9.06">
            <text:p>49,0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1" table:formula="of:=INDEX([.A$2:.A258];[.U85]*3)" office:value-type="float" office:value="0">
            <text:p>0</text:p>
          </table:table-cell>
          <table:table-cell table:number-columns-repeated="6"/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na</text:p>
          </table:table-cell>
          <table:table-cell/>
          <table:table-cell table:style-name="ce1" table:formula="of:=INDEX([.A$2:.A259];[.U86]*3)" office:value-type="float" office:value="0">
            <text:p>0</text:p>
          </table:table-cell>
          <table:table-cell table:number-columns-repeated="6"/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0.09">
            <text:p>90,0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.37">
            <text:p>23,37</text:p>
          </table:table-cell>
          <table:table-cell office:value-type="float" office:value="18000">
            <text:p>1800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.87">
            <text:p>53,8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9.65">
            <text:p>49,65</text:p>
          </table:table-cell>
          <table:table-cell office:value-type="float" office:value="15000">
            <text:p>1500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8"/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.26">
            <text:p>36,26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64.93">
            <text:p>64,93</text:p>
          </table:table-cell>
          <table:table-cell office:value-type="float" office:value="50000">
            <text:p>50000</text:p>
          </table:table-cell>
          <table:table-cell office:value-type="float" office:value="9">
            <text:p>9</text:p>
          </table:table-cell>
          <table:table-cell table:number-columns-repeated="2" office:value-type="float" office:value="21">
            <text:p>21</text:p>
          </table:table-cell>
          <table:table-cell table:number-columns-repeated="8"/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.22">
            <text:p>24,22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41.57">
            <text:p>41,5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8"/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.4">
            <text:p>50,4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28.93">
            <text:p>28,93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8"/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.28">
            <text:p>60,2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48.18">
            <text:p>48,18</text:p>
          </table:table-cell>
          <table:table-cell office:value-type="float" office:value="306">
            <text:p>30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77">
            <text:p>47,77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54.72">
            <text:p>54,72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8"/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8">
            <text:p>72,28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8.66">
            <text:p>28,66</text:p>
          </table:table-cell>
          <table:table-cell office:value-type="float" office:value="39.45">
            <text:p>39,45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.79">
            <text:p>41,79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34.62">
            <text:p>34,62</text:p>
          </table:table-cell>
          <table:table-cell office:value-type="float" office:value="56.13">
            <text:p>56,1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16">
            <text:p>29,16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41.19">
            <text:p>41,19</text:p>
          </table:table-cell>
          <table:table-cell office:value-type="float" office:value="29.33">
            <text:p>29,3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77">
            <text:p>79,77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60.23">
            <text:p>60,23</text:p>
          </table:table-cell>
          <table:table-cell office:value-type="float" office:value="257">
            <text:p>25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1.67">
            <text:p>51,67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67.32">
            <text:p>67,32</text:p>
          </table:table-cell>
          <table:table-cell office:value-type="float" office:value="267">
            <text:p>26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8"/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09">
            <text:p>30,09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63.13">
            <text:p>63,13</text:p>
          </table:table-cell>
          <table:table-cell office:value-type="float" office:value="222">
            <text:p>22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8"/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98">
            <text:p>79,98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31.07">
            <text:p>31,07</text:p>
          </table:table-cell>
          <table:table-cell office:value-type="float" office:value="40.1">
            <text:p>40,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2">
            <text:p>61,42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43.43">
            <text:p>43,43</text:p>
          </table:table-cell>
          <table:table-cell office:value-type="float" office:value="61.7">
            <text:p>61,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0.91">
            <text:p>40,91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52.44">
            <text:p>52,44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33">
            <text:p>79,33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28.94">
            <text:p>28,94</text:p>
          </table:table-cell>
          <table:table-cell office:value-type="float" office:value="2.2">
            <text:p>2,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8"/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.57">
            <text:p>47,57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55.49">
            <text:p>55,49</text:p>
          </table:table-cell>
          <table:table-cell office:value-type="float" office:value="2.3">
            <text:p>2,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8"/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.08">
            <text:p>28,08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53.54">
            <text:p>53,54</text:p>
          </table:table-cell>
          <table:table-cell office:value-type="float" office:value="3.5">
            <text:p>3,5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8"/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31">
            <text:p>76,3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32.43">
            <text:p>32,43</text:p>
          </table:table-cell>
          <table:table-cell office:value-type="float" office:value="237">
            <text:p>23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8"/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1">
            <text:p>52,41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6.48">
            <text:p>36,48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79">
            <text:p>32,79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2.24">
            <text:p>52,24</text:p>
          </table:table-cell>
          <table:table-cell office:value-type="float" office:value="295">
            <text:p>29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7">
            <text:p>72,2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4.32">
            <text:p>24,32</text:p>
          </table:table-cell>
          <table:table-cell office:value-type="float" office:value="21.2">
            <text:p>21,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5">
            <text:p>52,4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1.86">
            <text:p>31,86</text:p>
          </table:table-cell>
          <table:table-cell office:value-type="float" office:value="15.2">
            <text:p>15,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.29">
            <text:p>38,2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5.9">
            <text:p>45,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na</text:p>
          </table:table-cell>
          <table:table-cell table:number-columns-repeated="8"/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.37">
            <text:p>78,3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28.44">
            <text:p>28,44</text:p>
          </table:table-cell>
          <table:table-cell office:value-type="float" office:value="24.7">
            <text:p>24,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6.19">
            <text:p>56,19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33.32">
            <text:p>33,32</text:p>
          </table:table-cell>
          <table:table-cell office:value-type="float" office:value="36.1">
            <text:p>36,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06">
            <text:p>31,0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37.77">
            <text:p>37,77</text:p>
          </table:table-cell>
          <table:table-cell office:value-type="float" office:value="44.6">
            <text:p>44,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45">
            <text:p>71,4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0.42">
            <text:p>30,42</text:p>
          </table:table-cell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.59">
            <text:p>23,59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1.91">
            <text:p>51,91</text:p>
          </table:table-cell>
          <table:table-cell office:value-type="float" office:value="61">
            <text:p>61</text:p>
          </table:table-cell>
          <table:table-cell table:number-columns-repeated="2"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74.32">
            <text:p>74,32</text:p>
          </table:table-cell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29">
            <text:p>88,2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3.01">
            <text:p>23,01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67">
            <text:p>52,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31.62">
            <text:p>31,62</text:p>
          </table:table-cell>
          <table:table-cell office:value-type="float" office:value="113">
            <text:p>1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9.01">
            <text:p>39,0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46.85">
            <text:p>46,85</text:p>
          </table:table-cell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23">
            <text:p>71,2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7.6">
            <text:p>17,6</text:p>
          </table:table-cell>
          <table:table-cell office:value-type="float" office:value="294">
            <text:p>294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8.21">
            <text:p>58,21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36.75">
            <text:p>36,75</text:p>
          </table:table-cell>
          <table:table-cell office:value-type="float" office:value="743">
            <text:p>74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.85">
            <text:p>19,85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64.04">
            <text:p>64,04</text:p>
          </table:table-cell>
          <table:table-cell office:value-type="float" office:value="293">
            <text:p>293</text:p>
          </table:table-cell>
          <table:table-cell table:number-columns-repeated="2"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81">
            <text:p>76,8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29.54">
            <text:p>29,54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.85">
            <text:p>36,8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35.1">
            <text:p>35,1</text:p>
          </table:table-cell>
          <table:table-cell office:value-type="string">
            <text:p>na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83">
            <text:p>31,8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0.74">
            <text:p>40,74</text:p>
          </table:table-cell>
          <table:table-cell office:value-type="string">
            <text:p>na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.86">
            <text:p>60,86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35.17">
            <text:p>35,1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.83">
            <text:p>37,8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9.9">
            <text:p>49,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.75">
            <text:p>26,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1.96">
            <text:p>61,96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.2">
            <text:p>69,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9.99">
            <text:p>19,99</text:p>
          </table:table-cell>
          <table:table-cell office:value-type="float" office:value="86">
            <text:p>8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.92">
            <text:p>46,9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31.38">
            <text:p>31,38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.74">
            <text:p>25,7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.97">
            <text:p>37,97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5.73">
            <text:p>75,73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23.87">
            <text:p>23,8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.18">
            <text:p>55,18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38.84">
            <text:p>38,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66.15">
            <text:p>66,15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.34">
            <text:p>87,34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26.54">
            <text:p>26,5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81">
            <text:p>69,81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46.48">
            <text:p>46,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9"/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.84">
            <text:p>48,84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55.9">
            <text:p>55,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12">
            <text:p>86,1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6.32">
            <text:p>26,32</text:p>
          </table:table-cell>
          <table:table-cell office:value-type="float" office:value="316">
            <text:p>3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64">
            <text:p>69,6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7.43">
            <text:p>37,43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48">
            <text:p>47,48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54.2">
            <text:p>54,2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1.94">
            <text:p>81,94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33.03">
            <text:p>33,03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3.55">
            <text:p>63,55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40.07">
            <text:p>40,07</text:p>
          </table:table-cell>
          <table:table-cell office:value-type="float" office:value="590">
            <text:p>59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.93">
            <text:p>42,9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58.58">
            <text:p>58,58</text:p>
          </table:table-cell>
          <table:table-cell office:value-type="float" office:value="482">
            <text:p>48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9"/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51">
            <text:p>86,5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26.4">
            <text:p>26,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7">
            <text:p>61,4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34.27">
            <text:p>34,27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73">
            <text:p>29,73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48.95">
            <text:p>48,95</text:p>
          </table:table-cell>
          <table:table-cell office:value-type="float" office:value="286">
            <text:p>286</text:p>
          </table:table-cell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4.92">
            <text:p>84,9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8.65">
            <text:p>28,65</text:p>
          </table:table-cell>
          <table:table-cell office:value-type="string">
            <text:p>n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4.78">
            <text:p>74,7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2.88">
            <text:p>32,88</text:p>
          </table:table-cell>
          <table:table-cell office:value-type="string">
            <text:p>na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.75">
            <text:p>45,7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51.78">
            <text:p>51,78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69">
            <text:p>88,6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48.01">
            <text:p>48,01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.28">
            <text:p>66,28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64.7">
            <text:p>64,7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64">
            <text:p>30,6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74">
            <text:p>86,7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32.08">
            <text:p>32,08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9.42">
            <text:p>59,4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38.05">
            <text:p>38,05</text:p>
          </table:table-cell>
          <table:table-cell office:value-type="string">
            <text:p>na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3.57">
            <text:p>33,5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41.64">
            <text:p>41,64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"/>
        </table:table-row>
      </table:table>
      <table:table table:name="Tabelle6" table:style-name="ta1">
        <table:shapes>
          <draw:frame draw:z-index="0" draw:style-name="gr1" svg:width="15.999cm" svg:height="8.999cm" svg:x="91.855cm" svg:y="0cm">
            <draw:object draw:notify-on-update-of-ranges="Tabelle6.AK18:Tabelle6.AK30 Tabelle6.AL18:Tabelle6.AL30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svg:width="15.999cm" svg:height="8.999cm" svg:x="90.486cm" svg:y="10.948cm">
            <draw:object draw:notify-on-update-of-ranges="Tabelle6.AB2:Tabelle6.AB16 Tabelle6.AD2:Tabelle6.AD1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svg:width="15.999cm" svg:height="8.999cm" svg:x="90.115cm" svg:y="21.621cm">
            <draw:object draw:notify-on-update-of-ranges="Tabelle6.AB31:Tabelle6.AB59 Tabelle6.AD31:Tabelle6.AD53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office:value-type="string">
            <text:p>meanJaccard</text:p>
          </table:table-cell>
          <table:table-cell table:style-name="Default" office:value-type="string">
            <text:p>meanPrecision</text:p>
          </table:table-cell>
          <table:table-cell table:style-name="Default" office:value-type="string">
            <text:p>meanRMSE</text:p>
          </table:table-cell>
          <table:table-cell table:number-columns-repeated="2"/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office:value-type="string">
            <text:p>meanJaccard</text:p>
          </table:table-cell>
          <table:table-cell table:style-name="Default" office:value-type="string">
            <text:p>meanPrecision</text:p>
          </table:table-cell>
          <table:table-cell office:value-type="string">
            <text:p>meanRMSE</text:p>
          </table:table-cell>
          <table:table-cell table:style-name="Default" table:number-columns-repeated="2"/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office:value-type="string">
            <text:p>meanJaccard</text:p>
          </table:table-cell>
          <table:table-cell table:style-name="Default" office:value-type="string">
            <text:p>meanPrecision</text:p>
          </table:table-cell>
          <table:table-cell office:value-type="string">
            <text:p>meanRMSE</text:p>
          </table:table-cell>
          <table:table-cell table:number-columns-repeated="2"/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table:style-name="Default" office:value-type="string">
            <text:p>totalRank</text:p>
          </table:table-cell>
          <table:table-cell office:value-type="string">
            <text:p>Rank Total Rank</text:p>
          </table:table-cell>
          <table:table-cell table:number-columns-repeated="2"/>
          <table:table-cell table:style-name="Default" office:value-type="string">
            <text:p>Nameslast</text:p>
          </table:table-cell>
          <table:table-cell table:style-name="Default" office:value-type="string">
            <text:p>HSLS2</text:p>
          </table:table-cell>
          <table:table-cell table:style-name="Default" office:value-type="string">
            <text:p>totalRank</text:p>
          </table:table-cell>
          <table:table-cell office:value-type="string">
            <text:p>Total Rank Total Rank (alle Ränge gemittelt)</text:p>
          </table:table-cell>
          <table:table-cell/>
          <table:table-cell office:value-type="string">
            <text:p>names</text:p>
          </table:table-cell>
          <table:table-cell table:number-columns-repeated="6"/>
        </table:table-row>
        <table:table-row table:style-name="ro1"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style-name="Default" table:number-columns-repeated="2"/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" table:formula="of:=INDEX([.AB$2:.AB175];[.AI2]*2)" office:value-type="string" office:string-value="FALCON">
            <text:p>FALCON</text:p>
          </table:table-cell>
          <table:table-cell table:formula="of:=(INDEX('totalRank';[.$AI2]*2-1)+INDEX('totalRank';[.$AI2]*2))/2" office:value-type="float" office:value="4.05555555555556">
            <text:p>4,0555555556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ClearPALM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style-name="Default" table:number-columns-repeated="2"/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4.11111111111111">
            <text:p>4,1111111111</text:p>
          </table:table-cell>
          <table:table-cell office:value-type="float" office:value="2">
            <text:p>2</text:p>
          </table:table-cell>
          <table:table-cell/>
          <table:table-cell table:style-name="ce1" table:formula="of:=INDEX([.AB$2:.AB176];[.AI3]*2)" office:value-type="string" office:string-value="SOSplugin">
            <text:p>SOSplugin</text:p>
          </table:table-cell>
          <table:table-cell table:formula="of:=(INDEX('totalRank';[.$AI3]*2-1)+INDEX('totalRank';[.$AI3]*2))/2" office:value-type="float" office:value="5.11111111111111">
            <text:p>5,1111111111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CSSTORM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style-name="Default" table:number-columns-repeated="2"/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,6666666667</text:p>
          </table:table-cell>
          <table:table-cell office:value-type="float" office:value="3">
            <text:p>3</text:p>
          </table:table-cell>
          <table:table-cell/>
          <table:table-cell table:style-name="ce1" table:formula="of:=INDEX([.AB$2:.AB177];[.AI4]*2)" office:value-type="string" office:string-value="RadialSymmetry">
            <text:p>RadialSymmetry</text:p>
          </table:table-cell>
          <table:table-cell table:formula="of:=(INDEX('totalRank';[.$AI4]*2-1)+INDEX('totalRank';[.$AI4]*2))/2" office:value-type="float" office:value="6.5">
            <text:p>6,5</text:p>
          </table:table-cell>
          <table:table-cell office:value-type="float" office:value="3">
            <text:p>3</text:p>
          </table:table-cell>
          <table:table-cell/>
          <table:table-cell table:style-name="ce1" office:value-type="string">
            <text:p>DAOSTORM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style-name="Default" table:number-columns-repeated="2"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5.55555555555555">
            <text:p>5,5555555556</text:p>
          </table:table-cell>
          <table:table-cell office:value-type="float" office:value="4">
            <text:p>4</text:p>
          </table:table-cell>
          <table:table-cell/>
          <table:table-cell table:style-name="ce1" table:formula="of:=INDEX([.AB$2:.AB178];[.AI5]*2)" office:value-type="string" office:string-value="B/Recs">
            <text:p>B/Recs</text:p>
          </table:table-cell>
          <table:table-cell table:formula="of:=(INDEX('totalRank';[.$AI5]*2-1)+INDEX('totalRank';[.$AI5]*2))/2" office:value-type="float" office:value="7.5">
            <text:p>7,5</text:p>
          </table:table-cell>
          <table:table-cell office:value-type="float" office:value="4">
            <text:p>4</text:p>
          </table:table-cell>
          <table:table-cell/>
          <table:table-cell table:style-name="ce1" office:value-type="string">
            <text:p>FACEPALM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6.11111111111111">
            <text:p>6,1111111111</text:p>
          </table:table-cell>
          <table:table-cell office:value-type="float" office:value="5">
            <text:p>5</text:p>
          </table:table-cell>
          <table:table-cell/>
          <table:table-cell table:style-name="ce1" table:formula="of:=INDEX([.AB$2:.AB179];[.AI6]*2)" office:value-type="string" office:string-value="Wavelet FlouroBrancroft">
            <text:p>Wavelet FlouroBrancroft</text:p>
          </table:table-cell>
          <table:table-cell table:formula="of:=(INDEX('totalRank';[.$AI6]*2-1)+INDEX('totalRank';[.$AI6]*2))/2" office:value-type="float" office:value="7.88888888888889">
            <text:p>7,8888888889</text:p>
          </table:table-cell>
          <table:table-cell office:value-type="float" office:value="5">
            <text:p>5</text:p>
          </table:table-cell>
          <table:table-cell/>
          <table:table-cell table:style-name="ce1" office:value-type="string">
            <text:p>FALCON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6.88888888888889">
            <text:p>6,8888888889</text:p>
          </table:table-cell>
          <table:table-cell office:value-type="float" office:value="6">
            <text:p>6</text:p>
          </table:table-cell>
          <table:table-cell/>
          <table:table-cell table:style-name="ce1" table:formula="of:=INDEX([.AB$2:.AB180];[.AI7]*2)" office:value-type="string" office:string-value="PeakFit">
            <text:p>PeakFit</text:p>
          </table:table-cell>
          <table:table-cell table:formula="of:=(INDEX('totalRank';[.$AI7]*2-1)+INDEX('totalRank';[.$AI7]*2))/2" office:value-type="float" office:value="8.05555555555556">
            <text:p>8,0555555556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Gauss2ddcirc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7.33333333333333">
            <text:p>7,3333333333</text:p>
          </table:table-cell>
          <table:table-cell office:value-type="float" office:value="7">
            <text:p>7</text:p>
          </table:table-cell>
          <table:table-cell/>
          <table:table-cell table:style-name="ce1" table:formula="of:=INDEX([.AB$2:.AB181];[.AI8]*2)" office:value-type="string" office:string-value="Fast-ML-HD">
            <text:p>Fast-ML-HD</text:p>
          </table:table-cell>
          <table:table-cell table:formula="of:=(INDEX('totalRank';[.$AI8]*2-1)+INDEX('totalRank';[.$AI8]*2))/2" office:value-type="float" office:value="8.61111111111111">
            <text:p>8,6111111111</text:p>
          </table:table-cell>
          <table:table-cell office:value-type="float" office:value="7">
            <text:p>7</text:p>
          </table:table-cell>
          <table:table-cell/>
          <table:table-cell table:style-name="ce1" office:value-type="string">
            <text:p>GPUgaussMLE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/>
          <table:table-cell table:style-name="ce1" table:formula="of:=INDEX([.AB$2:.AB182];[.AI9]*2)" office:value-type="string" office:string-value="ClearPALM">
            <text:p>ClearPALM</text:p>
          </table:table-cell>
          <table:table-cell table:formula="of:=(INDEX('totalRank';[.$AI9]*2-1)+INDEX('totalRank';[.$AI9]*2))/2" office:value-type="float" office:value="0">
            <text:p>#WERT!</text:p>
          </table:table-cell>
          <table:table-cell office:value-type="float" office:value="8">
            <text:p>8</text:p>
          </table:table-cell>
          <table:table-cell/>
          <table:table-cell table:style-name="ce1" office:value-type="string">
            <text:p>GraspJ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7.88888888888889">
            <text:p>7,8888888889</text:p>
          </table:table-cell>
          <table:table-cell office:value-type="float" office:value="9">
            <text:p>9</text:p>
          </table:table-cell>
          <table:table-cell/>
          <table:table-cell table:style-name="ce1" table:formula="of:=INDEX([.AB$2:.AB183];[.AI10]*2)" office:value-type="string" office:string-value="FACEPALM">
            <text:p>FACEPALM</text:p>
          </table:table-cell>
          <table:table-cell table:formula="of:=(INDEX('totalRank';[.$AI10]*2-1)+INDEX('totalRank';[.$AI10]*2))/2" office:value-type="float" office:value="0">
            <text:p>#WERT!</text:p>
          </table:table-cell>
          <table:table-cell office:value-type="float" office:value="9">
            <text:p>9</text:p>
          </table:table-cell>
          <table:table-cell/>
          <table:table-cell table:style-name="ce1" office:value-type="string">
            <text:p>InSight3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7.88888888888889">
            <text:p>7,8888888889</text:p>
          </table:table-cell>
          <table:table-cell office:value-type="float" office:value="9">
            <text:p>9</text:p>
          </table:table-cell>
          <table:table-cell/>
          <table:table-cell table:style-name="ce1" table:formula="of:=INDEX([.AB$2:.AB184];[.AI11]*2)" office:value-type="string" office:string-value="GPUgaussMLE">
            <text:p>GPUgaussMLE</text:p>
          </table:table-cell>
          <table:table-cell table:formula="of:=(INDEX('totalRank';[.$AI11]*2-1)+INDEX('totalRank';[.$AI11]*2))/2" office:value-type="float" office:value="0">
            <text:p>#WERT!</text:p>
          </table:table-cell>
          <table:table-cell office:value-type="float" office:value="10">
            <text:p>10</text:p>
          </table:table-cell>
          <table:table-cell/>
          <table:table-cell table:style-name="ce1" office:value-type="string">
            <text:p>LivePALM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style-name="ce1" table:formula="of:=INDEX([.AB$2:.AB185];[.AI12]*2)" office:value-type="string" office:string-value="InSight3">
            <text:p>InSight3</text:p>
          </table:table-cell>
          <table:table-cell table:formula="of:=(INDEX('totalRank';[.$AI12]*2-1)+INDEX('totalRank';[.$AI12]*2))/2" office:value-type="float" office:value="0">
            <text:p>#WERT!</text:p>
          </table:table-cell>
          <table:table-cell office:value-type="float" office:value="11">
            <text:p>11</text:p>
          </table:table-cell>
          <table:table-cell/>
          <table:table-cell table:style-name="ce1" office:value-type="string">
            <text:p>M2LE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8.11111111111111">
            <text:p>8,1111111111</text:p>
          </table:table-cell>
          <table:table-cell office:value-type="float" office:value="12">
            <text:p>12</text:p>
          </table:table-cell>
          <table:table-cell/>
          <table:table-cell table:style-name="ce1" table:formula="of:=INDEX([.AB$2:.AB186];[.AI13]*2)" office:value-type="string" office:string-value="M2LE">
            <text:p>M2LE</text:p>
          </table:table-cell>
          <table:table-cell table:formula="of:=(INDEX('totalRank';[.$AI13]*2-1)+INDEX('totalRank';[.$AI13]*2))/2" office:value-type="float" office:value="0">
            <text:p>#WERT!</text:p>
          </table:table-cell>
          <table:table-cell office:value-type="float" office:value="12">
            <text:p>12</text:p>
          </table:table-cell>
          <table:table-cell/>
          <table:table-cell table:style-name="ce1" office:value-type="string">
            <text:p>MicroManager LM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8.22222222222222">
            <text:p>8,2222222222</text:p>
          </table:table-cell>
          <table:table-cell office:value-type="float" office:value="13">
            <text:p>13</text:p>
          </table:table-cell>
          <table:table-cell/>
          <table:table-cell table:style-name="ce1" table:formula="of:=INDEX([.AB$2:.AB187];[.AI14]*2)" office:value-type="string" office:string-value="PYME">
            <text:p>PYME</text:p>
          </table:table-cell>
          <table:table-cell table:formula="of:=(INDEX('totalRank';[.$AI14]*2-1)+INDEX('totalRank';[.$AI14]*2))/2" office:value-type="float" office:value="0">
            <text:p>#WERT!</text:p>
          </table:table-cell>
          <table:table-cell office:value-type="float" office:value="13">
            <text:p>13</text:p>
          </table:table-cell>
          <table:table-cell/>
          <table:table-cell table:style-name="ce1" office:value-type="string">
            <text:p>PYME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Fast-ML-H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table:style-name="ce1" table:formula="of:=INDEX([.AB$2:.AB188];[.AI15]*2)" office:value-type="string" office:string-value="SimplePalm">
            <text:p>SimplePalm</text:p>
          </table:table-cell>
          <table:table-cell table:formula="of:=(INDEX('totalRank';[.$AI15]*2-1)+INDEX('totalRank';[.$AI15]*2))/2" office:value-type="float" office:value="0">
            <text:p>#WERT!</text:p>
          </table:table-cell>
          <table:table-cell office:value-type="float" office:value="14">
            <text:p>14</text:p>
          </table:table-cell>
          <table:table-cell/>
          <table:table-cell table:style-name="ce1" office:value-type="string">
            <text:p>RapidStorm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Fast-ML-HD</text:p>
          </table:table-cell>
          <table:table-cell table:number-columns-repeated="2" office:value-type="float" office:value="1">
            <text:p>1</text:p>
          </table:table-cell>
          <table:table-cell office:value-type="float" office:value="12.6666666666667">
            <text:p>12,6666666667</text:p>
          </table:table-cell>
          <table:table-cell office:value-type="float" office:value="13.3333333333333">
            <text:p>13,3333333333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3.33333333333333">
            <text:p>3,33333333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0.3333333333333">
            <text:p>10,3333333333</text:p>
          </table:table-cell>
          <table:table-cell office:value-type="float" office:value="15">
            <text:p>15</text:p>
          </table:table-cell>
          <table:table-cell/>
          <table:table-cell table:style-name="ce1" table:formula="of:=INDEX([.AB$2:.AB189];[.AI16]*2)" office:value-type="string" office:string-value="ThunderSTORM">
            <text:p>ThunderSTORM</text:p>
          </table:table-cell>
          <table:table-cell table:formula="of:=(INDEX('totalRank';[.$AI16]*2-1)+INDEX('totalRank';[.$AI16]*2))/2" office:value-type="float" office:value="0">
            <text:p>#WERT!</text:p>
          </table:table-cell>
          <table:table-cell office:value-type="float" office:value="15">
            <text:p>15</text:p>
          </table:table-cell>
          <table:table-cell/>
          <table:table-cell table:style-name="ce1" office:value-type="string">
            <text:p>SimplePalm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66666666666667">
            <text:p>9,666666666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.66666666666667">
            <text:p>5,666666666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4.11111111111111">
            <text:p>4,111111111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0];[.AI17]*2)" office:value-type="string" office:string-value="SOSplugin">
            <text:p>SOSplugin</text:p>
          </table:table-cell>
          <table:table-cell table:formula="of:=(INDEX('totalRank';[.$AI17]*2-1)+INDEX('totalRank';[.$AI17]*2))/2" office:value-type="float" office:value="6.72222222222222">
            <text:p>6,7222222222</text:p>
          </table:table-cell>
          <table:table-cell office:value-type="float" office:value="16">
            <text:p>16</text:p>
          </table:table-cell>
          <table:table-cell/>
          <table:table-cell table:style-name="ce1" office:value-type="string">
            <text:p>WaveTracer</text:p>
          </table:table-cell>
          <table:table-cell office:value-type="string">
            <text:p>#WERT!</text:p>
          </table:table-cell>
          <table:table-cell/>
        </table:table-row>
        <table:table-row table:style-name="ro1"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3.33333333333333">
            <text:p>3,33333333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.66666666666667">
            <text:p>4,6666666667</text:p>
          </table:table-cell>
          <table:table-cell office:value-type="float" office:value="4.33333333333333">
            <text:p>4,3333333333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,666666666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1];[.AI18]*2)" office:value-type="string" office:string-value="MicroManager LM">
            <text:p>MicroManager LM</text:p>
          </table:table-cell>
          <table:table-cell table:formula="of:=(INDEX('totalRank';[.$AI18]*2-1)+INDEX('totalRank';[.$AI18]*2))/2" office:value-type="float" office:value="7.05555555555556">
            <text:p>7,0555555556</text:p>
          </table:table-cell>
          <table:table-cell office:value-type="float" office:value="17">
            <text:p>17</text:p>
          </table:table-cell>
          <table:table-cell/>
          <table:table-cell table:style-name="ce1" office:value-type="string">
            <text:p>ThunderSTORM</text:p>
          </table:table-cell>
          <table:table-cell office:value-type="float" office:value="5.27777777777778">
            <text:p>5,27777777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,6666666667</text:p>
          </table:table-cell>
          <table:table-cell office:value-type="float" office:value="7.66666666666667">
            <text:p>7,6666666667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office:value-type="float" office:value="4.33333333333333">
            <text:p>4,3333333333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office:value-type="float" office:value="4.33333333333333">
            <text:p>4,3333333333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5.55555555555555">
            <text:p>5,555555555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2];[.AI19]*2)" office:value-type="string" office:string-value="RadialSymmetry">
            <text:p>RadialSymmetry</text:p>
          </table:table-cell>
          <table:table-cell table:formula="of:=(INDEX('totalRank';[.$AI19]*2-1)+INDEX('totalRank';[.$AI19]*2))/2" office:value-type="float" office:value="7.72222222222223">
            <text:p>7,7222222222</text:p>
          </table:table-cell>
          <table:table-cell office:value-type="float" office:value="18">
            <text:p>18</text:p>
          </table:table-cell>
          <table:table-cell/>
          <table:table-cell table:style-name="ce1" office:value-type="string">
            <text:p>SimpleStorm</text:p>
          </table:table-cell>
          <table:table-cell office:value-type="float" office:value="5.83333333333333">
            <text:p>5,83333333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,6666666667</text:p>
          </table:table-cell>
          <table:table-cell office:value-type="float" office:value="8.33333333333333">
            <text:p>8,3333333333</text:p>
          </table:table-cell>
          <table:table-cell office:value-type="float" office:value="11.3333333333333">
            <text:p>11,3333333333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9.66666666666667">
            <text:p>9,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9.66666666666667">
            <text:p>9,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6.11111111111111">
            <text:p>6,111111111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3];[.AI20]*2)" office:value-type="string" office:string-value="SimplePalm">
            <text:p>SimplePalm</text:p>
          </table:table-cell>
          <table:table-cell table:formula="of:=(INDEX('totalRank';[.$AI20]*2-1)+INDEX('totalRank';[.$AI20]*2))/2" office:value-type="float" office:value="8.88888888888889">
            <text:p>8,8888888889</text:p>
          </table:table-cell>
          <table:table-cell office:value-type="float" office:value="19">
            <text:p>19</text:p>
          </table:table-cell>
          <table:table-cell/>
          <table:table-cell table:style-name="ce1" office:value-type="string">
            <text:p>SOSplugin</text:p>
          </table:table-cell>
          <table:table-cell office:value-type="float" office:value="6.22222222222222">
            <text:p>6,22222222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office:value-type="float" office:value="4.33333333333333">
            <text:p>4,3333333333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.66666666666667">
            <text:p>3,6666666667</text:p>
          </table:table-cell>
          <table:table-cell office:value-type="float" office:value="6.66666666666667">
            <text:p>6,6666666667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.66666666666667">
            <text:p>3,6666666667</text:p>
          </table:table-cell>
          <table:table-cell office:value-type="float" office:value="6.66666666666667">
            <text:p>6,6666666667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6.88888888888889">
            <text:p>6,888888888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4];[.AI21]*2)" office:value-type="string" office:string-value="InSight3">
            <text:p>InSight3</text:p>
          </table:table-cell>
          <table:table-cell table:formula="of:=(INDEX('totalRank';[.$AI21]*2-1)+INDEX('totalRank';[.$AI21]*2))/2" office:value-type="float" office:value="10.3333333333334">
            <text:p>10,3333333333</text:p>
          </table:table-cell>
          <table:table-cell office:value-type="float" office:value="20">
            <text:p>20</text:p>
          </table:table-cell>
          <table:table-cell/>
          <table:table-cell table:style-name="ce1" office:value-type="string">
            <text:p>RadialSymmetry</text:p>
          </table:table-cell>
          <table:table-cell office:value-type="float" office:value="7.33333333333333">
            <text:p>7,33333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7.33333333333333">
            <text:p>7,3333333333</text:p>
          </table:table-cell>
          <table:table-cell office:value-type="float" office:value="6.66666666666667">
            <text:p>6,6666666667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9.66666666666667">
            <text:p>9,6666666667</text:p>
          </table:table-cell>
          <table:table-cell office:value-type="float" office:value="3.66666666666667">
            <text:p>3,6666666667</text:p>
          </table:table-cell>
          <table:table-cell office:value-type="float" office:value="10.3333333333333">
            <text:p>10,3333333333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3.33333333333333">
            <text:p>3,33333333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7.33333333333333">
            <text:p>7,333333333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5];[.AI22]*2)" office:value-type="string" office:string-value="GPUgaussMLE">
            <text:p>GPUgaussMLE</text:p>
          </table:table-cell>
          <table:table-cell table:formula="of:=(INDEX('totalRank';[.$AI22]*2-1)+INDEX('totalRank';[.$AI22]*2))/2" office:value-type="float" office:value="11.5">
            <text:p>11,5</text:p>
          </table:table-cell>
          <table:table-cell office:value-type="float" office:value="21">
            <text:p>21</text:p>
          </table:table-cell>
          <table:table-cell/>
          <table:table-cell table:style-name="ce1" office:value-type="string">
            <text:p>PeakFit</text:p>
          </table:table-cell>
          <table:table-cell office:value-type="float" office:value="8.05555555555556">
            <text:p>8,05555555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.66666666666667">
            <text:p>3,6666666667</text:p>
          </table:table-cell>
          <table:table-cell office:value-type="float" office:value="6.66666666666667">
            <text:p>6,6666666667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.66666666666667">
            <text:p>4,6666666667</text:p>
          </table:table-cell>
          <table:table-cell office:value-type="float" office:value="4.33333333333333">
            <text:p>4,3333333333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6];[.AI23]*2)" office:value-type="string" office:string-value="FPGA Estimator">
            <text:p>FPGA Estimator</text:p>
          </table:table-cell>
          <table:table-cell table:formula="of:=(INDEX('totalRank';[.$AI23]*2-1)+INDEX('totalRank';[.$AI23]*2))/2" office:value-type="float" office:value="12.6111111111111">
            <text:p>12,6111111111</text:p>
          </table:table-cell>
          <table:table-cell office:value-type="float" office:value="22">
            <text:p>22</text:p>
          </table:table-cell>
          <table:table-cell/>
          <table:table-cell table:style-name="ce1" office:value-type="string">
            <text:p>SNSMIL</text:p>
          </table:table-cell>
          <table:table-cell office:value-type="float" office:value="9.77777777777778">
            <text:p>9,777777777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9.66666666666667">
            <text:p>9,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.66666666666667">
            <text:p>5,666666666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.66666666666667">
            <text:p>9,6666666667</text:p>
          </table:table-cell>
          <table:table-cell office:value-type="float" office:value="9.33333333333333">
            <text:p>9,3333333333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7.88888888888889">
            <text:p>7,8888888889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7];[.AI24]*2)" office:value-type="string" office:string-value="QuickPalm">
            <text:p>QuickPalm</text:p>
          </table:table-cell>
          <table:table-cell table:formula="of:=(INDEX('totalRank';[.$AI24]*2-1)+INDEX('totalRank';[.$AI24]*2))/2" office:value-type="float" office:value="13.6111111111111">
            <text:p>13,6111111111</text:p>
          </table:table-cell>
          <table:table-cell office:value-type="float" office:value="23">
            <text:p>23</text:p>
          </table:table-cell>
          <table:table-cell/>
          <table:table-cell table:style-name="ce1" office:value-type="string">
            <text:p>FPGA Estimator</text:p>
          </table:table-cell>
          <table:table-cell office:value-type="float" office:value="10.0555555555556">
            <text:p>10,055555555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9.66666666666667">
            <text:p>9,6666666667</text:p>
          </table:table-cell>
          <table:table-cell office:value-type="float" office:value="3.66666666666667">
            <text:p>3,6666666667</text:p>
          </table:table-cell>
          <table:table-cell office:value-type="float" office:value="10.3333333333333">
            <text:p>10,3333333333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7.33333333333333">
            <text:p>7,3333333333</text:p>
          </table:table-cell>
          <table:table-cell office:value-type="float" office:value="6.66666666666667">
            <text:p>6,6666666667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9.66666666666667">
            <text:p>9,6666666667</text:p>
          </table:table-cell>
          <table:table-cell office:value-type="float" office:value="3.66666666666667">
            <text:p>3,6666666667</text:p>
          </table:table-cell>
          <table:table-cell office:value-type="float" office:value="10.3333333333333">
            <text:p>10,3333333333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7.88888888888889">
            <text:p>7,8888888889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8];[.AI25]*2)" office:value-type="string" office:string-value="Fast-ML-HD">
            <text:p>Fast-ML-HD</text:p>
          </table:table-cell>
          <table:table-cell table:formula="of:=(INDEX('totalRank';[.$AI25]*2-1)+INDEX('totalRank';[.$AI25]*2))/2" office:value-type="float" office:value="15.0555555555556">
            <text:p>15,0555555556</text:p>
          </table:table-cell>
          <table:table-cell office:value-type="float" office:value="24">
            <text:p>24</text:p>
          </table:table-cell>
          <table:table-cell/>
          <table:table-cell table:style-name="ce1" office:value-type="string">
            <text:p>Wavelet FlouroBrancroft</text:p>
          </table:table-cell>
          <table:table-cell office:value-type="float" office:value="10.1666666666667">
            <text:p>10,166666666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,6666666667</text:p>
          </table:table-cell>
          <table:table-cell office:value-type="float" office:value="7.66666666666667">
            <text:p>7,6666666667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,6666666667</text:p>
          </table:table-cell>
          <table:table-cell office:value-type="float" office:value="7.66666666666667">
            <text:p>7,6666666667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199];[.AI26]*2)" office:value-type="string" office:string-value="GraspJ">
            <text:p>GraspJ</text:p>
          </table:table-cell>
          <table:table-cell table:formula="of:=(INDEX('totalRank';[.$AI26]*2-1)+INDEX('totalRank';[.$AI26]*2))/2" office:value-type="float" office:value="16.5555555555556">
            <text:p>16,5555555556</text:p>
          </table:table-cell>
          <table:table-cell office:value-type="float" office:value="25">
            <text:p>25</text:p>
          </table:table-cell>
          <table:table-cell/>
          <table:table-cell table:style-name="ce1" office:value-type="string">
            <text:p>QuickPalm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.66666666666667">
            <text:p>9,6666666667</text:p>
          </table:table-cell>
          <table:table-cell office:value-type="float" office:value="9.33333333333333">
            <text:p>9,3333333333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,6666666667</text:p>
          </table:table-cell>
          <table:table-cell office:value-type="float" office:value="8.33333333333333">
            <text:p>8,3333333333</text:p>
          </table:table-cell>
          <table:table-cell office:value-type="float" office:value="11.3333333333333">
            <text:p>11,3333333333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7.33333333333333">
            <text:p>7,3333333333</text:p>
          </table:table-cell>
          <table:table-cell office:value-type="float" office:value="6.66666666666667">
            <text:p>6,6666666667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8.11111111111111">
            <text:p>8,111111111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200];[.AI27]*2)" office:value-type="string" office:string-value="Gauss2ddcirc">
            <text:p>Gauss2ddcirc</text:p>
          </table:table-cell>
          <table:table-cell table:formula="of:=(INDEX('totalRank';[.$AI27]*2-1)+INDEX('totalRank';[.$AI27]*2))/2" office:value-type="float" office:value="17.6111111111112">
            <text:p>17,6111111111</text:p>
          </table:table-cell>
          <table:table-cell office:value-type="float" office:value="26">
            <text:p>26</text:p>
          </table:table-cell>
          <table:table-cell/>
          <table:table-cell table:style-name="ce1" office:value-type="string">
            <text:p>Octane</text:p>
          </table:table-cell>
          <table:table-cell office:value-type="float" office:value="11.1111111111111">
            <text:p>11,11111111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.66666666666667">
            <text:p>4,6666666667</text:p>
          </table:table-cell>
          <table:table-cell office:value-type="float" office:value="4.33333333333333">
            <text:p>4,3333333333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66666666666667">
            <text:p>9,666666666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,6666666667</text:p>
          </table:table-cell>
          <table:table-cell office:value-type="float" office:value="8.33333333333333">
            <text:p>8,3333333333</text:p>
          </table:table-cell>
          <table:table-cell office:value-type="float" office:value="11.3333333333333">
            <text:p>11,3333333333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8.22222222222222">
            <text:p>8,222222222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201];[.AI28]*2)" office:value-type="string" office:string-value="CSSTORM">
            <text:p>CSSTORM</text:p>
          </table:table-cell>
          <table:table-cell table:formula="of:=(INDEX('totalRank';[.$AI28]*2-1)+INDEX('totalRank';[.$AI28]*2))/2" office:value-type="float" office:value="0">
            <text:p>#WERT!</text:p>
          </table:table-cell>
          <table:table-cell office:value-type="float" office:value="27">
            <text:p>27</text:p>
          </table:table-cell>
          <table:table-cell/>
          <table:table-cell table:style-name="ce1" office:value-type="string">
            <text:p>B/Recs</text:p>
          </table:table-cell>
          <table:table-cell office:value-type="float" office:value="11.1666666666667">
            <text:p>11,166666666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.66666666666667">
            <text:p>5,666666666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.66666666666667">
            <text:p>9,6666666667</text:p>
          </table:table-cell>
          <table:table-cell office:value-type="float" office:value="9.33333333333333">
            <text:p>9,3333333333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66666666666667">
            <text:p>9,666666666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202];[.AI29]*2)" office:value-type="string" office:string-value="FACEPALM">
            <text:p>FACEPALM</text:p>
          </table:table-cell>
          <table:table-cell table:formula="of:=(INDEX('totalRank';[.$AI29]*2-1)+INDEX('totalRank';[.$AI29]*2))/2" office:value-type="float" office:value="0">
            <text:p>#WERT!</text:p>
          </table:table-cell>
          <table:table-cell office:value-type="float" office:value="28">
            <text:p>28</text:p>
          </table:table-cell>
          <table:table-cell/>
          <table:table-cell table:style-name="ce1" office:value-type="string">
            <text:p>PeakSelector</text:p>
          </table:table-cell>
          <table:table-cell office:value-type="float" office:value="11.7777777777778">
            <text:p>11,777777777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Fast-ML-HD</text:p>
          </table:table-cell>
          <table:table-cell table:number-columns-repeated="2" office:value-type="float" office:value="1">
            <text:p>1</text:p>
          </table:table-cell>
          <table:table-cell office:value-type="float" office:value="12.6666666666667">
            <text:p>12,6666666667</text:p>
          </table:table-cell>
          <table:table-cell office:value-type="float" office:value="13.3333333333333">
            <text:p>13,3333333333</text:p>
          </table:table-cell>
          <table:table-cell table:number-columns-repeated="2"/>
          <table:table-cell office:value-type="string">
            <text:p>Fast-ML-HD</text:p>
          </table:table-cell>
          <table:table-cell table:number-columns-repeated="2" office:value-type="float" office:value="1">
            <text:p>1</text:p>
          </table:table-cell>
          <table:table-cell office:value-type="float" office:value="12.6666666666667">
            <text:p>12,6666666667</text:p>
          </table:table-cell>
          <table:table-cell office:value-type="float" office:value="13.3333333333333">
            <text:p>13,3333333333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0.3333333333333">
            <text:p>10,333333333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number-columns-repeated="2"/>
          <table:table-cell table:style-name="ce1" table:formula="of:=INDEX([.AB$2:.AB203];[.AI30]*2)" office:value-type="string" office:string-value="M2LE">
            <text:p>M2LE</text:p>
          </table:table-cell>
          <table:table-cell table:formula="of:=(INDEX('totalRank';[.$AI30]*2-1)+INDEX('totalRank';[.$AI30]*2))/2" office:value-type="float" office:value="0">
            <text:p>#WERT!</text:p>
          </table:table-cell>
          <table:table-cell office:value-type="float" office:value="29">
            <text:p>29</text:p>
          </table:table-cell>
          <table:table-cell/>
          <table:table-cell table:style-name="ce1" office:value-type="string">
            <text:p>Fast-ML-HD</text:p>
          </table:table-cell>
          <table:table-cell office:value-type="float" office:value="12.2222222222222">
            <text:p>12,22222222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4.44444444444444">
            <text:p>4,444444444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6.55555555555555">
            <text:p>6,555555555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6.88888888888889">
            <text:p>6,888888888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6.88888888888889">
            <text:p>6,888888888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7.22222222222222">
            <text:p>7,222222222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3"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2.33333333333333">
            <text:p>2,333333333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13.6666666666667">
            <text:p>13,66666666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20.6666666666667">
            <text:p>20,6666666667</text:p>
          </table:table-cell>
          <table:table-cell office:value-type="float" office:value="1">
            <text:p>1</text:p>
          </table:table-cell>
          <table:table-cell office:value-type="float" office:value="1.66666666666667">
            <text:p>1,6666666667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4.44444444444444">
            <text:p>4,444444444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7.77777777777778">
            <text:p>7,777777777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4.33333333333333">
            <text:p>4,3333333333</text:p>
          </table:table-cell>
          <table:table-cell office:value-type="float" office:value="8">
            <text:p>8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21.3333333333333">
            <text:p>21,3333333333</text:p>
          </table:table-cell>
          <table:table-cell office:value-type="float" office:value="1">
            <text:p>1</text:p>
          </table:table-cell>
          <table:table-cell office:value-type="float" office:value="19.6666666666667">
            <text:p>19,6666666667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6.55555555555555">
            <text:p>6,555555555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4.33333333333333">
            <text:p>4,33333333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20.6666666666667">
            <text:p>20,6666666667</text:p>
          </table:table-cell>
          <table:table-cell office:value-type="float" office:value="1">
            <text:p>1</text:p>
          </table:table-cell>
          <table:table-cell office:value-type="float" office:value="1.66666666666667">
            <text:p>1,6666666667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13.6666666666667">
            <text:p>13,66666666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6.88888888888889">
            <text:p>6,888888888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9.77777777777778">
            <text:p>9,7777777778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6.33333333333333">
            <text:p>6,3333333333</text:p>
          </table:table-cell>
          <table:table-cell office:value-type="float" office:value="10.6666666666667">
            <text:p>10,666666666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4.33333333333333">
            <text:p>4,33333333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.33333333333333">
            <text:p>3,3333333333</text:p>
          </table:table-cell>
          <table:table-cell office:value-type="float" office:value="5.33333333333333">
            <text:p>5,3333333333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6.88888888888889">
            <text:p>6,888888888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7.33333333333333">
            <text:p>7,333333333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6666666666667">
            <text:p>11,6666666667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.33333333333333">
            <text:p>3,3333333333</text:p>
          </table:table-cell>
          <table:table-cell office:value-type="float" office:value="7.33333333333333">
            <text:p>7,3333333333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7.22222222222222">
            <text:p>7,222222222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10.6666666666667">
            <text:p>10,6666666667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21.6666666666667">
            <text:p>21,6666666667</text:p>
          </table:table-cell>
          <table:table-cell office:value-type="float" office:value="14.6666666666667">
            <text:p>14,6666666667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.33333333333333">
            <text:p>3,3333333333</text:p>
          </table:table-cell>
          <table:table-cell office:value-type="float" office:value="5.33333333333333">
            <text:p>5,3333333333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18.6666666666667">
            <text:p>18,6666666667</text:p>
          </table:table-cell>
          <table:table-cell office:value-type="float" office:value="12">
            <text:p>12</text:p>
          </table:table-cell>
          <table:table-cell office:value-type="float" office:value="7.66666666666667">
            <text:p>7,6666666667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11.3333333333333">
            <text:p>11,333333333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12.6666666666667">
            <text:p>12,6666666667</text:p>
          </table:table-cell>
          <table:table-cell office:value-type="float" office:value="14.6666666666667">
            <text:p>14,6666666667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.33333333333333">
            <text:p>3,3333333333</text:p>
          </table:table-cell>
          <table:table-cell office:value-type="float" office:value="7.33333333333333">
            <text:p>7,3333333333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4.33333333333333">
            <text:p>4,33333333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7.77777777777778">
            <text:p>7,777777777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11.6666666666667">
            <text:p>11,666666666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14.6666666666667">
            <text:p>14,6666666667</text:p>
          </table:table-cell>
          <table:table-cell office:value-type="float" office:value="4.66666666666667">
            <text:p>4,6666666667</text:p>
          </table:table-cell>
          <table:table-cell office:value-type="float" office:value="12.6666666666667">
            <text:p>12,6666666667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office:value-type="float" office:value="16.6666666666667">
            <text:p>16,6666666667</text:p>
          </table:table-cell>
          <table:table-cell office:value-type="float" office:value="4.66666666666667">
            <text:p>4,6666666667</text:p>
          </table:table-cell>
          <table:table-cell office:value-type="float" office:value="8.66666666666667">
            <text:p>8,6666666667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12.4444444444444">
            <text:p>12,4444444444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6666666666667">
            <text:p>11,6666666667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office:value-type="float" office:value="16.6666666666667">
            <text:p>16,6666666667</text:p>
          </table:table-cell>
          <table:table-cell office:value-type="float" office:value="4.66666666666667">
            <text:p>4,6666666667</text:p>
          </table:table-cell>
          <table:table-cell office:value-type="float" office:value="8.66666666666667">
            <text:p>8,6666666667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17.6666666666667">
            <text:p>17,6666666667</text:p>
          </table:table-cell>
          <table:table-cell office:value-type="float" office:value="11.6666666666667">
            <text:p>11,6666666667</text:p>
          </table:table-cell>
          <table:table-cell office:value-type="float" office:value="10.3333333333333">
            <text:p>10,3333333333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9.77777777777778">
            <text:p>9,777777777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12.7777777777778">
            <text:p>12,7777777778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.33333333333333">
            <text:p>3,3333333333</text:p>
          </table:table-cell>
          <table:table-cell office:value-type="float" office:value="7.33333333333333">
            <text:p>7,3333333333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4.33333333333333">
            <text:p>4,3333333333</text:p>
          </table:table-cell>
          <table:table-cell office:value-type="float" office:value="8">
            <text:p>8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4.33333333333333">
            <text:p>4,3333333333</text:p>
          </table:table-cell>
          <table:table-cell office:value-type="float" office:value="8">
            <text:p>8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13.2222222222222">
            <text:p>13,2222222222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5.3333333333333">
            <text:p>15,3333333333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6.33333333333333">
            <text:p>6,3333333333</text:p>
          </table:table-cell>
          <table:table-cell office:value-type="float" office:value="10.6666666666667">
            <text:p>10,666666666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6666666666667">
            <text:p>11,6666666667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10.6666666666667">
            <text:p>10,666666666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.33333333333333">
            <text:p>3,3333333333</text:p>
          </table:table-cell>
          <table:table-cell office:value-type="float" office:value="5.33333333333333">
            <text:p>5,3333333333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7.33333333333333">
            <text:p>7,333333333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14.6666666666667">
            <text:p>14,6666666667</text:p>
          </table:table-cell>
          <table:table-cell office:value-type="float" office:value="4.66666666666667">
            <text:p>4,6666666667</text:p>
          </table:table-cell>
          <table:table-cell office:value-type="float" office:value="12.6666666666667">
            <text:p>12,6666666667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11.3333333333333">
            <text:p>11,3333333333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14.6666666666667">
            <text:p>14,666666666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0.3333333333333">
            <text:p>20,3333333333</text:p>
          </table:table-cell>
          <table:table-cell office:value-type="float" office:value="13.3333333333333">
            <text:p>13,3333333333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17.6666666666667">
            <text:p>17,6666666667</text:p>
          </table:table-cell>
          <table:table-cell office:value-type="float" office:value="11.6666666666667">
            <text:p>11,6666666667</text:p>
          </table:table-cell>
          <table:table-cell office:value-type="float" office:value="10.3333333333333">
            <text:p>10,3333333333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0.3333333333333">
            <text:p>20,3333333333</text:p>
          </table:table-cell>
          <table:table-cell office:value-type="float" office:value="13.3333333333333">
            <text:p>13,3333333333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11.6666666666667">
            <text:p>11,666666666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15.4444444444444">
            <text:p>15,4444444444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13.6666666666667">
            <text:p>13,66666666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18.6666666666667">
            <text:p>18,6666666667</text:p>
          </table:table-cell>
          <table:table-cell office:value-type="float" office:value="12">
            <text:p>12</text:p>
          </table:table-cell>
          <table:table-cell office:value-type="float" office:value="7.66666666666667">
            <text:p>7,6666666667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2.33333333333333">
            <text:p>2,333333333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12.4444444444444">
            <text:p>12,4444444444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15.5555555555556">
            <text:p>15,5555555556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14.6666666666667">
            <text:p>14,6666666667</text:p>
          </table:table-cell>
          <table:table-cell office:value-type="float" office:value="4.66666666666667">
            <text:p>4,6666666667</text:p>
          </table:table-cell>
          <table:table-cell office:value-type="float" office:value="12.6666666666667">
            <text:p>12,6666666667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21.6666666666667">
            <text:p>21,6666666667</text:p>
          </table:table-cell>
          <table:table-cell office:value-type="float" office:value="14.6666666666667">
            <text:p>14,6666666667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12.7777777777778">
            <text:p>12,7777777778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17.5555555555556">
            <text:p>17,5555555556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12.6666666666667">
            <text:p>12,6666666667</text:p>
          </table:table-cell>
          <table:table-cell office:value-type="float" office:value="14.6666666666667">
            <text:p>14,6666666667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12.6666666666667">
            <text:p>12,6666666667</text:p>
          </table:table-cell>
          <table:table-cell office:value-type="float" office:value="14.6666666666667">
            <text:p>14,6666666667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13.2222222222222">
            <text:p>13,2222222222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17.5555555555556">
            <text:p>17,5555555556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16.6666666666667">
            <text:p>16,6666666667</text:p>
          </table:table-cell>
          <table:table-cell office:value-type="float" office:value="19.6666666666667">
            <text:p>19,6666666667</text:p>
          </table:table-cell>
          <table:table-cell office:value-type="float" office:value="16.3333333333333">
            <text:p>16,3333333333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2.33333333333333">
            <text:p>2,333333333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5.3333333333333">
            <text:p>15,3333333333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17.6666666666667">
            <text:p>17,6666666667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office:value-type="float" office:value="16.6666666666667">
            <text:p>16,6666666667</text:p>
          </table:table-cell>
          <table:table-cell office:value-type="float" office:value="4.66666666666667">
            <text:p>4,6666666667</text:p>
          </table:table-cell>
          <table:table-cell office:value-type="float" office:value="8.66666666666667">
            <text:p>8,6666666667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18.3333333333333">
            <text:p>18,3333333333</text:p>
          </table:table-cell>
          <table:table-cell office:value-type="float" office:value="14.3333333333333">
            <text:p>14,333333333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16.6666666666667">
            <text:p>16,6666666667</text:p>
          </table:table-cell>
          <table:table-cell office:value-type="float" office:value="19.6666666666667">
            <text:p>19,6666666667</text:p>
          </table:table-cell>
          <table:table-cell office:value-type="float" office:value="16.3333333333333">
            <text:p>16,3333333333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14.6666666666667">
            <text:p>14,6666666667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9"/>
        </table:table-row>
        <table:table-row table:style-name="ro1"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17.6666666666667">
            <text:p>17,6666666667</text:p>
          </table:table-cell>
          <table:table-cell office:value-type="float" office:value="11.6666666666667">
            <text:p>11,6666666667</text:p>
          </table:table-cell>
          <table:table-cell office:value-type="float" office:value="10.3333333333333">
            <text:p>10,3333333333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6.33333333333333">
            <text:p>6,3333333333</text:p>
          </table:table-cell>
          <table:table-cell office:value-type="float" office:value="10.6666666666667">
            <text:p>10,666666666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15.4444444444444">
            <text:p>15,4444444444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9"/>
        </table:table-row>
        <table:table-row table:style-name="ro1"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18.3333333333333">
            <text:p>18,3333333333</text:p>
          </table:table-cell>
          <table:table-cell office:value-type="float" office:value="14.3333333333333">
            <text:p>14,333333333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16.6666666666667">
            <text:p>16,6666666667</text:p>
          </table:table-cell>
          <table:table-cell office:value-type="float" office:value="19.6666666666667">
            <text:p>19,6666666667</text:p>
          </table:table-cell>
          <table:table-cell office:value-type="float" office:value="16.3333333333333">
            <text:p>16,3333333333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7.33333333333333">
            <text:p>7,333333333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15.5555555555556">
            <text:p>15,555555555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9"/>
        </table:table-row>
        <table:table-row table:style-name="ro1"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18.6666666666667">
            <text:p>18,6666666667</text:p>
          </table:table-cell>
          <table:table-cell office:value-type="float" office:value="12">
            <text:p>12</text:p>
          </table:table-cell>
          <table:table-cell office:value-type="float" office:value="7.66666666666667">
            <text:p>7,6666666667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5.3333333333333">
            <text:p>15,3333333333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21.3333333333333">
            <text:p>21,3333333333</text:p>
          </table:table-cell>
          <table:table-cell office:value-type="float" office:value="1">
            <text:p>1</text:p>
          </table:table-cell>
          <table:table-cell office:value-type="float" office:value="19.6666666666667">
            <text:p>19,6666666667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17.5555555555556">
            <text:p>17,555555555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9"/>
        </table:table-row>
        <table:table-row table:style-name="ro1"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20.6666666666667">
            <text:p>20,6666666667</text:p>
          </table:table-cell>
          <table:table-cell office:value-type="float" office:value="1">
            <text:p>1</text:p>
          </table:table-cell>
          <table:table-cell office:value-type="float" office:value="1.66666666666667">
            <text:p>1,6666666667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0.3333333333333">
            <text:p>20,3333333333</text:p>
          </table:table-cell>
          <table:table-cell office:value-type="float" office:value="13.3333333333333">
            <text:p>13,3333333333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18.3333333333333">
            <text:p>18,3333333333</text:p>
          </table:table-cell>
          <table:table-cell office:value-type="float" office:value="14.3333333333333">
            <text:p>14,333333333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17.5555555555556">
            <text:p>17,555555555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9"/>
        </table:table-row>
        <table:table-row table:style-name="ro1"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21.3333333333333">
            <text:p>21,3333333333</text:p>
          </table:table-cell>
          <table:table-cell office:value-type="float" office:value="1">
            <text:p>1</text:p>
          </table:table-cell>
          <table:table-cell office:value-type="float" office:value="19.6666666666667">
            <text:p>19,6666666667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21.6666666666667">
            <text:p>21,6666666667</text:p>
          </table:table-cell>
          <table:table-cell office:value-type="float" office:value="14.6666666666667">
            <text:p>14,6666666667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17.6666666666667">
            <text:p>17,6666666667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</table:table-row>
      </table:table>
      <table:table table:name="Tabelle7" table:style-name="ta1">
        <table:table-column table:style-name="co1" table:number-columns-repeated="9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oftware</text:p>
          </table:table-cell>
          <table:table-cell office:value-type="string">
            <text:p>HS/LS</text:p>
          </table:table-cell>
          <table:table-cell office:value-type="string">
            <text:p>Dataset</text:p>
          </table:table-cell>
          <table:table-cell office:value-type="string">
            <text:p>Jaccar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MSE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3" office:value-type="float" office:value="1">
            <text:p>1</text:p>
          </table:table-cell>
          <table:table-cell office:value-type="float" office:value="44.07">
            <text:p>44,0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42.58">
            <text:p>42,5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28">
            <text:p>41,28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82.86">
            <text:p>82,86</text:p>
          </table:table-cell>
          <table:table-cell office:value-type="float" office:value="14000">
            <text:p>14000</text:p>
          </table:table-cell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.11">
            <text:p>24,1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83.77">
            <text:p>83,77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0.09">
            <text:p>90,0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.37">
            <text:p>23,37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.87">
            <text:p>53,8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9.65">
            <text:p>49,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.26">
            <text:p>36,26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64.93">
            <text:p>64,93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.22">
            <text:p>24,22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41.57">
            <text:p>41,5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ClearPALM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8.4">
            <text:p>58,4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50.46">
            <text:p>50,46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67">
            <text:p>41,67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67.84">
            <text:p>67,84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.28">
            <text:p>35,28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128.46">
            <text:p>128,46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a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a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na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2.39">
            <text:p>52,39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46.9">
            <text:p>46,9</text:p>
          </table:table-cell>
          <table:table-cell office:value-type="float" office:value="8775">
            <text:p>8775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89">
            <text:p>37,8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65.38">
            <text:p>65,38</text:p>
          </table:table-cell>
          <table:table-cell office:value-type="float" office:value="5198">
            <text:p>5198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.09">
            <text:p>28,0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7.64">
            <text:p>77,64</text:p>
          </table:table-cell>
          <table:table-cell office:value-type="float" office:value="15100">
            <text:p>15100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9.9">
            <text:p>59,9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0.71">
            <text:p>50,7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.02">
            <text:p>57,02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81.74">
            <text:p>81,7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.03">
            <text:p>43,0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83.65">
            <text:p>83,6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.4">
            <text:p>50,4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28.93">
            <text:p>28,93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.28">
            <text:p>60,2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48.18">
            <text:p>48,18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77">
            <text:p>47,77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54.72">
            <text:p>54,7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.67">
            <text:p>24,67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45.09">
            <text:p>45,09</text:p>
          </table:table-cell>
          <table:table-cell office:value-type="float" office:value="3.22">
            <text:p>3,22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.89">
            <text:p>11,8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5.67">
            <text:p>65,67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44">
            <text:p>6,4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6.03">
            <text:p>46,03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8">
            <text:p>72,28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8.66">
            <text:p>28,66</text:p>
          </table:table-cell>
          <table:table-cell office:value-type="float" office:value="39.45">
            <text:p>39,45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.79">
            <text:p>41,79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34.62">
            <text:p>34,62</text:p>
          </table:table-cell>
          <table:table-cell office:value-type="float" office:value="56.13">
            <text:p>56,13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16">
            <text:p>29,16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41.19">
            <text:p>41,19</text:p>
          </table:table-cell>
          <table:table-cell office:value-type="float" office:value="29.33">
            <text:p>29,33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77">
            <text:p>79,77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60.23">
            <text:p>60,23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1.67">
            <text:p>51,67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67.32">
            <text:p>67,32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09">
            <text:p>30,09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63.13">
            <text:p>63,1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98">
            <text:p>79,98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31.07">
            <text:p>31,07</text:p>
          </table:table-cell>
          <table:table-cell office:value-type="float" office:value="40.1">
            <text:p>40,1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2">
            <text:p>61,42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43.43">
            <text:p>43,43</text:p>
          </table:table-cell>
          <table:table-cell office:value-type="float" office:value="61.7">
            <text:p>61,7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0.91">
            <text:p>40,91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52.44">
            <text:p>52,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.33">
            <text:p>79,33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28.94">
            <text:p>28,94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.57">
            <text:p>47,57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55.49">
            <text:p>55,49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.08">
            <text:p>28,08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53.54">
            <text:p>53,54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31">
            <text:p>76,3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32.43">
            <text:p>32,4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1">
            <text:p>52,41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6.48">
            <text:p>36,48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79">
            <text:p>32,79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2.24">
            <text:p>52,24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7">
            <text:p>72,2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4.32">
            <text:p>24,32</text:p>
          </table:table-cell>
          <table:table-cell office:value-type="float" office:value="21.2">
            <text:p>21,2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45">
            <text:p>52,4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31.86">
            <text:p>31,86</text:p>
          </table:table-cell>
          <table:table-cell office:value-type="float" office:value="15.2">
            <text:p>15,2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.29">
            <text:p>38,29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5.9">
            <text:p>45,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.37">
            <text:p>78,3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28.44">
            <text:p>28,44</text:p>
          </table:table-cell>
          <table:table-cell office:value-type="float" office:value="24.7">
            <text:p>24,7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6.19">
            <text:p>56,19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33.32">
            <text:p>33,32</text:p>
          </table:table-cell>
          <table:table-cell office:value-type="float" office:value="36.1">
            <text:p>36,1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06">
            <text:p>31,0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37.77">
            <text:p>37,77</text:p>
          </table:table-cell>
          <table:table-cell office:value-type="float" office:value="44.6">
            <text:p>44,6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7.29">
            <text:p>27,2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7.76">
            <text:p>37,7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.96">
            <text:p>21,96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5.97">
            <text:p>55,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4">
            <text:p>5,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7.31">
            <text:p>47,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45">
            <text:p>71,4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0.42">
            <text:p>30,4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.59">
            <text:p>23,59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1.91">
            <text:p>51,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74.32">
            <text:p>74,3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.63">
            <text:p>47,63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47.97">
            <text:p>47,9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55">
            <text:p>37,55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78.33">
            <text:p>78,3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.39">
            <text:p>27,3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9.66">
            <text:p>79,6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29">
            <text:p>88,2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3.01">
            <text:p>23,0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67">
            <text:p>52,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31.62">
            <text:p>31,6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9.01">
            <text:p>39,0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46.85">
            <text:p>46,8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.3">
            <text:p>25,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.39">
            <text:p>45,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.49">
            <text:p>19,4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67.77">
            <text:p>67,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5">
            <text:p>2,35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2.73">
            <text:p>102,7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23">
            <text:p>71,2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7.6">
            <text:p>17,6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8.21">
            <text:p>58,21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36.75">
            <text:p>36,75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.85">
            <text:p>19,85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64.04">
            <text:p>64,04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.81">
            <text:p>76,81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29.54">
            <text:p>29,5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.85">
            <text:p>36,8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35.1">
            <text:p>35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.83">
            <text:p>31,8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0.74">
            <text:p>40,7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4.26">
            <text:p>14,2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7.38">
            <text:p>47,3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59">
            <text:p>5,5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4">
            <text:p>70,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87">
            <text:p>6,8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5.56">
            <text:p>65,5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.86">
            <text:p>60,86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35.17">
            <text:p>35,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.83">
            <text:p>37,8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9.9">
            <text:p>49,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.75">
            <text:p>26,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1.96">
            <text:p>61,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8.84">
            <text:p>18,84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4.47">
            <text:p>34,4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74">
            <text:p>9,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3.5">
            <text:p>53,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95">
            <text:p>6,95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1.54">
            <text:p>51,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.2">
            <text:p>69,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9.99">
            <text:p>19,9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.92">
            <text:p>46,9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31.38">
            <text:p>31,3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.74">
            <text:p>25,7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.97">
            <text:p>37,9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5.73">
            <text:p>75,73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23.87">
            <text:p>23,8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.18">
            <text:p>55,18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38.84">
            <text:p>38,8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66.15">
            <text:p>66,1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.34">
            <text:p>87,34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26.54">
            <text:p>26,5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81">
            <text:p>69,81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46.48">
            <text:p>46,4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.84">
            <text:p>48,84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55.9">
            <text:p>55,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0.44">
            <text:p>40,4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0.13">
            <text:p>40,1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.84">
            <text:p>30,8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3.18">
            <text:p>63,1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55">
            <text:p>12,5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61.8">
            <text:p>61,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12">
            <text:p>86,1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6.32">
            <text:p>26,32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64">
            <text:p>69,6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7.43">
            <text:p>37,4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48">
            <text:p>47,48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54.2">
            <text:p>54,2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2.78">
            <text:p>32,7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0.03">
            <text:p>50,0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.89">
            <text:p>23,89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74.15">
            <text:p>74,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42">
            <text:p>13,42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76.07">
            <text:p>76,0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1.94">
            <text:p>81,94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33.03">
            <text:p>33,03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3.55">
            <text:p>63,55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40.07">
            <text:p>40,07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.93">
            <text:p>42,9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58.58">
            <text:p>58,58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9.33">
            <text:p>29,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8">
            <text:p>45,8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.64">
            <text:p>16,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3.69">
            <text:p>63,6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75">
            <text:p>8,7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6.59">
            <text:p>56,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51">
            <text:p>86,5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26.4">
            <text:p>26,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7">
            <text:p>61,4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34.27">
            <text:p>34,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73">
            <text:p>29,73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48.95">
            <text:p>48,95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9.93">
            <text:p>49,9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.82">
            <text:p>44,82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.5">
            <text:p>18,5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72.48">
            <text:p>72,48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.14">
            <text:p>7,14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08">
            <text:p>54,08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4.92">
            <text:p>84,9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8.65">
            <text:p>28,6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4.78">
            <text:p>74,7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2.88">
            <text:p>32,8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.75">
            <text:p>45,7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51.78">
            <text:p>51,7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2.95">
            <text:p>32,9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67.37">
            <text:p>67,3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.94">
            <text:p>15,94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80.55">
            <text:p>80,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69">
            <text:p>8,6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9.06">
            <text:p>49,0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69">
            <text:p>88,6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48.01">
            <text:p>48,0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.28">
            <text:p>66,28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64.7">
            <text:p>64,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64">
            <text:p>30,6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74">
            <text:p>86,7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32.08">
            <text:p>32,0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9.42">
            <text:p>59,4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38.05">
            <text:p>38,0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3.57">
            <text:p>33,5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41.64">
            <text:p>41,64</text:p>
          </table:table-cell>
          <table:table-cell office:value-type="string">
            <text:p>na</text:p>
          </table:table-cell>
        </table:table-row>
      </table:table>
      <table:table table:name="Tabelle8" table:style-name="ta1">
        <table:shapes>
          <draw:frame draw:z-index="0" draw:style-name="gr1" svg:width="15.999cm" svg:height="8.999cm" svg:x="55.704cm" svg:y="4.854cm">
            <draw:object draw:notify-on-update-of-ranges="Tabelle8.R15:Tabelle8.R29 Tabelle8.T15:Tabelle8.T29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" draw:style-name="gr1" svg:width="15.999cm" svg:height="8.999cm" svg:x="60.675cm" svg:y="15.24cm">
            <draw:object draw:notify-on-update-of-ranges="Tabelle8.R36:Tabelle8.R58 Tabelle8.T36:Tabelle8.T58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office:value-type="string">
            <text:p>meanJaccard</text:p>
          </table:table-cell>
          <table:table-cell table:style-name="Default" office:value-type="string">
            <text:p>meanPrecision</text:p>
          </table:table-cell>
          <table:table-cell table:style-name="Default" office:value-type="string">
            <text:p>meanRMSE</text:p>
          </table:table-cell>
          <table:table-cell table:number-columns-repeated="2"/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table:number-columns-repeated="8"/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table:style-name="ce1" office:value-type="float" office:value="4.66666666666667">
            <text:p>4,6666666667</text:p>
          </table:table-cell>
          <table:table-cell office:value-type="float" office:value="7.66666666666667">
            <text:p>7,6666666667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table:formula="of:=([.C2]+[.E2])/2" office:value-type="float" office:value="7.66666666666669">
            <text:p>7,6666666667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1">
            <text:p>1</text:p>
          </table:table-cell>
          <table:table-cell table:formula="of:=([.C3]+[.E3])/2" office:value-type="float" office:value="0">
            <text:p>#WERT!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1">
            <text:p>1</text:p>
          </table:table-cell>
          <table:table-cell table:formula="of:=([.C4]+[.E4])/2" office:value-type="float" office:value="0">
            <text:p>#WERT!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66666666666667">
            <text:p>9,666666666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table:formula="of:=([.C5]+[.E5])/2" office:value-type="float" office:value="7">
            <text:p>7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1">
            <text:p>1</text:p>
          </table:table-cell>
          <table:table-cell table:formula="of:=([.C6]+[.E6])/2" office:value-type="float" office:value="0">
            <text:p>#WERT!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3.33333333333333">
            <text:p>3,33333333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table:formula="of:=([.C7]+[.E7])/2" office:value-type="float" office:value="5.66666666666667">
            <text:p>5,6666666667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Fast-ML-HD</text:p>
          </table:table-cell>
          <table:table-cell table:number-columns-repeated="2" office:value-type="float" office:value="1">
            <text:p>1</text:p>
          </table:table-cell>
          <table:table-cell office:value-type="float" office:value="12.6666666666667">
            <text:p>12,6666666667</text:p>
          </table:table-cell>
          <table:table-cell office:value-type="float" office:value="13.3333333333333">
            <text:p>13,3333333333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1">
            <text:p>1</text:p>
          </table:table-cell>
          <table:table-cell table:formula="of:=([.C8]+[.E8])/2" office:value-type="float" office:value="7.16666666666665">
            <text:p>7,1666666667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.66666666666667">
            <text:p>4,6666666667</text:p>
          </table:table-cell>
          <table:table-cell office:value-type="float" office:value="4.33333333333333">
            <text:p>4,3333333333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table:formula="of:=([.C9]+[.E9])/2" office:value-type="float" office:value="8.66666666666666">
            <text:p>8,6666666667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table:formula="of:=([.C10]+[.E10])/2" office:value-type="float" office:value="0">
            <text:p>#WERT!</text:p>
          </table:table-cell>
          <table:table-cell table:number-columns-repeated="4"/>
          <table:table-cell office:value-type="float" office:value="9">
            <text:p>9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table:formula="of:=([.C11]+[.E11])/2" office:value-type="float" office:value="0">
            <text:p>#WERT!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table:formula="of:=([.C12]+[.E12])/2" office:value-type="float" office:value="0">
            <text:p>#WERT!</text:p>
          </table:table-cell>
          <table:table-cell table:number-columns-repeated="4"/>
          <table:table-cell office:value-type="float" office:value="11">
            <text:p>11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table:formula="of:=([.C13]+[.E13])/2" office:value-type="float" office:value="0">
            <text:p>#WERT!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table:formula="of:=([.C14]+[.E14])/2" office:value-type="float" office:value="0">
            <text:p>#WERT!</text:p>
          </table:table-cell>
          <table:table-cell table:number-columns-repeated="4"/>
          <table:table-cell office:value-type="float" office:value="13">
            <text:p>13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1">
            <text:p>1</text:p>
          </table:table-cell>
          <table:table-cell table:formula="of:=([.C15]+[.E15])/2" office:value-type="float" office:value="0">
            <text:p>#WERT!</text:p>
          </table:table-cell>
          <table:table-cell table:number-columns-repeated="4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table:formula="of:=([.C16]+[.E16])/2" office:value-type="float" office:value="0">
            <text:p>#WERT!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5.66666666666667">
            <text:p>5,6666666667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table:formula="of:=([.C17]+[.E17])/2" office:value-type="float" office:value="6.5">
            <text:p>6,5</text:p>
          </table:table-cell>
          <table:table-cell table:number-columns-repeated="4"/>
          <table:table-cell office:value-type="float" office:value="16">
            <text:p>16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,6666666667</text:p>
          </table:table-cell>
          <table:table-cell office:value-type="float" office:value="8.33333333333333">
            <text:p>8,3333333333</text:p>
          </table:table-cell>
          <table:table-cell office:value-type="float" office:value="11.3333333333333">
            <text:p>11,3333333333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table:formula="of:=([.C18]+[.E18])/2" office:value-type="float" office:value="7.99999999999999">
            <text:p>8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.66666666666667">
            <text:p>9,6666666667</text:p>
          </table:table-cell>
          <table:table-cell office:value-type="float" office:value="9.33333333333333">
            <text:p>9,3333333333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table:formula="of:=([.C19]+[.E19])/2" office:value-type="float" office:value="10.6666666666667">
            <text:p>10,6666666667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1">
            <text:p>1</text:p>
          </table:table-cell>
          <table:table-cell office:value-type="float" office:value="7.16666666666667">
            <text:p>7,1666666667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table:formula="of:=([.C20]+[.E20])/2" office:value-type="float" office:value="0">
            <text:p>#WERT!</text:p>
          </table:table-cell>
          <table:table-cell table:number-columns-repeated="4"/>
          <table:table-cell office:value-type="float" office:value="19">
            <text:p>19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7.33333333333333">
            <text:p>7,3333333333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table:formula="of:=([.C21]+[.E21])/2" office:value-type="float" office:value="11.5">
            <text:p>11,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.66666666666667">
            <text:p>5,666666666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table:formula="of:=([.C22]+[.E22])/2" office:value-type="float" office:value="7.5">
            <text:p>7,5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7.66666666666667">
            <text:p>7,6666666667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table:formula="of:=([.C23]+[.E23])/2" office:value-type="float" office:value="0">
            <text:p>#WERT!</text:p>
          </table:table-cell>
          <table:table-cell table:number-columns-repeated="4"/>
          <table:table-cell office:value-type="float" office:value="22">
            <text:p>22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7.83333333333333">
            <text:p>7,8333333333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table:formula="of:=([.C24]+[.E24])/2" office:value-type="float" office:value="0">
            <text:p>#WERT!</text:p>
          </table:table-cell>
          <table:table-cell table:number-columns-repeated="4"/>
          <table:table-cell office:value-type="float" office:value="23">
            <text:p>23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office:value-type="float" office:value="4.33333333333333">
            <text:p>4,3333333333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table:formula="of:=([.C25]+[.E25])/2" office:value-type="float" office:value="5.5">
            <text:p>5,5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office:value-type="float" office:value="8.66666666666667">
            <text:p>8,6666666667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7.33333333333333">
            <text:p>7,3333333333</text:p>
          </table:table-cell>
          <table:table-cell office:value-type="float" office:value="6.66666666666667">
            <text:p>6,6666666667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table:formula="of:=([.C26]+[.E26])/2" office:value-type="float" office:value="9.00000000000001">
            <text:p>9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office:value-type="float" office:value="9.66666666666667">
            <text:p>9,66666666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table:formula="of:=([.C27]+[.E27])/2" office:value-type="float" office:value="7.83333333333334">
            <text:p>7,8333333333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.66666666666667">
            <text:p>3,6666666667</text:p>
          </table:table-cell>
          <table:table-cell office:value-type="float" office:value="6.66666666666667">
            <text:p>6,6666666667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table:formula="of:=([.C28]+[.E28])/2" office:value-type="float" office:value="7.33333333333334">
            <text:p>7,3333333333</text:p>
          </table:table-cell>
          <table:table-cell table:number-columns-repeated="4"/>
          <table:table-cell office:value-type="float" office:value="27">
            <text:p>27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office:value-type="float" office:value="10.6666666666667">
            <text:p>10,6666666667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office:value-type="float" office:value="9.66666666666667">
            <text:p>9,6666666667</text:p>
          </table:table-cell>
          <table:table-cell office:value-type="float" office:value="3.66666666666667">
            <text:p>3,6666666667</text:p>
          </table:table-cell>
          <table:table-cell office:value-type="float" office:value="10.3333333333333">
            <text:p>10,3333333333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table:formula="of:=([.C29]+[.E29])/2" office:value-type="float" office:value="9.99999999999999">
            <text:p>10</text:p>
          </table:table-cell>
          <table:table-cell table:number-columns-repeated="4"/>
          <table:table-cell office:value-type="float" office:value="28">
            <text:p>28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office:value-type="float" office:value="11.5">
            <text:p>11,5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table:formula="of:=([.C30]+[.E30])/2" office:value-type="float" office:value="0">
            <text:p>#WERT!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21.6666666666667">
            <text:p>21,6666666667</text:p>
          </table:table-cell>
          <table:table-cell office:value-type="float" office:value="14.6666666666667">
            <text:p>14,6666666667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table:formula="of:=([.C31]+[.E31])/2" office:value-type="float" office:value="11.1666666666667">
            <text:p>11,1666666667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learPALM</text:p>
          </table:table-cell>
          <table:table-cell office:value-type="float" office:value="2">
            <text:p>2</text:p>
          </table:table-cell>
          <table:table-cell table:formula="of:=([.C32]+[.E32])/2" office:value-type="float" office:value="0">
            <text:p>#WERT!</text:p>
          </table:table-cell>
          <table:table-cell table:number-columns-repeated="4"/>
          <table:table-cell office:value-type="float" office:value="31">
            <text:p>31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CSSTORM</text:p>
          </table:table-cell>
          <table:table-cell office:value-type="float" office:value="2">
            <text:p>2</text:p>
          </table:table-cell>
          <table:table-cell table:formula="of:=([.C33]+[.E33])/2" office:value-type="float" office:value="0">
            <text:p>#WERT!</text:p>
          </table:table-cell>
          <table:table-cell table:number-columns-repeated="4"/>
          <table:table-cell office:value-type="float" office:value="32">
            <text:p>32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table:formula="of:=([.C34]+[.E34])/2" office:value-type="float" office:value="0">
            <text:p>#WERT!</text:p>
          </table:table-cell>
          <table:table-cell table:number-columns-repeated="4"/>
          <table:table-cell office:value-type="float" office:value="33">
            <text:p>33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CEPALM</text:p>
          </table:table-cell>
          <table:table-cell office:value-type="float" office:value="2">
            <text:p>2</text:p>
          </table:table-cell>
          <table:table-cell table:formula="of:=([.C35]+[.E35])/2" office:value-type="float" office:value="0">
            <text:p>#WERT!</text:p>
          </table:table-cell>
          <table:table-cell table:number-columns-repeated="4"/>
          <table:table-cell office:value-type="float" office:value="34">
            <text:p>34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table:formula="of:=([.C36]+[.E36])/2" office:value-type="float" office:value="0">
            <text:p>#WERT!</text:p>
          </table:table-cell>
          <table:table-cell table:number-columns-repeated="4"/>
          <table:table-cell office:value-type="float" office:value="35">
            <text:p>35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5.3333333333333">
            <text:p>15,3333333333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table:formula="of:=([.C37]+[.E37])/2" office:value-type="float" office:value="13.1666666666667">
            <text:p>13,1666666667</text:p>
          </table:table-cell>
          <table:table-cell table:number-columns-repeated="4"/>
          <table:table-cell office:value-type="float" office:value="36">
            <text:p>36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6.16666666666667">
            <text:p>6,1666666667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18.6666666666667">
            <text:p>18,6666666667</text:p>
          </table:table-cell>
          <table:table-cell office:value-type="float" office:value="12">
            <text:p>12</text:p>
          </table:table-cell>
          <table:table-cell office:value-type="float" office:value="7.66666666666667">
            <text:p>7,6666666667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table:formula="of:=([.C38]+[.E38])/2" office:value-type="float" office:value="13.1666666666667">
            <text:p>13,1666666667</text:p>
          </table:table-cell>
          <table:table-cell table:number-columns-repeated="4"/>
          <table:table-cell office:value-type="float" office:value="37">
            <text:p>37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table:formula="of:=([.C39]+[.E39])/2" office:value-type="float" office:value="18.5">
            <text:p>18,5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8.16666666666667">
            <text:p>8,1666666667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7.66666666666667">
            <text:p>7,6666666667</text:p>
          </table:table-cell>
          <table:table-cell office:value-type="float" office:value="12.6666666666667">
            <text:p>12,6666666667</text:p>
          </table:table-cell>
          <table:table-cell office:value-type="float" office:value="14.6666666666667">
            <text:p>14,6666666667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table:formula="of:=([.C40]+[.E40])/2" office:value-type="float" office:value="11.1666666666667">
            <text:p>11,1666666667</text:p>
          </table:table-cell>
          <table:table-cell table:number-columns-repeated="4"/>
          <table:table-cell office:value-type="float" office:value="39">
            <text:p>39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8.66666666666667">
            <text:p>8,6666666667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16.6666666666667">
            <text:p>16,6666666667</text:p>
          </table:table-cell>
          <table:table-cell office:value-type="float" office:value="19.6666666666667">
            <text:p>19,6666666667</text:p>
          </table:table-cell>
          <table:table-cell office:value-type="float" office:value="16.3333333333333">
            <text:p>16,3333333333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table:formula="of:=([.C41]+[.E41])/2" office:value-type="float" office:value="16.5">
            <text:p>16,5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9.16666666666667">
            <text:p>9,1666666667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14.6666666666667">
            <text:p>14,6666666667</text:p>
          </table:table-cell>
          <table:table-cell office:value-type="float" office:value="4.66666666666667">
            <text:p>4,6666666667</text:p>
          </table:table-cell>
          <table:table-cell office:value-type="float" office:value="12.6666666666667">
            <text:p>12,6666666667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table:formula="of:=([.C42]+[.E42])/2" office:value-type="float" office:value="13.6666666666667">
            <text:p>13,6666666667</text:p>
          </table:table-cell>
          <table:table-cell table:number-columns-repeated="4"/>
          <table:table-cell office:value-type="float" office:value="41">
            <text:p>41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9.33333333333333">
            <text:p>9,3333333333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office:value-type="float" office:value="13.6666666666667">
            <text:p>13,66666666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table:formula="of:=([.C43]+[.E43])/2" office:value-type="float" office:value="9.33333333333335">
            <text:p>9,3333333333</text:p>
          </table:table-cell>
          <table:table-cell table:number-columns-repeated="4"/>
          <table:table-cell office:value-type="float" office:value="42">
            <text:p>42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9.83333333333333">
            <text:p>9,8333333333</text:p>
          </table:table-cell>
        </table:table-row>
        <table:table-row table:style-name="ro1"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#WERT!</text:p>
          </table:table-cell>
          <table:table-cell table:number-columns-repeated="2"/>
          <table:table-cell office:value-type="string">
            <text:p>M2LE</text:p>
          </table:table-cell>
          <table:table-cell office:value-type="float" office:value="2">
            <text:p>2</text:p>
          </table:table-cell>
          <table:table-cell table:formula="of:=([.C44]+[.E44])/2" office:value-type="float" office:value="0">
            <text:p>#WERT!</text:p>
          </table:table-cell>
          <table:table-cell table:number-columns-repeated="4"/>
          <table:table-cell office:value-type="float" office:value="43">
            <text:p>43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office:value-type="float" office:value="11.1666666666667">
            <text:p>11,1666666667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.33333333333333">
            <text:p>3,3333333333</text:p>
          </table:table-cell>
          <table:table-cell office:value-type="float" office:value="5.33333333333333">
            <text:p>5,3333333333</text:p>
          </table:table-cell>
          <table:table-cell table:number-columns-repeated="2"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table:formula="of:=([.C45]+[.E45])/2" office:value-type="float" office:value="9.16666666666666">
            <text:p>9,1666666667</text:p>
          </table:table-cell>
          <table:table-cell table:number-columns-repeated="4"/>
          <table:table-cell office:value-type="float" office:value="44">
            <text:p>44</text:p>
          </table:table-cell>
          <table:table-cell table:number-columns-repeated="2"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office:value-type="float" office:value="11.1666666666667">
            <text:p>11,1666666667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18.3333333333333">
            <text:p>18,3333333333</text:p>
          </table:table-cell>
          <table:table-cell office:value-type="float" office:value="14.3333333333333">
            <text:p>14,333333333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table:formula="of:=([.C46]+[.E46])/2" office:value-type="float" office:value="19.1666666666666">
            <text:p>19,1666666667</text:p>
          </table:table-cell>
          <table:table-cell table:number-columns-repeated="4"/>
          <table:table-cell office:value-type="float" office:value="45">
            <text:p>45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11.1666666666667">
            <text:p>11,1666666667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table:formula="of:=([.C47]+[.E47])/2" office:value-type="float" office:value="6">
            <text:p>6</text:p>
          </table:table-cell>
          <table:table-cell table:number-columns-repeated="4"/>
          <table:table-cell office:value-type="float" office:value="46">
            <text:p>46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11.6666666666667">
            <text:p>11,6666666667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17.6666666666667">
            <text:p>17,6666666667</text:p>
          </table:table-cell>
          <table:table-cell office:value-type="float" office:value="11.6666666666667">
            <text:p>11,6666666667</text:p>
          </table:table-cell>
          <table:table-cell office:value-type="float" office:value="10.3333333333333">
            <text:p>10,3333333333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table:formula="of:=([.C48]+[.E48])/2" office:value-type="float" office:value="14">
            <text:p>14</text:p>
          </table:table-cell>
          <table:table-cell table:number-columns-repeated="4"/>
          <table:table-cell office:value-type="float" office:value="47">
            <text:p>47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office:value-type="float" office:value="12.6666666666667">
            <text:p>12,6666666667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office:value-type="float" office:value="16.6666666666667">
            <text:p>16,6666666667</text:p>
          </table:table-cell>
          <table:table-cell office:value-type="float" office:value="4.66666666666667">
            <text:p>4,6666666667</text:p>
          </table:table-cell>
          <table:table-cell office:value-type="float" office:value="8.66666666666667">
            <text:p>8,6666666667</text:p>
          </table:table-cell>
          <table:table-cell table:number-columns-repeated="2"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table:formula="of:=([.C49]+[.E49])/2" office:value-type="float" office:value="12.6666666666667">
            <text:p>12,6666666667</text:p>
          </table:table-cell>
          <table:table-cell table:number-columns-repeated="4"/>
          <table:table-cell office:value-type="float" office:value="48">
            <text:p>48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13.1666666666667">
            <text:p>13,1666666667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21.3333333333333">
            <text:p>21,3333333333</text:p>
          </table:table-cell>
          <table:table-cell office:value-type="float" office:value="1">
            <text:p>1</text:p>
          </table:table-cell>
          <table:table-cell office:value-type="float" office:value="19.6666666666667">
            <text:p>19,6666666667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table:formula="of:=([.C50]+[.E50])/2" office:value-type="float" office:value="20.5">
            <text:p>20,5</text:p>
          </table:table-cell>
          <table:table-cell table:number-columns-repeated="4"/>
          <table:table-cell office:value-type="float" office:value="49">
            <text:p>49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office:value-type="float" office:value="13.1666666666667">
            <text:p>13,1666666667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office:value-type="float" office:value="20.6666666666667">
            <text:p>20,6666666667</text:p>
          </table:table-cell>
          <table:table-cell office:value-type="float" office:value="1">
            <text:p>1</text:p>
          </table:table-cell>
          <table:table-cell office:value-type="float" office:value="1.66666666666667">
            <text:p>1,6666666667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table:formula="of:=([.C51]+[.E51])/2" office:value-type="float" office:value="11.1666666666667">
            <text:p>11,1666666667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office:value-type="float" office:value="13.1666666666667">
            <text:p>13,1666666667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0.3333333333333">
            <text:p>20,3333333333</text:p>
          </table:table-cell>
          <table:table-cell office:value-type="float" office:value="13.3333333333333">
            <text:p>13,3333333333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table:formula="of:=([.C52]+[.E52])/2" office:value-type="float" office:value="13.1666666666667">
            <text:p>13,1666666667</text:p>
          </table:table-cell>
          <table:table-cell table:number-columns-repeated="4"/>
          <table:table-cell office:value-type="float" office:value="51">
            <text:p>51</text:p>
          </table:table-cell>
          <table:table-cell table:number-columns-repeated="2"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office:value-type="float" office:value="13.1666666666667">
            <text:p>13,1666666667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office:value-type="float" office:value="2.33333333333333">
            <text:p>2,333333333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table:formula="of:=([.C53]+[.E53])/2" office:value-type="float" office:value="8.16666666666666">
            <text:p>8,1666666667</text:p>
          </table:table-cell>
          <table:table-cell table:number-columns-repeated="4"/>
          <table:table-cell office:value-type="float" office:value="52">
            <text:p>52</text:p>
          </table:table-cell>
          <table:table-cell table:number-columns-repeated="2"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office:value-type="float" office:value="13.6666666666667">
            <text:p>13,6666666667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office:value-type="float" office:value="4.33333333333333">
            <text:p>4,3333333333</text:p>
          </table:table-cell>
          <table:table-cell office:value-type="float" office:value="8">
            <text:p>8</text:p>
          </table:table-cell>
          <table:table-cell office:value-type="float" office:value="10.6666666666667">
            <text:p>10,6666666667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table:formula="of:=([.C54]+[.E54])/2" office:value-type="float" office:value="7.50000000000002">
            <text:p>7,5</text:p>
          </table:table-cell>
          <table:table-cell table:number-columns-repeated="4"/>
          <table:table-cell office:value-type="float" office:value="53">
            <text:p>53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office:value-type="float" office:value="6.33333333333333">
            <text:p>6,3333333333</text:p>
          </table:table-cell>
          <table:table-cell office:value-type="float" office:value="10.6666666666667">
            <text:p>10,666666666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table:formula="of:=([.C55]+[.E55])/2" office:value-type="float" office:value="11.6666666666667">
            <text:p>11,6666666667</text:p>
          </table:table-cell>
          <table:table-cell table:number-columns-repeated="4"/>
          <table:table-cell office:value-type="float" office:value="54">
            <text:p>54</text:p>
          </table:table-cell>
          <table:table-cell table:number-columns-repeated="2"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.33333333333333">
            <text:p>3,3333333333</text:p>
          </table:table-cell>
          <table:table-cell office:value-type="float" office:value="7.33333333333333">
            <text:p>7,3333333333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table:formula="of:=([.C56]+[.E56])/2" office:value-type="float" office:value="8.66666666666666">
            <text:p>8,6666666667</text:p>
          </table:table-cell>
          <table:table-cell table:number-columns-repeated="4"/>
          <table:table-cell office:value-type="float" office:value="55">
            <text:p>55</text:p>
          </table:table-cell>
          <table:table-cell table:number-columns-repeated="2"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office:value-type="float" office:value="18.5">
            <text:p>18,5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office:value-type="float" office:value="4.33333333333333">
            <text:p>4,33333333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table:formula="of:=([.C57]+[.E57])/2" office:value-type="float" office:value="6.16666666666667">
            <text:p>6,1666666667</text:p>
          </table:table-cell>
          <table:table-cell table:number-columns-repeated="4"/>
          <table:table-cell office:value-type="float" office:value="56">
            <text:p>56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office:value-type="float" office:value="19.1666666666667">
            <text:p>19,1666666667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office:value-type="float" office:value="7.33333333333333">
            <text:p>7,333333333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table:formula="of:=([.C58]+[.E58])/2" office:value-type="float" office:value="13.1666666666667">
            <text:p>13,1666666667</text:p>
          </table:table-cell>
          <table:table-cell table:number-columns-repeated="4"/>
          <table:table-cell office:value-type="float" office:value="57">
            <text:p>57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office:value-type="float" office:value="20.5">
            <text:p>20,5</text:p>
          </table:table-cell>
        </table:table-row>
        <table:table-row table:style-name="ro1"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6666666666667">
            <text:p>11,6666666667</text:p>
          </table:table-cell>
          <table:table-cell table:number-columns-repeated="2"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table:formula="of:=([.C59]+[.E59])/2" office:value-type="float" office:value="9.83333333333335">
            <text:p>9,8333333333</text:p>
          </table:table-cell>
          <table:table-cell table:number-columns-repeated="4"/>
          <table:table-cell office:value-type="float" office:value="58">
            <text:p>58</text:p>
          </table:table-cell>
          <table:table-cell table:number-columns-repeated="2"/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9">
            <text:p>59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0">
            <text:p>6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1">
            <text:p>61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2">
            <text:p>6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3">
            <text:p>63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4">
            <text:p>64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5">
            <text:p>65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6">
            <text:p>66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7">
            <text:p>67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8">
            <text:p>68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69">
            <text:p>69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70">
            <text:p>7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71">
            <text:p>71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72">
            <text:p>7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73">
            <text:p>73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Tabelle9" table:style-name="ta1">
        <table:shapes>
          <draw:frame draw:z-index="0" draw:style-name="gr1" svg:width="15.99cm" svg:height="9cm" svg:x="24.169cm" svg:y="7.292cm">
            <draw:object draw:notify-on-update-of-ranges="Tabelle9.O3:Tabelle9.O27 Tabelle9.P3:Tabelle9.P27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>
            <text:p>meanRank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table:number-columns-repeated="2" office:value-type="float" office:value="7.66666666666667">
            <text:p>7,6666666667</text:p>
          </table:table-cell>
          <table:table-cell/>
          <table:table-cell table:style-name="ce1" office:value-type="string">
            <text:p>B/Recs</text:p>
          </table:table-cell>
          <table:table-cell table:formula="of:=(INDEX('meanRank';[.$U2]*2-1)+INDEX('meanRank';[.$U2]*2))/2" office:value-type="float" office:value="9.41666666666669">
            <text:p>9,4166666667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table:number-columns-repeated="2" office:value-type="float" office:value="11.1666666666667">
            <text:p>11,1666666667</text:p>
          </table:table-cell>
          <table:table-cell/>
          <table:table-cell table:style-name="ce1" office:value-type="string">
            <text:p>DAOSTORM</text:p>
          </table:table-cell>
          <table:table-cell table:formula="of:=(INDEX('meanRank';[.$U3]*2-1)+INDEX('meanRank';[.$U3]*2))/2" office:value-type="float" office:value="7">
            <text:p>7</text:p>
          </table:table-cell>
          <table:table-cell table:number-columns-repeated="3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FALCON</text:p>
          </table:table-cell>
          <table:table-cell table:style-name="ce1" office:value-type="float" office:value="5.66666666666667">
            <text:p>5,6666666667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1" office:value-type="string">
            <text:p>FALCON</text:p>
          </table:table-cell>
          <table:table-cell table:formula="of:=(INDEX('meanRank';[.$U4]*2-1)+INDEX('meanRank';[.$U4]*2))/2" office:value-type="float" office:value="5.66666666666667">
            <text:p>5,6666666667</text:p>
          </table:table-cell>
          <table:table-cell table:number-columns-repeated="3"/>
          <table:table-cell office:value-type="string">
            <text:p>DAOSTOR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SimpleStorm</text:p>
          </table:table-cell>
          <table:table-cell table:style-name="ce1" office:value-type="float" office:value="6.5">
            <text:p>6,5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office:value-type="float" office:value="7">
            <text:p>7</text:p>
          </table:table-cell>
          <table:table-cell/>
          <table:table-cell table:style-name="ce1" office:value-type="string">
            <text:p>Fast-ML-HD</text:p>
          </table:table-cell>
          <table:table-cell table:formula="of:=(INDEX('meanRank';[.$U5]*2-1)+INDEX('meanRank';[.$U5]*2))/2" office:value-type="float" office:value="10.1666666666667">
            <text:p>10,1666666667</text:p>
          </table:table-cell>
          <table:table-cell table:number-columns-repeated="3"/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ThunderSTORM</text:p>
          </table:table-cell>
          <table:table-cell table:style-name="ce1" office:value-type="float" office:value="6.75">
            <text:p>6,7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table:number-columns-repeated="2" office:value-type="float" office:value="5.66666666666667">
            <text:p>5,6666666667</text:p>
          </table:table-cell>
          <table:table-cell/>
          <table:table-cell table:style-name="ce1" office:value-type="string">
            <text:p>FPGA Estimator</text:p>
          </table:table-cell>
          <table:table-cell table:formula="of:=(INDEX('meanRank';[.$U6]*2-1)+INDEX('meanRank';[.$U6]*2))/2" office:value-type="float" office:value="10.9166666666667">
            <text:p>10,9166666667</text:p>
          </table:table-cell>
          <table:table-cell table:number-columns-repeated="3"/>
          <table:table-cell office:value-type="string">
            <text:p>Fast-ML-H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DAOSTORM</text:p>
          </table:table-cell>
          <table:table-cell table:style-name="ce1" office:value-type="float" office:value="7">
            <text:p>7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office:value-type="string">
            <text:p>#WERT!</text:p>
          </table:table-cell>
          <table:table-cell table:style-name="ce1" office:value-type="float" office:value="5.66666666666667">
            <text:p>5,6666666667</text:p>
          </table:table-cell>
          <table:table-cell/>
          <table:table-cell table:style-name="ce1" office:value-type="string">
            <text:p>Gauss2ddcirc</text:p>
          </table:table-cell>
          <table:table-cell table:formula="of:=(INDEX('meanRank';[.$U7]*2-1)+INDEX('meanRank';[.$U7]*2))/2" office:value-type="float" office:value="18.5">
            <text:p>18,5</text:p>
          </table:table-cell>
          <table:table-cell table:number-columns-repeated="3"/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PeakFit</text:p>
          </table:table-cell>
          <table:table-cell table:style-name="ce1" office:value-type="float" office:value="7">
            <text:p>7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1">
            <text:p>1</text:p>
          </table:table-cell>
          <table:table-cell table:number-columns-repeated="2" office:value-type="float" office:value="7.16666666666667">
            <text:p>7,1666666667</text:p>
          </table:table-cell>
          <table:table-cell/>
          <table:table-cell table:style-name="ce1" office:value-type="string">
            <text:p>GPUgaussMLE</text:p>
          </table:table-cell>
          <table:table-cell table:formula="of:=(INDEX('meanRank';[.$U8]*2-1)+INDEX('meanRank';[.$U8]*2))/2" office:value-type="float" office:value="11.1666666666667">
            <text:p>11,1666666667</text:p>
          </table:table-cell>
          <table:table-cell table:number-columns-repeated="3"/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SimplePalm</text:p>
          </table:table-cell>
          <table:table-cell table:style-name="ce1" office:value-type="float" office:value="8.16666666666667">
            <text:p>8,1666666667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table:number-columns-repeated="2" office:value-type="float" office:value="13.1666666666667">
            <text:p>13,1666666667</text:p>
          </table:table-cell>
          <table:table-cell/>
          <table:table-cell table:style-name="ce1" office:value-type="string">
            <text:p>GraspJ</text:p>
          </table:table-cell>
          <table:table-cell table:formula="of:=(INDEX('meanRank';[.$U9]*2-1)+INDEX('meanRank';[.$U9]*2))/2" office:value-type="float" office:value="16.5">
            <text:p>16,5</text:p>
          </table:table-cell>
          <table:table-cell table:number-columns-repeated="3"/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SOSplugin</text:p>
          </table:table-cell>
          <table:table-cell table:style-name="ce1" office:value-type="float" office:value="8.25">
            <text:p>8,25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1">
            <text:p>1</text:p>
          </table:table-cell>
          <table:table-cell table:number-columns-repeated="2" office:value-type="float" office:value="8.66666666666667">
            <text:p>8,6666666667</text:p>
          </table:table-cell>
          <table:table-cell/>
          <table:table-cell table:style-name="ce1" office:value-type="string">
            <text:p>InSight3</text:p>
          </table:table-cell>
          <table:table-cell table:formula="of:=(INDEX('meanRank';[.$U10]*2-1)+INDEX('meanRank';[.$U10]*2))/2" office:value-type="float" office:value="13.6666666666667">
            <text:p>13,6666666667</text:p>
          </table:table-cell>
          <table:table-cell table:number-columns-repeated="3"/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MicroManager LM</text:p>
          </table:table-cell>
          <table:table-cell table:style-name="ce1" office:value-type="float" office:value="9.16666666666667">
            <text:p>9,1666666667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table:number-columns-repeated="2" office:value-type="float" office:value="13.1666666666667">
            <text:p>13,1666666667</text:p>
          </table:table-cell>
          <table:table-cell/>
          <table:table-cell table:style-name="ce1" office:value-type="string">
            <text:p>LivePALM</text:p>
          </table:table-cell>
          <table:table-cell table:formula="of:=(INDEX('meanRank';[.$U11]*2-1)+INDEX('meanRank';[.$U11]*2))/2" office:value-type="float" office:value="9.33333333333333">
            <text:p>9,3333333333</text:p>
          </table:table-cell>
          <table:table-cell table:number-columns-repeated="3"/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LivePALM</text:p>
          </table:table-cell>
          <table:table-cell table:style-name="ce1" office:value-type="float" office:value="9.33333333333333">
            <text:p>9,3333333333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style-name="ce1" office:value-type="float" office:value="18.5">
            <text:p>18,5</text:p>
          </table:table-cell>
          <table:table-cell/>
          <table:table-cell table:style-name="ce1" office:value-type="string">
            <text:p>MicroManager LM</text:p>
          </table:table-cell>
          <table:table-cell table:formula="of:=(INDEX('meanRank';[.$U12]*2-1)+INDEX('meanRank';[.$U12]*2))/2" office:value-type="float" office:value="9.16666666666667">
            <text:p>9,1666666667</text:p>
          </table:table-cell>
          <table:table-cell table:number-columns-repeated="3"/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RadialSymmetry</text:p>
          </table:table-cell>
          <table:table-cell table:style-name="ce1" office:value-type="float" office:value="9.33333333333335">
            <text:p>9,3333333333</text:p>
          </table:table-cell>
          <table:table-cell table:number-columns-repeated="4"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table:number-columns-repeated="2" office:value-type="float" office:value="18.5">
            <text:p>18,5</text:p>
          </table:table-cell>
          <table:table-cell/>
          <table:table-cell table:style-name="ce1" office:value-type="string">
            <text:p>Octane</text:p>
          </table:table-cell>
          <table:table-cell table:formula="of:=(INDEX('meanRank';[.$U13]*2-1)+INDEX('meanRank';[.$U13]*2))/2" office:value-type="float" office:value="12.8333333333334">
            <text:p>12,8333333333</text:p>
          </table:table-cell>
          <table:table-cell table:number-columns-repeated="3"/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B/Recs</text:p>
          </table:table-cell>
          <table:table-cell table:style-name="ce1" office:value-type="float" office:value="9.41666666666669">
            <text:p>9,4166666667</text:p>
          </table:table-cell>
          <table:table-cell table:number-columns-repeated="4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style-name="ce1" office:value-type="float" office:value="11.1666666666667">
            <text:p>11,1666666667</text:p>
          </table:table-cell>
          <table:table-cell/>
          <table:table-cell table:style-name="ce1" office:value-type="string">
            <text:p>PeakFit</text:p>
          </table:table-cell>
          <table:table-cell table:formula="of:=(INDEX('meanRank';[.$U14]*2-1)+INDEX('meanRank';[.$U14]*2))/2" office:value-type="float" office:value="7">
            <text:p>7</text:p>
          </table:table-cell>
          <table:table-cell table:number-columns-repeated="3"/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WaveTracer</text:p>
          </table:table-cell>
          <table:table-cell table:style-name="ce1" office:value-type="float" office:value="9.83333333333333">
            <text:p>9,8333333333</text:p>
          </table:table-cell>
          <table:table-cell table:number-columns-repeated="4"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table:number-columns-repeated="2" office:value-type="float" office:value="11.1666666666667">
            <text:p>11,1666666667</text:p>
          </table:table-cell>
          <table:table-cell/>
          <table:table-cell table:style-name="ce1" office:value-type="string">
            <text:p>PeakSelector</text:p>
          </table:table-cell>
          <table:table-cell table:formula="of:=(INDEX('meanRank';[.$U15]*2-1)+INDEX('meanRank';[.$U15]*2))/2" office:value-type="float" office:value="12.3333333333334">
            <text:p>12,3333333333</text:p>
          </table:table-cell>
          <table:table-cell table:number-columns-repeated="3"/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Fast-ML-HD</text:p>
          </table:table-cell>
          <table:table-cell table:style-name="ce1" office:value-type="float" office:value="10.1666666666667">
            <text:p>10,1666666667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style-name="ce1" office:value-type="float" office:value="16.5">
            <text:p>16,5</text:p>
          </table:table-cell>
          <table:table-cell/>
          <table:table-cell table:style-name="ce1" office:value-type="string">
            <text:p>PYME</text:p>
          </table:table-cell>
          <table:table-cell table:formula="of:=(INDEX('meanRank';[.$U16]*2-1)+INDEX('meanRank';[.$U16]*2))/2" office:value-type="float" office:value="12.6666666666667">
            <text:p>12,6666666667</text:p>
          </table:table-cell>
          <table:table-cell table:number-columns-repeated="3"/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SNSMIL</text:p>
          </table:table-cell>
          <table:table-cell table:style-name="ce1" office:value-type="float" office:value="10.3333333333334">
            <text:p>10,3333333333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table:number-columns-repeated="2" office:value-type="float" office:value="16.5">
            <text:p>16,5</text:p>
          </table:table-cell>
          <table:table-cell/>
          <table:table-cell table:style-name="ce1" office:value-type="string">
            <text:p>QuickPalm</text:p>
          </table:table-cell>
          <table:table-cell table:formula="of:=(INDEX('meanRank';[.$U17]*2-1)+INDEX('meanRank';[.$U17]*2))/2" office:value-type="float" office:value="16">
            <text:p>16</text:p>
          </table:table-cell>
          <table:table-cell table:number-columns-repeated="3"/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FPGA Estimator</text:p>
          </table:table-cell>
          <table:table-cell table:style-name="ce1" office:value-type="float" office:value="10.9166666666667">
            <text:p>10,9166666667</text:p>
          </table:table-cell>
          <table:table-cell table:number-columns-repeated="4"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style-name="ce1" office:value-type="float" office:value="13.6666666666667">
            <text:p>13,6666666667</text:p>
          </table:table-cell>
          <table:table-cell/>
          <table:table-cell table:style-name="ce1" office:value-type="string">
            <text:p>RadialSymmetry</text:p>
          </table:table-cell>
          <table:table-cell table:formula="of:=(INDEX('meanRank';[.$U18]*2-1)+INDEX('meanRank';[.$U18]*2))/2" office:value-type="float" office:value="9.33333333333335">
            <text:p>9,3333333333</text:p>
          </table:table-cell>
          <table:table-cell table:number-columns-repeated="3"/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GPUgaussMLE</text:p>
          </table:table-cell>
          <table:table-cell table:style-name="ce1" office:value-type="float" office:value="11.1666666666667">
            <text:p>11,1666666667</text:p>
          </table:table-cell>
          <table:table-cell table:number-columns-repeated="4"/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table:number-columns-repeated="2" office:value-type="float" office:value="13.6666666666667">
            <text:p>13,6666666667</text:p>
          </table:table-cell>
          <table:table-cell/>
          <table:table-cell table:style-name="ce1" office:value-type="string">
            <text:p>RapidStorm</text:p>
          </table:table-cell>
          <table:table-cell table:formula="of:=(INDEX('meanRank';[.$U19]*2-1)+INDEX('meanRank';[.$U19]*2))/2" office:value-type="float" office:value="13.1666666666667">
            <text:p>13,1666666667</text:p>
          </table:table-cell>
          <table:table-cell table:number-columns-repeated="3"/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Wavelet FlouroBrancroft</text:p>
          </table:table-cell>
          <table:table-cell table:style-name="ce1" office:value-type="float" office:value="11.5833333333334">
            <text:p>11,5833333333</text:p>
          </table:table-cell>
          <table:table-cell table:number-columns-repeated="4"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style-name="ce1" office:value-type="float" office:value="9.33333333333333">
            <text:p>9,3333333333</text:p>
          </table:table-cell>
          <table:table-cell/>
          <table:table-cell table:style-name="ce1" office:value-type="string">
            <text:p>SimplePalm</text:p>
          </table:table-cell>
          <table:table-cell table:formula="of:=(INDEX('meanRank';[.$U20]*2-1)+INDEX('meanRank';[.$U20]*2))/2" office:value-type="float" office:value="8.16666666666667">
            <text:p>8,1666666667</text:p>
          </table:table-cell>
          <table:table-cell table:number-columns-repeated="3"/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PeakSelector</text:p>
          </table:table-cell>
          <table:table-cell table:style-name="ce1" office:value-type="float" office:value="12.3333333333334">
            <text:p>12,3333333333</text:p>
          </table:table-cell>
          <table:table-cell table:number-columns-repeated="4"/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table:number-columns-repeated="2" office:value-type="float" office:value="9.33333333333333">
            <text:p>9,3333333333</text:p>
          </table:table-cell>
          <table:table-cell/>
          <table:table-cell table:style-name="ce1" office:value-type="string">
            <text:p>SimpleStorm</text:p>
          </table:table-cell>
          <table:table-cell table:formula="of:=(INDEX('meanRank';[.$U21]*2-1)+INDEX('meanRank';[.$U21]*2))/2" office:value-type="float" office:value="6.5">
            <text:p>6,5</text:p>
          </table:table-cell>
          <table:table-cell table:number-columns-repeated="3"/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PYME</text:p>
          </table:table-cell>
          <table:table-cell table:style-name="ce1" office:value-type="float" office:value="12.6666666666667">
            <text:p>12,6666666667</text:p>
          </table:table-cell>
          <table:table-cell table:number-columns-repeated="4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style-name="ce1" office:value-type="float" office:value="9.16666666666667">
            <text:p>9,1666666667</text:p>
          </table:table-cell>
          <table:table-cell/>
          <table:table-cell table:style-name="ce1" office:value-type="string">
            <text:p>SNSMIL</text:p>
          </table:table-cell>
          <table:table-cell table:formula="of:=(INDEX('meanRank';[.$U22]*2-1)+INDEX('meanRank';[.$U22]*2))/2" office:value-type="float" office:value="10.3333333333334">
            <text:p>10,3333333333</text:p>
          </table:table-cell>
          <table:table-cell table:number-columns-repeated="3"/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Octane</text:p>
          </table:table-cell>
          <table:table-cell table:style-name="ce1" office:value-type="float" office:value="12.8333333333334">
            <text:p>12,8333333333</text:p>
          </table:table-cell>
          <table:table-cell table:number-columns-repeated="4"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table:number-columns-repeated="2" office:value-type="float" office:value="9.16666666666667">
            <text:p>9,1666666667</text:p>
          </table:table-cell>
          <table:table-cell/>
          <table:table-cell table:style-name="ce1" office:value-type="string">
            <text:p>SOSplugin</text:p>
          </table:table-cell>
          <table:table-cell table:formula="of:=(INDEX('meanRank';[.$U23]*2-1)+INDEX('meanRank';[.$U23]*2))/2" office:value-type="float" office:value="8.25">
            <text:p>8,25</text:p>
          </table:table-cell>
          <table:table-cell table:number-columns-repeated="3"/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RapidStorm</text:p>
          </table:table-cell>
          <table:table-cell table:style-name="ce1" office:value-type="float" office:value="13.1666666666667">
            <text:p>13,1666666667</text:p>
          </table:table-cell>
          <table:table-cell table:number-columns-repeated="4"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">
            <text:p>1</text:p>
          </table:table-cell>
          <table:table-cell table:number-columns-repeated="2" office:value-type="float" office:value="6.5">
            <text:p>6,5</text:p>
          </table:table-cell>
          <table:table-cell/>
          <table:table-cell table:style-name="ce1" office:value-type="string">
            <text:p>ThunderSTORM</text:p>
          </table:table-cell>
          <table:table-cell table:formula="of:=(INDEX('meanRank';[.$U24]*2-1)+INDEX('meanRank';[.$U24]*2))/2" office:value-type="float" office:value="6.75">
            <text:p>6,75</text:p>
          </table:table-cell>
          <table:table-cell table:number-columns-repeated="3"/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InSight3</text:p>
          </table:table-cell>
          <table:table-cell table:style-name="ce1" office:value-type="float" office:value="13.6666666666667">
            <text:p>13,666666666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table:number-columns-repeated="2" office:value-type="float" office:value="19.1666666666667">
            <text:p>19,1666666667</text:p>
          </table:table-cell>
          <table:table-cell/>
          <table:table-cell table:style-name="ce1" office:value-type="string">
            <text:p>Wavelet FlouroBrancroft</text:p>
          </table:table-cell>
          <table:table-cell table:formula="of:=(INDEX('meanRank';[.$U25]*2-1)+INDEX('meanRank';[.$U25]*2))/2" office:value-type="float" office:value="11.5833333333334">
            <text:p>11,5833333333</text:p>
          </table:table-cell>
          <table:table-cell table:number-columns-repeated="3"/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QuickPalm</text:p>
          </table:table-cell>
          <table:table-cell table:style-name="ce1" office:value-type="float" office:value="16">
            <text:p>16</text:p>
          </table:table-cell>
          <table:table-cell table:number-columns-repeated="4"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/>
          <table:table-cell table:style-name="ce1" office:value-type="string">
            <text:p>WaveTracer</text:p>
          </table:table-cell>
          <table:table-cell table:formula="of:=(INDEX('meanRank';[.$U26]*2-1)+INDEX('meanRank';[.$U26]*2))/2" office:value-type="float" office:value="9.83333333333333">
            <text:p>9,8333333333</text:p>
          </table:table-cell>
          <table:table-cell table:number-columns-repeated="3"/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GraspJ</text:p>
          </table:table-cell>
          <table:table-cell table:style-name="ce1" office:value-type="float" office:value="16.5">
            <text:p>16,5</text:p>
          </table:table-cell>
          <table:table-cell table:number-columns-repeated="4"/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6"/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Gauss2ddcirc</text:p>
          </table:table-cell>
          <table:table-cell table:style-name="ce1" office:value-type="float" office:value="18.5">
            <text:p>18,5</text:p>
          </table:table-cell>
          <table:table-cell table:number-columns-repeated="4"/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">
            <text:p>1</text:p>
          </table:table-cell>
          <table:table-cell table:number-columns-repeated="2" office:value-type="float" office:value="10.6666666666667">
            <text:p>10,6666666667</text:p>
          </table:table-cell>
          <table:table-cell table:number-columns-repeated="6"/>
          <table:table-cell office:value-type="string">
            <text:p>B/Recs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6"/>
          <table:table-cell office:value-type="string">
            <text:p>DAOSTORM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style-name="ce1" office:value-type="float" office:value="12.6666666666667">
            <text:p>12,6666666667</text:p>
          </table:table-cell>
          <table:table-cell table:number-columns-repeated="6"/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table:number-columns-repeated="2" office:value-type="float" office:value="12.6666666666667">
            <text:p>12,6666666667</text:p>
          </table:table-cell>
          <table:table-cell table:number-columns-repeated="6"/>
          <table:table-cell office:value-type="string">
            <text:p>Fast-ML-HD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1">
            <text:p>1</text:p>
          </table:table-cell>
          <table:table-cell table:number-columns-repeated="2" office:value-type="float" office:value="11.5">
            <text:p>11,5</text:p>
          </table:table-cell>
          <table:table-cell table:number-columns-repeated="6"/>
          <table:table-cell office:value-type="string">
            <text:p>FPGA Estimator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table:number-columns-repeated="2" office:value-type="float" office:value="20.5">
            <text:p>20,5</text:p>
          </table:table-cell>
          <table:table-cell table:number-columns-repeated="6"/>
          <table:table-cell office:value-type="string">
            <text:p>Gauss2ddcirc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1">
            <text:p>1</text:p>
          </table:table-cell>
          <table:table-cell table:number-columns-repeated="2" office:value-type="float" office:value="7.5">
            <text:p>7,5</text:p>
          </table:table-cell>
          <table:table-cell table:number-columns-repeated="6"/>
          <table:table-cell office:value-type="string">
            <text:p>GPUgaussM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table:number-columns-repeated="2" office:value-type="float" office:value="11.1666666666667">
            <text:p>11,1666666667</text:p>
          </table:table-cell>
          <table:table-cell table:number-columns-repeated="6"/>
          <table:table-cell office:value-type="string">
            <text:p>GraspJ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style-name="ce1" office:value-type="float" office:value="13.1666666666667">
            <text:p>13,1666666667</text:p>
          </table:table-cell>
          <table:table-cell table:number-columns-repeated="6"/>
          <table:table-cell office:value-type="string">
            <text:p>InSight3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table:number-columns-repeated="2" office:value-type="float" office:value="13.1666666666667">
            <text:p>13,1666666667</text:p>
          </table:table-cell>
          <table:table-cell table:number-columns-repeated="6"/>
          <table:table-cell office:value-type="string">
            <text:p>LivePALM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table:style-name="ce1" office:value-type="float" office:value="8.16666666666667">
            <text:p>8,1666666667</text:p>
          </table:table-cell>
          <table:table-cell table:number-columns-repeated="6"/>
          <table:table-cell office:value-type="string">
            <text:p>MicroManager LM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table:number-columns-repeated="2" office:value-type="float" office:value="8.16666666666667">
            <text:p>8,1666666667</text:p>
          </table:table-cell>
          <table:table-cell table:number-columns-repeated="6"/>
          <table:table-cell office:value-type="string">
            <text:p>Octane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SimpleStorm</text:p>
          </table:table-cell>
          <table:table-cell office:value-type="float" office:value="1">
            <text:p>1</text:p>
          </table:table-cell>
          <table:table-cell table:number-columns-repeated="2" office:value-type="float" office:value="5.5">
            <text:p>5,5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PeakFit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table:number-columns-repeated="2" office:value-type="float" office:value="7.5">
            <text:p>7,5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PeakSelector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SNSMIL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PYME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table:number-columns-repeated="2" office:value-type="float" office:value="11.6666666666667">
            <text:p>11,6666666667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QuickPalm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SOSplugin</text:p>
          </table:table-cell>
          <table:table-cell office:value-type="float" office:value="1">
            <text:p>1</text:p>
          </table:table-cell>
          <table:table-cell table:number-columns-repeated="2" office:value-type="float" office:value="7.83333333333333">
            <text:p>7,833333333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RadialSymmetry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table:number-columns-repeated="2" office:value-type="float" office:value="8.66666666666667">
            <text:p>8,6666666667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RapidStorm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ThunderSTORM</text:p>
          </table:table-cell>
          <table:table-cell office:value-type="float" office:value="1">
            <text:p>1</text:p>
          </table:table-cell>
          <table:table-cell table:number-columns-repeated="2" office:value-type="float" office:value="7.33333333333333">
            <text:p>7,333333333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SimplePalm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table:number-columns-repeated="2" office:value-type="float" office:value="6.16666666666667">
            <text:p>6,1666666667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SimpleStorm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SNSMIL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table:number-columns-repeated="2" office:value-type="float" office:value="13.1666666666667">
            <text:p>13,1666666667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SOSplugin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WaveTracer</text:p>
          </table:table-cell>
          <table:table-cell office:value-type="float" office:value="1">
            <text:p>1</text:p>
          </table:table-cell>
          <table:table-cell office:value-type="string">
            <text:p>#WERT!</text:p>
          </table:table-cell>
          <table:table-cell office:value-type="float" office:value="9.83333333333333">
            <text:p>9,833333333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ThunderSTORM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table:number-columns-repeated="2" office:value-type="float" office:value="9.83333333333333">
            <text:p>9,833333333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Wavelet FlouroBrancroft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Names</text:p>
          </table:table-cell>
          <table:table-cell table:style-name="Default" office:value-type="string">
            <text:p>HSLS2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WaveTracer</text:p>
          </table:table-cell>
          <table:table-cell office:value-type="float" office:value="2">
            <text:p>2</text:p>
          </table:table-cell>
          <table:table-cell table:number-columns-repeated="9"/>
        </table:table-row>
      </table:table>
      <table:table table:name="Tabelle10" table:style-name="ta1">
        <table:table-column table:style-name="co1" table:number-columns-repeated="3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oftware</text:p>
          </table:table-cell>
          <table:table-cell office:value-type="string">
            <text:p>HS/LS</text:p>
          </table:table-cell>
          <table:table-cell office:value-type="string">
            <text:p>Dataset</text:p>
          </table:table-cell>
          <table:table-cell office:value-type="string">
            <text:p>Jaccar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MSE</text:p>
          </table:table-cell>
          <table:table-cell office:value-type="string">
            <text:p>Time</text:p>
          </table:table-cell>
          <table:table-cell office:value-type="string">
            <text:p>Rang Jaccard</text:p>
          </table:table-cell>
          <table:table-cell office:value-type="string">
            <text:p>Rang RMSE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Software</text:p>
          </table:table-cell>
          <table:table-cell office:value-type="string">
            <text:p>HS/LS</text:p>
          </table:table-cell>
          <table:table-cell office:value-type="string">
            <text:p>Dataset</text:p>
          </table:table-cell>
          <table:table-cell office:value-type="string">
            <text:p>Jaccar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MSE</text:p>
          </table:table-cell>
          <table:table-cell office:value-type="string">
            <text:p>Time</text:p>
          </table:table-cell>
          <table:table-cell office:value-type="string">
            <text:p>Rang Jaccard</text:p>
          </table:table-cell>
          <table:table-cell office:value-type="string">
            <text:p>Rang RMSE</text:p>
          </table:table-cell>
          <table:table-cell office:value-type="string">
            <text:p>MeanRankIndividual</text:p>
          </table:table-cell>
          <table:table-cell table:number-columns-repeated="8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.74">
            <text:p>25,7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.97">
            <text:p>37,97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/Recs</text:p>
          </table:table-cell>
          <table:table-cell table:number-columns-repeated="3" office:value-type="float" office:value="1">
            <text:p>1</text:p>
          </table:table-cell>
          <table:table-cell office:value-type="float" office:value="44.07">
            <text:p>44,0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42.58">
            <text:p>42,58</text:p>
          </table:table-cell>
          <table:table-cell office:value-type="float" office:value="20000">
            <text:p>20000</text:p>
          </table:table-cell>
          <table:table-cell table:number-columns-repeated="2" office:value-type="float" office:value="4">
            <text:p>4</text:p>
          </table:table-cell>
          <table:table-cell table:formula="of:=([.W2]+[.X2])/2" office:value-type="float" office:value="4">
            <text:p>4</text:p>
          </table:table-cell>
          <table:table-cell table:style-name="ce1" table:formula="of:=(INDEX('MeanRankIndividual';[.$AC2]*6)+INDEX('MeanRankIndividual';[.$AC2]*6-5)+INDEX('MeanRankIndividual';[.$AC2]*6-1)+INDEX('MeanRankIndividual';[.$AC2]*6-2)+INDEX('MeanRankIndividual';[.$AC2]*6-3)+INDEX('MeanRankIndividual';[.$AC2]*6-4))/6" office:value-type="float" office:value="6.58333333333333">
            <text:p>6,583333333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mpleStorm</text:p>
          </table:table-cell>
          <table:table-cell table:style-name="ce1" office:value-type="float" office:value="4.58333333333333">
            <text:p>4,5833333333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.75">
            <text:p>45,7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51.78">
            <text:p>51,78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28">
            <text:p>41,28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82.86">
            <text:p>82,86</text:p>
          </table:table-cell>
          <table:table-cell office:value-type="float" office:value="14000">
            <text:p>1400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([.W3]+[.X3])/2" office:value-type="float" office:value="7.5">
            <text:p>7,5</text:p>
          </table:table-cell>
          <table:table-cell table:style-name="ce1" table:formula="of:=(INDEX('MeanRankIndividual';[.$AC3]*6)+INDEX('MeanRankIndividual';[.$AC3]*6-5)+INDEX('MeanRankIndividual';[.$AC3]*6-1)+INDEX('MeanRankIndividual';[.$AC3]*6-2)+INDEX('MeanRankIndividual';[.$AC3]*6-3)+INDEX('MeanRankIndividual';[.$AC3]*6-4))/6"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ThunderSTORM</text:p>
          </table:table-cell>
          <table:table-cell table:style-name="ce1" office:value-type="float" office:value="5.08333333333333">
            <text:p>5,0833333333</text:p>
          </table:table-cell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.75">
            <text:p>26,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1.96">
            <text:p>61,96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.11">
            <text:p>24,1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83.77">
            <text:p>83,77</text:p>
          </table:table-cell>
          <table:table-cell office:value-type="float" office:value="11000">
            <text:p>110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[.W4]+[.X4])/2" office:value-type="float" office:value="7.5">
            <text:p>7,5</text:p>
          </table:table-cell>
          <table:table-cell table:style-name="ce1" table:formula="of:=(INDEX('MeanRankIndividual';[.$AC4]*6)+INDEX('MeanRankIndividual';[.$AC4]*6-5)+INDEX('MeanRankIndividual';[.$AC4]*6-1)+INDEX('MeanRankIndividual';[.$AC4]*6-2)+INDEX('MeanRankIndividual';[.$AC4]*6-3)+INDEX('MeanRankIndividual';[.$AC4]*6-4))/6" office:value-type="float" office:value="7.41666666666667">
            <text:p>7,416666666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string">
            <text:p>PeakFit</text:p>
          </table:table-cell>
          <table:table-cell table:style-name="ce1" office:value-type="float" office:value="5.25">
            <text:p>5,25</text:p>
          </table:table-cell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16">
            <text:p>29,16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41.19">
            <text:p>41,19</text:p>
          </table:table-cell>
          <table:table-cell office:value-type="float" office:value="29.33">
            <text:p>29,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0.09">
            <text:p>90,0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.37">
            <text:p>23,37</text:p>
          </table:table-cell>
          <table:table-cell office:value-type="float" office:value="18000">
            <text:p>1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[.W5]+[.X5])/2" office:value-type="float" office:value="2.5">
            <text:p>2,5</text:p>
          </table:table-cell>
          <table:table-cell table:style-name="ce1" table:formula="of:=(INDEX('MeanRankIndividual';[.$AC5]*6)+INDEX('MeanRankIndividual';[.$AC5]*6-5)+INDEX('MeanRankIndividual';[.$AC5]*6-1)+INDEX('MeanRankIndividual';[.$AC5]*6-2)+INDEX('MeanRankIndividual';[.$AC5]*6-3)+INDEX('MeanRankIndividual';[.$AC5]*6-4))/6" office:value-type="float" office:value="8.08333333333333">
            <text:p>8,083333333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OSplugin</text:p>
          </table:table-cell>
          <table:table-cell table:style-name="ce1" office:value-type="float" office:value="6.08333333333333">
            <text:p>6,0833333333</text:p>
          </table:table-cell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73">
            <text:p>29,73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48.95">
            <text:p>48,95</text:p>
          </table:table-cell>
          <table:table-cell office:value-type="float" office:value="286">
            <text:p>28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.87">
            <text:p>53,8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9.65">
            <text:p>49,65</text:p>
          </table:table-cell>
          <table:table-cell office:value-type="float" office:value="15000">
            <text:p>15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[.W6]+[.X6])/2" office:value-type="float" office:value="9">
            <text:p>9</text:p>
          </table:table-cell>
          <table:table-cell table:style-name="ce1" table:formula="of:=(INDEX('MeanRankIndividual';[.$AC6]*6)+INDEX('MeanRankIndividual';[.$AC6]*6-5)+INDEX('MeanRankIndividual';[.$AC6]*6-1)+INDEX('MeanRankIndividual';[.$AC6]*6-2)+INDEX('MeanRankIndividual';[.$AC6]*6-3)+INDEX('MeanRankIndividual';[.$AC6]*6-4))/6" office:value-type="float" office:value="5.25">
            <text:p>5,2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RadialSymmetry</text:p>
          </table:table-cell>
          <table:table-cell table:style-name="ce1" office:value-type="float" office:value="6.33333333333333">
            <text:p>6,3333333333</text:p>
          </table:table-cell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64">
            <text:p>30,6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.26">
            <text:p>36,26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64.93">
            <text:p>64,93</text:p>
          </table:table-cell>
          <table:table-cell office:value-type="float" office:value="50000">
            <text:p>5000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W7]+[.X7])/2" office:value-type="float" office:value="9">
            <text:p>9</text:p>
          </table:table-cell>
          <table:table-cell table:style-name="ce1" table:formula="of:=(INDEX('MeanRankIndividual';[.$AC7]*6)+INDEX('MeanRankIndividual';[.$AC7]*6-5)+INDEX('MeanRankIndividual';[.$AC7]*6-1)+INDEX('MeanRankIndividual';[.$AC7]*6-2)+INDEX('MeanRankIndividual';[.$AC7]*6-3)+INDEX('MeanRankIndividual';[.$AC7]*6-4))/6" office:value-type="float" office:value="8.66666666666667">
            <text:p>8,666666666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B/Recs</text:p>
          </table:table-cell>
          <table:table-cell table:style-name="ce1" office:value-type="float" office:value="6.58333333333333">
            <text:p>6,5833333333</text:p>
          </table:table-cell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48">
            <text:p>47,48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54.2">
            <text:p>54,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9.9">
            <text:p>59,9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0.71">
            <text:p>50,71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([.W8]+[.X8])/2" office:value-type="float" office:value="6.5">
            <text:p>6,5</text:p>
          </table:table-cell>
          <table:table-cell table:style-name="ce1" table:formula="of:=(INDEX('MeanRankIndividual';[.$AC8]*6)+INDEX('MeanRankIndividual';[.$AC8]*6-5)+INDEX('MeanRankIndividual';[.$AC8]*6-1)+INDEX('MeanRankIndividual';[.$AC8]*6-2)+INDEX('MeanRankIndividual';[.$AC8]*6-3)+INDEX('MeanRankIndividual';[.$AC8]*6-4))/6" office:value-type="float" office:value="10.6666666666667">
            <text:p>10,666666666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Fast-ML-HD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.93">
            <text:p>42,9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58.58">
            <text:p>58,58</text:p>
          </table:table-cell>
          <table:table-cell office:value-type="float" office:value="482">
            <text:p>48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.02">
            <text:p>57,02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81.74">
            <text:p>81,7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([.W9]+[.X9])/2" office:value-type="float" office:value="6.5">
            <text:p>6,5</text:p>
          </table:table-cell>
          <table:table-cell table:style-name="ce1" table:formula="of:=(INDEX('MeanRankIndividual';[.$AC9]*6)+INDEX('MeanRankIndividual';[.$AC9]*6-5)+INDEX('MeanRankIndividual';[.$AC9]*6-1)+INDEX('MeanRankIndividual';[.$AC9]*6-2)+INDEX('MeanRankIndividual';[.$AC9]*6-3)+INDEX('MeanRankIndividual';[.$AC9]*6-4))/6" office:value-type="float" office:value="6.33333333333333">
            <text:p>6,3333333333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SNSMIL</text:p>
          </table:table-cell>
          <table:table-cell table:style-name="ce1" office:value-type="float" office:value="7.33333333333333">
            <text:p>7,3333333333</text:p>
          </table:table-cell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77">
            <text:p>47,77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54.72">
            <text:p>54,72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.03">
            <text:p>43,0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83.65">
            <text:p>83,6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([.W10]+[.X10])/2" office:value-type="float" office:value="6">
            <text:p>6</text:p>
          </table:table-cell>
          <table:table-cell table:style-name="ce1" table:formula="of:=(INDEX('MeanRankIndividual';[.$AC10]*6)+INDEX('MeanRankIndividual';[.$AC10]*6-5)+INDEX('MeanRankIndividual';[.$AC10]*6-1)+INDEX('MeanRankIndividual';[.$AC10]*6-2)+INDEX('MeanRankIndividual';[.$AC10]*6-3)+INDEX('MeanRankIndividual';[.$AC10]*6-4))/6" office:value-type="float" office:value="4.58333333333333">
            <text:p>4,5833333333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string">
            <text:p>FPGA Estimator</text:p>
          </table:table-cell>
          <table:table-cell table:style-name="ce1" office:value-type="float" office:value="7.41666666666667">
            <text:p>7,4166666667</text:p>
          </table:table-cell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9.01">
            <text:p>39,0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46.85">
            <text:p>46,85</text:p>
          </table:table-cell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.4">
            <text:p>50,4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28.93">
            <text:p>28,93</text:p>
          </table:table-cell>
          <table:table-cell office:value-type="float" office:value="1500">
            <text:p>150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W11]+[.X11])/2" office:value-type="float" office:value="11">
            <text:p>11</text:p>
          </table:table-cell>
          <table:table-cell table:style-name="ce1" table:formula="of:=(INDEX('MeanRankIndividual';[.$AC11]*6)+INDEX('MeanRankIndividual';[.$AC11]*6-5)+INDEX('MeanRankIndividual';[.$AC11]*6-1)+INDEX('MeanRankIndividual';[.$AC11]*6-2)+INDEX('MeanRankIndividual';[.$AC11]*6-3)+INDEX('MeanRankIndividual';[.$AC11]*6-4))/6" office:value-type="float" office:value="7.33333333333333">
            <text:p>7,333333333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Wavelet FlouroBrancroft</text:p>
          </table:table-cell>
          <table:table-cell table:style-name="ce1" office:value-type="float" office:value="7.91666666666667">
            <text:p>7,9166666667</text:p>
          </table:table-cell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74.32">
            <text:p>74,32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.28">
            <text:p>60,2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48.18">
            <text:p>48,18</text:p>
          </table:table-cell>
          <table:table-cell office:value-type="float" office:value="306">
            <text:p>30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([.W12]+[.X12])/2" office:value-type="float" office:value="7.5">
            <text:p>7,5</text:p>
          </table:table-cell>
          <table:table-cell table:style-name="ce1" table:formula="of:=(INDEX('MeanRankIndividual';[.$AC12]*6)+INDEX('MeanRankIndividual';[.$AC12]*6-5)+INDEX('MeanRankIndividual';[.$AC12]*6-1)+INDEX('MeanRankIndividual';[.$AC12]*6-2)+INDEX('MeanRankIndividual';[.$AC12]*6-3)+INDEX('MeanRankIndividual';[.$AC12]*6-4))/6" office:value-type="float" office:value="6.08333333333333">
            <text:p>6,0833333333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string">
            <text:p>Octane</text:p>
          </table:table-cell>
          <table:table-cell table:style-name="ce1" office:value-type="float" office:value="8.08333333333333">
            <text:p>8,0833333333</text:p>
          </table:table-cell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.26">
            <text:p>36,26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64.93">
            <text:p>64,93</text:p>
          </table:table-cell>
          <table:table-cell office:value-type="float" office:value="50000">
            <text:p>5000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77">
            <text:p>47,77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54.72">
            <text:p>54,72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([.W13]+[.X13])/2" office:value-type="float" office:value="4.5">
            <text:p>4,5</text:p>
          </table:table-cell>
          <table:table-cell table:style-name="ce1" table:formula="of:=(INDEX('MeanRankIndividual';[.$AC13]*6)+INDEX('MeanRankIndividual';[.$AC13]*6-5)+INDEX('MeanRankIndividual';[.$AC13]*6-1)+INDEX('MeanRankIndividual';[.$AC13]*6-2)+INDEX('MeanRankIndividual';[.$AC13]*6-3)+INDEX('MeanRankIndividual';[.$AC13]*6-4))/6" office:value-type="float" office:value="5.08333333333333">
            <text:p>5,0833333333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string">
            <text:p>PeakSelector</text:p>
          </table:table-cell>
          <table:table-cell table:style-name="ce1" office:value-type="float" office:value="8.66666666666667">
            <text:p>8,6666666667</text:p>
          </table:table-cell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.85">
            <text:p>19,85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64.04">
            <text:p>64,04</text:p>
          </table:table-cell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.67">
            <text:p>24,67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45.09">
            <text:p>45,09</text:p>
          </table:table-cell>
          <table:table-cell office:value-type="float" office:value="3.22">
            <text:p>3,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W14]+[.X14])/2" office:value-type="float" office:value="8.5">
            <text:p>8,5</text:p>
          </table:table-cell>
          <table:table-cell table:style-name="ce1" table:formula="of:=(INDEX('MeanRankIndividual';[.$AC14]*6)+INDEX('MeanRankIndividual';[.$AC14]*6-5)+INDEX('MeanRankIndividual';[.$AC14]*6-1)+INDEX('MeanRankIndividual';[.$AC14]*6-2)+INDEX('MeanRankIndividual';[.$AC14]*6-3)+INDEX('MeanRankIndividual';[.$AC14]*6-4))/6" office:value-type="float" office:value="7.91666666666667">
            <text:p>7,9166666667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string">
            <text:p>QuickPalm</text:p>
          </table:table-cell>
          <table:table-cell table:style-name="ce1" office:value-type="float" office:value="10.6666666666667">
            <text:p>10,6666666667</text:p>
          </table:table-cell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.92">
            <text:p>46,9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31.38">
            <text:p>31,38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.89">
            <text:p>11,8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5.67">
            <text:p>65,67</text:p>
          </table:table-cell>
          <table:table-cell office:value-type="float" office:value="0.7">
            <text:p>0,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([.W15]+[.X15])/2" office:value-type="float" office:value="8">
            <text:p>8</text:p>
          </table:table-cell>
          <table:table-cell table:style-name="ce1"/>
          <table:table-cell table:number-columns-repeated="2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67">
            <text:p>52,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31.62">
            <text:p>31,62</text:p>
          </table:table-cell>
          <table:table-cell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44">
            <text:p>6,4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6.03">
            <text:p>46,03</text:p>
          </table:table-cell>
          <table:table-cell office:value-type="float" office:value="1.9">
            <text:p>1,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([.W16]+[.X16])/2" office:value-type="float" office:value="6">
            <text:p>6</text:p>
          </table:table-cell>
          <table:table-cell table:style-name="ce1"/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4.78">
            <text:p>74,7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2.88">
            <text:p>32,88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8">
            <text:p>72,28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8.66">
            <text:p>28,66</text:p>
          </table:table-cell>
          <table:table-cell office:value-type="float" office:value="39.45">
            <text:p>39,45</text:p>
          </table:table-cell>
          <table:table-cell table:number-columns-repeated="2" office:value-type="float" office:value="8">
            <text:p>8</text:p>
          </table:table-cell>
          <table:table-cell table:formula="of:=([.W17]+[.X17])/2" office:value-type="float" office:value="8">
            <text:p>8</text:p>
          </table:table-cell>
          <table:table-cell table:style-name="ce1"/>
          <table:table-cell table:number-columns-repeated="2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7">
            <text:p>61,4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34.27">
            <text:p>34,2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.79">
            <text:p>41,79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34.62">
            <text:p>34,62</text:p>
          </table:table-cell>
          <table:table-cell office:value-type="float" office:value="56.13">
            <text:p>56,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([.W18]+[.X18])/2" office:value-type="float" office:value="8">
            <text:p>8</text:p>
          </table:table-cell>
          <table:table-cell table:style-name="ce1"/>
          <table:table-cell table:number-columns-repeated="2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.83">
            <text:p>37,8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9.9">
            <text:p>49,9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16">
            <text:p>29,16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 office:value-type="float" office:value="41.19">
            <text:p>41,19</text:p>
          </table:table-cell>
          <table:table-cell office:value-type="float" office:value="29.33">
            <text:p>29,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([.W19]+[.X19])/2" office:value-type="float" office:value="6">
            <text:p>6</text:p>
          </table:table-cell>
          <table:table-cell table:style-name="ce1"/>
          <table:table-cell table:number-columns-repeated="2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.79">
            <text:p>41,79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34.62">
            <text:p>34,62</text:p>
          </table:table-cell>
          <table:table-cell office:value-type="float" office:value="56.13">
            <text:p>56,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7.29">
            <text:p>27,2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7.76">
            <text:p>37,7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([.W20]+[.X20])/2" office:value-type="float" office:value="5.5">
            <text:p>5,5</text:p>
          </table:table-cell>
          <table:table-cell table:style-name="ce1"/>
          <table:table-cell table:number-columns-repeated="2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8.21">
            <text:p>58,21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36.75">
            <text:p>36,75</text:p>
          </table:table-cell>
          <table:table-cell office:value-type="float" office:value="743">
            <text:p>74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.96">
            <text:p>21,96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5.97">
            <text:p>55,9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([.W21]+[.X21])/2" office:value-type="float" office:value="4">
            <text:p>4</text:p>
          </table:table-cell>
          <table:table-cell table:style-name="ce1"/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.28">
            <text:p>66,28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64.7">
            <text:p>64,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4">
            <text:p>5,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7.31">
            <text:p>47,3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([.W22]+[.X22])/2" office:value-type="float" office:value="7">
            <text:p>7</text:p>
          </table:table-cell>
          <table:table-cell table:style-name="ce1"/>
          <table:table-cell table:number-columns-repeated="2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64">
            <text:p>69,6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7.43">
            <text:p>37,43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45">
            <text:p>71,4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0.42">
            <text:p>30,42</text:p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([.W23]+[.X23])/2" office:value-type="float" office:value="9.5">
            <text:p>9,5</text:p>
          </table:table-cell>
          <table:table-cell table:style-name="ce1"/>
          <table:table-cell table:number-columns-repeated="2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3.55">
            <text:p>63,55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40.07">
            <text:p>40,07</text:p>
          </table:table-cell>
          <table:table-cell office:value-type="float" office:value="590">
            <text:p>59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.59">
            <text:p>23,59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1.91">
            <text:p>51,91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W24]+[.X24])/2" office:value-type="float" office:value="12.5">
            <text:p>12,5</text:p>
          </table:table-cell>
          <table:table-cell table:style-name="ce1"/>
          <table:table-cell table:number-columns-repeated="2"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.28">
            <text:p>60,2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48.18">
            <text:p>48,18</text:p>
          </table:table-cell>
          <table:table-cell office:value-type="float" office:value="306">
            <text:p>30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.82">
            <text:p>32,8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74.32">
            <text:p>74,32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W25]+[.X25])/2" office:value-type="float" office:value="10">
            <text:p>10</text:p>
          </table:table-cell>
          <table:table-cell table:style-name="ce1"/>
          <table:table-cell table:number-columns-repeated="2"/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.87">
            <text:p>53,8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9.65">
            <text:p>49,65</text:p>
          </table:table-cell>
          <table:table-cell office:value-type="float" office:value="15000">
            <text:p>15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.63">
            <text:p>47,63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47.97">
            <text:p>47,97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W26]+[.X26])/2" office:value-type="float" office:value="6.5">
            <text:p>6,5</text:p>
          </table:table-cell>
          <table:table-cell table:style-name="ce1"/>
          <table:table-cell table:number-columns-repeated="2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.59">
            <text:p>23,59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1.91">
            <text:p>51,91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55">
            <text:p>37,55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78.33">
            <text:p>78,3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W27]+[.X27])/2" office:value-type="float" office:value="6.5">
            <text:p>6,5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23">
            <text:p>71,2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7.6">
            <text:p>17,6</text:p>
          </table:table-cell>
          <table:table-cell office:value-type="float" office:value="294">
            <text:p>2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.39">
            <text:p>27,3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9.66">
            <text:p>79,66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[.W28]+[.X28])/2" office:value-type="float" office:value="6">
            <text:p>6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.2">
            <text:p>69,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9.99">
            <text:p>19,99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29">
            <text:p>88,2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3.01">
            <text:p>23,0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3">
            <text:p>3</text:p>
          </table:table-cell>
          <table:table-cell table:formula="of:=([.W29]+[.X29])/2" office:value-type="float" office:value="3">
            <text:p>3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12">
            <text:p>86,1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6.32">
            <text:p>26,32</text:p>
          </table:table-cell>
          <table:table-cell office:value-type="float" office:value="316">
            <text:p>31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.67">
            <text:p>52,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31.62">
            <text:p>31,62</text:p>
          </table:table-cell>
          <table:table-cell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([.W30]+[.X30])/2" office:value-type="float" office:value="5.5">
            <text:p>5,5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51">
            <text:p>86,5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26.4">
            <text:p>26,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9.01">
            <text:p>39,0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46.85">
            <text:p>46,85</text:p>
          </table:table-cell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([.W31]+[.X31])/2"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4.92">
            <text:p>84,9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8.65">
            <text:p>28,65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.3">
            <text:p>25,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.39">
            <text:p>45,3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W32]+[.X32])/2" office:value-type="float" office:value="8.5">
            <text:p>8,5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45">
            <text:p>71,4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0.42">
            <text:p>30,42</text:p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.49">
            <text:p>19,4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67.77">
            <text:p>67,7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W33]+[.X33])/2" office:value-type="float" office:value="6.5">
            <text:p>6,5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1.94">
            <text:p>81,94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33.03">
            <text:p>33,03</text:p>
          </table:table-cell>
          <table:table-cell office:value-type="float" office:value="297">
            <text:p>29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5">
            <text:p>2,35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2.73">
            <text:p>102,73</text:p>
          </table:table-cell>
          <table:table-cell office:value-type="float" office:value="82">
            <text:p>82</text:p>
          </table:table-cell>
          <table:table-cell table:number-columns-repeated="2" office:value-type="float" office:value="13">
            <text:p>13</text:p>
          </table:table-cell>
          <table:table-cell table:formula="of:=([.W34]+[.X34])/2" office:value-type="float" office:value="13">
            <text:p>1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.86">
            <text:p>60,86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35.17">
            <text:p>35,17</text:p>
          </table:table-cell>
          <table:table-cell office:value-type="float" office:value="32">
            <text:p>3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.23">
            <text:p>71,2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7.6">
            <text:p>17,6</text:p>
          </table:table-cell>
          <table:table-cell office:value-type="float" office:value="294">
            <text:p>2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W35]+[.X35])/2" office:value-type="float" office:value="5.5">
            <text:p>5,5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69">
            <text:p>88,6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48.01">
            <text:p>48,01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8.21">
            <text:p>58,21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36.75">
            <text:p>36,75</text:p>
          </table:table-cell>
          <table:table-cell office:value-type="float" office:value="743">
            <text:p>74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W36]+[.X36])/2" office:value-type="float" office:value="6.5">
            <text:p>6,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29">
            <text:p>88,2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3.01">
            <text:p>23,0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9.85">
            <text:p>19,85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64.04">
            <text:p>64,04</text:p>
          </table:table-cell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W37]+[.X37])/2" office:value-type="float" office:value="12">
            <text:p>12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.28">
            <text:p>72,28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8.66">
            <text:p>28,66</text:p>
          </table:table-cell>
          <table:table-cell office:value-type="float" office:value="39.45">
            <text:p>39,4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4.26">
            <text:p>14,2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7.38">
            <text:p>47,3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W38]+[.X38])/2" office:value-type="float" office:value="11">
            <text:p>11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B/Re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0.09">
            <text:p>90,0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.37">
            <text:p>23,37</text:p>
          </table:table-cell>
          <table:table-cell office:value-type="float" office:value="18000">
            <text:p>1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59">
            <text:p>5,5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4">
            <text:p>70,8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([.W39]+[.X39])/2" office:value-type="float" office:value="10">
            <text:p>10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.4">
            <text:p>50,4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28.93">
            <text:p>28,93</text:p>
          </table:table-cell>
          <table:table-cell office:value-type="float" office:value="1500">
            <text:p>150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87">
            <text:p>6,8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5.56">
            <text:p>65,5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W40]+[.X40])/2" office:value-type="float" office:value="9">
            <text:p>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44">
            <text:p>6,4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6.03">
            <text:p>46,03</text:p>
          </table:table-cell>
          <table:table-cell office:value-type="float" office:value="1.9">
            <text:p>1,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.86">
            <text:p>60,86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35.17">
            <text:p>35,17</text:p>
          </table:table-cell>
          <table:table-cell office:value-type="float" office:value="32">
            <text:p>32</text:p>
          </table:table-cell>
          <table:table-cell table:number-columns-repeated="2" office:value-type="float" office:value="12">
            <text:p>12</text:p>
          </table:table-cell>
          <table:table-cell table:formula="of:=([.W41]+[.X41])/2" office:value-type="float" office:value="12">
            <text:p>12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4">
            <text:p>5,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7.31">
            <text:p>47,3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.83">
            <text:p>37,8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49.9">
            <text:p>49,9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W42]+[.X42])/2" office:value-type="float" office:value="11.5">
            <text:p>11,5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69">
            <text:p>8,6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9.06">
            <text:p>49,0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.75">
            <text:p>26,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1.96">
            <text:p>61,96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W43]+[.X43])/2" office:value-type="float" office:value="10.5">
            <text:p>10,5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.14">
            <text:p>7,14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08">
            <text:p>54,08</text:p>
          </table:table-cell>
          <table:table-cell office:value-type="float" office:value="861">
            <text:p>86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8.84">
            <text:p>18,84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4.47">
            <text:p>34,4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([.W44]+[.X44])/2" office:value-type="float" office:value="6.5">
            <text:p>6,5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75">
            <text:p>8,7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6.59">
            <text:p>56,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74">
            <text:p>9,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3.5">
            <text:p>53,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([.W45]+[.X45])/2" office:value-type="float" office:value="6.5">
            <text:p>6,5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55">
            <text:p>12,5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61.8">
            <text:p>61,8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95">
            <text:p>6,95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1.54">
            <text:p>51,5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([.W46]+[.X46])/2" office:value-type="float" office:value="6.5">
            <text:p>6,5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87">
            <text:p>6,8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5.56">
            <text:p>65,5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.2">
            <text:p>69,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9.99">
            <text:p>19,99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([.W47]+[.X47])/2" office:value-type="float" office:value="6.5">
            <text:p>6,5</text:p>
          </table:table-cell>
          <table:table-cell table:number-columns-repeated="3"/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42">
            <text:p>13,42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76.07">
            <text:p>76,07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.92">
            <text:p>46,9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31.38">
            <text:p>31,38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W48]+[.X48])/2" office:value-type="float" office:value="5.5">
            <text:p>5,5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.03">
            <text:p>43,0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83.65">
            <text:p>83,6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.74">
            <text:p>25,7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.97">
            <text:p>37,97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([.W49]+[.X49])/2" office:value-type="float" office:value="6.5">
            <text:p>6,5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.11">
            <text:p>24,1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83.77">
            <text:p>83,77</text:p>
          </table:table-cell>
          <table:table-cell office:value-type="float" office:value="11000">
            <text:p>110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0.44">
            <text:p>40,4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0.13">
            <text:p>40,13</text:p>
          </table:table-cell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([.W50]+[.X50])/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.39">
            <text:p>27,39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79.66">
            <text:p>79,66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.84">
            <text:p>30,8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3.18">
            <text:p>63,18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([.W51]+[.X51])/2" office:value-type="float" office:value="3.5">
            <text:p>3,5</text:p>
          </table:table-cell>
          <table:table-cell table:number-columns-repeated="8"/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5">
            <text:p>2,35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2.73">
            <text:p>102,73</text:p>
          </table:table-cell>
          <table:table-cell office:value-type="float" office:value="82">
            <text:p>82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55">
            <text:p>12,5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61.8">
            <text:p>61,8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([.W52]+[.X52])/2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95">
            <text:p>6,95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1.54">
            <text:p>51,5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12">
            <text:p>86,1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6.32">
            <text:p>26,32</text:p>
          </table:table-cell>
          <table:table-cell office:value-type="float" office:value="316">
            <text:p>316</text:p>
          </table:table-cell>
          <table:table-cell table:number-columns-repeated="2" office:value-type="float" office:value="5">
            <text:p>5</text:p>
          </table:table-cell>
          <table:table-cell table:formula="of:=([.W53]+[.X53])/2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74">
            <text:p>9,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3.5">
            <text:p>53,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9.64">
            <text:p>69,6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7.43">
            <text:p>37,43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([.W54]+[.X54])/2" office:value-type="float" office:value="4.5">
            <text:p>4,5</text:p>
          </table:table-cell>
          <table:table-cell table:number-columns-repeated="8"/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.96">
            <text:p>21,96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5.97">
            <text:p>55,9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.48">
            <text:p>47,48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54.2">
            <text:p>54,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([.W55]+[.X55])/2" office:value-type="float" office:value="4.5">
            <text:p>4,5</text:p>
          </table:table-cell>
          <table:table-cell table:number-columns-repeated="8"/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.84">
            <text:p>30,8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3.18">
            <text:p>63,18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2.78">
            <text:p>32,7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0.03">
            <text:p>50,03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([.W56]+[.X56])/2"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.64">
            <text:p>16,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3.69">
            <text:p>63,6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.89">
            <text:p>23,89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74.15">
            <text:p>74,1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([.W57]+[.X57])/2"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.89">
            <text:p>11,8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5.67">
            <text:p>65,67</text:p>
          </table:table-cell>
          <table:table-cell office:value-type="float" office:value="0.7">
            <text:p>0,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42">
            <text:p>13,42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76.07">
            <text:p>76,07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([.W58]+[.X58])/2" office:value-type="float" office:value="6.5">
            <text:p>6,5</text:p>
          </table:table-cell>
          <table:table-cell table:number-columns-repeated="8"/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59">
            <text:p>5,5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4">
            <text:p>70,8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1.94">
            <text:p>81,94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33.03">
            <text:p>33,03</text:p>
          </table:table-cell>
          <table:table-cell office:value-type="float" office:value="297">
            <text:p>29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([.W59]+[.X59])/2"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.5">
            <text:p>18,5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72.48">
            <text:p>72,48</text:p>
          </table:table-cell>
          <table:table-cell office:value-type="float" office:value="471">
            <text:p>471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3.55">
            <text:p>63,55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40.07">
            <text:p>40,07</text:p>
          </table:table-cell>
          <table:table-cell office:value-type="float" office:value="590">
            <text:p>59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([.W60]+[.X60])/2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.94">
            <text:p>15,94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80.55">
            <text:p>80,55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.93">
            <text:p>42,9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58.58">
            <text:p>58,58</text:p>
          </table:table-cell>
          <table:table-cell office:value-type="float" office:value="482">
            <text:p>48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([.W61]+[.X61])/2" office:value-type="float" office:value="6.5">
            <text:p>6,5</text:p>
          </table:table-cell>
          <table:table-cell table:number-columns-repeated="8"/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.89">
            <text:p>23,89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74.15">
            <text:p>74,1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9.33">
            <text:p>29,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8">
            <text:p>45,88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table:formula="of:=([.W62]+[.X62])/2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.55">
            <text:p>37,55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78.33">
            <text:p>78,3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.64">
            <text:p>16,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3.69">
            <text:p>63,6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([.W63]+[.X63])/2" office:value-type="float" office:value="6.5">
            <text:p>6,5</text:p>
          </table:table-cell>
          <table:table-cell table:number-columns-repeated="8"/>
        </table:table-row>
        <table:table-row table:style-name="ro1">
          <table:table-cell office:value-type="string">
            <text:p>B/Rec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.28">
            <text:p>41,28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82.86">
            <text:p>82,86</text:p>
          </table:table-cell>
          <table:table-cell office:value-type="float" office:value="14000">
            <text:p>1400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75">
            <text:p>8,7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6.59">
            <text:p>56,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">
            <text:p>6</text:p>
          </table:table-cell>
          <table:table-cell table:formula="of:=([.W64]+[.X64])/2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.02">
            <text:p>57,02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81.74">
            <text:p>81,7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6.51">
            <text:p>86,5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26.4">
            <text:p>26,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W65]+[.X65])/2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.49">
            <text:p>19,4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67.77">
            <text:p>67,7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.47">
            <text:p>61,4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34.27">
            <text:p>34,2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W66]+[.X66])/2" office:value-type="float" office:value="4.5">
            <text:p>4,5</text:p>
          </table:table-cell>
          <table:table-cell table:number-columns-repeated="8"/>
        </table:table-row>
        <table:table-row table:style-name="ro1">
          <table:table-cell office:value-type="string">
            <text:p>RadialSymmetry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8.84">
            <text:p>18,84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4.47">
            <text:p>34,4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.73">
            <text:p>29,73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48.95">
            <text:p>48,95</text:p>
          </table:table-cell>
          <table:table-cell office:value-type="float" office:value="286">
            <text:p>28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([.W67]+[.X67])/2" office:value-type="float" office:value="6.5">
            <text:p>6,5</text:p>
          </table:table-cell>
          <table:table-cell table:number-columns-repeated="8"/>
        </table:table-row>
        <table:table-row table:style-name="ro1">
          <table:table-cell office:value-type="string">
            <text:p>Octan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7.29">
            <text:p>27,29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7.76">
            <text:p>37,7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9.93">
            <text:p>49,9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.82">
            <text:p>44,82</text:p>
          </table:table-cell>
          <table:table-cell office:value-type="float" office:value="406">
            <text:p>4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[.W68]+[.X68])/2" office:value-type="float" office:value="3.5">
            <text:p>3,5</text:p>
          </table:table-cell>
          <table:table-cell table:number-columns-repeated="8"/>
        </table:table-row>
        <table:table-row table:style-name="ro1">
          <table:table-cell office:value-type="string">
            <text:p>SimpleStorm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0.44">
            <text:p>40,4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0.13">
            <text:p>40,13</text:p>
          </table:table-cell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.5">
            <text:p>18,5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72.48">
            <text:p>72,48</text:p>
          </table:table-cell>
          <table:table-cell office:value-type="float" office:value="471">
            <text:p>471</text:p>
          </table:table-cell>
          <table:table-cell table:number-columns-repeated="2" office:value-type="float" office:value="8">
            <text:p>8</text:p>
          </table:table-cell>
          <table:table-cell table:formula="of:=([.W69]+[.X69])/2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B/Recs</text:p>
          </table:table-cell>
          <table:table-cell table:number-columns-repeated="3" office:value-type="float" office:value="1">
            <text:p>1</text:p>
          </table:table-cell>
          <table:table-cell office:value-type="float" office:value="44.07">
            <text:p>44,0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42.58">
            <text:p>42,58</text:p>
          </table:table-cell>
          <table:table-cell office:value-type="float" office:value="20000">
            <text:p>2000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.14">
            <text:p>7,14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08">
            <text:p>54,08</text:p>
          </table:table-cell>
          <table:table-cell office:value-type="float" office:value="861">
            <text:p>86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W70]+[.X70])/2" office:value-type="float" office:value="6.5">
            <text:p>6,5</text:p>
          </table:table-cell>
          <table:table-cell table:number-columns-repeated="8"/>
        </table:table-row>
        <table:table-row table:style-name="ro1"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9.93">
            <text:p>49,9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.82">
            <text:p>44,82</text:p>
          </table:table-cell>
          <table:table-cell office:value-type="float" office:value="406">
            <text:p>4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4.92">
            <text:p>84,9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8.65">
            <text:p>28,65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([.W71]+[.X71])/2" office:value-type="float" office:value="6.5">
            <text:p>6,5</text:p>
          </table:table-cell>
          <table:table-cell table:number-columns-repeated="8"/>
        </table:table-row>
        <table:table-row table:style-name="ro1">
          <table:table-cell office:value-type="string">
            <text:p>PeakSelector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.3">
            <text:p>25,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.39">
            <text:p>45,3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4.78">
            <text:p>74,7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2.88">
            <text:p>32,88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W72]+[.X72])/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OSplugin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9.33">
            <text:p>29,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8">
            <text:p>45,88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ThunderSTORM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.75">
            <text:p>45,7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51.78">
            <text:p>51,78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[.W73]+[.X73])/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QuickPalm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4.26">
            <text:p>14,2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7.38">
            <text:p>47,3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2.95">
            <text:p>32,9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67.37">
            <text:p>67,3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W74]+[.X74])/2" office:value-type="float" office:value="9.5">
            <text:p>9,5</text:p>
          </table:table-cell>
          <table:table-cell table:number-columns-repeated="8"/>
        </table:table-row>
        <table:table-row table:style-name="ro1">
          <table:table-cell office:value-type="string">
            <text:p>SNSMIL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2.78">
            <text:p>32,7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50.03">
            <text:p>50,03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.94">
            <text:p>15,94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80.55">
            <text:p>80,55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([.W75]+[.X75])/2" office:value-type="float" office:value="10.5">
            <text:p>10,5</text:p>
          </table:table-cell>
          <table:table-cell table:number-columns-repeated="8"/>
        </table:table-row>
        <table:table-row table:style-name="ro1"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2.95">
            <text:p>32,9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67.37">
            <text:p>67,3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.69">
            <text:p>8,6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9.06">
            <text:p>49,0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([.W76]+[.X76])/2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FPGA Estimator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.67">
            <text:p>24,67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45.09">
            <text:p>45,09</text:p>
          </table:table-cell>
          <table:table-cell office:value-type="float" office:value="3.22">
            <text:p>3,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8.69">
            <text:p>88,6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48.01">
            <text:p>48,01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([.W77]+[.X77])/2" office:value-type="float" office:value="7.5">
            <text:p>7,5</text:p>
          </table:table-cell>
          <table:table-cell table:number-columns-repeated="8"/>
        </table:table-row>
        <table:table-row table:style-name="ro1">
          <table:table-cell office:value-type="string">
            <text:p>PeakFit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.63">
            <text:p>47,63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47.97">
            <text:p>47,97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.28">
            <text:p>66,28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64.7">
            <text:p>64,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([.W78]+[.X78])/2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Fast-ML-H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9.9">
            <text:p>59,9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0.71">
            <text:p>50,71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Wavelet FlouroBrancroft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64">
            <text:p>30,6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W79]+[.X79])/2" office:value-type="float" office:value="7">
            <text:p>7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Tabelle1.C3:Tabelle1.K177">
          <table:sort>
            <table:sort-by table:field-number="3" table:data-type="automatic"/>
            <table:sort-by table:field-number="4" table:order="descending" table:data-type="automatic"/>
          </table:sort>
        </table:database-range>
        <table:database-range table:name="__Anonymous_Sheet_DB__1" table:target-range-address="Tabelle2.A1:Tabelle2.I175">
          <table:sort>
            <table:sort-by table:field-number="3" table:data-type="automatic"/>
            <table:sort-by table:field-number="5" table:order="descending" table:data-type="automatic"/>
          </table:sort>
        </table:database-range>
        <table:database-range table:name="__Anonymous_Sheet_DB__2" table:target-range-address="Tabelle3.A1:Tabelle3.I175">
          <table:sort>
            <table:sort-by table:field-number="3" table:data-type="automatic"/>
            <table:sort-by table:field-number="7" table:data-type="automatic"/>
          </table:sort>
        </table:database-range>
        <table:database-range table:name="__Anonymous_Sheet_DB__4" table:target-range-address="Tabelle5.A1:Tabelle5.L175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5" table:target-range-address="Tabelle6.AB1:Tabelle6.AE59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Tabelle7.A1:Tabelle7.I175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7" table:target-range-address="Tabelle8.R1:Tabelle8.T59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8" table:target-range-address="Tabelle9.O3:Tabelle9.P27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Tabelle10.AF2:Tabelle10.AG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8T14:53:33</meta:creation-date>
    <dc:date>2013-05-08T14:41:42</dc:date>
    <meta:editing-duration>PT4H13M45S</meta:editing-duration>
    <meta:editing-cycles>10</meta:editing-cycles>
    <meta:generator>LibreOffice/3.5$Linux_X86_64 LibreOffice_project/350m1$Build-2</meta:generator>
    <meta:document-statistic meta:table-count="10" meta:cell-count="16581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11cm" svg:height="5.457cm" xlink:href=".." xlink:type="simple" chart:class="chart:bar" chart:style-name="ch1">
        <chart:title svg:x="4.796cm" svg:y="0.245cm" chart:style-name="ch2">
          <text:p>High density 3</text:p>
        </chart:title>
        <chart:plot-area chart:style-name="ch3" table:cell-range-address="Tabelle1.C76:Tabelle1.C90 Tabelle1.G76:Tabelle1.G90" chart:data-source-has-labels="column" svg:x="1.261cm" svg:y="1.351cm" svg:width="10.75cm" svg:height="3.577cm">
          <chartooo:coordinate-region svg:x="1.887cm" svg:y="1.55cm" svg:width="10.124cm" svg:height="2.333cm"/>
          <chart:axis chart:dimension="x" chart:name="primary-x" chart:style-name="ch4" chartooo:axis-type="auto">
            <chartooo:date-scale/>
            <chart:categories table:cell-range-address="Tabelle1.C76:Tabelle1.C90"/>
          </chart:axis>
          <chart:axis chart:dimension="y" chart:name="primary-y" chart:style-name="ch5">
            <chart:title svg:x="0.451cm" svg:y="3.765cm" chart:style-name="ch6">
              <text:p>Jaccard</text:p>
            </chart:title>
            <chart:grid chart:style-name="ch7" chart:class="major"/>
          </chart:axis>
          <chart:series chart:style-name="ch8" chart:values-cell-range-address="Tabelle1.G76:Tabelle1.G90" chart:class="chart:bar">
            <chart:data-point chart:repeated="6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Fast-ML-HD</text:p>
                <draw:g>
                  <svg:desc>Tabelle1.C76:Tabelle1.C90</svg:desc>
                </draw:g>
              </table:table-cell>
              <table:table-cell office:value-type="float" office:value="43.03">
                <text:p>43.03</text:p>
                <draw:g>
                  <svg:desc>Tabelle1.G76:Tabelle1.G90</svg:desc>
                </draw:g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28.09">
                <text:p>28.09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27.39">
                <text:p>27.39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24.11">
                <text:p>24.11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13.42">
                <text:p>13.42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2.35">
                <text:p>2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42cm" svg:height="6.134cm" xlink:href=".." xlink:type="simple" chart:class="chart:bar" chart:style-name="ch1">
        <chart:title svg:x="4.112cm" svg:y="0.258cm" chart:style-name="ch2">
          <text:p>High density 2</text:p>
        </chart:title>
        <chart:plot-area chart:style-name="ch3" table:cell-range-address="Tabelle3.A31:Tabelle3.A45 Tabelle3.H31:Tabelle3.H45" chart:data-source-has-labels="column" svg:x="1.233cm" svg:y="1.403cm" svg:width="9.465cm" svg:height="4.189cm">
          <chartooo:coordinate-region svg:x="2.27cm" svg:y="1.602cm" svg:width="7.768cm" svg:height="2.945cm"/>
          <chart:axis chart:dimension="x" chart:name="primary-x" chart:style-name="ch4" chartooo:axis-type="auto">
            <chartooo:date-scale/>
            <chart:categories table:cell-range-address="Tabelle3.A31:Tabelle3.A45"/>
          </chart:axis>
          <chart:axis chart:dimension="y" chart:name="primary-y" chart:style-name="ch5">
            <chart:title svg:x="0.451cm" svg:y="4.004cm" chart:style-name="ch6">
              <text:p>RSME</text:p>
            </chart:title>
            <chart:grid chart:style-name="ch7" chart:class="major"/>
          </chart:axis>
          <chart:series chart:style-name="ch8" chart:values-cell-range-address="Tabelle3.H31:Tabelle3.H45" chart:class="chart:bar">
            <chart:data-point chart:repeated="2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RadialSymmetry</text:p>
                <draw:g>
                  <svg:desc>Tabelle3.A31:Tabelle3.A45</svg:desc>
                </draw:g>
              </table:table-cell>
              <table:table-cell office:value-type="float" office:value="53.5">
                <text:p>53.5</text:p>
                <draw:g>
                  <svg:desc>Tabelle3.H31:Tabelle3.H45</svg:desc>
                </draw:g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63.18">
                <text:p>63.18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63.69">
                <text:p>63.69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65.38">
                <text:p>65.38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67.77">
                <text:p>67.77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67.84">
                <text:p>67.84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70.84">
                <text:p>70.84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72.48">
                <text:p>72.48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74.15">
                <text:p>74.15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78.33">
                <text:p>78.33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81.74">
                <text:p>81.74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82.86">
                <text:p>82.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145cm" svg:height="8.054cm" xlink:href=".." xlink:type="simple" chart:class="chart:bar" chart:style-name="ch1">
        <chart:title svg:x="2.298cm" svg:y="0.297cm" chart:style-name="ch2">
          <text:p>High density</text:p>
        </chart:title>
        <chart:plot-area chart:style-name="ch3" table:cell-range-address="Tabelle3.A60:Tabelle3.A74 Tabelle3.H60:Tabelle3.H74" chart:data-source-has-labels="column" svg:x="1.153cm" svg:y="1.559cm" svg:width="5.708cm" svg:height="5.914cm">
          <chartooo:coordinate-region svg:x="2.314cm" svg:y="1.759cm" svg:width="4.547cm" svg:height="4.669cm"/>
          <chart:axis chart:dimension="x" chart:name="primary-x" chart:style-name="ch4" chartooo:axis-type="auto">
            <chartooo:date-scale/>
            <chart:categories table:cell-range-address="Tabelle3.A60:Tabelle3.A74"/>
          </chart:axis>
          <chart:axis chart:dimension="y" chart:name="primary-y" chart:style-name="ch5">
            <chart:title svg:x="0.451cm" svg:y="5.023cm" chart:style-name="ch6">
              <text:p>RSME</text:p>
            </chart:title>
            <chart:grid chart:style-name="ch7" chart:class="major"/>
          </chart:axis>
          <chart:series chart:style-name="ch8" chart:values-cell-range-address="Tabelle3.H60:Tabelle3.H74" chart:class="chart:bar">
            <chart:data-point chart:repeated="6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FPGA Estimator</text:p>
                <draw:g>
                  <svg:desc>Tabelle3.A60:Tabelle3.A74</svg:desc>
                </draw:g>
              </table:table-cell>
              <table:table-cell office:value-type="float" office:value="46.03">
                <text:p>46.03</text:p>
                <draw:g>
                  <svg:desc>Tabelle3.H60:Tabelle3.H74</svg:desc>
                </draw:g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47.31">
                <text:p>47.31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49.06">
                <text:p>49.06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54.08">
                <text:p>54.08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65.56">
                <text:p>65.56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76.07">
                <text:p>76.07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77.64">
                <text:p>77.64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79.66">
                <text:p>79.66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83.77">
                <text:p>83.77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02.73">
                <text:p>102.73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128.46">
                <text:p>128.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51cm" svg:height="4.49cm" xlink:href=".." xlink:type="simple" chart:class="chart:bar" chart:style-name="ch1">
        <chart:title svg:x="1.819cm" svg:y="0.225cm" chart:style-name="ch2">
          <text:p>Low density 1</text:p>
        </chart:title>
        <chart:plot-area chart:style-name="ch3" table:cell-range-address="Tabelle3.A89:Tabelle3.A111 Tabelle3.H89:Tabelle3.H111" chart:data-source-has-labels="column" svg:x="1.14cm" svg:y="1.271cm" svg:width="5.053cm" svg:height="2.71cm">
          <chartooo:coordinate-region svg:x="2.125cm" svg:y="1.47cm" svg:width="3.87cm" svg:height="1.466cm"/>
          <chart:axis chart:dimension="x" chart:name="primary-x" chart:style-name="ch4" chartooo:axis-type="auto">
            <chartooo:date-scale/>
            <chart:categories table:cell-range-address="Tabelle3.A89:Tabelle3.A111"/>
          </chart:axis>
          <chart:axis chart:dimension="y" chart:name="primary-y" chart:style-name="ch5">
            <chart:title svg:x="0.451cm" svg:y="3.133cm" chart:style-name="ch6">
              <text:p>RSME</text:p>
            </chart:title>
            <chart:grid chart:style-name="ch7" chart:class="major"/>
          </chart:axis>
          <chart:series chart:style-name="ch8" chart:values-cell-range-address="Tabelle3.H89:Tabelle3.H111" chart:class="chart:bar">
            <chart:data-point chart:repeated="6"/>
            <chart:data-point chart:style-name="ch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PeakSelector</text:p>
                <draw:g>
                  <svg:desc>Tabelle3.A89:Tabelle3.A111</svg:desc>
                </draw:g>
              </table:table-cell>
              <table:table-cell office:value-type="float" office:value="17.6">
                <text:p>17.6</text:p>
                <draw:g>
                  <svg:desc>Tabelle3.H89:Tabelle3.H111</svg:desc>
                </draw:g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28.44">
                <text:p>28.44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28.93">
                <text:p>28.93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29.54">
                <text:p>29.54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30.42">
                <text:p>30.42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35.17">
                <text:p>35.17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60.23">
                <text:p>60.2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cm" svg:height="5.621cm" xlink:href=".." xlink:type="simple" chart:class="chart:bar" chart:style-name="ch1">
        <chart:title svg:x="3.369cm" svg:y="0.248cm" chart:style-name="ch2">
          <text:p>Low density 2</text:p>
        </chart:title>
        <chart:plot-area chart:style-name="ch3" table:cell-range-address="Tabelle3.A118:Tabelle3.A141 Tabelle3.H118:Tabelle3.H141" chart:data-source-has-labels="column" svg:x="1.202cm" svg:y="1.363cm" svg:width="7.966cm" svg:height="3.726cm">
          <chartooo:coordinate-region svg:x="2.366cm" svg:y="1.562cm" svg:width="6.802cm" svg:height="2.482cm"/>
          <chart:axis chart:dimension="x" chart:name="primary-x" chart:style-name="ch4" chartooo:axis-type="auto">
            <chartooo:date-scale/>
            <chart:categories table:cell-range-address="Tabelle3.A118:Tabelle3.A141"/>
          </chart:axis>
          <chart:axis chart:dimension="y" chart:name="primary-y" chart:style-name="ch5">
            <chart:title svg:x="0.451cm" svg:y="3.733cm" chart:style-name="ch6">
              <text:p>RSME</text:p>
            </chart:title>
            <chart:grid chart:style-name="ch7" chart:class="major"/>
          </chart:axis>
          <chart:series chart:style-name="ch8" chart:values-cell-range-address="Tabelle3.H118:Tabelle3.H141" chart:class="chart:bar">
            <chart:data-point chart:repeated="10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RadialSymmetry</text:p>
                <draw:g>
                  <svg:desc>Tabelle3.A118:Tabelle3.A141</svg:desc>
                </draw:g>
              </table:table-cell>
              <table:table-cell office:value-type="float" office:value="31.38">
                <text:p>31.38</text:p>
                <draw:g>
                  <svg:desc>Tabelle3.H118:Tabelle3.H141</svg:desc>
                </draw:g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33.32">
                <text:p>33.32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37.43">
                <text:p>37.43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38.05">
                <text:p>38.05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38.84">
                <text:p>38.84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ClearPALM</text:p>
              </table:table-cell>
              <table:table-cell office:value-type="float" office:value="41.57">
                <text:p>41.57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49.65">
                <text:p>49.65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51.91">
                <text:p>51.91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55.49">
                <text:p>55.49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67.32">
                <text:p>67.3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34cm" svg:height="7.685cm" xlink:href=".." xlink:type="simple" chart:class="chart:bar" chart:style-name="ch1">
        <chart:title svg:x="4.646cm" svg:y="0.289cm" chart:style-name="ch2">
          <text:p>Low density</text:p>
        </chart:title>
        <chart:plot-area chart:style-name="ch3" table:cell-range-address="Tabelle3.A147:Tabelle3.A169 Tabelle3.H147:Tabelle3.H169" chart:data-source-has-labels="column" svg:x="1.245cm" svg:y="1.527cm" svg:width="10.021cm" svg:height="5.585cm">
          <chartooo:coordinate-region svg:x="2.447cm" svg:y="1.726cm" svg:width="8.442cm" svg:height="4.341cm"/>
          <chart:axis chart:dimension="x" chart:name="primary-x" chart:style-name="ch4" chartooo:axis-type="auto">
            <chartooo:date-scale/>
            <chart:categories table:cell-range-address="Tabelle3.A147:Tabelle3.A169"/>
          </chart:axis>
          <chart:axis chart:dimension="y" chart:name="primary-y" chart:style-name="ch5">
            <chart:title svg:x="0.451cm" svg:y="4.826cm" chart:style-name="ch6">
              <text:p>RSME</text:p>
            </chart:title>
            <chart:grid chart:style-name="ch7" chart:class="major"/>
          </chart:axis>
          <chart:series chart:style-name="ch8" chart:values-cell-range-address="Tabelle3.H147:Tabelle3.H169" chart:class="chart:bar">
            <chart:data-point chart:repeated="13"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MicroManager LM</text:p>
                <draw:g>
                  <svg:desc>Tabelle3.A147:Tabelle3.A169</svg:desc>
                </draw:g>
              </table:table-cell>
              <table:table-cell office:value-type="float" office:value="37.77">
                <text:p>37.77</text:p>
                <draw:g>
                  <svg:desc>Tabelle3.H147:Tabelle3.H169</svg:desc>
                </draw:g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46.85">
                <text:p>46.85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51.78">
                <text:p>51.78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52.24">
                <text:p>52.24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52.44">
                <text:p>52.44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53.54">
                <text:p>53.54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54.72">
                <text:p>54.72</text:p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58.58">
                <text:p>58.58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61.96">
                <text:p>61.96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63.13">
                <text:p>63.13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64.93">
                <text:p>64.93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74.32">
                <text:p>74.3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338cm" svg:height="7.751cm" xlink:href=".." xlink:type="simple" chart:class="chart:bar" chart:style-name="ch1">
        <chart:title svg:x="22.826cm" svg:y="0.291cm" chart:style-name="ch2">
          <text:p>Mean high density</text:p>
        </chart:title>
        <chart:plot-area chart:style-name="ch3" table:cell-range-address="Tabelle4.V68:Tabelle4.V82 Tabelle4.X68:Tabelle4.X82" chart:data-source-has-labels="column" svg:x="3.04cm" svg:y="2.845cm" svg:width="44.291cm" svg:height="4.33cm">
          <chartooo:coordinate-region svg:x="3.661cm" svg:y="3.044cm" svg:width="43.573cm" svg:height="2.452cm"/>
          <chart:axis chart:dimension="x" chart:name="primary-x" chart:style-name="ch4" chartooo:axis-type="auto">
            <chartooo:date-scale/>
            <chart:categories table:cell-range-address="Tabelle4.V68:Tabelle4.V82"/>
          </chart:axis>
          <chart:axis chart:dimension="y" chart:name="primary-y" chart:style-name="ch5">
            <chart:title svg:x="0.958cm" svg:y="6.236cm" chart:style-name="ch6">
              <text:p>Jaccard</text:p>
            </chart:title>
            <chart:grid chart:style-name="ch7" chart:class="major"/>
          </chart:axis>
          <chart:series chart:style-name="ch8" chart:values-cell-range-address="Tabelle4.X68:Tabelle4.X82" chart:class="chart:bar">
            <chart:data-point chart:repeated="5"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Fast-ML-HD</text:p>
                <draw:g>
                  <svg:desc>Tabelle4.V68:Tabelle4.V82</svg:desc>
                </draw:g>
              </table:table-cell>
              <table:table-cell office:value-type="float" office:value="53.3166666666667">
                <text:p>53.3166666666667</text:p>
                <draw:g>
                  <svg:desc>Tabelle4.X68:Tabelle4.X82</svg:desc>
                </draw:g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45.1166666666667">
                <text:p>45.1166666666667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39.4566666666667">
                <text:p>39.4566666666667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37.5233333333333">
                <text:p>37.5233333333333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36.4866666666667">
                <text:p>36.4866666666667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27.9433333333333">
                <text:p>27.9433333333333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23.3633333333333">
                <text:p>23.3633333333333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19.1933333333333">
                <text:p>19.1933333333333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5.7133333333333">
                <text:p>15.7133333333333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11.8433333333333">
                <text:p>11.8433333333333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8.90666666666667">
                <text:p>8.90666666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26cm" svg:height="7.414cm" xlink:href=".." xlink:type="simple" chart:class="chart:bar" chart:style-name="ch1">
        <chart:title svg:x="18.676cm" svg:y="0.284cm" chart:style-name="ch2">
          <text:p>Mean low density</text:p>
        </chart:title>
        <chart:plot-area chart:style-name="ch3" table:cell-range-address="Tabelle4.V97:Tabelle4.V119 Tabelle4.X97:Tabelle4.X119" chart:data-source-has-labels="column" svg:x="1.827cm" svg:y="1.507cm" svg:width="37.367cm" svg:height="5.339cm">
          <chartooo:coordinate-region svg:x="2.448cm" svg:y="1.706cm" svg:width="36.684cm" svg:height="4.095cm"/>
          <chart:axis chart:dimension="x" chart:name="primary-x" chart:style-name="ch4" chartooo:axis-type="auto">
            <chartooo:date-scale/>
            <chart:categories table:cell-range-address="Tabelle4.V97:Tabelle4.V119"/>
          </chart:axis>
          <chart:axis chart:dimension="y" chart:name="primary-y" chart:style-name="ch5">
            <chart:title svg:x="0.451cm" svg:y="4.802cm" chart:style-name="ch6">
              <text:p>Jaccard</text:p>
            </chart:title>
            <chart:grid chart:style-name="ch7" chart:class="major"/>
          </chart:axis>
          <chart:series chart:style-name="ch8" chart:values-cell-range-address="Tabelle4.X97:Tabelle4.X119" chart:class="chart:bar">
            <chart:data-point chart:repeated="2"/>
            <chart:data-point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SimplePalm</text:p>
                <draw:g>
                  <svg:desc>Tabelle4.V97:Tabelle4.V119</svg:desc>
                </draw:g>
              </table:table-cell>
              <table:table-cell office:value-type="float" office:value="68.6633333333333">
                <text:p>68.6633333333333</text:p>
                <draw:g>
                  <svg:desc>Tabelle4.X97:Tabelle4.X119</svg:desc>
                </draw:g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68.4833333333333">
                <text:p>68.4833333333333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67.7466666666667">
                <text:p>67.7466666666667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62.8066666666667">
                <text:p>62.8066666666667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60.77">
                <text:p>60.77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60.0733333333333">
                <text:p>60.0733333333333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59.99">
                <text:p>59.99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59.91">
                <text:p>59.91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59.2366666666667">
                <text:p>59.2366666666667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55.2066666666667">
                <text:p>55.2066666666667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54.5766666666667">
                <text:p>54.5766666666667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54.3366666666667">
                <text:p>54.3366666666667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53.8433333333333">
                <text:p>53.8433333333333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53.8366666666667">
                <text:p>53.8366666666667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52.8166666666667">
                <text:p>52.8166666666667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51.66">
                <text:p>51.66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49.7633333333333">
                <text:p>49.7633333333333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48.4966666666667">
                <text:p>48.4966666666667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47.7433333333333">
                <text:p>47.7433333333333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47.2866666666667">
                <text:p>47.2866666666667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42.62">
                <text:p>42.62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41.8133333333333">
                <text:p>41.8133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385cm" svg:height="5.181cm" xlink:href=".." xlink:type="simple" chart:class="chart:bar" chart:style-name="ch1">
        <chart:title svg:x="17.349cm" svg:y="0.239cm" chart:style-name="ch2">
          <text:p>Mean high density</text:p>
        </chart:title>
        <chart:plot-area chart:style-name="ch3" table:cell-range-address="Tabelle4.V2:Tabelle4.V16 Tabelle4.Y2:Tabelle4.Y16" chart:data-source-has-labels="column" svg:x="1.778cm" svg:y="1.327cm" svg:width="35.073cm" svg:height="3.331cm">
          <chartooo:coordinate-region svg:x="2.585cm" svg:y="1.526cm" svg:width="34.266cm" svg:height="2.087cm"/>
          <chart:axis chart:dimension="x" chart:name="primary-x" chart:style-name="ch4" chartooo:axis-type="auto">
            <chartooo:date-scale/>
            <chart:categories table:cell-range-address="Tabelle4.V2:Tabelle4.V16"/>
          </chart:axis>
          <chart:axis chart:dimension="y" chart:name="primary-y" chart:style-name="ch5">
            <chart:title svg:x="0.451cm" svg:y="3.737cm" chart:style-name="ch6">
              <text:p>Precision</text:p>
            </chart:title>
            <chart:grid chart:style-name="ch7" chart:class="major"/>
          </chart:axis>
          <chart:series chart:style-name="ch8" chart:values-cell-range-address="Tabelle4.Y2:Tabelle4.Y16" chart:class="chart:bar">
            <chart:data-point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Y</text:p>
              </table:table-cell>
            </table:table-row>
          </table:table-header-rows>
          <table:table-rows>
            <table:table-row>
              <table:table-cell office:value-type="string">
                <text:p>SimpleStorm</text:p>
                <draw:g>
                  <svg:desc>Tabelle4.V2:Tabelle4.V16</svg:desc>
                </draw:g>
              </table:table-cell>
              <table:table-cell office:value-type="float" office:value="100">
                <text:p>100</text:p>
                <draw:g>
                  <svg:desc>Tabelle4.Y2:Tabelle4.Y16</svg:desc>
                </draw:g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692cm" svg:height="8.045cm" xlink:href=".." xlink:type="simple" chart:class="chart:bar" chart:style-name="ch1">
        <chart:title svg:x="17.109cm" svg:y="0.296cm" chart:style-name="ch2">
          <text:p>Mean low density</text:p>
        </chart:title>
        <chart:plot-area chart:style-name="ch3" table:cell-range-address="Tabelle4.V31:Tabelle4.V53 Tabelle4.Y31:Tabelle4.Y53" chart:data-source-has-labels="column" svg:x="1.764cm" svg:y="1.555cm" svg:width="34.422cm" svg:height="5.91cm">
          <chartooo:coordinate-region svg:x="2.571cm" svg:y="1.754cm" svg:width="33.4cm" svg:height="4.666cm"/>
          <chart:axis chart:dimension="x" chart:name="primary-x" chart:style-name="ch4" chartooo:axis-type="auto">
            <chartooo:date-scale/>
            <chart:categories table:cell-range-address="Tabelle4.V31:Tabelle4.V53"/>
          </chart:axis>
          <chart:axis chart:dimension="y" chart:name="primary-y" chart:style-name="ch5">
            <chart:title svg:x="0.451cm" svg:y="5.255cm" chart:style-name="ch6">
              <text:p>Precision</text:p>
            </chart:title>
            <chart:grid chart:style-name="ch7" chart:class="major"/>
          </chart:axis>
          <chart:series chart:style-name="ch8" chart:values-cell-range-address="Tabelle4.Y31:Tabelle4.Y53" chart:class="chart:bar">
            <chart:data-point chart:repeated="9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Y</text:p>
              </table:table-cell>
            </table:table-row>
          </table:table-header-rows>
          <table:table-rows>
            <table:table-row>
              <table:table-cell office:value-type="string">
                <text:p>ThunderSTORM</text:p>
                <draw:g>
                  <svg:desc>Tabelle4.V31:Tabelle4.V53</svg:desc>
                </draw:g>
              </table:table-cell>
              <table:table-cell office:value-type="float" office:value="100">
                <text:p>100</text:p>
                <draw:g>
                  <svg:desc>Tabelle4.Y31:Tabelle4.Y53</svg:desc>
                </draw:g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97.6666666666667">
                <text:p>97.6666666666667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97.3333333333333">
                <text:p>97.3333333333333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74.3333333333333">
                <text:p>74.333333333333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36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03cm" svg:height="9.037cm" xlink:href=".." xlink:type="simple" chart:class="chart:bar" chart:style-name="ch1">
        <chart:title svg:x="9.715cm" svg:y="0.316cm" chart:style-name="ch2">
          <text:p>Mean high density</text:p>
        </chart:title>
        <chart:plot-area chart:style-name="ch3" table:cell-range-address="Tabelle4.V146:Tabelle4.V160 Tabelle4.AA146:Tabelle4.AA160" chart:data-source-has-labels="column" svg:x="1.888cm" svg:y="1.803cm" svg:width="21.635cm" svg:height="6.634cm">
          <chartooo:coordinate-region svg:x="3.405cm" svg:y="2.003cm" svg:width="20.118cm" svg:height="3.717cm"/>
          <chart:axis chart:dimension="x" chart:name="primary-x" chart:style-name="ch4" chartooo:axis-type="auto">
            <chartooo:date-scale/>
            <chart:categories table:cell-range-address="Tabelle4.V146:Tabelle4.V160"/>
          </chart:axis>
          <chart:axis chart:dimension="y" chart:name="primary-y" chart:style-name="ch5">
            <chart:title svg:x="0.997cm" svg:y="4.584cm" chart:style-name="ch6">
              <text:p>RSME</text:p>
            </chart:title>
            <chart:grid chart:style-name="ch7" chart:class="major"/>
          </chart:axis>
          <chart:series chart:style-name="ch8" chart:values-cell-range-address="Tabelle4.AA146:Tabelle4.AA160" chart:class="chart:bar">
            <chart:data-point chart:repeated="3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A</text:p>
              </table:table-cell>
            </table:table-row>
          </table:table-header-rows>
          <table:table-rows>
            <table:table-row>
              <table:table-cell office:value-type="string">
                <text:p>RadialSymmetry</text:p>
                <draw:g>
                  <svg:desc>Tabelle4.V146:Tabelle4.V160</svg:desc>
                </draw:g>
              </table:table-cell>
              <table:table-cell office:value-type="float" office:value="46.5033333333333">
                <text:p>46.5033333333333</text:p>
                <draw:g>
                  <svg:desc>Tabelle4.AA146:Tabelle4.AA160</svg:desc>
                </draw:g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47.0133333333333">
                <text:p>47.0133333333333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52.2633333333333">
                <text:p>52.2633333333333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55.0366666666667">
                <text:p>55.0366666666667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55.3866666666667">
                <text:p>55.3866666666667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57.1266666666667">
                <text:p>57.1266666666667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61.26">
                <text:p>61.26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63.3066666666667">
                <text:p>63.3066666666667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68.6533333333333">
                <text:p>68.6533333333333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69.7366666666667">
                <text:p>69.7366666666667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71.9633333333333">
                <text:p>71.9633333333333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72.0333333333333">
                <text:p>72.0333333333333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82.2533333333334">
                <text:p>82.25333333333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515cm" svg:height="4.818cm" xlink:href=".." xlink:type="simple" chart:class="chart:bar" chart:style-name="ch1">
        <chart:title svg:x="2.351cm" svg:y="0.232cm" chart:style-name="ch2">
          <text:p>Low density 1</text:p>
        </chart:title>
        <chart:plot-area chart:style-name="ch3" table:cell-range-address="Tabelle1.C97:Tabelle1.C119 Tabelle1.G97:Tabelle1.G119" chart:data-source-has-labels="column" svg:x="1.161cm" svg:y="1.299cm" svg:width="6.054cm" svg:height="3.003cm">
          <chartooo:coordinate-region svg:x="1.968cm" svg:y="1.498cm" svg:width="4.626cm" svg:height="1.759cm"/>
          <chart:axis chart:dimension="x" chart:name="primary-x" chart:style-name="ch4" chartooo:axis-type="auto">
            <chartooo:date-scale/>
            <chart:categories table:cell-range-address="Tabelle1.C97:Tabelle1.C119"/>
          </chart:axis>
          <chart:axis chart:dimension="y" chart:name="primary-y" chart:style-name="ch5">
            <chart:title svg:x="0.451cm" svg:y="3.426cm" chart:style-name="ch6">
              <text:p>Jaccard</text:p>
            </chart:title>
            <chart:grid chart:style-name="ch7" chart:class="major"/>
          </chart:axis>
          <chart:series chart:style-name="ch8" chart:values-cell-range-address="Tabelle1.G97:Tabelle1.G119" chart:class="chart:bar">
            <chart:data-point chart:repeated="6"/>
            <chart:data-point chart:style-name="ch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B/Recs</text:p>
                <draw:g>
                  <svg:desc>Tabelle1.C97:Tabelle1.C119</svg:desc>
                </draw:g>
              </table:table-cell>
              <table:table-cell office:value-type="float" office:value="90.09">
                <text:p>90.09</text:p>
                <draw:g>
                  <svg:desc>Tabelle1.G97:Tabelle1.G119</svg:desc>
                </draw:g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88.29">
                <text:p>88.29</text:p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87.34">
                <text:p>87.34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86.74">
                <text:p>86.74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86.12">
                <text:p>86.12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84.92">
                <text:p>84.92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81.94">
                <text:p>81.94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79.98">
                <text:p>79.98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79.77">
                <text:p>79.77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79.33">
                <text:p>79.33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76.81">
                <text:p>76.81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76.31">
                <text:p>76.31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75.73">
                <text:p>75.73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72.28">
                <text:p>72.28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72.27">
                <text:p>72.27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71.23">
                <text:p>71.23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50.4">
                <text:p>5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5cm" svg:height="5.264cm" xlink:href=".." xlink:type="simple" chart:class="chart:bar" chart:style-name="ch1">
        <chart:title svg:x="17.788cm" svg:y="0.241cm" chart:style-name="ch2">
          <text:p>Mean low density</text:p>
        </chart:title>
        <chart:plot-area chart:style-name="ch3" table:cell-range-address="Tabelle4.V167:Tabelle4.V189 Tabelle4.AA167:Tabelle4.AA189" chart:data-source-has-labels="column" svg:x="1.792cm" svg:y="1.335cm" svg:width="35.696cm" svg:height="3.404cm">
          <chartooo:coordinate-region svg:x="2.413cm" svg:y="1.534cm" svg:width="34.747cm" svg:height="2.16cm"/>
          <chart:axis chart:dimension="x" chart:name="primary-x" chart:style-name="ch4" chartooo:axis-type="auto">
            <chartooo:date-scale/>
            <chart:categories table:cell-range-address="Tabelle4.V167:Tabelle4.V189"/>
          </chart:axis>
          <chart:axis chart:dimension="y" chart:name="primary-y" chart:style-name="ch5">
            <chart:title svg:x="0.451cm" svg:y="3.544cm" chart:style-name="ch6">
              <text:p>RSME</text:p>
            </chart:title>
            <chart:grid chart:style-name="ch7" chart:class="major"/>
          </chart:axis>
          <chart:series chart:style-name="ch8" chart:values-cell-range-address="Tabelle4.AA167:Tabelle4.AA189" chart:class="chart:bar">
            <chart:data-point chart:repeated="9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A</text:p>
              </table:table-cell>
            </table:table-row>
          </table:table-header-rows>
          <table:table-rows>
            <table:table-row>
              <table:table-cell office:value-type="string">
                <text:p>RadialSymmetry</text:p>
                <draw:g>
                  <svg:desc>Tabelle4.V167:Tabelle4.V189</svg:desc>
                </draw:g>
              </table:table-cell>
              <table:table-cell office:value-type="float" office:value="29.78">
                <text:p>29.78</text:p>
                <draw:g>
                  <svg:desc>Tabelle4.AA167:Tabelle4.AA189</svg:desc>
                </draw:g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33.1766666666667">
                <text:p>33.1766666666667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33.8266666666667">
                <text:p>33.8266666666667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34.0266666666667">
                <text:p>34.0266666666667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34.8233333333333">
                <text:p>34.8233333333333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35.1266666666667">
                <text:p>35.1266666666667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37.2566666666667">
                <text:p>37.2566666666667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37.77">
                <text:p>37.77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39.3166666666667">
                <text:p>39.3166666666667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39.4633333333333">
                <text:p>39.4633333333333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40.3833333333333">
                <text:p>40.3833333333333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42.3133333333333">
                <text:p>42.3133333333333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42.9533333333333">
                <text:p>42.9533333333333</text:p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42.9733333333333">
                <text:p>42.9733333333333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43.8933333333333">
                <text:p>43.8933333333333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43.9433333333333">
                <text:p>43.9433333333333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45.9833333333333">
                <text:p>45.9833333333333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45.99">
                <text:p>45.99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52.2166666666667">
                <text:p>52.2166666666667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55.2366666666667">
                <text:p>55.2366666666667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63.56">
                <text:p>63.5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abelle6.AK18:Tabelle6.AL30" chart:data-source-has-labels="column" svg:x="0.77cm" svg:y="0.855cm" svg:width="14.59cm" svg:height="7.545cm">
          <chartooo:coordinate-region svg:x="1.494cm" svg:y="1.055cm" svg:width="13.432cm" svg:height="6.3cm"/>
          <chart:axis chart:dimension="x" chart:name="primary-x" chart:style-name="ch3" chartooo:axis-type="auto">
            <chartooo:date-scale/>
            <chart:categories table:cell-range-address="Tabelle6.AK18:Tabelle6.AK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6.AL18:Tabelle6.AL30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L</text:p>
              </table:table-cell>
            </table:table-row>
          </table:table-header-rows>
          <table:table-rows>
            <table:table-row>
              <table:table-cell office:value-type="string">
                <text:p>ThunderSTORM</text:p>
                <draw:g>
                  <svg:desc>Tabelle6.AK18:Tabelle6.AK30</svg:desc>
                </draw:g>
              </table:table-cell>
              <table:table-cell office:value-type="float" office:value="5.27777777777778">
                <text:p>5.27777777777778</text:p>
                <draw:g>
                  <svg:desc>Tabelle6.AL18:Tabelle6.AL30</svg:desc>
                </draw:g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6.22222222222222">
                <text:p>6.22222222222222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9.77777777777778">
                <text:p>9.77777777777778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10.0555555555556">
                <text:p>10.0555555555556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10.1666666666667">
                <text:p>10.1666666666667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1.7777777777778">
                <text:p>11.7777777777778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12.2222222222222">
                <text:p>12.222222222222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26cm" svg:y="0.316cm" chart:style-name="ch2">
          <text:p>High density</text:p>
        </chart:title>
        <chart:plot-area chart:style-name="ch3" table:cell-range-address="Tabelle6.AB2:Tabelle6.AB16 Tabelle6.AD2:Tabelle6.AD16" chart:data-source-has-labels="column" svg:x="1.331cm" svg:y="1.635cm" svg:width="14.029cm" svg:height="6.765cm">
          <chartooo:coordinate-region svg:x="1.952cm" svg:y="1.834cm" svg:width="12.785cm" svg:height="5.521cm"/>
          <chart:axis chart:dimension="x" chart:name="primary-x" chart:style-name="ch4" chartooo:axis-type="auto">
            <chartooo:date-scale/>
            <chart:categories table:cell-range-address="Tabelle6.AB2:Tabelle6.AB16"/>
          </chart:axis>
          <chart:axis chart:dimension="y" chart:name="primary-y" chart:style-name="ch5">
            <chart:title svg:x="0.451cm" svg:y="5.828cm" chart:style-name="ch6">
              <text:p>Mean rank</text:p>
            </chart:title>
            <chart:grid chart:style-name="ch7" chart:class="major"/>
          </chart:axis>
          <chart:series chart:style-name="ch8" chart:values-cell-range-address="Tabelle6.AD2:Tabelle6.AD16" chart:class="chart:bar">
            <chart:data-point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</table:table-row>
          </table:table-header-rows>
          <table:table-rows>
            <table:table-row>
              <table:table-cell office:value-type="string">
                <text:p>SimpleStorm</text:p>
                <draw:g>
                  <svg:desc>Tabelle6.AB2:Tabelle6.AB16</svg:desc>
                </draw:g>
              </table:table-cell>
              <table:table-cell office:value-type="float" office:value="4">
                <text:p>4</text:p>
                <draw:g>
                  <svg:desc>Tabelle6.AD2:Tabelle6.AD16</svg:desc>
                </draw:g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5.55555555555555">
                <text:p>5.55555555555555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6.11111111111111">
                <text:p>6.11111111111111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6.88888888888889">
                <text:p>6.88888888888889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0.3333333333333">
                <text:p>10.333333333333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Low density</text:p>
        </chart:title>
        <chart:plot-area chart:style-name="ch3" table:cell-range-address="Tabelle6.AB31:Tabelle6.AB59 Tabelle6.AD31:Tabelle6.AD53" chart:data-source-has-labels="column" svg:x="1.331cm" svg:y="1.635cm" svg:width="14.029cm" svg:height="6.765cm">
          <chartooo:coordinate-region svg:x="2.289cm" svg:y="1.834cm" svg:width="13.071cm" svg:height="5.521cm"/>
          <chart:axis chart:dimension="x" chart:name="primary-x" chart:style-name="ch4" chartooo:axis-type="auto">
            <chartooo:date-scale/>
            <chart:categories table:cell-range-address="Tabelle6.AB31:Tabelle6.AB59"/>
          </chart:axis>
          <chart:axis chart:dimension="y" chart:name="primary-y" chart:style-name="ch5">
            <chart:title svg:x="0.451cm" svg:y="5.855cm" chart:style-name="ch6">
              <text:p>mean rank</text:p>
            </chart:title>
            <chart:grid chart:style-name="ch7" chart:class="major"/>
          </chart:axis>
          <chart:series chart:style-name="ch8" chart:values-cell-range-address="Tabelle6.AD31:Tabelle6.AD53" chart:class="chart:bar">
            <chart:data-point chart:repeated="5"/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</table:table-row>
          </table:table-header-rows>
          <table:table-rows>
            <table:table-row>
              <table:table-cell office:value-type="string">
                <text:p>ThunderSTORM</text:p>
                <draw:g>
                  <svg:desc>Tabelle6.AB31:Tabelle6.AB59</svg:desc>
                </draw:g>
              </table:table-cell>
              <table:table-cell office:value-type="float" office:value="4.44444444444444">
                <text:p>4.44444444444444</text:p>
                <draw:g>
                  <svg:desc>Tabelle6.AD31:Tabelle6.AD53</svg:desc>
                </draw:g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6.55555555555555">
                <text:p>6.55555555555555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6.88888888888889">
                <text:p>6.88888888888889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6.88888888888889">
                <text:p>6.88888888888889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7.77777777777778">
                <text:p>7.77777777777778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9.77777777777778">
                <text:p>9.77777777777778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12.4444444444444">
                <text:p>12.4444444444444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12.7777777777778">
                <text:p>12.7777777777778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3.2222222222222">
                <text:p>13.2222222222222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15.4444444444444">
                <text:p>15.4444444444444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15.5555555555556">
                <text:p>15.5555555555556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17.5555555555556">
                <text:p>17.5555555555556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7.5555555555556">
                <text:p>17.5555555555556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17.6666666666667">
                <text:p>17.66666666666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47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22cm" svg:y="2.306cm" chart:style-name="ch2">
          <text:p>high density data</text:p>
        </chart:title>
        <chart:plot-area chart:style-name="ch3" table:cell-range-address="Tabelle8.R15:Tabelle8.R29 Tabelle8.T15:Tabelle8.T29" chart:data-source-has-labels="column" svg:x="1.331cm" svg:y="1.635cm" svg:width="14.029cm" svg:height="6.765cm">
          <chartooo:coordinate-region svg:x="2.409cm" svg:y="1.835cm" svg:width="12.951cm" svg:height="3.375cm"/>
          <chart:axis chart:dimension="x" chart:name="primary-x" chart:style-name="ch4" chartooo:axis-type="auto">
            <chartooo:date-scale/>
            <chart:categories table:cell-range-address="Tabelle8.R15:Tabelle8.R29"/>
          </chart:axis>
          <chart:axis chart:dimension="y" chart:name="primary-y" chart:style-name="ch5">
            <chart:title svg:x="0.451cm" svg:y="5.855cm" chart:style-name="ch6">
              <text:p>mean rank</text:p>
            </chart:title>
            <chart:grid chart:style-name="ch7" chart:class="major"/>
          </chart:axis>
          <chart:series chart:style-name="ch8" chart:values-cell-range-address="Tabelle8.T15:Tabelle8.T29" chart:class="chart:bar">
            <chart:data-point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T</text:p>
              </table:table-cell>
            </table:table-row>
          </table:table-header-rows>
          <table:table-rows>
            <table:table-row>
              <table:table-cell office:value-type="string">
                <text:p>SimpleStorm</text:p>
                <draw:g>
                  <svg:desc>Tabelle8.R15:Tabelle8.R29</svg:desc>
                </draw:g>
              </table:table-cell>
              <table:table-cell office:value-type="float" office:value="5.5">
                <text:p>5.5</text:p>
                <draw:g>
                  <svg:desc>Tabelle8.T15:Tabelle8.T29</svg:desc>
                </draw:g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75cm" svg:y="2.342cm" chart:style-name="ch2">
          <text:p>Low densitydata</text:p>
        </chart:title>
        <chart:plot-area chart:style-name="ch3" table:cell-range-address="Tabelle8.R36:Tabelle8.R58 Tabelle8.T36:Tabelle8.T58" chart:data-source-has-labels="column" svg:x="1.331cm" svg:y="1.635cm" svg:width="14.029cm" svg:height="6.765cm">
          <chartooo:coordinate-region svg:x="1.952cm" svg:y="1.834cm" svg:width="13.408cm" svg:height="5.521cm"/>
          <chart:axis chart:dimension="x" chart:name="primary-x" chart:style-name="ch4" chartooo:axis-type="auto">
            <chartooo:date-scale/>
            <chart:categories table:cell-range-address="Tabelle8.R36:Tabelle8.R58"/>
          </chart:axis>
          <chart:axis chart:dimension="y" chart:name="primary-y" chart:style-name="ch5">
            <chart:title svg:x="0.451cm" svg:y="7.27cm" chart:style-name="ch6">
              <text:p>mean rank Jaccard and RSME</text:p>
            </chart:title>
            <chart:grid chart:style-name="ch7" chart:class="major"/>
          </chart:axis>
          <chart:series chart:style-name="ch8" chart:values-cell-range-address="Tabelle8.T36:Tabelle8.T58" chart:class="chart:bar">
            <chart:data-point chart:repeated="2"/>
            <chart:data-point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T</text:p>
              </table:table-cell>
            </table:table-row>
          </table:table-header-rows>
          <table:table-rows>
            <table:table-row>
              <table:table-cell office:value-type="string">
                <text:p>PeakFit</text:p>
                <draw:g>
                  <svg:desc>Tabelle8.R36:Tabelle8.R58</svg:desc>
                </draw:g>
              </table:table-cell>
              <table:table-cell office:value-type="float" office:value="6">
                <text:p>6</text:p>
                <draw:g>
                  <svg:desc>Tabelle8.T36:Tabelle8.T58</svg:desc>
                </draw:g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9.1666666666667">
                <text:p>19.1666666666667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20.5">
                <text:p>20.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1cm" xlink:href=".." xlink:type="simple" chart:class="chart:bar" chart:style-name="ch1">
        <chart:legend chart:legend-position="end" svg:x="13.913cm" svg:y="4.201cm" style:legend-expansion="high" chart:style-name="ch2"/>
        <chart:plot-area chart:style-name="ch3" table:cell-range-address="Tabelle9.O3:Tabelle9.P27" chart:data-source-has-labels="column" svg:x="0.769cm" svg:y="0.855cm" svg:width="12.506cm" svg:height="7.546cm">
          <chartooo:coordinate-region svg:x="1.39cm" svg:y="1.054cm" svg:width="11.041cm" svg:height="6.302cm"/>
          <chart:axis chart:dimension="x" chart:name="primary-x" chart:style-name="ch4" chartooo:axis-type="auto">
            <chartooo:date-scale/>
            <chart:categories table:cell-range-address="Tabelle9.O3:Tabelle9.O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9.P3:Tabelle9.P27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>FALCON</text:p>
                <draw:g>
                  <svg:desc>Tabelle9.O3:Tabelle9.O27</svg:desc>
                </draw:g>
              </table:table-cell>
              <table:table-cell office:value-type="float" office:value="5.66666666666667">
                <text:p>5.66666666666667</text:p>
                <draw:g>
                  <svg:desc>Tabelle9.P3:Tabelle9.P27</svg:desc>
                </draw:g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9.33333333333335">
                <text:p>9.33333333333335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9.41666666666669">
                <text:p>9.41666666666669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10.1666666666667">
                <text:p>10.1666666666667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10.3333333333334">
                <text:p>10.3333333333334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10.9166666666667">
                <text:p>10.9166666666667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11.5833333333334">
                <text:p>11.5833333333334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2.3333333333334">
                <text:p>12.3333333333334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2.8333333333334">
                <text:p>12.8333333333334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18.5">
                <text:p>18.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86cm" svg:height="6.323cm" xlink:href=".." xlink:type="simple" chart:class="chart:bar" chart:style-name="ch1">
        <chart:title svg:x="4.887cm" svg:y="0.262cm" chart:style-name="ch2">
          <text:p>Low density 2</text:p>
        </chart:title>
        <chart:plot-area chart:style-name="ch3" table:cell-range-address="Tabelle1.C125:Tabelle1.C148 Tabelle1.G125:Tabelle1.G148" chart:data-source-has-labels="column" svg:x="1.262cm" svg:y="1.419cm" svg:width="10.822cm" svg:height="4.358cm">
          <chartooo:coordinate-region svg:x="2.295cm" svg:y="1.619cm" svg:width="9.789cm" svg:height="3.113cm"/>
          <chart:axis chart:dimension="x" chart:name="primary-x" chart:style-name="ch4" chartooo:axis-type="auto">
            <chartooo:date-scale/>
            <chart:categories table:cell-range-address="Tabelle1.C125:Tabelle1.C148"/>
          </chart:axis>
          <chart:axis chart:dimension="y" chart:name="primary-y" chart:style-name="ch5">
            <chart:title svg:x="0.451cm" svg:y="4.224cm" chart:style-name="ch6">
              <text:p>Jaccard</text:p>
            </chart:title>
            <chart:grid chart:style-name="ch7" chart:class="major"/>
          </chart:axis>
          <chart:series chart:style-name="ch8" chart:values-cell-range-address="Tabelle1.G125:Tabelle1.G148" chart:class="chart:bar">
            <chart:data-point chart:repeated="2"/>
            <chart:data-point chart:style-name="ch9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ThunderSTORM</text:p>
                <draw:g>
                  <svg:desc>Tabelle1.C125:Tabelle1.C148</svg:desc>
                </draw:g>
              </table:table-cell>
              <table:table-cell office:value-type="float" office:value="74.78">
                <text:p>74.78</text:p>
                <draw:g>
                  <svg:desc>Tabelle1.G125:Tabelle1.G148</svg:desc>
                </draw:g>
              </table:table-cell>
            </table:table-row>
            <table:table-row>
              <table:table-cell office:value-type="string">
                <text:p>SimplePalm</text:p>
              </table:table-cell>
              <table:table-cell office:value-type="float" office:value="69.81">
                <text:p>69.81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69.64">
                <text:p>69.64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66.28">
                <text:p>66.28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63.55">
                <text:p>63.55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61.47">
                <text:p>61.47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61.42">
                <text:p>61.42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60.28">
                <text:p>60.28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59.42">
                <text:p>59.42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56.19">
                <text:p>56.19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55.18">
                <text:p>55.18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47.57">
                <text:p>47.57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46.92">
                <text:p>46.92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41.79">
                <text:p>41.79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37.83">
                <text:p>37.83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ClearPALM</text:p>
              </table:table-cell>
              <table:table-cell office:value-type="float" office:value="24.22">
                <text:p>24.22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23.59">
                <text:p>23.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Low density</text:p>
        </chart:title>
        <chart:plot-area chart:style-name="ch3" table:cell-range-address="Tabelle1.C155:Tabelle1.C177 Tabelle1.G155:Tabelle1.G177" chart:data-source-has-labels="column" svg:x="1.331cm" svg:y="1.635cm" svg:width="14.029cm" svg:height="6.765cm">
          <chartooo:coordinate-region svg:x="1.991cm" svg:y="1.834cm" svg:width="12.896cm" svg:height="5.521cm"/>
          <chart:axis chart:dimension="x" chart:name="primary-x" chart:style-name="ch4" chartooo:axis-type="auto">
            <chartooo:date-scale/>
            <chart:categories table:cell-range-address="Tabelle1.C155:Tabelle1.C177"/>
          </chart:axis>
          <chart:axis chart:dimension="y" chart:name="primary-y" chart:style-name="ch5">
            <chart:title svg:x="0.451cm" svg:y="5.643cm" chart:style-name="ch6">
              <text:p>Jaccard</text:p>
            </chart:title>
            <chart:grid chart:style-name="ch7" chart:class="major"/>
          </chart:axis>
          <chart:series chart:style-name="ch8" chart:values-cell-range-address="Tabelle1.G155:Tabelle1.G177" chart:class="chart:bar">
            <chart:data-point chart:repeated="2"/>
            <chart:data-point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SimplePalm</text:p>
                <draw:g>
                  <svg:desc>Tabelle1.C155:Tabelle1.C177</svg:desc>
                </draw:g>
              </table:table-cell>
              <table:table-cell office:value-type="float" office:value="48.84">
                <text:p>48.84</text:p>
                <draw:g>
                  <svg:desc>Tabelle1.G155:Tabelle1.G177</svg:desc>
                </draw:g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47.48">
                <text:p>47.48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GPUgaussMLE</text:p>
              </table:table-cell>
              <table:table-cell office:value-type="float" office:value="40.91">
                <text:p>40.91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39.01">
                <text:p>39.01</text:p>
              </table:table-cell>
            </table:table-row>
            <table:table-row>
              <table:table-cell office:value-type="string">
                <text:p>LivePALM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WaveTracer</text:p>
              </table:table-cell>
              <table:table-cell office:value-type="float" office:value="33.57">
                <text:p>33.57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RapidStorm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InSight3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PYME</text:p>
              </table:table-cell>
              <table:table-cell office:value-type="float" office:value="31.83">
                <text:p>31.83</text:p>
              </table:table-cell>
            </table:table-row>
            <table:table-row>
              <table:table-cell office:value-type="string">
                <text:p>MicroManager LM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>Gauss2ddcirc</text:p>
              </table:table-cell>
              <table:table-cell office:value-type="float" office:value="30.09">
                <text:p>30.09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29.73">
                <text:p>29.73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string">
                <text:p>GraspJ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9.85">
                <text:p>19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66cm" svg:height="4.931cm" xlink:href=".." xlink:type="simple" chart:class="chart:bar" chart:style-name="ch1">
        <chart:title svg:x="3.224cm" svg:y="0.234cm" chart:style-name="ch2">
          <text:p>High density 2</text:p>
        </chart:title>
        <chart:plot-area chart:style-name="ch3" table:cell-range-address="Tabelle1.C47:Tabelle1.C61 Tabelle1.G47:Tabelle1.G61" chart:data-source-has-labels="column" svg:x="1.198cm" svg:y="1.307cm" svg:width="7.794cm" svg:height="3.106cm">
          <chartooo:coordinate-region svg:x="1.933cm" svg:y="1.506cm" svg:width="6.743cm" svg:height="1.862cm"/>
          <chart:axis chart:dimension="x" chart:name="primary-x" chart:style-name="ch4" chartooo:axis-type="auto">
            <chartooo:date-scale/>
            <chart:categories table:cell-range-address="Tabelle1.C47:Tabelle1.C61"/>
          </chart:axis>
          <chart:axis chart:dimension="y" chart:name="primary-y" chart:style-name="ch5">
            <chart:title svg:x="0.451cm" svg:y="3.486cm" chart:style-name="ch6">
              <text:p>Jaccard</text:p>
            </chart:title>
            <chart:grid chart:style-name="ch7" chart:class="major"/>
          </chart:axis>
          <chart:series chart:style-name="ch8" chart:values-cell-range-address="Tabelle1.G47:Tabelle1.G61" chart:class="chart:bar">
            <chart:data-point chart:repeated="5"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Fast-ML-HD</text:p>
                <draw:g>
                  <svg:desc>Tabelle1.C47:Tabelle1.C61</svg:desc>
                </draw:g>
              </table:table-cell>
              <table:table-cell office:value-type="float" office:value="57.02">
                <text:p>57.02</text:p>
                <draw:g>
                  <svg:desc>Tabelle1.G47:Tabelle1.G61</svg:desc>
                </draw:g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41.28">
                <text:p>41.28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37.89">
                <text:p>37.89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5.59">
                <text:p>5.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478cm" svg:height="3.614cm" xlink:href=".." xlink:type="simple" chart:class="chart:bar" chart:style-name="ch1">
        <chart:title svg:x="2.28cm" svg:y="0.208cm" chart:style-name="ch2">
          <text:p>High density 1</text:p>
        </chart:title>
        <chart:legend svg:x="28.199cm" svg:y="8.168cm" style:legend-expansion="custom" chartooo:width="7.478cm" chartooo:height="3.614cm" style:legend-expansion-aspect-ratio="2.06917542888766" chart:style-name="ch3"/>
        <chart:plot-area chart:style-name="ch4" table:cell-range-address="Tabelle1.C18:Tabelle1.C32 Tabelle1.G18:Tabelle1.G32" chart:data-source-has-labels="both" svg:x="0.006cm" svg:y="0.309cm" svg:width="7.404cm" svg:height="4.02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65cm" svg:y="0.423cm" svg:width="6.827cm" svg:height="2.86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Tabelle1.C18:Tabelle1.C32"/>
          </chart:axis>
          <chart:axis chart:dimension="y" chart:name="primary-y" chart:style-name="ch6">
            <chart:title svg:x="0cm" svg:y="2.949cm" chart:style-name="ch7">
              <text:p>Jaccar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Tabelle1.G18:Tabelle1.G32" chart:label-cell-address="Tabelle1.C18:Tabelle1.C32" chart:class="chart:bar">
            <chart:data-point chart:repeated="6"/>
            <chart:data-point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-ML-HD DAOSTORM FALCON ThunderSTORM PeakFit B/Recs SimpleStorm Wavelet FlouroBrancroft SNSMIL SOSplugin Octane PeakSelector FPGA Estimator RadialSymmetry QuickPalm</text:p>
                <text:list>
                  <text:list-item>
                    <text:p>Fast-ML-HD</text:p>
                  </text:list-item>
                  <text:list-item>
                    <text:p>DAOSTORM</text:p>
                  </text:list-item>
                  <text:list-item>
                    <text:p>FALCON</text:p>
                  </text:list-item>
                  <text:list-item>
                    <text:p>ThunderSTORM</text:p>
                  </text:list-item>
                  <text:list-item>
                    <text:p>PeakFit</text:p>
                  </text:list-item>
                  <text:list-item>
                    <text:p>B/Recs</text:p>
                  </text:list-item>
                  <text:list-item>
                    <text:p>SimpleStorm</text:p>
                  </text:list-item>
                  <text:list-item>
                    <text:p>Wavelet FlouroBrancroft</text:p>
                  </text:list-item>
                  <text:list-item>
                    <text:p>SNSMIL</text:p>
                  </text:list-item>
                  <text:list-item>
                    <text:p>SOSplugin</text:p>
                  </text:list-item>
                  <text:list-item>
                    <text:p>Octane</text:p>
                  </text:list-item>
                  <text:list-item>
                    <text:p>PeakSelector</text:p>
                  </text:list-item>
                  <text:list-item>
                    <text:p>FPGA Estimator</text:p>
                  </text:list-item>
                  <text:list-item>
                    <text:p>RadialSymmetry</text:p>
                  </text:list-item>
                  <text:list-item>
                    <text:p>QuickPalm</text:p>
                  </text:list-item>
                </text:list>
                <draw:g>
                  <svg:desc>Tabelle1.C18:Tabelle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st-ML-HD</text:p>
                <draw:g>
                  <svg:desc>Tabelle1.C18:Tabelle1.C32</svg:desc>
                </draw:g>
              </table:table-cell>
              <table:table-cell office:value-type="float" office:value="59.9">
                <text:p>59.9</text:p>
                <draw:g>
                  <svg:desc>Tabelle1.G18:Tabelle1.G32</svg:desc>
                </draw:g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44.07">
                <text:p>44.07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40.44">
                <text:p>40.44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14.26">
                <text:p>14.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46cm" svg:height="8.787cm" xlink:href=".." xlink:type="simple" chart:class="chart:bar" chart:style-name="ch1">
        <chart:title svg:x="3.464cm" svg:y="0.311cm" chart:style-name="ch2">
          <text:p>High density 1</text:p>
        </chart:title>
        <chart:plot-area chart:style-name="ch3" table:cell-range-address="Tabelle2.A16:Tabelle2.A30 Tabelle2.F16:Tabelle2.F30" chart:data-source-has-labels="column" svg:x="1.207cm" svg:y="1.615cm" svg:width="8.247cm" svg:height="6.577cm">
          <chartooo:coordinate-region svg:x="2.014cm" svg:y="1.814cm" svg:width="7.44cm" svg:height="5.333cm"/>
          <chart:axis chart:dimension="x" chart:name="primary-x" chart:style-name="ch4" chartooo:axis-type="auto">
            <chartooo:date-scale/>
            <chart:categories table:cell-range-address="Tabelle2.A16:Tabelle2.A30"/>
          </chart:axis>
          <chart:axis chart:dimension="y" chart:name="primary-y" chart:style-name="ch5">
            <chart:title svg:x="0.451cm" svg:y="5.648cm" chart:style-name="ch6">
              <text:p>Precision</text:p>
            </chart:title>
            <chart:grid chart:style-name="ch7" chart:class="major"/>
          </chart:axis>
          <chart:series chart:style-name="ch8" chart:values-cell-range-address="Tabelle2.F16:Tabelle2.F30" chart:class="chart:bar">
            <chart:data-point chart:repeated="3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FALCON</text:p>
                <draw:g>
                  <svg:desc>Tabelle2.A16:Tabelle2.A30</svg:desc>
                </draw:g>
              </table:table-cell>
              <table:table-cell office:value-type="float" office:value="100">
                <text:p>100</text:p>
                <draw:g>
                  <svg:desc>Tabelle2.F16:Tabelle2.F30</svg:desc>
                </draw:g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59cm" svg:height="8.111cm" xlink:href=".." xlink:type="simple" chart:class="chart:bar" chart:style-name="ch1">
        <chart:title svg:x="4.87cm" svg:y="0.298cm" chart:style-name="ch2">
          <text:p>High density 2</text:p>
        </chart:title>
        <chart:plot-area chart:style-name="ch3" table:cell-range-address="Tabelle2.A45:Tabelle2.A59 Tabelle2.F45:Tabelle2.F59" chart:data-source-has-labels="column" svg:x="1.264cm" svg:y="1.563cm" svg:width="10.889cm" svg:height="5.966cm">
          <chartooo:coordinate-region svg:x="2.071cm" svg:y="1.762cm" svg:width="10.082cm" svg:height="4.722cm"/>
          <chart:axis chart:dimension="x" chart:name="primary-x" chart:style-name="ch4" chartooo:axis-type="auto">
            <chartooo:date-scale/>
            <chart:categories table:cell-range-address="Tabelle2.A45:Tabelle2.A59"/>
          </chart:axis>
          <chart:axis chart:dimension="y" chart:name="primary-y" chart:style-name="ch5">
            <chart:title svg:x="0.451cm" svg:y="5.291cm" chart:style-name="ch6">
              <text:p>Precision</text:p>
            </chart:title>
            <chart:grid chart:style-name="ch7" chart:class="major"/>
          </chart:axis>
          <chart:series chart:style-name="ch8" chart:values-cell-range-address="Tabelle2.F45:Tabelle2.F59" chart:class="chart:bar">
            <chart:data-point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FALCON</text:p>
                <draw:g>
                  <svg:desc>Tabelle2.A45:Tabelle2.A59</svg:desc>
                </draw:g>
              </table:table-cell>
              <table:table-cell office:value-type="float" office:value="100">
                <text:p>100</text:p>
                <draw:g>
                  <svg:desc>Tabelle2.F45:Tabelle2.F59</svg:desc>
                </draw:g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adialSymmetry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88cm" svg:height="6.059cm" xlink:href=".." xlink:type="simple" chart:class="chart:bar" chart:style-name="ch1">
        <chart:title svg:x="2.835cm" svg:y="0.257cm" chart:style-name="ch2">
          <text:p>High density 1</text:p>
        </chart:title>
        <chart:plot-area chart:style-name="ch3" table:cell-range-address="Tabelle3.A2:Tabelle3.A16 Tabelle3.H2:Tabelle3.H16" chart:data-source-has-labels="column" svg:x="1.182cm" svg:y="1.399cm" svg:width="7.064cm" svg:height="4.119cm">
          <chartooo:coordinate-region svg:x="2.315cm" svg:y="1.598cm" svg:width="5.638cm" svg:height="2.875cm"/>
          <chart:axis chart:dimension="x" chart:name="primary-x" chart:style-name="ch4" chartooo:axis-type="auto">
            <chartooo:date-scale/>
            <chart:categories table:cell-range-address="Tabelle3.A2:Tabelle3.A16"/>
          </chart:axis>
          <chart:axis chart:dimension="y" chart:name="primary-y" chart:style-name="ch5">
            <chart:title svg:x="0.451cm" svg:y="3.965cm" chart:style-name="ch6">
              <text:p>RMSE</text:p>
            </chart:title>
            <chart:grid chart:style-name="ch7" chart:class="major"/>
          </chart:axis>
          <chart:series chart:style-name="ch8" chart:values-cell-range-address="Tabelle3.H2:Tabelle3.H16" chart:class="chart:bar">
            <chart:data-point chart:repeated="2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RadialSymmetry</text:p>
                <draw:g>
                  <svg:desc>Tabelle3.A2:Tabelle3.A16</svg:desc>
                </draw:g>
              </table:table-cell>
              <table:table-cell office:value-type="float" office:value="34.47">
                <text:p>34.47</text:p>
                <draw:g>
                  <svg:desc>Tabelle3.H2:Tabelle3.H16</svg:desc>
                </draw:g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37.76">
                <text:p>37.76</text:p>
              </table:table-cell>
            </table:table-row>
            <table:table-row>
              <table:table-cell office:value-type="string">
                <text:p>SimpleStorm</text:p>
              </table:table-cell>
              <table:table-cell office:value-type="float" office:value="40.13">
                <text:p>40.13</text:p>
              </table:table-cell>
            </table:table-row>
            <table:table-row>
              <table:table-cell office:value-type="string">
                <text:p>B/Recs</text:p>
              </table:table-cell>
              <table:table-cell office:value-type="float" office:value="42.58">
                <text:p>42.58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string">
                <text:p>FPGA Estimator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string">
                <text:p>PeakSelector</text:p>
              </table:table-cell>
              <table:table-cell office:value-type="float" office:value="45.39">
                <text:p>45.39</text:p>
              </table:table-cell>
            </table:table-row>
            <table:table-row>
              <table:table-cell office:value-type="string">
                <text:p>SOSplugin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QuickPalm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PeakFit</text:p>
              </table:table-cell>
              <table:table-cell office:value-type="float" office:value="47.97">
                <text:p>47.97</text:p>
              </table:table-cell>
            </table:table-row>
            <table:table-row>
              <table:table-cell office:value-type="string">
                <text:p>SNSMIL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string">
                <text:p>DAOSTORM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Fast-ML-HD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string">
                <text:p>Wavelet FlouroBrancroft</text:p>
              </table:table-cell>
              <table:table-cell office:value-type="float" office:value="67.37">
                <text:p>67.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